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3465in"/>
    </style:style>
    <style:style style:name="co2" style:family="table-column">
      <style:table-column-properties fo:break-before="auto" style:column-width="2.1717in"/>
    </style:style>
    <style:style style:name="co3" style:family="table-column">
      <style:table-column-properties fo:break-before="auto" style:column-width="2.6839in"/>
    </style:style>
    <style:style style:name="co4" style:family="table-column">
      <style:table-column-properties fo:break-before="auto" style:column-width="5.6472in"/>
    </style:style>
    <style:style style:name="co5" style:family="table-column">
      <style:table-column-properties fo:break-before="auto" style:column-width="2.2874in"/>
    </style:style>
    <style:style style:name="co6" style:family="table-column">
      <style:table-column-properties fo:break-before="auto" style:column-width="2.6264in"/>
    </style:style>
    <style:style style:name="co7" style:family="table-column">
      <style:table-column-properties fo:break-before="auto" style:column-width="4.0752in"/>
    </style:style>
    <style:style style:name="co8" style:family="table-column">
      <style:table-column-properties fo:break-before="auto" style:column-width="0.889in"/>
    </style:style>
    <style:style style:name="co9" style:family="table-column">
      <style:table-column-properties fo:break-before="auto" style:column-width="4.3835in"/>
    </style:style>
    <style:style style:name="co10" style:family="table-column">
      <style:table-column-properties fo:break-before="auto" style:column-width="1.8472in"/>
    </style:style>
    <style:style style:name="co11" style:family="table-column">
      <style:table-column-properties fo:break-before="auto" style:column-width="1.5953in"/>
    </style:style>
    <style:style style:name="co12" style:family="table-column">
      <style:table-column-properties fo:break-before="auto" style:column-width="4.9992in"/>
    </style:style>
    <style:style style:name="co13" style:family="table-column">
      <style:table-column-properties fo:break-before="auto" style:column-width="3.4291in"/>
    </style:style>
    <style:style style:name="co14" style:family="table-column">
      <style:table-column-properties fo:break-before="auto" style:column-width="3.7134in"/>
    </style:style>
    <style:style style:name="co15" style:family="table-column">
      <style:table-column-properties fo:break-before="auto" style:column-width="1.7437in"/>
    </style:style>
    <style:style style:name="co16" style:family="table-column">
      <style:table-column-properties fo:break-before="auto" style:column-width="3.9063in"/>
    </style:style>
    <style:style style:name="co17" style:family="table-column">
      <style:table-column-properties fo:break-before="auto" style:column-width="1.5902in"/>
    </style:style>
    <style:style style:name="co18" style:family="table-column">
      <style:table-column-properties fo:break-before="auto" style:column-width="4.1134in"/>
    </style:style>
    <style:style style:name="ro1" style:family="table-row">
      <style:table-row-properties style:row-height="0.428in" fo:break-before="auto" style:use-optimal-row-height="false"/>
    </style:style>
    <style:style style:name="ro2" style:family="table-row">
      <style:table-row-properties style:row-height="0.3311in" fo:break-before="auto" style:use-optimal-row-height="true"/>
    </style:style>
    <style:style style:name="ro3" style:family="table-row">
      <style:table-row-properties style:row-height="0.8547in" fo:break-before="auto" style:use-optimal-row-height="false"/>
    </style:style>
    <style:style style:name="ro4" style:family="table-row">
      <style:table-row-properties style:row-height="0.4866in" fo:break-before="auto" style:use-optimal-row-height="true"/>
    </style:style>
    <style:style style:name="ro5" style:family="table-row">
      <style:table-row-properties style:row-height="0.9327in" fo:break-before="auto" style:use-optimal-row-height="false"/>
    </style:style>
    <style:style style:name="ro6" style:family="table-row">
      <style:table-row-properties style:row-height="0.6472in" fo:break-before="auto" style:use-optimal-row-height="false"/>
    </style:style>
    <style:style style:name="ro7" style:family="table-row">
      <style:table-row-properties style:row-height="0.7902in" fo:break-before="auto" style:use-optimal-row-height="false"/>
    </style:style>
    <style:style style:name="ro8" style:family="table-row">
      <style:table-row-properties style:row-height="0.4917in" fo:break-before="auto" style:use-optimal-row-height="true"/>
    </style:style>
    <style:style style:name="ro9" style:family="table-row">
      <style:table-row-properties style:row-height="0.178in" fo:break-before="auto" style:use-optimal-row-height="true"/>
    </style:style>
    <style:style style:name="ro10" style:family="table-row">
      <style:table-row-properties style:row-height="0.1811in" fo:break-before="auto" style:use-optimal-row-height="true"/>
    </style:style>
    <style:style style:name="ta1" style:family="table" style:master-page-name="Default">
      <style:table-properties table:display="true" style:writing-mode="lr-tb" table:tab-color="#3465a4"/>
    </style:style>
    <style:style style:name="ta2" style:family="table" style:master-page-name="Default">
      <style:table-properties table:display="true" style:writing-mode="lr-tb" table:tab-color="#bbe33d"/>
    </style:style>
    <style:style style:name="ta3" style:family="table" style:master-page-name="Default">
      <style:table-properties table:display="true" style:writing-mode="lr-tb"/>
    </style:style>
    <style:style style:name="ce27" style:family="table-cell" style:parent-style-name="Default">
      <style:text-properties fo:font-weight="bold" style:font-weight-asian="bold" style:font-weight-complex="bold"/>
    </style:style>
    <style:style style:name="ce28" style:family="table-cell" style:parent-style-name="Default">
      <style:table-cell-properties fo:background-color="#999999"/>
    </style:style>
    <style:style style:name="ce29" style:family="table-cell" style:parent-style-name="Default">
      <style:table-cell-properties fo:background-color="#81d41a"/>
    </style:style>
    <style:style style:name="ce30" style:family="table-cell" style:parent-style-name="Default">
      <style:table-cell-properties fo:background-color="#ffffd7"/>
    </style:style>
    <style:style style:name="ce31" style:family="table-cell" style:parent-style-name="Default">
      <style:table-cell-properties fo:background-color="#ffd7d7"/>
    </style:style>
    <style:style style:name="ce32" style:family="table-cell" style:parent-style-name="Default">
      <style:table-cell-properties fo:background-color="#ffdbb6"/>
    </style:style>
    <style:style style:name="ce33" style:family="table-cell" style:parent-style-name="Default">
      <style:table-cell-properties fo:background-color="#dee6ef"/>
    </style:style>
    <style:style style:name="ce34" style:family="table-cell" style:parent-style-name="Default">
      <style:table-cell-properties fo:border-bottom="0.74pt inset #000000" fo:border-left="none" fo:border-right="none" fo:border-top="none"/>
    </style:style>
    <style:style style:name="ce35" style:family="table-cell" style:parent-style-name="Default">
      <style:table-cell-properties fo:background-color="#dddddd"/>
    </style:style>
    <style:style style:name="ce36" style:family="table-cell" style:parent-style-name="Default">
      <style:table-cell-properties fo:border-bottom="0.74pt inset #000000" fo:background-color="#ffffd7" fo:border-left="none" fo:border-right="none" fo:border-top="none"/>
    </style:style>
    <style:style style:name="ce37" style:family="table-cell" style:parent-style-name="Default">
      <style:table-cell-properties fo:border-bottom="0.74pt inset #2a6099" fo:border-left="none" fo:border-right="none" fo:border-top="none"/>
    </style:style>
    <style:style style:name="ce38" style:family="table-cell" style:parent-style-name="Default">
      <style:table-cell-properties fo:border-bottom="0.74pt solid #000000" fo:border-left="none" fo:border-right="none" fo:border-top="none"/>
    </style:style>
    <style:style style:name="ce13" style:family="table-cell" style:parent-style-name="Default">
      <style:table-cell-properties fo:wrap-option="wrap"/>
      <style:text-properties fo:font-weight="bold" style:font-weight-asian="bold" style:font-weight-complex="bold"/>
    </style:style>
    <style:style style:name="ce40" style:family="table-cell" style:parent-style-name="Default">
      <style:table-cell-properties fo:background-color="#999999" fo:wrap-option="wrap"/>
    </style:style>
    <style:style style:name="ce41" style:family="table-cell" style:parent-style-name="Default">
      <style:table-cell-properties fo:background-color="#81d41a" fo:wrap-option="wrap"/>
    </style:style>
    <style:style style:name="ce16" style:family="table-cell" style:parent-style-name="Default">
      <style:table-cell-properties fo:wrap-option="wrap"/>
    </style:style>
    <style:style style:name="ce43" style:family="table-cell" style:parent-style-name="Default">
      <style:table-cell-properties fo:background-color="#ffffd7" fo:wrap-option="wrap"/>
    </style:style>
    <style:style style:name="ce44" style:family="table-cell" style:parent-style-name="Default">
      <style:table-cell-properties fo:background-color="#ffd7d7" fo:wrap-option="wrap"/>
    </style:style>
    <style:style style:name="ce45" style:family="table-cell" style:parent-style-name="Default">
      <style:table-cell-properties fo:background-color="#ffdbb6" fo:wrap-option="wrap" style:vertical-align="middle"/>
    </style:style>
    <style:style style:name="ce20" style:family="table-cell" style:parent-style-name="Default">
      <style:table-cell-properties fo:background-color="#ffdbb6" fo:wrap-option="wrap"/>
    </style:style>
    <style:style style:name="ce47" style:family="table-cell" style:parent-style-name="Default">
      <style:table-cell-properties fo:background-color="#dee6ef" fo:wrap-option="wrap"/>
    </style:style>
    <style:style style:name="ce48" style:family="table-cell" style:parent-style-name="Default">
      <style:table-cell-properties fo:border-bottom="0.74pt inset #000000" fo:wrap-option="wrap" fo:border-left="none" fo:border-right="none" fo:border-top="none"/>
    </style:style>
    <style:style style:name="ce49" style:family="table-cell" style:parent-style-name="Default">
      <style:table-cell-properties fo:background-color="#dddddd" fo:wrap-option="wrap"/>
    </style:style>
    <style:style style:name="ce50" style:family="table-cell" style:parent-style-name="Default">
      <style:table-cell-properties fo:border-bottom="0.74pt inset #000000" fo:background-color="#ffffd7" fo:wrap-option="wrap" fo:border-left="none" fo:border-right="none" fo:border-top="none"/>
    </style:style>
    <style:style style:name="ce77" style:family="table-cell" style:parent-style-name="Default">
      <style:table-cell-properties fo:border-bottom="0.74pt inset #2a6099" fo:wrap-option="wrap" fo:border-left="none" fo:border-right="none" fo:border-top="none"/>
    </style:style>
    <style:style style:name="ce78" style:family="table-cell" style:parent-style-name="Default">
      <style:table-cell-properties fo:border-bottom="0.74pt solid #000000" fo:wrap-option="wrap" fo:border-left="none" fo:border-right="none" fo:border-top="none"/>
    </style:style>
    <style:style style:name="ce4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ffffd7"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transparent"/>
    </style:style>
    <style:style style:name="ce52" style:family="table-cell" style:parent-style-name="Default">
      <style:table-cell-properties fo:background-color="#ffbf00"/>
    </style:style>
    <style:style style:name="ce53" style:family="table-cell" style:parent-style-name="Default">
      <style:table-cell-properties fo:background-color="#ff4000"/>
    </style:style>
  </office:automatic-styles>
  <office:body>
    <office:spreadsheet>
      <table:calculation-settings table:automatic-find-labels="false" table:use-regular-expressions="false" table:use-wildcards="true"/>
      <table:table table:name="HomeCredit_columns_description"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16"/>
        <table:table-column table:style-name="co5" table:default-cell-style-name="ce16"/>
        <table:table-column table:style-name="co6" table:default-cell-style-name="Default"/>
        <table:table-column table:style-name="co7" table:default-cell-style-name="Default"/>
        <table:table-column table:style-name="co8" table:number-columns-repeated="16377" table:default-cell-style-name="Default"/>
        <table:table-row table:style-name="ro1">
          <table:table-cell table:style-name="ce27"/>
          <table:table-cell table:style-name="ce27" office:value-type="string" calcext:value-type="string">
            <text:p>Table</text:p>
          </table:table-cell>
          <table:table-cell table:style-name="ce27" office:value-type="string" calcext:value-type="string">
            <text:p>Row</text:p>
          </table:table-cell>
          <table:table-cell table:style-name="ce13" office:value-type="string" calcext:value-type="string">
            <text:p>Description</text:p>
          </table:table-cell>
          <table:table-cell table:style-name="ce13" office:value-type="string" calcext:value-type="string">
            <text:p>Special</text:p>
          </table:table-cell>
          <table:table-cell table:style-name="ce27" office:value-type="string" calcext:value-type="string">
            <text:p>Used in micro model </text:p>
          </table:table-cell>
          <table:table-cell table:style-name="ce13" office:value-type="string" calcext:value-type="string">
            <text:p>Description RUS</text:p>
          </table:table-cell>
          <table:table-cell table:style-name="ce27" table:number-columns-repeated="16377"/>
        </table:table-row>
        <table:table-row table:style-name="ro1">
          <table:table-cell table:style-name="ce28" office:value-type="float" office:value="1" calcext:value-type="float">
            <text:p>1</text:p>
          </table:table-cell>
          <table:table-cell table:style-name="ce28" office:value-type="string" calcext:value-type="string">
            <text:p>application_{train|test}.csv</text:p>
          </table:table-cell>
          <table:table-cell table:style-name="ce28" office:value-type="string" calcext:value-type="string">
            <text:p>SK_ID_CURR</text:p>
          </table:table-cell>
          <table:table-cell table:style-name="ce40" office:value-type="string" calcext:value-type="string">
            <text:p>ID of loan in our sample</text:p>
          </table:table-cell>
          <table:table-cell table:style-name="ce40"/>
          <table:table-cell table:style-name="ce28" table:formula="of:=VLOOKUP([.C2];[$micro_model_features.A:.A];1;0)" office:value-type="string" office:string-value="" calcext:value-type="error">
            <text:p>#N/A</text:p>
          </table:table-cell>
          <table:table-cell table:style-name="ce28" table:number-columns-repeated="16378"/>
        </table:table-row>
        <table:table-row table:style-name="ro2">
          <table:table-cell table:style-name="ce29" office:value-type="float" office:value="2" calcext:value-type="float">
            <text:p>2</text:p>
          </table:table-cell>
          <table:table-cell table:style-name="ce29" office:value-type="string" calcext:value-type="string">
            <text:p>application_{train|test}.csv</text:p>
          </table:table-cell>
          <table:table-cell table:style-name="ce29" office:value-type="string" calcext:value-type="string">
            <text:p>TARGET</text:p>
          </table:table-cell>
          <table:table-cell table:style-name="ce41" office:value-type="string" calcext:value-type="string">
            <text:p>Target variable (1 - client with payment difficulties: he/she had late payment more than X days on at least one of the first Y installments of the loan in our sample, 0 - all other cases)</text:p>
          </table:table-cell>
          <table:table-cell table:style-name="ce41"/>
          <table:table-cell table:style-name="ce29" table:formula="of:=VLOOKUP([.C3];[$micro_model_features.A:.A];1;0)" office:value-type="string" office:string-value="" calcext:value-type="error">
            <text:p>#N/A</text:p>
          </table:table-cell>
          <table:table-cell table:style-name="ce29" table:number-columns-repeated="16378"/>
        </table:table-row>
        <table:table-row table:style-name="ro1">
          <table:table-cell office:value-type="float" office:value="5" calcext:value-type="float">
            <text:p>5</text:p>
          </table:table-cell>
          <table:table-cell office:value-type="string" calcext:value-type="string">
            <text:p>application_{train|test}.csv</text:p>
          </table:table-cell>
          <table:table-cell office:value-type="string" calcext:value-type="string">
            <text:p>NAME_CONTRACT_TYPE</text:p>
          </table:table-cell>
          <table:table-cell office:value-type="string" calcext:value-type="string">
            <text:p>Identification if loan is cash or revolving</text:p>
          </table:table-cell>
          <table:table-cell/>
          <table:table-cell table:formula="of:=VLOOKUP([.C4];[$micro_model_features.A:.A];1;0)" office:value-type="string" office:string-value="" calcext:value-type="error">
            <text:p>#N/A</text:p>
          </table:table-cell>
          <table:table-cell table:number-columns-repeated="16378"/>
        </table:table-row>
        <table:table-row table:style-name="ro1">
          <table:table-cell table:style-name="ce30" office:value-type="float" office:value="6" calcext:value-type="float">
            <text:p>6</text:p>
          </table:table-cell>
          <table:table-cell table:style-name="ce30" office:value-type="string" calcext:value-type="string">
            <text:p>application_{train|test}.csv</text:p>
          </table:table-cell>
          <table:table-cell table:style-name="ce30" office:value-type="string" calcext:value-type="string">
            <text:p>CODE_GENDER</text:p>
          </table:table-cell>
          <table:table-cell table:style-name="ce43" office:value-type="string" calcext:value-type="string">
            <text:p>Gender of the client</text:p>
          </table:table-cell>
          <table:table-cell table:style-name="ce43"/>
          <table:table-cell table:style-name="ce30" table:formula="of:=VLOOKUP([.C5];[$micro_model_features.A:.A];1;0)" office:value-type="string" office:string-value="CODE_GENDER" calcext:value-type="string">
            <text:p>CODE_GENDER</text:p>
          </table:table-cell>
          <table:table-cell table:style-name="ce30" office:value-type="string" calcext:value-type="string">
            <text:p>пол клиента</text:p>
          </table:table-cell>
          <table:table-cell table:style-name="ce30" table:number-columns-repeated="16377"/>
        </table:table-row>
        <table:table-row table:style-name="ro1">
          <table:table-cell table:style-name="ce30" office:value-type="float" office:value="7" calcext:value-type="float">
            <text:p>7</text:p>
          </table:table-cell>
          <table:table-cell table:style-name="ce30" office:value-type="string" calcext:value-type="string">
            <text:p>application_{train|test}.csv</text:p>
          </table:table-cell>
          <table:table-cell table:style-name="ce30" office:value-type="string" calcext:value-type="string">
            <text:p>FLAG_OWN_CAR</text:p>
          </table:table-cell>
          <table:table-cell table:style-name="ce43" office:value-type="string" calcext:value-type="string">
            <text:p>Flag if the client owns a car</text:p>
          </table:table-cell>
          <table:table-cell table:style-name="ce43"/>
          <table:table-cell table:style-name="ce30" table:formula="of:=VLOOKUP([.C6];[$micro_model_features.A:.A];1;0)" office:value-type="string" office:string-value="FLAG_OWN_CAR" calcext:value-type="string">
            <text:p>FLAG_OWN_CAR</text:p>
          </table:table-cell>
          <table:table-cell table:style-name="ce30" office:value-type="string" calcext:value-type="string">
            <text:p>Флаг – есть или нет авто</text:p>
          </table:table-cell>
          <table:table-cell table:style-name="ce30" table:number-columns-repeated="16377"/>
        </table:table-row>
        <table:table-row table:style-name="ro1">
          <table:table-cell table:style-name="ce30" office:value-type="float" office:value="8" calcext:value-type="float">
            <text:p>8</text:p>
          </table:table-cell>
          <table:table-cell table:style-name="ce30" office:value-type="string" calcext:value-type="string">
            <text:p>application_{train|test}.csv</text:p>
          </table:table-cell>
          <table:table-cell table:style-name="ce30" office:value-type="string" calcext:value-type="string">
            <text:p>FLAG_OWN_REALTY</text:p>
          </table:table-cell>
          <table:table-cell table:style-name="ce43" office:value-type="string" calcext:value-type="string">
            <text:p>Flag if client owns a house or flat</text:p>
          </table:table-cell>
          <table:table-cell table:style-name="ce43"/>
          <table:table-cell table:style-name="ce30" table:formula="of:=VLOOKUP([.C7];[$micro_model_features.A:.A];1;0)" office:value-type="string" office:string-value="FLAG_OWN_REALTY" calcext:value-type="string">
            <text:p>FLAG_OWN_REALTY</text:p>
          </table:table-cell>
          <table:table-cell table:style-name="ce30" office:value-type="string" calcext:value-type="string">
            <text:p>Флаг – есть или нет квартиры или дома</text:p>
          </table:table-cell>
          <table:table-cell table:style-name="ce30" table:number-columns-repeated="16377"/>
        </table:table-row>
        <table:table-row table:style-name="ro1">
          <table:table-cell office:value-type="float" office:value="9" calcext:value-type="float">
            <text:p>9</text:p>
          </table:table-cell>
          <table:table-cell office:value-type="string" calcext:value-type="string">
            <text:p>application_{train|test}.csv</text:p>
          </table:table-cell>
          <table:table-cell office:value-type="string" calcext:value-type="string">
            <text:p>CNT_CHILDREN</text:p>
          </table:table-cell>
          <table:table-cell office:value-type="string" calcext:value-type="string">
            <text:p>Number of children the client has</text:p>
          </table:table-cell>
          <table:table-cell/>
          <table:table-cell table:formula="of:=VLOOKUP([.C8];[$micro_model_features.A:.A];1;0)" office:value-type="string" office:string-value="" calcext:value-type="error">
            <text:p>#N/A</text:p>
          </table:table-cell>
          <table:table-cell table:number-columns-repeated="16378"/>
        </table:table-row>
        <table:table-row table:style-name="ro1">
          <table:table-cell table:style-name="ce30" office:value-type="float" office:value="10" calcext:value-type="float">
            <text:p>10</text:p>
          </table:table-cell>
          <table:table-cell table:style-name="ce30" office:value-type="string" calcext:value-type="string">
            <text:p>application_{train|test}.csv</text:p>
          </table:table-cell>
          <table:table-cell table:style-name="ce30" office:value-type="string" calcext:value-type="string">
            <text:p>AMT_INCOME_TOTAL</text:p>
          </table:table-cell>
          <table:table-cell table:style-name="ce43" office:value-type="string" calcext:value-type="string">
            <text:p>Income of the client</text:p>
          </table:table-cell>
          <table:table-cell table:style-name="ce43"/>
          <table:table-cell table:style-name="ce30" table:formula="of:=VLOOKUP([.C9];[$micro_model_features.A:.A];1;0)" office:value-type="string" office:string-value="AMT_INCOME_TOTAL" calcext:value-type="string">
            <text:p>AMT_INCOME_TOTAL</text:p>
          </table:table-cell>
          <table:table-cell table:style-name="ce30" office:value-type="string" calcext:value-type="string">
            <text:p>доход клиента</text:p>
          </table:table-cell>
          <table:table-cell table:style-name="ce30" table:number-columns-repeated="16377"/>
        </table:table-row>
        <table:table-row table:style-name="ro1">
          <table:table-cell table:style-name="ce30" office:value-type="float" office:value="11" calcext:value-type="float">
            <text:p>11</text:p>
          </table:table-cell>
          <table:table-cell table:style-name="ce30" office:value-type="string" calcext:value-type="string">
            <text:p>application_{train|test}.csv</text:p>
          </table:table-cell>
          <table:table-cell table:style-name="ce30" office:value-type="string" calcext:value-type="string">
            <text:p>AMT_CREDIT</text:p>
          </table:table-cell>
          <table:table-cell table:style-name="ce43" office:value-type="string" calcext:value-type="string">
            <text:p>Credit amount of the loan</text:p>
          </table:table-cell>
          <table:table-cell table:style-name="ce43"/>
          <table:table-cell table:style-name="ce30" table:formula="of:=VLOOKUP([.C10];[$micro_model_features.A:.A];1;0)" office:value-type="string" office:string-value="AMT_CREDIT" calcext:value-type="string">
            <text:p>AMT_CREDIT</text:p>
          </table:table-cell>
          <table:table-cell table:style-name="ce30" office:value-type="string" calcext:value-type="string">
            <text:p>размер кредита</text:p>
          </table:table-cell>
          <table:table-cell table:style-name="ce30" table:number-columns-repeated="16377"/>
        </table:table-row>
        <table:table-row table:style-name="ro1">
          <table:table-cell table:style-name="ce30" office:value-type="float" office:value="12" calcext:value-type="float">
            <text:p>12</text:p>
          </table:table-cell>
          <table:table-cell table:style-name="ce30" office:value-type="string" calcext:value-type="string">
            <text:p>application_{train|test}.csv</text:p>
          </table:table-cell>
          <table:table-cell table:style-name="ce30" office:value-type="string" calcext:value-type="string">
            <text:p>AMT_ANNUITY</text:p>
          </table:table-cell>
          <table:table-cell table:style-name="ce43" office:value-type="string" calcext:value-type="string">
            <text:p>Loan annuity</text:p>
          </table:table-cell>
          <table:table-cell table:style-name="ce43"/>
          <table:table-cell table:style-name="ce30" table:formula="of:=VLOOKUP([.C11];[$micro_model_features.A:.A];1;0)" office:value-type="string" office:string-value="AMT_ANNUITY" calcext:value-type="string">
            <text:p>AMT_ANNUITY</text:p>
          </table:table-cell>
          <table:table-cell table:style-name="ce30" office:value-type="string" calcext:value-type="string">
            <text:p>размер аннуитета</text:p>
          </table:table-cell>
          <table:table-cell table:style-name="ce30" table:number-columns-repeated="16377"/>
        </table:table-row>
        <table:table-row table:style-name="ro1">
          <table:table-cell table:style-name="ce30" office:value-type="float" office:value="13" calcext:value-type="float">
            <text:p>13</text:p>
          </table:table-cell>
          <table:table-cell table:style-name="ce30" office:value-type="string" calcext:value-type="string">
            <text:p>application_{train|test}.csv</text:p>
          </table:table-cell>
          <table:table-cell table:style-name="ce30" office:value-type="string" calcext:value-type="string">
            <text:p>AMT_GOODS_PRICE</text:p>
          </table:table-cell>
          <table:table-cell table:style-name="ce43" office:value-type="string" calcext:value-type="string">
            <text:p>For consumer loans it is the price of the goods for which the loan is given</text:p>
          </table:table-cell>
          <table:table-cell table:style-name="ce43"/>
          <table:table-cell table:style-name="ce30" table:formula="of:=VLOOKUP([.C12];[$micro_model_features.A:.A];1;0)" office:value-type="string" office:string-value="AMT_GOODS_PRICE" calcext:value-type="string">
            <text:p>AMT_GOODS_PRICE</text:p>
          </table:table-cell>
          <table:table-cell table:style-name="ce30" office:value-type="string" calcext:value-type="string">
            <text:p>стоимость товаров, покупаемых в кредит</text:p>
          </table:table-cell>
          <table:table-cell table:style-name="ce30" table:number-columns-repeated="16377"/>
        </table:table-row>
        <table:table-row table:style-name="ro1">
          <table:table-cell office:value-type="float" office:value="14" calcext:value-type="float">
            <text:p>14</text:p>
          </table:table-cell>
          <table:table-cell office:value-type="string" calcext:value-type="string">
            <text:p>application_{train|test}.csv</text:p>
          </table:table-cell>
          <table:table-cell office:value-type="string" calcext:value-type="string">
            <text:p>NAME_TYPE_SUITE</text:p>
          </table:table-cell>
          <table:table-cell office:value-type="string" calcext:value-type="string">
            <text:p>Who was accompanying client when he was applying for the loan</text:p>
          </table:table-cell>
          <table:table-cell/>
          <table:table-cell table:formula="of:=VLOOKUP([.C13];[$micro_model_features.A:.A];1;0)" office:value-type="string" office:string-value="" calcext:value-type="error">
            <text:p>#N/A</text:p>
          </table:table-cell>
          <table:table-cell table:number-columns-repeated="16378"/>
        </table:table-row>
        <table:table-row table:style-name="ro1">
          <table:table-cell office:value-type="float" office:value="15" calcext:value-type="float">
            <text:p>15</text:p>
          </table:table-cell>
          <table:table-cell office:value-type="string" calcext:value-type="string">
            <text:p>application_{train|test}.csv</text:p>
          </table:table-cell>
          <table:table-cell office:value-type="string" calcext:value-type="string">
            <text:p>NAME_INCOME_TYPE</text:p>
          </table:table-cell>
          <table:table-cell office:value-type="string" calcext:value-type="string">
            <text:p>Clients income type (businessman, working, maternity leave,�)</text:p>
          </table:table-cell>
          <table:table-cell/>
          <table:table-cell table:formula="of:=VLOOKUP([.C14];[$micro_model_features.A:.A];1;0)" office:value-type="string" office:string-value="" calcext:value-type="error">
            <text:p>#N/A</text:p>
          </table:table-cell>
          <table:table-cell table:number-columns-repeated="16378"/>
        </table:table-row>
        <table:table-row table:style-name="ro1">
          <table:table-cell office:value-type="float" office:value="16" calcext:value-type="float">
            <text:p>16</text:p>
          </table:table-cell>
          <table:table-cell office:value-type="string" calcext:value-type="string">
            <text:p>application_{train|test}.csv</text:p>
          </table:table-cell>
          <table:table-cell office:value-type="string" calcext:value-type="string">
            <text:p>NAME_EDUCATION_TYPE</text:p>
          </table:table-cell>
          <table:table-cell office:value-type="string" calcext:value-type="string">
            <text:p>Level of highest education the client achieved</text:p>
          </table:table-cell>
          <table:table-cell/>
          <table:table-cell table:formula="of:=VLOOKUP([.C15];[$micro_model_features.A:.A];1;0)" office:value-type="string" office:string-value="" calcext:value-type="error">
            <text:p>#N/A</text:p>
          </table:table-cell>
          <table:table-cell table:number-columns-repeated="16378"/>
        </table:table-row>
        <table:table-row table:style-name="ro1">
          <table:table-cell office:value-type="float" office:value="17" calcext:value-type="float">
            <text:p>17</text:p>
          </table:table-cell>
          <table:table-cell office:value-type="string" calcext:value-type="string">
            <text:p>application_{train|test}.csv</text:p>
          </table:table-cell>
          <table:table-cell office:value-type="string" calcext:value-type="string">
            <text:p>NAME_FAMILY_STATUS</text:p>
          </table:table-cell>
          <table:table-cell office:value-type="string" calcext:value-type="string">
            <text:p>Family status of the client</text:p>
          </table:table-cell>
          <table:table-cell/>
          <table:table-cell table:formula="of:=VLOOKUP([.C16];[$micro_model_features.A:.A];1;0)" office:value-type="string" office:string-value="" calcext:value-type="error">
            <text:p>#N/A</text:p>
          </table:table-cell>
          <table:table-cell table:number-columns-repeated="16378"/>
        </table:table-row>
        <table:table-row table:style-name="ro1">
          <table:table-cell office:value-type="float" office:value="18" calcext:value-type="float">
            <text:p>18</text:p>
          </table:table-cell>
          <table:table-cell office:value-type="string" calcext:value-type="string">
            <text:p>application_{train|test}.csv</text:p>
          </table:table-cell>
          <table:table-cell office:value-type="string" calcext:value-type="string">
            <text:p>NAME_HOUSING_TYPE</text:p>
          </table:table-cell>
          <table:table-cell office:value-type="string" calcext:value-type="string">
            <text:p>What is the housing situation of the client (renting, living with parents, ...)</text:p>
          </table:table-cell>
          <table:table-cell/>
          <table:table-cell table:formula="of:=VLOOKUP([.C17];[$micro_model_features.A:.A];1;0)" office:value-type="string" office:string-value="" calcext:value-type="error">
            <text:p>#N/A</text:p>
          </table:table-cell>
          <table:table-cell table:number-columns-repeated="16378"/>
        </table:table-row>
        <table:table-row table:style-name="ro1">
          <table:table-cell table:style-name="ce30" office:value-type="float" office:value="19" calcext:value-type="float">
            <text:p>19</text:p>
          </table:table-cell>
          <table:table-cell table:style-name="ce30" office:value-type="string" calcext:value-type="string">
            <text:p>application_{train|test}.csv</text:p>
          </table:table-cell>
          <table:table-cell table:style-name="ce30" office:value-type="string" calcext:value-type="string">
            <text:p>REGION_POPULATION_RELATIVE</text:p>
          </table:table-cell>
          <table:table-cell table:style-name="ce43" office:value-type="string" calcext:value-type="string">
            <text:p>Normalized population of region where client lives (higher number means the client lives in more populated region)</text:p>
          </table:table-cell>
          <table:table-cell table:style-name="ce43" office:value-type="string" calcext:value-type="string">
            <text:p>normalized </text:p>
          </table:table-cell>
          <table:table-cell table:style-name="ce30" table:formula="of:=VLOOKUP([.C18];[$micro_model_features.A:.A];1;0)" office:value-type="string" office:string-value="REGION_POPULATION_RELATIVE" calcext:value-type="string">
            <text:p>REGION_POPULATION_RELATIVE</text:p>
          </table:table-cell>
          <table:table-cell table:style-name="ce30" office:value-type="string" calcext:value-type="string">
            <text:p>населенность региона (нормализованная)</text:p>
          </table:table-cell>
          <table:table-cell table:style-name="ce30" table:number-columns-repeated="16377"/>
        </table:table-row>
        <table:table-row table:style-name="ro1">
          <table:table-cell table:style-name="ce30" office:value-type="float" office:value="20" calcext:value-type="float">
            <text:p>20</text:p>
          </table:table-cell>
          <table:table-cell table:style-name="ce30" office:value-type="string" calcext:value-type="string">
            <text:p>application_{train|test}.csv</text:p>
          </table:table-cell>
          <table:table-cell table:style-name="ce30" office:value-type="string" calcext:value-type="string">
            <text:p>DAYS_BIRTH</text:p>
          </table:table-cell>
          <table:table-cell table:style-name="ce43" office:value-type="string" calcext:value-type="string">
            <text:p>Client's age in days at the time of application</text:p>
          </table:table-cell>
          <table:table-cell table:style-name="ce43" office:value-type="string" calcext:value-type="string">
            <text:p>time only relative to the application</text:p>
          </table:table-cell>
          <table:table-cell table:style-name="ce30" table:formula="of:=VLOOKUP([.C19];[$micro_model_features.A:.A];1;0)" office:value-type="string" office:string-value="DAYS_BIRTH" calcext:value-type="string">
            <text:p>DAYS_BIRTH</text:p>
          </table:table-cell>
          <table:table-cell table:style-name="ce30" office:value-type="string" calcext:value-type="string">
            <text:p>возраст клиента в днях на дату кредитной заявки</text:p>
          </table:table-cell>
          <table:table-cell table:style-name="ce30" table:number-columns-repeated="16377"/>
        </table:table-row>
        <table:table-row table:style-name="ro1">
          <table:table-cell office:value-type="float" office:value="21" calcext:value-type="float">
            <text:p>21</text:p>
          </table:table-cell>
          <table:table-cell office:value-type="string" calcext:value-type="string">
            <text:p>application_{train|test}.csv</text:p>
          </table:table-cell>
          <table:table-cell office:value-type="string" calcext:value-type="string">
            <text:p>DAYS_EMPLOYED</text:p>
          </table:table-cell>
          <table:table-cell office:value-type="string" calcext:value-type="string">
            <text:p>How many days before the application the person started current employment</text:p>
          </table:table-cell>
          <table:table-cell office:value-type="string" calcext:value-type="string">
            <text:p>time only relative to the application</text:p>
          </table:table-cell>
          <table:table-cell table:formula="of:=VLOOKUP([.C20];[$micro_model_features.A:.A];1;0)" office:value-type="string" office:string-value="" calcext:value-type="error">
            <text:p>#N/A</text:p>
          </table:table-cell>
          <table:table-cell table:number-columns-repeated="16378"/>
        </table:table-row>
        <table:table-row table:style-name="ro1">
          <table:table-cell office:value-type="float" office:value="22" calcext:value-type="float">
            <text:p>22</text:p>
          </table:table-cell>
          <table:table-cell office:value-type="string" calcext:value-type="string">
            <text:p>application_{train|test}.csv</text:p>
          </table:table-cell>
          <table:table-cell office:value-type="string" calcext:value-type="string">
            <text:p>DAYS_REGISTRATION</text:p>
          </table:table-cell>
          <table:table-cell office:value-type="string" calcext:value-type="string">
            <text:p>How many days before the application did client change his registration</text:p>
          </table:table-cell>
          <table:table-cell office:value-type="string" calcext:value-type="string">
            <text:p>time only relative to the application</text:p>
          </table:table-cell>
          <table:table-cell table:formula="of:=VLOOKUP([.C21];[$micro_model_features.A:.A];1;0)" office:value-type="string" office:string-value="" calcext:value-type="error">
            <text:p>#N/A</text:p>
          </table:table-cell>
          <table:table-cell table:number-columns-repeated="16378"/>
        </table:table-row>
        <table:table-row table:style-name="ro1">
          <table:table-cell table:style-name="ce30" office:value-type="float" office:value="23" calcext:value-type="float">
            <text:p>23</text:p>
          </table:table-cell>
          <table:table-cell table:style-name="ce30" office:value-type="string" calcext:value-type="string">
            <text:p>application_{train|test}.csv</text:p>
          </table:table-cell>
          <table:table-cell table:style-name="ce30" office:value-type="string" calcext:value-type="string">
            <text:p>DAYS_ID_PUBLISH</text:p>
          </table:table-cell>
          <table:table-cell table:style-name="ce43" office:value-type="string" calcext:value-type="string">
            <text:p>How many days before the application did client change the identity document with which he applied for the loan</text:p>
          </table:table-cell>
          <table:table-cell table:style-name="ce43" office:value-type="string" calcext:value-type="string">
            <text:p>time only relative to the application</text:p>
          </table:table-cell>
          <table:table-cell table:style-name="ce30" table:formula="of:=VLOOKUP([.C22];[$micro_model_features.A:.A];1;0)" office:value-type="string" office:string-value="DAYS_ID_PUBLISH" calcext:value-type="string">
            <text:p>DAYS_ID_PUBLISH</text:p>
          </table:table-cell>
          <table:table-cell table:style-name="ce30" office:value-type="string" calcext:value-type="string">
            <text:p>сколько дней прошло со времени последнего перевыпуска ID до кредитной заявки</text:p>
          </table:table-cell>
          <table:table-cell table:style-name="ce30" table:number-columns-repeated="16377"/>
        </table:table-row>
        <table:table-row table:style-name="ro1">
          <table:table-cell office:value-type="float" office:value="24" calcext:value-type="float">
            <text:p>24</text:p>
          </table:table-cell>
          <table:table-cell office:value-type="string" calcext:value-type="string">
            <text:p>application_{train|test}.csv</text:p>
          </table:table-cell>
          <table:table-cell office:value-type="string" calcext:value-type="string">
            <text:p>OWN_CAR_AGE</text:p>
          </table:table-cell>
          <table:table-cell office:value-type="string" calcext:value-type="string">
            <text:p>Age of client's car</text:p>
          </table:table-cell>
          <table:table-cell/>
          <table:table-cell table:formula="of:=VLOOKUP([.C23];[$micro_model_features.A:.A];1;0)" office:value-type="string" office:string-value="" calcext:value-type="error">
            <text:p>#N/A</text:p>
          </table:table-cell>
          <table:table-cell table:number-columns-repeated="16378"/>
        </table:table-row>
        <table:table-row table:style-name="ro1">
          <table:table-cell office:value-type="float" office:value="25" calcext:value-type="float">
            <text:p>25</text:p>
          </table:table-cell>
          <table:table-cell office:value-type="string" calcext:value-type="string">
            <text:p>application_{train|test}.csv</text:p>
          </table:table-cell>
          <table:table-cell office:value-type="string" calcext:value-type="string">
            <text:p>FLAG_MOBIL</text:p>
          </table:table-cell>
          <table:table-cell office:value-type="string" calcext:value-type="string">
            <text:p>Did client provide mobile phone (1=YES, 0=NO)</text:p>
          </table:table-cell>
          <table:table-cell/>
          <table:table-cell table:formula="of:=VLOOKUP([.C24];[$micro_model_features.A:.A];1;0)" office:value-type="string" office:string-value="" calcext:value-type="error">
            <text:p>#N/A</text:p>
          </table:table-cell>
          <table:table-cell table:number-columns-repeated="16378"/>
        </table:table-row>
        <table:table-row table:style-name="ro1">
          <table:table-cell office:value-type="float" office:value="26" calcext:value-type="float">
            <text:p>26</text:p>
          </table:table-cell>
          <table:table-cell office:value-type="string" calcext:value-type="string">
            <text:p>application_{train|test}.csv</text:p>
          </table:table-cell>
          <table:table-cell office:value-type="string" calcext:value-type="string">
            <text:p>FLAG_EMP_PHONE</text:p>
          </table:table-cell>
          <table:table-cell office:value-type="string" calcext:value-type="string">
            <text:p>Did client provide work phone (1=YES, 0=NO)</text:p>
          </table:table-cell>
          <table:table-cell/>
          <table:table-cell table:formula="of:=VLOOKUP([.C25];[$micro_model_features.A:.A];1;0)" office:value-type="string" office:string-value="" calcext:value-type="error">
            <text:p>#N/A</text:p>
          </table:table-cell>
          <table:table-cell table:number-columns-repeated="16378"/>
        </table:table-row>
        <table:table-row table:style-name="ro1">
          <table:table-cell table:style-name="ce30" office:value-type="float" office:value="27" calcext:value-type="float">
            <text:p>27</text:p>
          </table:table-cell>
          <table:table-cell table:style-name="ce30" office:value-type="string" calcext:value-type="string">
            <text:p>application_{train|test}.csv</text:p>
          </table:table-cell>
          <table:table-cell table:style-name="ce30" office:value-type="string" calcext:value-type="string">
            <text:p>FLAG_WORK_PHONE</text:p>
          </table:table-cell>
          <table:table-cell table:style-name="ce43" office:value-type="string" calcext:value-type="string">
            <text:p>Did client provide home phone (1=YES, 0=NO)</text:p>
          </table:table-cell>
          <table:table-cell table:style-name="ce43"/>
          <table:table-cell table:style-name="ce30" table:formula="of:=VLOOKUP([.C26];[$micro_model_features.A:.A];1;0)" office:value-type="string" office:string-value="FLAG_WORK_PHONE" calcext:value-type="string">
            <text:p>FLAG_WORK_PHONE</text:p>
          </table:table-cell>
          <table:table-cell table:style-name="ce30" office:value-type="string" calcext:value-type="string">
            <text:p>Флаг – дал ли клиент номер телефона</text:p>
          </table:table-cell>
          <table:table-cell table:style-name="ce30" table:number-columns-repeated="16377"/>
        </table:table-row>
        <table:table-row table:style-name="ro1">
          <table:table-cell table:style-name="ce30" office:value-type="float" office:value="28" calcext:value-type="float">
            <text:p>28</text:p>
          </table:table-cell>
          <table:table-cell table:style-name="ce30" office:value-type="string" calcext:value-type="string">
            <text:p>application_{train|test}.csv</text:p>
          </table:table-cell>
          <table:table-cell table:style-name="ce30" office:value-type="string" calcext:value-type="string">
            <text:p>FLAG_CONT_MOBILE</text:p>
          </table:table-cell>
          <table:table-cell table:style-name="ce43" office:value-type="string" calcext:value-type="string">
            <text:p>Was mobile phone reachable (1=YES, 0=NO)</text:p>
          </table:table-cell>
          <table:table-cell table:style-name="ce43"/>
          <table:table-cell table:style-name="ce30" table:formula="of:=VLOOKUP([.C27];[$micro_model_features.A:.A];1;0)" office:value-type="string" office:string-value="FLAG_CONT_MOBILE" calcext:value-type="string">
            <text:p>FLAG_CONT_MOBILE</text:p>
          </table:table-cell>
          <table:table-cell table:style-name="ce30" office:value-type="string" calcext:value-type="string">
            <text:p>Флаг – в зоне доступа ли номер телефона</text:p>
          </table:table-cell>
          <table:table-cell table:style-name="ce30" table:number-columns-repeated="16377"/>
        </table:table-row>
        <table:table-row table:style-name="ro1">
          <table:table-cell office:value-type="float" office:value="29" calcext:value-type="float">
            <text:p>29</text:p>
          </table:table-cell>
          <table:table-cell office:value-type="string" calcext:value-type="string">
            <text:p>application_{train|test}.csv</text:p>
          </table:table-cell>
          <table:table-cell office:value-type="string" calcext:value-type="string">
            <text:p>FLAG_PHONE</text:p>
          </table:table-cell>
          <table:table-cell office:value-type="string" calcext:value-type="string">
            <text:p>Did client provide home phone (1=YES, 0=NO)</text:p>
          </table:table-cell>
          <table:table-cell/>
          <table:table-cell table:formula="of:=VLOOKUP([.C28];[$micro_model_features.A:.A];1;0)" office:value-type="string" office:string-value="" calcext:value-type="error">
            <text:p>#N/A</text:p>
          </table:table-cell>
          <table:table-cell table:number-columns-repeated="16378"/>
        </table:table-row>
        <table:table-row table:style-name="ro1">
          <table:table-cell table:style-name="ce30" office:value-type="float" office:value="30" calcext:value-type="float">
            <text:p>30</text:p>
          </table:table-cell>
          <table:table-cell table:style-name="ce30" office:value-type="string" calcext:value-type="string">
            <text:p>application_{train|test}.csv</text:p>
          </table:table-cell>
          <table:table-cell table:style-name="ce30" office:value-type="string" calcext:value-type="string">
            <text:p>FLAG_EMAIL</text:p>
          </table:table-cell>
          <table:table-cell table:style-name="ce43" office:value-type="string" calcext:value-type="string">
            <text:p>Did client provide email (1=YES, 0=NO)</text:p>
          </table:table-cell>
          <table:table-cell table:style-name="ce43"/>
          <table:table-cell table:style-name="ce30" table:formula="of:=VLOOKUP([.C29];[$micro_model_features.A:.A];1;0)" office:value-type="string" office:string-value="FLAG_EMAIL" calcext:value-type="string">
            <text:p>FLAG_EMAIL</text:p>
          </table:table-cell>
          <table:table-cell table:style-name="ce30" office:value-type="string" calcext:value-type="string">
            <text:p>Флаг – дал ли клиент почту</text:p>
          </table:table-cell>
          <table:table-cell table:style-name="ce30" table:number-columns-repeated="16377"/>
        </table:table-row>
        <table:table-row table:style-name="ro1">
          <table:table-cell table:style-name="ce31" office:value-type="float" office:value="31" calcext:value-type="float">
            <text:p>31</text:p>
          </table:table-cell>
          <table:table-cell table:style-name="ce31" office:value-type="string" calcext:value-type="string">
            <text:p>application_{train|test}.csv</text:p>
          </table:table-cell>
          <table:table-cell table:style-name="ce31" office:value-type="string" calcext:value-type="string">
            <text:p>OCCUPATION_TYPE</text:p>
          </table:table-cell>
          <table:table-cell table:style-name="ce44" office:value-type="string" calcext:value-type="string">
            <text:p>What kind of occupation does the client have</text:p>
          </table:table-cell>
          <table:table-cell table:style-name="ce44"/>
          <table:table-cell table:style-name="ce31" table:formula="of:=VLOOKUP([.C30];[$micro_model_features.A:.A];1;0)" office:value-type="string" office:string-value="" calcext:value-type="error">
            <text:p>#N/A</text:p>
          </table:table-cell>
          <table:table-cell table:style-name="ce31" office:value-type="string" calcext:value-type="string">
            <text:p>тип занятости</text:p>
          </table:table-cell>
          <table:table-cell table:style-name="ce31" table:number-columns-repeated="16377"/>
        </table:table-row>
        <table:table-row table:style-name="ro1">
          <table:table-cell office:value-type="float" office:value="32" calcext:value-type="float">
            <text:p>32</text:p>
          </table:table-cell>
          <table:table-cell office:value-type="string" calcext:value-type="string">
            <text:p>application_{train|test}.csv</text:p>
          </table:table-cell>
          <table:table-cell office:value-type="string" calcext:value-type="string">
            <text:p>CNT_FAM_MEMBERS</text:p>
          </table:table-cell>
          <table:table-cell office:value-type="string" calcext:value-type="string">
            <text:p>How many family members does client have</text:p>
          </table:table-cell>
          <table:table-cell/>
          <table:table-cell table:formula="of:=VLOOKUP([.C31];[$micro_model_features.A:.A];1;0)" office:value-type="string" office:string-value="" calcext:value-type="error">
            <text:p>#N/A</text:p>
          </table:table-cell>
          <table:table-cell table:number-columns-repeated="16378"/>
        </table:table-row>
        <table:table-row table:style-name="ro1">
          <table:table-cell table:style-name="ce30" office:value-type="float" office:value="33" calcext:value-type="float">
            <text:p>33</text:p>
          </table:table-cell>
          <table:table-cell table:style-name="ce30" office:value-type="string" calcext:value-type="string">
            <text:p>application_{train|test}.csv</text:p>
          </table:table-cell>
          <table:table-cell table:style-name="ce30" office:value-type="string" calcext:value-type="string">
            <text:p>REGION_RATING_CLIENT</text:p>
          </table:table-cell>
          <table:table-cell table:style-name="ce43" office:value-type="string" calcext:value-type="string">
            <text:p>Our rating of the region where client lives (1,2,3)</text:p>
          </table:table-cell>
          <table:table-cell table:style-name="ce43"/>
          <table:table-cell table:style-name="ce30" table:formula="of:=VLOOKUP([.C32];[$micro_model_features.A:.A];1;0)" office:value-type="string" office:string-value="REGION_RATING_CLIENT" calcext:value-type="string">
            <text:p>REGION_RATING_CLIENT</text:p>
          </table:table-cell>
          <table:table-cell table:style-name="ce30" office:value-type="string" calcext:value-type="string">
            <text:p>внутренних рейтинг региона (1,2,3)</text:p>
          </table:table-cell>
          <table:table-cell table:style-name="ce30" table:number-columns-repeated="16377"/>
        </table:table-row>
        <table:table-row table:style-name="ro1">
          <table:table-cell table:style-name="ce30" office:value-type="float" office:value="34" calcext:value-type="float">
            <text:p>34</text:p>
          </table:table-cell>
          <table:table-cell table:style-name="ce30" office:value-type="string" calcext:value-type="string">
            <text:p>application_{train|test}.csv</text:p>
          </table:table-cell>
          <table:table-cell table:style-name="ce30" office:value-type="string" calcext:value-type="string">
            <text:p>REGION_RATING_CLIENT_W_CITY</text:p>
          </table:table-cell>
          <table:table-cell table:style-name="ce43" office:value-type="string" calcext:value-type="string">
            <text:p>Our rating of the region where client lives with taking city into account (1,2,3)</text:p>
          </table:table-cell>
          <table:table-cell table:style-name="ce43"/>
          <table:table-cell table:style-name="ce30" table:formula="of:=VLOOKUP([.C33];[$micro_model_features.A:.A];1;0)" office:value-type="string" office:string-value="REGION_RATING_CLIENT_W_CITY" calcext:value-type="string">
            <text:p>REGION_RATING_CLIENT_W_CITY</text:p>
          </table:table-cell>
          <table:table-cell table:style-name="ce30" office:value-type="string" calcext:value-type="string">
            <text:p>внутренних рейтинг региона с учетом города(1,2,3)</text:p>
          </table:table-cell>
          <table:table-cell table:style-name="ce30" table:number-columns-repeated="16377"/>
        </table:table-row>
        <table:table-row table:style-name="ro1">
          <table:table-cell office:value-type="float" office:value="35" calcext:value-type="float">
            <text:p>35</text:p>
          </table:table-cell>
          <table:table-cell office:value-type="string" calcext:value-type="string">
            <text:p>application_{train|test}.csv</text:p>
          </table:table-cell>
          <table:table-cell office:value-type="string" calcext:value-type="string">
            <text:p>WEEKDAY_APPR_PROCESS_START</text:p>
          </table:table-cell>
          <table:table-cell office:value-type="string" calcext:value-type="string">
            <text:p>On which day of the week did the client apply for the loan</text:p>
          </table:table-cell>
          <table:table-cell/>
          <table:table-cell table:formula="of:=VLOOKUP([.C34];[$micro_model_features.A:.A];1;0)" office:value-type="string" office:string-value="" calcext:value-type="error">
            <text:p>#N/A</text:p>
          </table:table-cell>
          <table:table-cell table:number-columns-repeated="16378"/>
        </table:table-row>
        <table:table-row table:style-name="ro1">
          <table:table-cell office:value-type="float" office:value="36" calcext:value-type="float">
            <text:p>36</text:p>
          </table:table-cell>
          <table:table-cell office:value-type="string" calcext:value-type="string">
            <text:p>application_{train|test}.csv</text:p>
          </table:table-cell>
          <table:table-cell office:value-type="string" calcext:value-type="string">
            <text:p>HOUR_APPR_PROCESS_START</text:p>
          </table:table-cell>
          <table:table-cell office:value-type="string" calcext:value-type="string">
            <text:p>Approximately at what hour did the client apply for the loan</text:p>
          </table:table-cell>
          <table:table-cell office:value-type="string" calcext:value-type="string">
            <text:p>rounded</text:p>
          </table:table-cell>
          <table:table-cell table:formula="of:=VLOOKUP([.C35];[$micro_model_features.A:.A];1;0)" office:value-type="string" office:string-value="" calcext:value-type="error">
            <text:p>#N/A</text:p>
          </table:table-cell>
          <table:table-cell table:number-columns-repeated="16378"/>
        </table:table-row>
        <table:table-row table:style-name="ro1">
          <table:table-cell office:value-type="float" office:value="37" calcext:value-type="float">
            <text:p>37</text:p>
          </table:table-cell>
          <table:table-cell office:value-type="string" calcext:value-type="string">
            <text:p>application_{train|test}.csv</text:p>
          </table:table-cell>
          <table:table-cell office:value-type="string" calcext:value-type="string">
            <text:p>REG_REGION_NOT_LIVE_REGION</text:p>
          </table:table-cell>
          <table:table-cell office:value-type="string" calcext:value-type="string">
            <text:p>Flag if client's permanent address does not match contact address (1=different, 0=same, at region level)</text:p>
          </table:table-cell>
          <table:table-cell/>
          <table:table-cell table:formula="of:=VLOOKUP([.C36];[$micro_model_features.A:.A];1;0)" office:value-type="string" office:string-value="" calcext:value-type="error">
            <text:p>#N/A</text:p>
          </table:table-cell>
          <table:table-cell table:number-columns-repeated="16378"/>
        </table:table-row>
        <table:table-row table:style-name="ro1">
          <table:table-cell office:value-type="float" office:value="38" calcext:value-type="float">
            <text:p>38</text:p>
          </table:table-cell>
          <table:table-cell office:value-type="string" calcext:value-type="string">
            <text:p>application_{train|test}.csv</text:p>
          </table:table-cell>
          <table:table-cell office:value-type="string" calcext:value-type="string">
            <text:p>REG_REGION_NOT_WORK_REGION</text:p>
          </table:table-cell>
          <table:table-cell office:value-type="string" calcext:value-type="string">
            <text:p>Flag if client's permanent address does not match work address (1=different, 0=same, at region level)</text:p>
          </table:table-cell>
          <table:table-cell/>
          <table:table-cell table:formula="of:=VLOOKUP([.C37];[$micro_model_features.A:.A];1;0)" office:value-type="string" office:string-value="" calcext:value-type="error">
            <text:p>#N/A</text:p>
          </table:table-cell>
          <table:table-cell table:number-columns-repeated="16378"/>
        </table:table-row>
        <table:table-row table:style-name="ro1">
          <table:table-cell office:value-type="float" office:value="39" calcext:value-type="float">
            <text:p>39</text:p>
          </table:table-cell>
          <table:table-cell office:value-type="string" calcext:value-type="string">
            <text:p>application_{train|test}.csv</text:p>
          </table:table-cell>
          <table:table-cell office:value-type="string" calcext:value-type="string">
            <text:p>LIVE_REGION_NOT_WORK_REGION</text:p>
          </table:table-cell>
          <table:table-cell office:value-type="string" calcext:value-type="string">
            <text:p>Flag if client's contact address does not match work address (1=different, 0=same, at region level)</text:p>
          </table:table-cell>
          <table:table-cell/>
          <table:table-cell table:formula="of:=VLOOKUP([.C38];[$micro_model_features.A:.A];1;0)" office:value-type="string" office:string-value="" calcext:value-type="error">
            <text:p>#N/A</text:p>
          </table:table-cell>
          <table:table-cell table:number-columns-repeated="16378"/>
        </table:table-row>
        <table:table-row table:style-name="ro1">
          <table:table-cell office:value-type="float" office:value="40" calcext:value-type="float">
            <text:p>40</text:p>
          </table:table-cell>
          <table:table-cell office:value-type="string" calcext:value-type="string">
            <text:p>application_{train|test}.csv</text:p>
          </table:table-cell>
          <table:table-cell office:value-type="string" calcext:value-type="string">
            <text:p>REG_CITY_NOT_LIVE_CITY</text:p>
          </table:table-cell>
          <table:table-cell office:value-type="string" calcext:value-type="string">
            <text:p>Flag if client's permanent address does not match contact address (1=different, 0=same, at city level)</text:p>
          </table:table-cell>
          <table:table-cell/>
          <table:table-cell table:formula="of:=VLOOKUP([.C39];[$micro_model_features.A:.A];1;0)" office:value-type="string" office:string-value="" calcext:value-type="error">
            <text:p>#N/A</text:p>
          </table:table-cell>
          <table:table-cell table:number-columns-repeated="16378"/>
        </table:table-row>
        <table:table-row table:style-name="ro1">
          <table:table-cell office:value-type="float" office:value="41" calcext:value-type="float">
            <text:p>41</text:p>
          </table:table-cell>
          <table:table-cell office:value-type="string" calcext:value-type="string">
            <text:p>application_{train|test}.csv</text:p>
          </table:table-cell>
          <table:table-cell office:value-type="string" calcext:value-type="string">
            <text:p>REG_CITY_NOT_WORK_CITY</text:p>
          </table:table-cell>
          <table:table-cell office:value-type="string" calcext:value-type="string">
            <text:p>Flag if client's permanent address does not match work address (1=different, 0=same, at city level)</text:p>
          </table:table-cell>
          <table:table-cell/>
          <table:table-cell table:formula="of:=VLOOKUP([.C40];[$micro_model_features.A:.A];1;0)" office:value-type="string" office:string-value="" calcext:value-type="error">
            <text:p>#N/A</text:p>
          </table:table-cell>
          <table:table-cell table:number-columns-repeated="16378"/>
        </table:table-row>
        <table:table-row table:style-name="ro1">
          <table:table-cell office:value-type="float" office:value="42" calcext:value-type="float">
            <text:p>42</text:p>
          </table:table-cell>
          <table:table-cell office:value-type="string" calcext:value-type="string">
            <text:p>application_{train|test}.csv</text:p>
          </table:table-cell>
          <table:table-cell office:value-type="string" calcext:value-type="string">
            <text:p>LIVE_CITY_NOT_WORK_CITY</text:p>
          </table:table-cell>
          <table:table-cell office:value-type="string" calcext:value-type="string">
            <text:p>Flag if client's contact address does not match work address (1=different, 0=same, at city level)</text:p>
          </table:table-cell>
          <table:table-cell/>
          <table:table-cell table:formula="of:=VLOOKUP([.C41];[$micro_model_features.A:.A];1;0)" office:value-type="string" office:string-value="" calcext:value-type="error">
            <text:p>#N/A</text:p>
          </table:table-cell>
          <table:table-cell table:number-columns-repeated="16378"/>
        </table:table-row>
        <table:table-row table:style-name="ro1">
          <table:table-cell office:value-type="float" office:value="43" calcext:value-type="float">
            <text:p>43</text:p>
          </table:table-cell>
          <table:table-cell office:value-type="string" calcext:value-type="string">
            <text:p>application_{train|test}.csv</text:p>
          </table:table-cell>
          <table:table-cell office:value-type="string" calcext:value-type="string">
            <text:p>ORGANIZATION_TYPE</text:p>
          </table:table-cell>
          <table:table-cell office:value-type="string" calcext:value-type="string">
            <text:p>Type of organization where client works</text:p>
          </table:table-cell>
          <table:table-cell/>
          <table:table-cell table:formula="of:=VLOOKUP([.C42];[$micro_model_features.A:.A];1;0)" office:value-type="string" office:string-value="" calcext:value-type="error">
            <text:p>#N/A</text:p>
          </table:table-cell>
          <table:table-cell table:number-columns-repeated="16378"/>
        </table:table-row>
        <table:table-row table:style-name="ro1">
          <table:table-cell table:style-name="ce30" office:value-type="float" office:value="44" calcext:value-type="float">
            <text:p>44</text:p>
          </table:table-cell>
          <table:table-cell table:style-name="ce30" office:value-type="string" calcext:value-type="string">
            <text:p>application_{train|test}.csv</text:p>
          </table:table-cell>
          <table:table-cell table:style-name="ce30" office:value-type="string" calcext:value-type="string">
            <text:p>EXT_SOURCE_1</text:p>
          </table:table-cell>
          <table:table-cell table:style-name="ce43" office:value-type="string" calcext:value-type="string">
            <text:p>Normalized score from external data source</text:p>
          </table:table-cell>
          <table:table-cell table:style-name="ce43" office:value-type="string" calcext:value-type="string">
            <text:p>normalized</text:p>
          </table:table-cell>
          <table:table-cell table:style-name="ce30" table:formula="of:=VLOOKUP([.C43];[$micro_model_features.A:.A];1;0)" office:value-type="string" office:string-value="EXT_SOURCE_1" calcext:value-type="string">
            <text:p>EXT_SOURCE_1</text:p>
          </table:table-cell>
          <table:table-cell table:style-name="ce30" office:value-type="string" calcext:value-type="string">
            <text:p>скоринг из внешнего источника 1 (нормализованный)</text:p>
          </table:table-cell>
          <table:table-cell table:style-name="ce30" table:number-columns-repeated="16377"/>
        </table:table-row>
        <table:table-row table:style-name="ro1">
          <table:table-cell table:style-name="ce30" office:value-type="float" office:value="45" calcext:value-type="float">
            <text:p>45</text:p>
          </table:table-cell>
          <table:table-cell table:style-name="ce30" office:value-type="string" calcext:value-type="string">
            <text:p>application_{train|test}.csv</text:p>
          </table:table-cell>
          <table:table-cell table:style-name="ce30" office:value-type="string" calcext:value-type="string">
            <text:p>EXT_SOURCE_2</text:p>
          </table:table-cell>
          <table:table-cell table:style-name="ce43" office:value-type="string" calcext:value-type="string">
            <text:p>Normalized score from external data source</text:p>
          </table:table-cell>
          <table:table-cell table:style-name="ce43" office:value-type="string" calcext:value-type="string">
            <text:p>normalized</text:p>
          </table:table-cell>
          <table:table-cell table:style-name="ce30" table:formula="of:=VLOOKUP([.C44];[$micro_model_features.A:.A];1;0)" office:value-type="string" office:string-value="EXT_SOURCE_2" calcext:value-type="string">
            <text:p>EXT_SOURCE_2</text:p>
          </table:table-cell>
          <table:table-cell table:style-name="ce30" office:value-type="string" calcext:value-type="string">
            <text:p>скоринг из внешнего источника 2 (нормализованный)</text:p>
          </table:table-cell>
          <table:table-cell table:style-name="ce30" table:number-columns-repeated="16377"/>
        </table:table-row>
        <table:table-row table:style-name="ro1">
          <table:table-cell table:style-name="ce30" office:value-type="float" office:value="46" calcext:value-type="float">
            <text:p>46</text:p>
          </table:table-cell>
          <table:table-cell table:style-name="ce30" office:value-type="string" calcext:value-type="string">
            <text:p>application_{train|test}.csv</text:p>
          </table:table-cell>
          <table:table-cell table:style-name="ce30" office:value-type="string" calcext:value-type="string">
            <text:p>EXT_SOURCE_3</text:p>
          </table:table-cell>
          <table:table-cell table:style-name="ce43" office:value-type="string" calcext:value-type="string">
            <text:p>Normalized score from external data source</text:p>
          </table:table-cell>
          <table:table-cell table:style-name="ce43" office:value-type="string" calcext:value-type="string">
            <text:p>normalized</text:p>
          </table:table-cell>
          <table:table-cell table:style-name="ce30" table:formula="of:=VLOOKUP([.C45];[$micro_model_features.A:.A];1;0)" office:value-type="string" office:string-value="EXT_SOURCE_3" calcext:value-type="string">
            <text:p>EXT_SOURCE_3</text:p>
          </table:table-cell>
          <table:table-cell table:style-name="ce30" office:value-type="string" calcext:value-type="string">
            <text:p>скоринг из внешнего источника 3 (нормализованный)</text:p>
          </table:table-cell>
          <table:table-cell table:style-name="ce30" table:number-columns-repeated="16377"/>
        </table:table-row>
        <table:table-row table:style-name="ro1">
          <table:table-cell table:style-name="ce32" office:value-type="float" office:value="47" calcext:value-type="float">
            <text:p>47</text:p>
          </table:table-cell>
          <table:table-cell table:style-name="ce32" office:value-type="string" calcext:value-type="string">
            <text:p>application_{train|test}.csv</text:p>
          </table:table-cell>
          <table:table-cell table:style-name="ce32" office:value-type="string" calcext:value-type="string">
            <text:p>APARTMENTS_AVG</text:p>
          </table:table-cell>
          <table:table-cell table:style-name="ce45" office:value-type="string" calcext:value-type="string" table:number-columns-spanned="1" table:number-rows-spanned="47">
            <text:p>Normalized information about building where the client lives, What is average (_AVG suffix), modus (_MODE suffix), median (_MEDI suffix) apartment size, common area, living area, age of building, number of elevators, number of entrances, state of the building, number of floor</text:p>
          </table:table-cell>
          <table:table-cell table:style-name="ce20" office:value-type="string" calcext:value-type="string">
            <text:p>normalized</text:p>
          </table:table-cell>
          <table:table-cell table:style-name="ce32" table:formula="of:=VLOOKUP([.C46];[$micro_model_features.A:.A];1;0)" office:value-type="string" office:string-value="APARTMENTS_AVG" calcext:value-type="string">
            <text:p>APARTMENTS_AVG</text:p>
          </table:table-cell>
          <table:table-cell table:style-name="ce32" office:value-type="string" calcext:value-type="string">
            <text:p>средний размер квартиры</text:p>
          </table:table-cell>
          <table:table-cell table:style-name="ce32" table:number-columns-repeated="16377"/>
        </table:table-row>
        <table:table-row table:style-name="ro1">
          <table:table-cell table:style-name="ce32" office:value-type="float" office:value="48" calcext:value-type="float">
            <text:p>48</text:p>
          </table:table-cell>
          <table:table-cell table:style-name="ce32" office:value-type="string" calcext:value-type="string">
            <text:p>application_{train|test}.csv</text:p>
          </table:table-cell>
          <table:table-cell table:style-name="ce32" office:value-type="string" calcext:value-type="string">
            <text:p>BASEMENTAREA_AVG</text:p>
          </table:table-cell>
          <table:covered-table-cell table:style-name="ce20"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0" office:value-type="string" calcext:value-type="string">
            <text:p>normalized</text:p>
          </table:table-cell>
          <table:table-cell table:style-name="ce32" table:formula="of:=VLOOKUP([.C47];[$micro_model_features.A:.A];1;0)" office:value-type="string" office:string-value="BASEMENTAREA_AVG" calcext:value-type="string">
            <text:p>BASEMENTAREA_AVG</text:p>
          </table:table-cell>
          <table:table-cell table:style-name="ce32" office:value-type="string" calcext:value-type="string">
            <text:p>средний размер первого этажа</text:p>
          </table:table-cell>
          <table:table-cell table:style-name="ce32" table:number-columns-repeated="16377"/>
        </table:table-row>
        <table:table-row table:style-name="ro1">
          <table:table-cell office:value-type="float" office:value="49" calcext:value-type="float">
            <text:p>49</text:p>
          </table:table-cell>
          <table:table-cell office:value-type="string" calcext:value-type="string">
            <text:p>application_{train|test}.csv</text:p>
          </table:table-cell>
          <table:table-cell office:value-type="string" calcext:value-type="string">
            <text:p>YEARS_BEGINEXPLUATATION_AVG</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48];[$micro_model_features.A:.A];1;0)" office:value-type="string" office:string-value="" calcext:value-type="error">
            <text:p>#N/A</text:p>
          </table:table-cell>
          <table:table-cell table:number-columns-repeated="16378"/>
        </table:table-row>
        <table:table-row table:style-name="ro1">
          <table:table-cell office:value-type="float" office:value="50" calcext:value-type="float">
            <text:p>50</text:p>
          </table:table-cell>
          <table:table-cell office:value-type="string" calcext:value-type="string">
            <text:p>application_{train|test}.csv</text:p>
          </table:table-cell>
          <table:table-cell office:value-type="string" calcext:value-type="string">
            <text:p>YEARS_BUILD_AVG</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49];[$micro_model_features.A:.A];1;0)" office:value-type="string" office:string-value="" calcext:value-type="error">
            <text:p>#N/A</text:p>
          </table:table-cell>
          <table:table-cell table:number-columns-repeated="16378"/>
        </table:table-row>
        <table:table-row table:style-name="ro1">
          <table:table-cell table:style-name="ce32" office:value-type="float" office:value="51" calcext:value-type="float">
            <text:p>51</text:p>
          </table:table-cell>
          <table:table-cell table:style-name="ce32" office:value-type="string" calcext:value-type="string">
            <text:p>application_{train|test}.csv</text:p>
          </table:table-cell>
          <table:table-cell table:style-name="ce32" office:value-type="string" calcext:value-type="string">
            <text:p>COMMONAREA_AVG</text:p>
          </table:table-cell>
          <table:covered-table-cell table:style-name="ce20"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0" office:value-type="string" calcext:value-type="string">
            <text:p>normalized</text:p>
          </table:table-cell>
          <table:table-cell table:style-name="ce32" table:formula="of:=VLOOKUP([.C50];[$micro_model_features.A:.A];1;0)" office:value-type="string" office:string-value="COMMONAREA_AVG" calcext:value-type="string">
            <text:p>COMMONAREA_AVG</text:p>
          </table:table-cell>
          <table:table-cell table:style-name="ce32" office:value-type="string" calcext:value-type="string">
            <text:p>средний размер мест общего пользования</text:p>
          </table:table-cell>
          <table:table-cell table:style-name="ce32" table:number-columns-repeated="16377"/>
        </table:table-row>
        <table:table-row table:style-name="ro1">
          <table:table-cell table:style-name="ce32" office:value-type="float" office:value="52" calcext:value-type="float">
            <text:p>52</text:p>
          </table:table-cell>
          <table:table-cell table:style-name="ce32" office:value-type="string" calcext:value-type="string">
            <text:p>application_{train|test}.csv</text:p>
          </table:table-cell>
          <table:table-cell table:style-name="ce32" office:value-type="string" calcext:value-type="string">
            <text:p>ELEVATORS_AVG</text:p>
          </table:table-cell>
          <table:covered-table-cell table:style-name="ce20"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0" office:value-type="string" calcext:value-type="string">
            <text:p>normalized</text:p>
          </table:table-cell>
          <table:table-cell table:style-name="ce32" table:formula="of:=VLOOKUP([.C51];[$micro_model_features.A:.A];1;0)" office:value-type="string" office:string-value="ELEVATORS_AVG" calcext:value-type="string">
            <text:p>ELEVATORS_AVG</text:p>
          </table:table-cell>
          <table:table-cell table:style-name="ce32" table:number-columns-repeated="16378"/>
        </table:table-row>
        <table:table-row table:style-name="ro1">
          <table:table-cell table:style-name="ce32" office:value-type="float" office:value="53" calcext:value-type="float">
            <text:p>53</text:p>
          </table:table-cell>
          <table:table-cell table:style-name="ce32" office:value-type="string" calcext:value-type="string">
            <text:p>application_{train|test}.csv</text:p>
          </table:table-cell>
          <table:table-cell table:style-name="ce32" office:value-type="string" calcext:value-type="string">
            <text:p>ENTRANCES_AVG</text:p>
          </table:table-cell>
          <table:covered-table-cell table:style-name="ce20"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0" office:value-type="string" calcext:value-type="string">
            <text:p>normalized</text:p>
          </table:table-cell>
          <table:table-cell table:style-name="ce32" table:formula="of:=VLOOKUP([.C52];[$micro_model_features.A:.A];1;0)" office:value-type="string" office:string-value="ENTRANCES_AVG" calcext:value-type="string">
            <text:p>ENTRANCES_AVG</text:p>
          </table:table-cell>
          <table:table-cell table:style-name="ce32" table:number-columns-repeated="16378"/>
        </table:table-row>
        <table:table-row table:style-name="ro1">
          <table:table-cell table:style-name="ce32" office:value-type="float" office:value="54" calcext:value-type="float">
            <text:p>54</text:p>
          </table:table-cell>
          <table:table-cell table:style-name="ce32" office:value-type="string" calcext:value-type="string">
            <text:p>application_{train|test}.csv</text:p>
          </table:table-cell>
          <table:table-cell table:style-name="ce32" office:value-type="string" calcext:value-type="string">
            <text:p>FLOORSMAX_AVG</text:p>
          </table:table-cell>
          <table:covered-table-cell table:style-name="ce20"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0" office:value-type="string" calcext:value-type="string">
            <text:p>normalized</text:p>
          </table:table-cell>
          <table:table-cell table:style-name="ce32" table:formula="of:=VLOOKUP([.C53];[$micro_model_features.A:.A];1;0)" office:value-type="string" office:string-value="FLOORSMAX_AVG" calcext:value-type="string">
            <text:p>FLOORSMAX_AVG</text:p>
          </table:table-cell>
          <table:table-cell table:style-name="ce32" table:number-columns-repeated="16378"/>
        </table:table-row>
        <table:table-row table:style-name="ro1">
          <table:table-cell table:style-name="ce32" office:value-type="float" office:value="55" calcext:value-type="float">
            <text:p>55</text:p>
          </table:table-cell>
          <table:table-cell table:style-name="ce32" office:value-type="string" calcext:value-type="string">
            <text:p>application_{train|test}.csv</text:p>
          </table:table-cell>
          <table:table-cell table:style-name="ce32" office:value-type="string" calcext:value-type="string">
            <text:p>FLOORSMIN_AVG</text:p>
          </table:table-cell>
          <table:covered-table-cell table:style-name="ce20"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0" office:value-type="string" calcext:value-type="string">
            <text:p>normalized</text:p>
          </table:table-cell>
          <table:table-cell table:style-name="ce32" table:formula="of:=VLOOKUP([.C54];[$micro_model_features.A:.A];1;0)" office:value-type="string" office:string-value="FLOORSMIN_AVG" calcext:value-type="string">
            <text:p>FLOORSMIN_AVG</text:p>
          </table:table-cell>
          <table:table-cell table:style-name="ce32" table:number-columns-repeated="16378"/>
        </table:table-row>
        <table:table-row table:style-name="ro1">
          <table:table-cell office:value-type="float" office:value="56" calcext:value-type="float">
            <text:p>56</text:p>
          </table:table-cell>
          <table:table-cell office:value-type="string" calcext:value-type="string">
            <text:p>application_{train|test}.csv</text:p>
          </table:table-cell>
          <table:table-cell office:value-type="string" calcext:value-type="string">
            <text:p>LANDAREA_AVG</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55];[$micro_model_features.A:.A];1;0)" office:value-type="string" office:string-value="" calcext:value-type="error">
            <text:p>#N/A</text:p>
          </table:table-cell>
          <table:table-cell table:number-columns-repeated="16378"/>
        </table:table-row>
        <table:table-row table:style-name="ro1">
          <table:table-cell table:style-name="ce32" office:value-type="float" office:value="57" calcext:value-type="float">
            <text:p>57</text:p>
          </table:table-cell>
          <table:table-cell table:style-name="ce32" office:value-type="string" calcext:value-type="string">
            <text:p>application_{train|test}.csv</text:p>
          </table:table-cell>
          <table:table-cell table:style-name="ce32" office:value-type="string" calcext:value-type="string">
            <text:p>LIVINGAPARTMENTS_AVG</text:p>
          </table:table-cell>
          <table:covered-table-cell table:style-name="ce20"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0" office:value-type="string" calcext:value-type="string">
            <text:p>normalized</text:p>
          </table:table-cell>
          <table:table-cell table:style-name="ce32" table:formula="of:=VLOOKUP([.C56];[$micro_model_features.A:.A];1;0)" office:value-type="string" office:string-value="LIVINGAPARTMENTS_AVG" calcext:value-type="string">
            <text:p>LIVINGAPARTMENTS_AVG</text:p>
          </table:table-cell>
          <table:table-cell table:style-name="ce32" table:number-columns-repeated="16378"/>
        </table:table-row>
        <table:table-row table:style-name="ro1">
          <table:table-cell table:style-name="ce32" office:value-type="float" office:value="58" calcext:value-type="float">
            <text:p>58</text:p>
          </table:table-cell>
          <table:table-cell table:style-name="ce32" office:value-type="string" calcext:value-type="string">
            <text:p>application_{train|test}.csv</text:p>
          </table:table-cell>
          <table:table-cell table:style-name="ce32" office:value-type="string" calcext:value-type="string">
            <text:p>LIVINGAREA_AVG</text:p>
          </table:table-cell>
          <table:covered-table-cell table:style-name="ce20"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0" office:value-type="string" calcext:value-type="string">
            <text:p>normalized</text:p>
          </table:table-cell>
          <table:table-cell table:style-name="ce32" table:formula="of:=VLOOKUP([.C57];[$micro_model_features.A:.A];1;0)" office:value-type="string" office:string-value="LIVINGAREA_AVG" calcext:value-type="string">
            <text:p>LIVINGAREA_AVG</text:p>
          </table:table-cell>
          <table:table-cell table:style-name="ce32" table:number-columns-repeated="16378"/>
        </table:table-row>
        <table:table-row table:style-name="ro1">
          <table:table-cell table:style-name="ce32" office:value-type="float" office:value="59" calcext:value-type="float">
            <text:p>59</text:p>
          </table:table-cell>
          <table:table-cell table:style-name="ce32" office:value-type="string" calcext:value-type="string">
            <text:p>application_{train|test}.csv</text:p>
          </table:table-cell>
          <table:table-cell table:style-name="ce32" office:value-type="string" calcext:value-type="string">
            <text:p>NONLIVINGAPARTMENTS_AVG</text:p>
          </table:table-cell>
          <table:covered-table-cell table:style-name="ce20"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0" office:value-type="string" calcext:value-type="string">
            <text:p>normalized</text:p>
          </table:table-cell>
          <table:table-cell table:style-name="ce32" table:formula="of:=VLOOKUP([.C58];[$micro_model_features.A:.A];1;0)" office:value-type="string" office:string-value="NONLIVINGAPARTMENTS_AVG" calcext:value-type="string">
            <text:p>NONLIVINGAPARTMENTS_AVG</text:p>
          </table:table-cell>
          <table:table-cell table:style-name="ce32" table:number-columns-repeated="16378"/>
        </table:table-row>
        <table:table-row table:style-name="ro1">
          <table:table-cell table:style-name="ce32" office:value-type="float" office:value="60" calcext:value-type="float">
            <text:p>60</text:p>
          </table:table-cell>
          <table:table-cell table:style-name="ce32" office:value-type="string" calcext:value-type="string">
            <text:p>application_{train|test}.csv</text:p>
          </table:table-cell>
          <table:table-cell table:style-name="ce32" office:value-type="string" calcext:value-type="string">
            <text:p>NONLIVINGAREA_AVG</text:p>
          </table:table-cell>
          <table:covered-table-cell table:style-name="ce20"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0" office:value-type="string" calcext:value-type="string">
            <text:p>normalized</text:p>
          </table:table-cell>
          <table:table-cell table:style-name="ce32" table:formula="of:=VLOOKUP([.C59];[$micro_model_features.A:.A];1;0)" office:value-type="string" office:string-value="NONLIVINGAREA_AVG" calcext:value-type="string">
            <text:p>NONLIVINGAREA_AVG</text:p>
          </table:table-cell>
          <table:table-cell table:style-name="ce32" table:number-columns-repeated="16378"/>
        </table:table-row>
        <table:table-row table:style-name="ro1">
          <table:table-cell table:style-name="ce32" office:value-type="float" office:value="61" calcext:value-type="float">
            <text:p>61</text:p>
          </table:table-cell>
          <table:table-cell table:style-name="ce32" office:value-type="string" calcext:value-type="string">
            <text:p>application_{train|test}.csv</text:p>
          </table:table-cell>
          <table:table-cell table:style-name="ce32" office:value-type="string" calcext:value-type="string">
            <text:p>APARTMENTS_MODE</text:p>
          </table:table-cell>
          <table:covered-table-cell table:style-name="ce20"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0" office:value-type="string" calcext:value-type="string">
            <text:p>normalized</text:p>
          </table:table-cell>
          <table:table-cell table:style-name="ce32" table:formula="of:=VLOOKUP([.C60];[$micro_model_features.A:.A];1;0)" office:value-type="string" office:string-value="APARTMENTS_MODE" calcext:value-type="string">
            <text:p>APARTMENTS_MODE</text:p>
          </table:table-cell>
          <table:table-cell table:style-name="ce32" table:number-columns-repeated="16378"/>
        </table:table-row>
        <table:table-row table:style-name="ro1">
          <table:table-cell office:value-type="float" office:value="62" calcext:value-type="float">
            <text:p>62</text:p>
          </table:table-cell>
          <table:table-cell office:value-type="string" calcext:value-type="string">
            <text:p>application_{train|test}.csv</text:p>
          </table:table-cell>
          <table:table-cell office:value-type="string" calcext:value-type="string">
            <text:p>BASEMENTAREA_MODE</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61];[$micro_model_features.A:.A];1;0)" office:value-type="string" office:string-value="" calcext:value-type="error">
            <text:p>#N/A</text:p>
          </table:table-cell>
          <table:table-cell table:number-columns-repeated="16378"/>
        </table:table-row>
        <table:table-row table:style-name="ro1">
          <table:table-cell table:style-name="ce32" office:value-type="float" office:value="63" calcext:value-type="float">
            <text:p>63</text:p>
          </table:table-cell>
          <table:table-cell table:style-name="ce32" office:value-type="string" calcext:value-type="string">
            <text:p>application_{train|test}.csv</text:p>
          </table:table-cell>
          <table:table-cell table:style-name="ce32" office:value-type="string" calcext:value-type="string">
            <text:p>YEARS_BEGINEXPLUATATION_MODE</text:p>
          </table:table-cell>
          <table:covered-table-cell table:style-name="ce20"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0" office:value-type="string" calcext:value-type="string">
            <text:p>normalized</text:p>
          </table:table-cell>
          <table:table-cell table:style-name="ce32" table:formula="of:=VLOOKUP([.C62];[$micro_model_features.A:.A];1;0)" office:value-type="string" office:string-value="YEARS_BEGINEXPLUATATION_MODE" calcext:value-type="string">
            <text:p>YEARS_BEGINEXPLUATATION_MODE</text:p>
          </table:table-cell>
          <table:table-cell table:style-name="ce32" table:number-columns-repeated="16378"/>
        </table:table-row>
        <table:table-row table:style-name="ro1">
          <table:table-cell table:style-name="ce32" office:value-type="float" office:value="64" calcext:value-type="float">
            <text:p>64</text:p>
          </table:table-cell>
          <table:table-cell table:style-name="ce32" office:value-type="string" calcext:value-type="string">
            <text:p>application_{train|test}.csv</text:p>
          </table:table-cell>
          <table:table-cell table:style-name="ce32" office:value-type="string" calcext:value-type="string">
            <text:p>YEARS_BUILD_MODE</text:p>
          </table:table-cell>
          <table:covered-table-cell table:style-name="ce20"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0" office:value-type="string" calcext:value-type="string">
            <text:p>normalized</text:p>
          </table:table-cell>
          <table:table-cell table:style-name="ce32" table:formula="of:=VLOOKUP([.C63];[$micro_model_features.A:.A];1;0)" office:value-type="string" office:string-value="YEARS_BUILD_MODE" calcext:value-type="string">
            <text:p>YEARS_BUILD_MODE</text:p>
          </table:table-cell>
          <table:table-cell table:style-name="ce32" table:number-columns-repeated="16378"/>
        </table:table-row>
        <table:table-row table:style-name="ro1">
          <table:table-cell table:style-name="ce32" office:value-type="float" office:value="65" calcext:value-type="float">
            <text:p>65</text:p>
          </table:table-cell>
          <table:table-cell table:style-name="ce32" office:value-type="string" calcext:value-type="string">
            <text:p>application_{train|test}.csv</text:p>
          </table:table-cell>
          <table:table-cell table:style-name="ce32" office:value-type="string" calcext:value-type="string">
            <text:p>COMMONAREA_MODE</text:p>
          </table:table-cell>
          <table:covered-table-cell table:style-name="ce20"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0" office:value-type="string" calcext:value-type="string">
            <text:p>normalized</text:p>
          </table:table-cell>
          <table:table-cell table:style-name="ce32" table:formula="of:=VLOOKUP([.C64];[$micro_model_features.A:.A];1;0)" office:value-type="string" office:string-value="COMMONAREA_MODE" calcext:value-type="string">
            <text:p>COMMONAREA_MODE</text:p>
          </table:table-cell>
          <table:table-cell table:style-name="ce32" table:number-columns-repeated="16378"/>
        </table:table-row>
        <table:table-row table:style-name="ro1">
          <table:table-cell office:value-type="float" office:value="66" calcext:value-type="float">
            <text:p>66</text:p>
          </table:table-cell>
          <table:table-cell office:value-type="string" calcext:value-type="string">
            <text:p>application_{train|test}.csv</text:p>
          </table:table-cell>
          <table:table-cell office:value-type="string" calcext:value-type="string">
            <text:p>ELEVATORS_MODE</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65];[$micro_model_features.A:.A];1;0)" office:value-type="string" office:string-value="" calcext:value-type="error">
            <text:p>#N/A</text:p>
          </table:table-cell>
          <table:table-cell table:number-columns-repeated="16378"/>
        </table:table-row>
        <table:table-row table:style-name="ro1">
          <table:table-cell office:value-type="float" office:value="67" calcext:value-type="float">
            <text:p>67</text:p>
          </table:table-cell>
          <table:table-cell office:value-type="string" calcext:value-type="string">
            <text:p>application_{train|test}.csv</text:p>
          </table:table-cell>
          <table:table-cell office:value-type="string" calcext:value-type="string">
            <text:p>ENTRANCES_MODE</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66];[$micro_model_features.A:.A];1;0)" office:value-type="string" office:string-value="" calcext:value-type="error">
            <text:p>#N/A</text:p>
          </table:table-cell>
          <table:table-cell table:number-columns-repeated="16378"/>
        </table:table-row>
        <table:table-row table:style-name="ro1">
          <table:table-cell table:style-name="ce32" office:value-type="float" office:value="68" calcext:value-type="float">
            <text:p>68</text:p>
          </table:table-cell>
          <table:table-cell table:style-name="ce32" office:value-type="string" calcext:value-type="string">
            <text:p>application_{train|test}.csv</text:p>
          </table:table-cell>
          <table:table-cell table:style-name="ce32" office:value-type="string" calcext:value-type="string">
            <text:p>FLOORSMAX_MODE</text:p>
          </table:table-cell>
          <table:covered-table-cell table:style-name="ce20"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0" office:value-type="string" calcext:value-type="string">
            <text:p>normalized</text:p>
          </table:table-cell>
          <table:table-cell table:style-name="ce32" table:formula="of:=VLOOKUP([.C67];[$micro_model_features.A:.A];1;0)" office:value-type="string" office:string-value="FLOORSMAX_MODE" calcext:value-type="string">
            <text:p>FLOORSMAX_MODE</text:p>
          </table:table-cell>
          <table:table-cell table:style-name="ce32" table:number-columns-repeated="16378"/>
        </table:table-row>
        <table:table-row table:style-name="ro1">
          <table:table-cell table:style-name="ce32" office:value-type="float" office:value="69" calcext:value-type="float">
            <text:p>69</text:p>
          </table:table-cell>
          <table:table-cell table:style-name="ce32" office:value-type="string" calcext:value-type="string">
            <text:p>application_{train|test}.csv</text:p>
          </table:table-cell>
          <table:table-cell table:style-name="ce32" office:value-type="string" calcext:value-type="string">
            <text:p>FLOORSMIN_MODE</text:p>
          </table:table-cell>
          <table:covered-table-cell table:style-name="ce20"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0" office:value-type="string" calcext:value-type="string">
            <text:p>normalized</text:p>
          </table:table-cell>
          <table:table-cell table:style-name="ce32" table:formula="of:=VLOOKUP([.C68];[$micro_model_features.A:.A];1;0)" office:value-type="string" office:string-value="FLOORSMIN_MODE" calcext:value-type="string">
            <text:p>FLOORSMIN_MODE</text:p>
          </table:table-cell>
          <table:table-cell table:style-name="ce32" table:number-columns-repeated="16378"/>
        </table:table-row>
        <table:table-row table:style-name="ro1">
          <table:table-cell table:style-name="ce32" office:value-type="float" office:value="70" calcext:value-type="float">
            <text:p>70</text:p>
          </table:table-cell>
          <table:table-cell table:style-name="ce32" office:value-type="string" calcext:value-type="string">
            <text:p>application_{train|test}.csv</text:p>
          </table:table-cell>
          <table:table-cell table:style-name="ce32" office:value-type="string" calcext:value-type="string">
            <text:p>LANDAREA_MODE</text:p>
          </table:table-cell>
          <table:covered-table-cell table:style-name="ce20"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0" office:value-type="string" calcext:value-type="string">
            <text:p>normalized</text:p>
          </table:table-cell>
          <table:table-cell table:style-name="ce32" table:formula="of:=VLOOKUP([.C69];[$micro_model_features.A:.A];1;0)" office:value-type="string" office:string-value="LANDAREA_MODE" calcext:value-type="string">
            <text:p>LANDAREA_MODE</text:p>
          </table:table-cell>
          <table:table-cell table:style-name="ce32" table:number-columns-repeated="16378"/>
        </table:table-row>
        <table:table-row table:style-name="ro1">
          <table:table-cell office:value-type="float" office:value="71" calcext:value-type="float">
            <text:p>71</text:p>
          </table:table-cell>
          <table:table-cell office:value-type="string" calcext:value-type="string">
            <text:p>application_{train|test}.csv</text:p>
          </table:table-cell>
          <table:table-cell office:value-type="string" calcext:value-type="string">
            <text:p>LIVINGAPARTMENTS_MODE</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70];[$micro_model_features.A:.A];1;0)" office:value-type="string" office:string-value="" calcext:value-type="error">
            <text:p>#N/A</text:p>
          </table:table-cell>
          <table:table-cell table:number-columns-repeated="16378"/>
        </table:table-row>
        <table:table-row table:style-name="ro1">
          <table:table-cell table:style-name="ce32" office:value-type="float" office:value="72" calcext:value-type="float">
            <text:p>72</text:p>
          </table:table-cell>
          <table:table-cell table:style-name="ce32" office:value-type="string" calcext:value-type="string">
            <text:p>application_{train|test}.csv</text:p>
          </table:table-cell>
          <table:table-cell table:style-name="ce32" office:value-type="string" calcext:value-type="string">
            <text:p>LIVINGAREA_MODE</text:p>
          </table:table-cell>
          <table:covered-table-cell table:style-name="ce20"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0" office:value-type="string" calcext:value-type="string">
            <text:p>normalized</text:p>
          </table:table-cell>
          <table:table-cell table:style-name="ce32" table:formula="of:=VLOOKUP([.C71];[$micro_model_features.A:.A];1;0)" office:value-type="string" office:string-value="LIVINGAREA_MODE" calcext:value-type="string">
            <text:p>LIVINGAREA_MODE</text:p>
          </table:table-cell>
          <table:table-cell table:style-name="ce32" table:number-columns-repeated="16378"/>
        </table:table-row>
        <table:table-row table:style-name="ro1">
          <table:table-cell office:value-type="float" office:value="73" calcext:value-type="float">
            <text:p>73</text:p>
          </table:table-cell>
          <table:table-cell office:value-type="string" calcext:value-type="string">
            <text:p>application_{train|test}.csv</text:p>
          </table:table-cell>
          <table:table-cell office:value-type="string" calcext:value-type="string">
            <text:p>NONLIVINGAPARTMENTS_MODE</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72];[$micro_model_features.A:.A];1;0)" office:value-type="string" office:string-value="" calcext:value-type="error">
            <text:p>#N/A</text:p>
          </table:table-cell>
          <table:table-cell table:number-columns-repeated="16378"/>
        </table:table-row>
        <table:table-row table:style-name="ro1">
          <table:table-cell table:style-name="ce32" office:value-type="float" office:value="74" calcext:value-type="float">
            <text:p>74</text:p>
          </table:table-cell>
          <table:table-cell table:style-name="ce32" office:value-type="string" calcext:value-type="string">
            <text:p>application_{train|test}.csv</text:p>
          </table:table-cell>
          <table:table-cell table:style-name="ce32" office:value-type="string" calcext:value-type="string">
            <text:p>NONLIVINGAREA_MODE</text:p>
          </table:table-cell>
          <table:covered-table-cell table:style-name="ce20"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0" office:value-type="string" calcext:value-type="string">
            <text:p>normalized</text:p>
          </table:table-cell>
          <table:table-cell table:style-name="ce32" table:formula="of:=VLOOKUP([.C73];[$micro_model_features.A:.A];1;0)" office:value-type="string" office:string-value="NONLIVINGAREA_MODE" calcext:value-type="string">
            <text:p>NONLIVINGAREA_MODE</text:p>
          </table:table-cell>
          <table:table-cell table:style-name="ce32" table:number-columns-repeated="16378"/>
        </table:table-row>
        <table:table-row table:style-name="ro1">
          <table:table-cell office:value-type="float" office:value="75" calcext:value-type="float">
            <text:p>75</text:p>
          </table:table-cell>
          <table:table-cell office:value-type="string" calcext:value-type="string">
            <text:p>application_{train|test}.csv</text:p>
          </table:table-cell>
          <table:table-cell office:value-type="string" calcext:value-type="string">
            <text:p>APARTMENTS_MEDI</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74];[$micro_model_features.A:.A];1;0)" office:value-type="string" office:string-value="" calcext:value-type="error">
            <text:p>#N/A</text:p>
          </table:table-cell>
          <table:table-cell table:number-columns-repeated="16378"/>
        </table:table-row>
        <table:table-row table:style-name="ro1">
          <table:table-cell office:value-type="float" office:value="76" calcext:value-type="float">
            <text:p>76</text:p>
          </table:table-cell>
          <table:table-cell office:value-type="string" calcext:value-type="string">
            <text:p>application_{train|test}.csv</text:p>
          </table:table-cell>
          <table:table-cell office:value-type="string" calcext:value-type="string">
            <text:p>BASEMENTAREA_MEDI</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75];[$micro_model_features.A:.A];1;0)" office:value-type="string" office:string-value="" calcext:value-type="error">
            <text:p>#N/A</text:p>
          </table:table-cell>
          <table:table-cell table:number-columns-repeated="16378"/>
        </table:table-row>
        <table:table-row table:style-name="ro1">
          <table:table-cell office:value-type="float" office:value="77" calcext:value-type="float">
            <text:p>77</text:p>
          </table:table-cell>
          <table:table-cell office:value-type="string" calcext:value-type="string">
            <text:p>application_{train|test}.csv</text:p>
          </table:table-cell>
          <table:table-cell office:value-type="string" calcext:value-type="string">
            <text:p>YEARS_BEGINEXPLUATATION_MEDI</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76];[$micro_model_features.A:.A];1;0)" office:value-type="string" office:string-value="" calcext:value-type="error">
            <text:p>#N/A</text:p>
          </table:table-cell>
          <table:table-cell table:number-columns-repeated="16378"/>
        </table:table-row>
        <table:table-row table:style-name="ro1">
          <table:table-cell table:style-name="ce32" office:value-type="float" office:value="78" calcext:value-type="float">
            <text:p>78</text:p>
          </table:table-cell>
          <table:table-cell table:style-name="ce32" office:value-type="string" calcext:value-type="string">
            <text:p>application_{train|test}.csv</text:p>
          </table:table-cell>
          <table:table-cell table:style-name="ce32" office:value-type="string" calcext:value-type="string">
            <text:p>YEARS_BUILD_MEDI</text:p>
          </table:table-cell>
          <table:covered-table-cell table:style-name="ce20"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0" office:value-type="string" calcext:value-type="string">
            <text:p>normalized</text:p>
          </table:table-cell>
          <table:table-cell table:style-name="ce32" table:formula="of:=VLOOKUP([.C77];[$micro_model_features.A:.A];1;0)" office:value-type="string" office:string-value="YEARS_BUILD_MEDI" calcext:value-type="string">
            <text:p>YEARS_BUILD_MEDI</text:p>
          </table:table-cell>
          <table:table-cell table:style-name="ce32" table:number-columns-repeated="16378"/>
        </table:table-row>
        <table:table-row table:style-name="ro1">
          <table:table-cell office:value-type="float" office:value="79" calcext:value-type="float">
            <text:p>79</text:p>
          </table:table-cell>
          <table:table-cell office:value-type="string" calcext:value-type="string">
            <text:p>application_{train|test}.csv</text:p>
          </table:table-cell>
          <table:table-cell office:value-type="string" calcext:value-type="string">
            <text:p>COMMONAREA_MEDI</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78];[$micro_model_features.A:.A];1;0)" office:value-type="string" office:string-value="" calcext:value-type="error">
            <text:p>#N/A</text:p>
          </table:table-cell>
          <table:table-cell table:number-columns-repeated="16378"/>
        </table:table-row>
        <table:table-row table:style-name="ro1">
          <table:table-cell table:style-name="ce32" office:value-type="float" office:value="80" calcext:value-type="float">
            <text:p>80</text:p>
          </table:table-cell>
          <table:table-cell table:style-name="ce32" office:value-type="string" calcext:value-type="string">
            <text:p>application_{train|test}.csv</text:p>
          </table:table-cell>
          <table:table-cell table:style-name="ce32" office:value-type="string" calcext:value-type="string">
            <text:p>ELEVATORS_MEDI</text:p>
          </table:table-cell>
          <table:covered-table-cell table:style-name="ce20"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0" office:value-type="string" calcext:value-type="string">
            <text:p>normalized</text:p>
          </table:table-cell>
          <table:table-cell table:style-name="ce32" table:formula="of:=VLOOKUP([.C79];[$micro_model_features.A:.A];1;0)" office:value-type="string" office:string-value="ELEVATORS_MEDI" calcext:value-type="string">
            <text:p>ELEVATORS_MEDI</text:p>
          </table:table-cell>
          <table:table-cell table:style-name="ce32" table:number-columns-repeated="16378"/>
        </table:table-row>
        <table:table-row table:style-name="ro1">
          <table:table-cell office:value-type="float" office:value="81" calcext:value-type="float">
            <text:p>81</text:p>
          </table:table-cell>
          <table:table-cell office:value-type="string" calcext:value-type="string">
            <text:p>application_{train|test}.csv</text:p>
          </table:table-cell>
          <table:table-cell office:value-type="string" calcext:value-type="string">
            <text:p>ENTRANCES_MEDI</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80];[$micro_model_features.A:.A];1;0)" office:value-type="string" office:string-value="" calcext:value-type="error">
            <text:p>#N/A</text:p>
          </table:table-cell>
          <table:table-cell table:number-columns-repeated="16378"/>
        </table:table-row>
        <table:table-row table:style-name="ro1">
          <table:table-cell table:style-name="ce32" office:value-type="float" office:value="82" calcext:value-type="float">
            <text:p>82</text:p>
          </table:table-cell>
          <table:table-cell table:style-name="ce32" office:value-type="string" calcext:value-type="string">
            <text:p>application_{train|test}.csv</text:p>
          </table:table-cell>
          <table:table-cell table:style-name="ce32" office:value-type="string" calcext:value-type="string">
            <text:p>FLOORSMAX_MEDI</text:p>
          </table:table-cell>
          <table:covered-table-cell table:style-name="ce20"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0" office:value-type="string" calcext:value-type="string">
            <text:p>normalized</text:p>
          </table:table-cell>
          <table:table-cell table:style-name="ce32" table:formula="of:=VLOOKUP([.C81];[$micro_model_features.A:.A];1;0)" office:value-type="string" office:string-value="FLOORSMAX_MEDI" calcext:value-type="string">
            <text:p>FLOORSMAX_MEDI</text:p>
          </table:table-cell>
          <table:table-cell table:style-name="ce32" table:number-columns-repeated="16378"/>
        </table:table-row>
        <table:table-row table:style-name="ro1">
          <table:table-cell table:style-name="ce32" office:value-type="float" office:value="83" calcext:value-type="float">
            <text:p>83</text:p>
          </table:table-cell>
          <table:table-cell table:style-name="ce32" office:value-type="string" calcext:value-type="string">
            <text:p>application_{train|test}.csv</text:p>
          </table:table-cell>
          <table:table-cell table:style-name="ce32" office:value-type="string" calcext:value-type="string">
            <text:p>FLOORSMIN_MEDI</text:p>
          </table:table-cell>
          <table:covered-table-cell table:style-name="ce20"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0" office:value-type="string" calcext:value-type="string">
            <text:p>normalized</text:p>
          </table:table-cell>
          <table:table-cell table:style-name="ce32" table:formula="of:=VLOOKUP([.C82];[$micro_model_features.A:.A];1;0)" office:value-type="string" office:string-value="FLOORSMIN_MEDI" calcext:value-type="string">
            <text:p>FLOORSMIN_MEDI</text:p>
          </table:table-cell>
          <table:table-cell table:style-name="ce32" table:number-columns-repeated="16378"/>
        </table:table-row>
        <table:table-row table:style-name="ro1">
          <table:table-cell table:style-name="ce32" office:value-type="float" office:value="84" calcext:value-type="float">
            <text:p>84</text:p>
          </table:table-cell>
          <table:table-cell table:style-name="ce32" office:value-type="string" calcext:value-type="string">
            <text:p>application_{train|test}.csv</text:p>
          </table:table-cell>
          <table:table-cell table:style-name="ce32" office:value-type="string" calcext:value-type="string">
            <text:p>LANDAREA_MEDI</text:p>
          </table:table-cell>
          <table:covered-table-cell table:style-name="ce20"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0" office:value-type="string" calcext:value-type="string">
            <text:p>normalized</text:p>
          </table:table-cell>
          <table:table-cell table:style-name="ce32" table:formula="of:=VLOOKUP([.C83];[$micro_model_features.A:.A];1;0)" office:value-type="string" office:string-value="LANDAREA_MEDI" calcext:value-type="string">
            <text:p>LANDAREA_MEDI</text:p>
          </table:table-cell>
          <table:table-cell table:style-name="ce32" table:number-columns-repeated="16378"/>
        </table:table-row>
        <table:table-row table:style-name="ro1">
          <table:table-cell office:value-type="float" office:value="85" calcext:value-type="float">
            <text:p>85</text:p>
          </table:table-cell>
          <table:table-cell office:value-type="string" calcext:value-type="string">
            <text:p>application_{train|test}.csv</text:p>
          </table:table-cell>
          <table:table-cell office:value-type="string" calcext:value-type="string">
            <text:p>LIVINGAPARTMENTS_MEDI</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84];[$micro_model_features.A:.A];1;0)" office:value-type="string" office:string-value="" calcext:value-type="error">
            <text:p>#N/A</text:p>
          </table:table-cell>
          <table:table-cell table:number-columns-repeated="16378"/>
        </table:table-row>
        <table:table-row table:style-name="ro1">
          <table:table-cell office:value-type="float" office:value="86" calcext:value-type="float">
            <text:p>86</text:p>
          </table:table-cell>
          <table:table-cell office:value-type="string" calcext:value-type="string">
            <text:p>application_{train|test}.csv</text:p>
          </table:table-cell>
          <table:table-cell office:value-type="string" calcext:value-type="string">
            <text:p>LIVINGAREA_MEDI</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85];[$micro_model_features.A:.A];1;0)" office:value-type="string" office:string-value="" calcext:value-type="error">
            <text:p>#N/A</text:p>
          </table:table-cell>
          <table:table-cell table:number-columns-repeated="16378"/>
        </table:table-row>
        <table:table-row table:style-name="ro1">
          <table:table-cell table:style-name="ce32" office:value-type="float" office:value="87" calcext:value-type="float">
            <text:p>87</text:p>
          </table:table-cell>
          <table:table-cell table:style-name="ce32" office:value-type="string" calcext:value-type="string">
            <text:p>application_{train|test}.csv</text:p>
          </table:table-cell>
          <table:table-cell table:style-name="ce32" office:value-type="string" calcext:value-type="string">
            <text:p>NONLIVINGAPARTMENTS_MEDI</text:p>
          </table:table-cell>
          <table:covered-table-cell table:style-name="ce20"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0" office:value-type="string" calcext:value-type="string">
            <text:p>normalized</text:p>
          </table:table-cell>
          <table:table-cell table:style-name="ce32" table:formula="of:=VLOOKUP([.C86];[$micro_model_features.A:.A];1;0)" office:value-type="string" office:string-value="NONLIVINGAPARTMENTS_MEDI" calcext:value-type="string">
            <text:p>NONLIVINGAPARTMENTS_MEDI</text:p>
          </table:table-cell>
          <table:table-cell table:style-name="ce32" table:number-columns-repeated="16378"/>
        </table:table-row>
        <table:table-row table:style-name="ro1">
          <table:table-cell table:style-name="ce32" office:value-type="float" office:value="88" calcext:value-type="float">
            <text:p>88</text:p>
          </table:table-cell>
          <table:table-cell table:style-name="ce32" office:value-type="string" calcext:value-type="string">
            <text:p>application_{train|test}.csv</text:p>
          </table:table-cell>
          <table:table-cell table:style-name="ce32" office:value-type="string" calcext:value-type="string">
            <text:p>NONLIVINGAREA_MEDI</text:p>
          </table:table-cell>
          <table:covered-table-cell table:style-name="ce20"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0" office:value-type="string" calcext:value-type="string">
            <text:p>normalized</text:p>
          </table:table-cell>
          <table:table-cell table:style-name="ce32" table:formula="of:=VLOOKUP([.C87];[$micro_model_features.A:.A];1;0)" office:value-type="string" office:string-value="NONLIVINGAREA_MEDI" calcext:value-type="string">
            <text:p>NONLIVINGAREA_MEDI</text:p>
          </table:table-cell>
          <table:table-cell table:style-name="ce32" table:number-columns-repeated="16378"/>
        </table:table-row>
        <table:table-row table:style-name="ro1">
          <table:table-cell office:value-type="float" office:value="89" calcext:value-type="float">
            <text:p>89</text:p>
          </table:table-cell>
          <table:table-cell office:value-type="string" calcext:value-type="string">
            <text:p>application_{train|test}.csv</text:p>
          </table:table-cell>
          <table:table-cell office:value-type="string" calcext:value-type="string">
            <text:p>FONDKAPREMONT_MODE</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88];[$micro_model_features.A:.A];1;0)" office:value-type="string" office:string-value="" calcext:value-type="error">
            <text:p>#N/A</text:p>
          </table:table-cell>
          <table:table-cell table:number-columns-repeated="16378"/>
        </table:table-row>
        <table:table-row table:style-name="ro1">
          <table:table-cell office:value-type="float" office:value="90" calcext:value-type="float">
            <text:p>90</text:p>
          </table:table-cell>
          <table:table-cell office:value-type="string" calcext:value-type="string">
            <text:p>application_{train|test}.csv</text:p>
          </table:table-cell>
          <table:table-cell office:value-type="string" calcext:value-type="string">
            <text:p>HOUSETYPE_MODE</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89];[$micro_model_features.A:.A];1;0)" office:value-type="string" office:string-value="" calcext:value-type="error">
            <text:p>#N/A</text:p>
          </table:table-cell>
          <table:table-cell table:number-columns-repeated="16378"/>
        </table:table-row>
        <table:table-row table:style-name="ro1">
          <table:table-cell table:style-name="ce32" office:value-type="float" office:value="91" calcext:value-type="float">
            <text:p>91</text:p>
          </table:table-cell>
          <table:table-cell table:style-name="ce32" office:value-type="string" calcext:value-type="string">
            <text:p>application_{train|test}.csv</text:p>
          </table:table-cell>
          <table:table-cell table:style-name="ce32" office:value-type="string" calcext:value-type="string">
            <text:p>TOTALAREA_MODE</text:p>
          </table:table-cell>
          <table:covered-table-cell table:style-name="ce20"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table:style-name="ce20" office:value-type="string" calcext:value-type="string">
            <text:p>normalized</text:p>
          </table:table-cell>
          <table:table-cell table:style-name="ce32" table:formula="of:=VLOOKUP([.C90];[$micro_model_features.A:.A];1;0)" office:value-type="string" office:string-value="TOTALAREA_MODE" calcext:value-type="string">
            <text:p>TOTALAREA_MODE</text:p>
          </table:table-cell>
          <table:table-cell table:style-name="ce32" table:number-columns-repeated="16378"/>
        </table:table-row>
        <table:table-row table:style-name="ro1">
          <table:table-cell office:value-type="float" office:value="92" calcext:value-type="float">
            <text:p>92</text:p>
          </table:table-cell>
          <table:table-cell office:value-type="string" calcext:value-type="string">
            <text:p>application_{train|test}.csv</text:p>
          </table:table-cell>
          <table:table-cell office:value-type="string" calcext:value-type="string">
            <text:p>WALLSMATERIAL_MODE</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91];[$micro_model_features.A:.A];1;0)" office:value-type="string" office:string-value="" calcext:value-type="error">
            <text:p>#N/A</text:p>
          </table:table-cell>
          <table:table-cell table:number-columns-repeated="16378"/>
        </table:table-row>
        <table:table-row table:style-name="ro1">
          <table:table-cell office:value-type="float" office:value="93" calcext:value-type="float">
            <text:p>93</text:p>
          </table:table-cell>
          <table:table-cell office:value-type="string" calcext:value-type="string">
            <text:p>application_{train|test}.csv</text:p>
          </table:table-cell>
          <table:table-cell office:value-type="string" calcext:value-type="string">
            <text:p>EMERGENCYSTATE_MODE</text:p>
          </table:table-cell>
          <table:covered-table-cell office:value-type="string" calcext:value-type="string">
            <text:p>Normalized information about building where the client lives, What is average (_AVG suffix), modus (_MODE suffix), median (_MEDI suffix) apartment size, common area, living area, age of building, number of elevators, number of entrances, state of the building, number of floor</text:p>
          </table:covered-table-cell>
          <table:table-cell office:value-type="string" calcext:value-type="string">
            <text:p>normalized</text:p>
          </table:table-cell>
          <table:table-cell table:formula="of:=VLOOKUP([.C92];[$micro_model_features.A:.A];1;0)" office:value-type="string" office:string-value="" calcext:value-type="error">
            <text:p>#N/A</text:p>
          </table:table-cell>
          <table:table-cell table:number-columns-repeated="16378"/>
        </table:table-row>
        <table:table-row table:style-name="ro1">
          <table:table-cell office:value-type="float" office:value="94" calcext:value-type="float">
            <text:p>94</text:p>
          </table:table-cell>
          <table:table-cell office:value-type="string" calcext:value-type="string">
            <text:p>application_{train|test}.csv</text:p>
          </table:table-cell>
          <table:table-cell office:value-type="string" calcext:value-type="string">
            <text:p>OBS_30_CNT_SOCIAL_CIRCLE</text:p>
          </table:table-cell>
          <table:table-cell office:value-type="string" calcext:value-type="string">
            <text:p>How many observation of client's social surroundings with observable 30 DPD (days past due) default</text:p>
          </table:table-cell>
          <table:table-cell/>
          <table:table-cell table:formula="of:=VLOOKUP([.C93];[$micro_model_features.A:.A];1;0)" office:value-type="string" office:string-value="" calcext:value-type="error">
            <text:p>#N/A</text:p>
          </table:table-cell>
          <table:table-cell table:number-columns-repeated="16378"/>
        </table:table-row>
        <table:table-row table:style-name="ro1">
          <table:table-cell office:value-type="float" office:value="95" calcext:value-type="float">
            <text:p>95</text:p>
          </table:table-cell>
          <table:table-cell office:value-type="string" calcext:value-type="string">
            <text:p>application_{train|test}.csv</text:p>
          </table:table-cell>
          <table:table-cell office:value-type="string" calcext:value-type="string">
            <text:p>DEF_30_CNT_SOCIAL_CIRCLE</text:p>
          </table:table-cell>
          <table:table-cell office:value-type="string" calcext:value-type="string">
            <text:p>How many observation of client's social surroundings defaulted on 30 DPD (days past due) </text:p>
          </table:table-cell>
          <table:table-cell/>
          <table:table-cell table:formula="of:=VLOOKUP([.C94];[$micro_model_features.A:.A];1;0)" office:value-type="string" office:string-value="" calcext:value-type="error">
            <text:p>#N/A</text:p>
          </table:table-cell>
          <table:table-cell table:number-columns-repeated="16378"/>
        </table:table-row>
        <table:table-row table:style-name="ro1">
          <table:table-cell office:value-type="float" office:value="96" calcext:value-type="float">
            <text:p>96</text:p>
          </table:table-cell>
          <table:table-cell office:value-type="string" calcext:value-type="string">
            <text:p>application_{train|test}.csv</text:p>
          </table:table-cell>
          <table:table-cell office:value-type="string" calcext:value-type="string">
            <text:p>OBS_60_CNT_SOCIAL_CIRCLE</text:p>
          </table:table-cell>
          <table:table-cell office:value-type="string" calcext:value-type="string">
            <text:p>How many observation of client's social surroundings with observable 60 DPD (days past due) default</text:p>
          </table:table-cell>
          <table:table-cell/>
          <table:table-cell table:formula="of:=VLOOKUP([.C95];[$micro_model_features.A:.A];1;0)" office:value-type="string" office:string-value="" calcext:value-type="error">
            <text:p>#N/A</text:p>
          </table:table-cell>
          <table:table-cell table:number-columns-repeated="16378"/>
        </table:table-row>
        <table:table-row table:style-name="ro1">
          <table:table-cell office:value-type="float" office:value="97" calcext:value-type="float">
            <text:p>97</text:p>
          </table:table-cell>
          <table:table-cell office:value-type="string" calcext:value-type="string">
            <text:p>application_{train|test}.csv</text:p>
          </table:table-cell>
          <table:table-cell office:value-type="string" calcext:value-type="string">
            <text:p>DEF_60_CNT_SOCIAL_CIRCLE</text:p>
          </table:table-cell>
          <table:table-cell office:value-type="string" calcext:value-type="string">
            <text:p>How many observation of client's social surroundings defaulted on 60 (days past due) DPD</text:p>
          </table:table-cell>
          <table:table-cell/>
          <table:table-cell table:formula="of:=VLOOKUP([.C96];[$micro_model_features.A:.A];1;0)" office:value-type="string" office:string-value="" calcext:value-type="error">
            <text:p>#N/A</text:p>
          </table:table-cell>
          <table:table-cell table:number-columns-repeated="16378"/>
        </table:table-row>
        <table:table-row table:style-name="ro1">
          <table:table-cell office:value-type="float" office:value="98" calcext:value-type="float">
            <text:p>98</text:p>
          </table:table-cell>
          <table:table-cell office:value-type="string" calcext:value-type="string">
            <text:p>application_{train|test}.csv</text:p>
          </table:table-cell>
          <table:table-cell office:value-type="string" calcext:value-type="string">
            <text:p>DAYS_LAST_PHONE_CHANGE</text:p>
          </table:table-cell>
          <table:table-cell office:value-type="string" calcext:value-type="string">
            <text:p>How many days before application did client change phone</text:p>
          </table:table-cell>
          <table:table-cell/>
          <table:table-cell table:formula="of:=VLOOKUP([.C97];[$micro_model_features.A:.A];1;0)" office:value-type="string" office:string-value="" calcext:value-type="error">
            <text:p>#N/A</text:p>
          </table:table-cell>
          <table:table-cell table:number-columns-repeated="16378"/>
        </table:table-row>
        <table:table-row table:style-name="ro1">
          <table:table-cell office:value-type="float" office:value="99" calcext:value-type="float">
            <text:p>99</text:p>
          </table:table-cell>
          <table:table-cell office:value-type="string" calcext:value-type="string">
            <text:p>application_{train|test}.csv</text:p>
          </table:table-cell>
          <table:table-cell office:value-type="string" calcext:value-type="string">
            <text:p>FLAG_DOCUMENT_2</text:p>
          </table:table-cell>
          <table:table-cell office:value-type="string" calcext:value-type="string">
            <text:p>Did client provide document 2</text:p>
          </table:table-cell>
          <table:table-cell/>
          <table:table-cell table:formula="of:=VLOOKUP([.C98];[$micro_model_features.A:.A];1;0)" office:value-type="string" office:string-value="" calcext:value-type="error">
            <text:p>#N/A</text:p>
          </table:table-cell>
          <table:table-cell table:number-columns-repeated="16378"/>
        </table:table-row>
        <table:table-row table:style-name="ro1">
          <table:table-cell table:style-name="ce33" office:value-type="float" office:value="100" calcext:value-type="float">
            <text:p>100</text:p>
          </table:table-cell>
          <table:table-cell table:style-name="ce33" office:value-type="string" calcext:value-type="string">
            <text:p>application_{train|test}.csv</text:p>
          </table:table-cell>
          <table:table-cell table:style-name="ce33" office:value-type="string" calcext:value-type="string">
            <text:p>FLAG_DOCUMENT_3</text:p>
          </table:table-cell>
          <table:table-cell table:style-name="ce47" office:value-type="string" calcext:value-type="string">
            <text:p>Did client provide document 3</text:p>
          </table:table-cell>
          <table:table-cell table:style-name="ce47"/>
          <table:table-cell table:style-name="ce33" table:formula="of:=VLOOKUP([.C99];[$micro_model_features.A:.A];1;0)" office:value-type="string" office:string-value="FLAG_DOCUMENT_3" calcext:value-type="string">
            <text:p>FLAG_DOCUMENT_3</text:p>
          </table:table-cell>
          <table:table-cell table:style-name="ce33" table:number-columns-repeated="16378"/>
        </table:table-row>
        <table:table-row table:style-name="ro1">
          <table:table-cell office:value-type="float" office:value="101" calcext:value-type="float">
            <text:p>101</text:p>
          </table:table-cell>
          <table:table-cell office:value-type="string" calcext:value-type="string">
            <text:p>application_{train|test}.csv</text:p>
          </table:table-cell>
          <table:table-cell office:value-type="string" calcext:value-type="string">
            <text:p>FLAG_DOCUMENT_4</text:p>
          </table:table-cell>
          <table:table-cell office:value-type="string" calcext:value-type="string">
            <text:p>Did client provide document 4</text:p>
          </table:table-cell>
          <table:table-cell/>
          <table:table-cell table:formula="of:=VLOOKUP([.C100];[$micro_model_features.A:.A];1;0)" office:value-type="string" office:string-value="" calcext:value-type="error">
            <text:p>#N/A</text:p>
          </table:table-cell>
          <table:table-cell table:number-columns-repeated="16378"/>
        </table:table-row>
        <table:table-row table:style-name="ro1">
          <table:table-cell office:value-type="float" office:value="102" calcext:value-type="float">
            <text:p>102</text:p>
          </table:table-cell>
          <table:table-cell office:value-type="string" calcext:value-type="string">
            <text:p>application_{train|test}.csv</text:p>
          </table:table-cell>
          <table:table-cell office:value-type="string" calcext:value-type="string">
            <text:p>FLAG_DOCUMENT_5</text:p>
          </table:table-cell>
          <table:table-cell office:value-type="string" calcext:value-type="string">
            <text:p>Did client provide document 5</text:p>
          </table:table-cell>
          <table:table-cell/>
          <table:table-cell table:formula="of:=VLOOKUP([.C101];[$micro_model_features.A:.A];1;0)" office:value-type="string" office:string-value="" calcext:value-type="error">
            <text:p>#N/A</text:p>
          </table:table-cell>
          <table:table-cell table:number-columns-repeated="16378"/>
        </table:table-row>
        <table:table-row table:style-name="ro1">
          <table:table-cell table:style-name="ce33" office:value-type="float" office:value="103" calcext:value-type="float">
            <text:p>103</text:p>
          </table:table-cell>
          <table:table-cell table:style-name="ce33" office:value-type="string" calcext:value-type="string">
            <text:p>application_{train|test}.csv</text:p>
          </table:table-cell>
          <table:table-cell table:style-name="ce33" office:value-type="string" calcext:value-type="string">
            <text:p>FLAG_DOCUMENT_6</text:p>
          </table:table-cell>
          <table:table-cell table:style-name="ce47" office:value-type="string" calcext:value-type="string">
            <text:p>Did client provide document 6</text:p>
          </table:table-cell>
          <table:table-cell table:style-name="ce47"/>
          <table:table-cell table:style-name="ce33" table:formula="of:=VLOOKUP([.C102];[$micro_model_features.A:.A];1;0)" office:value-type="string" office:string-value="FLAG_DOCUMENT_6" calcext:value-type="string">
            <text:p>FLAG_DOCUMENT_6</text:p>
          </table:table-cell>
          <table:table-cell table:style-name="ce33" table:number-columns-repeated="16378"/>
        </table:table-row>
        <table:table-row table:style-name="ro1">
          <table:table-cell table:style-name="ce33" office:value-type="float" office:value="104" calcext:value-type="float">
            <text:p>104</text:p>
          </table:table-cell>
          <table:table-cell table:style-name="ce33" office:value-type="string" calcext:value-type="string">
            <text:p>application_{train|test}.csv</text:p>
          </table:table-cell>
          <table:table-cell table:style-name="ce33" office:value-type="string" calcext:value-type="string">
            <text:p>FLAG_DOCUMENT_7</text:p>
          </table:table-cell>
          <table:table-cell table:style-name="ce47" office:value-type="string" calcext:value-type="string">
            <text:p>Did client provide document 7</text:p>
          </table:table-cell>
          <table:table-cell table:style-name="ce47"/>
          <table:table-cell table:style-name="ce33" table:formula="of:=VLOOKUP([.C103];[$micro_model_features.A:.A];1;0)" office:value-type="string" office:string-value="FLAG_DOCUMENT_7" calcext:value-type="string">
            <text:p>FLAG_DOCUMENT_7</text:p>
          </table:table-cell>
          <table:table-cell table:style-name="ce33" table:number-columns-repeated="16378"/>
        </table:table-row>
        <table:table-row table:style-name="ro1">
          <table:table-cell table:style-name="ce33" office:value-type="float" office:value="105" calcext:value-type="float">
            <text:p>105</text:p>
          </table:table-cell>
          <table:table-cell table:style-name="ce33" office:value-type="string" calcext:value-type="string">
            <text:p>application_{train|test}.csv</text:p>
          </table:table-cell>
          <table:table-cell table:style-name="ce33" office:value-type="string" calcext:value-type="string">
            <text:p>FLAG_DOCUMENT_8</text:p>
          </table:table-cell>
          <table:table-cell table:style-name="ce47" office:value-type="string" calcext:value-type="string">
            <text:p>Did client provide document 8</text:p>
          </table:table-cell>
          <table:table-cell table:style-name="ce47"/>
          <table:table-cell table:style-name="ce33" table:formula="of:=VLOOKUP([.C104];[$micro_model_features.A:.A];1;0)" office:value-type="string" office:string-value="FLAG_DOCUMENT_8" calcext:value-type="string">
            <text:p>FLAG_DOCUMENT_8</text:p>
          </table:table-cell>
          <table:table-cell table:style-name="ce33" table:number-columns-repeated="16378"/>
        </table:table-row>
        <table:table-row table:style-name="ro1">
          <table:table-cell office:value-type="float" office:value="106" calcext:value-type="float">
            <text:p>106</text:p>
          </table:table-cell>
          <table:table-cell office:value-type="string" calcext:value-type="string">
            <text:p>application_{train|test}.csv</text:p>
          </table:table-cell>
          <table:table-cell office:value-type="string" calcext:value-type="string">
            <text:p>FLAG_DOCUMENT_9</text:p>
          </table:table-cell>
          <table:table-cell office:value-type="string" calcext:value-type="string">
            <text:p>Did client provide document 9</text:p>
          </table:table-cell>
          <table:table-cell/>
          <table:table-cell table:formula="of:=VLOOKUP([.C105];[$micro_model_features.A:.A];1;0)" office:value-type="string" office:string-value="" calcext:value-type="error">
            <text:p>#N/A</text:p>
          </table:table-cell>
          <table:table-cell table:number-columns-repeated="16378"/>
        </table:table-row>
        <table:table-row table:style-name="ro1">
          <table:table-cell office:value-type="float" office:value="107" calcext:value-type="float">
            <text:p>107</text:p>
          </table:table-cell>
          <table:table-cell office:value-type="string" calcext:value-type="string">
            <text:p>application_{train|test}.csv</text:p>
          </table:table-cell>
          <table:table-cell office:value-type="string" calcext:value-type="string">
            <text:p>FLAG_DOCUMENT_10</text:p>
          </table:table-cell>
          <table:table-cell office:value-type="string" calcext:value-type="string">
            <text:p>Did client provide document 10</text:p>
          </table:table-cell>
          <table:table-cell/>
          <table:table-cell table:formula="of:=VLOOKUP([.C106];[$micro_model_features.A:.A];1;0)" office:value-type="string" office:string-value="" calcext:value-type="error">
            <text:p>#N/A</text:p>
          </table:table-cell>
          <table:table-cell table:number-columns-repeated="16378"/>
        </table:table-row>
        <table:table-row table:style-name="ro1">
          <table:table-cell table:style-name="ce33" office:value-type="float" office:value="108" calcext:value-type="float">
            <text:p>108</text:p>
          </table:table-cell>
          <table:table-cell table:style-name="ce33" office:value-type="string" calcext:value-type="string">
            <text:p>application_{train|test}.csv</text:p>
          </table:table-cell>
          <table:table-cell table:style-name="ce33" office:value-type="string" calcext:value-type="string">
            <text:p>FLAG_DOCUMENT_11</text:p>
          </table:table-cell>
          <table:table-cell table:style-name="ce47" office:value-type="string" calcext:value-type="string">
            <text:p>Did client provide document 11</text:p>
          </table:table-cell>
          <table:table-cell table:style-name="ce47"/>
          <table:table-cell table:style-name="ce33" table:formula="of:=VLOOKUP([.C107];[$micro_model_features.A:.A];1;0)" office:value-type="string" office:string-value="FLAG_DOCUMENT_11" calcext:value-type="string">
            <text:p>FLAG_DOCUMENT_11</text:p>
          </table:table-cell>
          <table:table-cell table:style-name="ce33" table:number-columns-repeated="16378"/>
        </table:table-row>
        <table:table-row table:style-name="ro1">
          <table:table-cell office:value-type="float" office:value="109" calcext:value-type="float">
            <text:p>109</text:p>
          </table:table-cell>
          <table:table-cell office:value-type="string" calcext:value-type="string">
            <text:p>application_{train|test}.csv</text:p>
          </table:table-cell>
          <table:table-cell office:value-type="string" calcext:value-type="string">
            <text:p>FLAG_DOCUMENT_12</text:p>
          </table:table-cell>
          <table:table-cell office:value-type="string" calcext:value-type="string">
            <text:p>Did client provide document 12</text:p>
          </table:table-cell>
          <table:table-cell/>
          <table:table-cell table:formula="of:=VLOOKUP([.C108];[$micro_model_features.A:.A];1;0)" office:value-type="string" office:string-value="" calcext:value-type="error">
            <text:p>#N/A</text:p>
          </table:table-cell>
          <table:table-cell table:number-columns-repeated="16378"/>
        </table:table-row>
        <table:table-row table:style-name="ro1">
          <table:table-cell table:style-name="ce33" office:value-type="float" office:value="110" calcext:value-type="float">
            <text:p>110</text:p>
          </table:table-cell>
          <table:table-cell table:style-name="ce33" office:value-type="string" calcext:value-type="string">
            <text:p>application_{train|test}.csv</text:p>
          </table:table-cell>
          <table:table-cell table:style-name="ce33" office:value-type="string" calcext:value-type="string">
            <text:p>FLAG_DOCUMENT_13</text:p>
          </table:table-cell>
          <table:table-cell table:style-name="ce47" office:value-type="string" calcext:value-type="string">
            <text:p>Did client provide document 13</text:p>
          </table:table-cell>
          <table:table-cell table:style-name="ce47"/>
          <table:table-cell table:style-name="ce33" table:formula="of:=VLOOKUP([.C109];[$micro_model_features.A:.A];1;0)" office:value-type="string" office:string-value="FLAG_DOCUMENT_13" calcext:value-type="string">
            <text:p>FLAG_DOCUMENT_13</text:p>
          </table:table-cell>
          <table:table-cell table:style-name="ce33" table:number-columns-repeated="16378"/>
        </table:table-row>
        <table:table-row table:style-name="ro1">
          <table:table-cell table:style-name="ce33" office:value-type="float" office:value="111" calcext:value-type="float">
            <text:p>111</text:p>
          </table:table-cell>
          <table:table-cell table:style-name="ce33" office:value-type="string" calcext:value-type="string">
            <text:p>application_{train|test}.csv</text:p>
          </table:table-cell>
          <table:table-cell table:style-name="ce33" office:value-type="string" calcext:value-type="string">
            <text:p>FLAG_DOCUMENT_14</text:p>
          </table:table-cell>
          <table:table-cell table:style-name="ce47" office:value-type="string" calcext:value-type="string">
            <text:p>Did client provide document 14</text:p>
          </table:table-cell>
          <table:table-cell table:style-name="ce47"/>
          <table:table-cell table:style-name="ce33" table:formula="of:=VLOOKUP([.C110];[$micro_model_features.A:.A];1;0)" office:value-type="string" office:string-value="FLAG_DOCUMENT_14" calcext:value-type="string">
            <text:p>FLAG_DOCUMENT_14</text:p>
          </table:table-cell>
          <table:table-cell table:style-name="ce33" table:number-columns-repeated="16378"/>
        </table:table-row>
        <table:table-row table:style-name="ro1">
          <table:table-cell office:value-type="float" office:value="112" calcext:value-type="float">
            <text:p>112</text:p>
          </table:table-cell>
          <table:table-cell office:value-type="string" calcext:value-type="string">
            <text:p>application_{train|test}.csv</text:p>
          </table:table-cell>
          <table:table-cell office:value-type="string" calcext:value-type="string">
            <text:p>FLAG_DOCUMENT_15</text:p>
          </table:table-cell>
          <table:table-cell office:value-type="string" calcext:value-type="string">
            <text:p>Did client provide document 15</text:p>
          </table:table-cell>
          <table:table-cell/>
          <table:table-cell table:formula="of:=VLOOKUP([.C111];[$micro_model_features.A:.A];1;0)" office:value-type="string" office:string-value="" calcext:value-type="error">
            <text:p>#N/A</text:p>
          </table:table-cell>
          <table:table-cell table:number-columns-repeated="16378"/>
        </table:table-row>
        <table:table-row table:style-name="ro1">
          <table:table-cell table:style-name="ce33" office:value-type="float" office:value="113" calcext:value-type="float">
            <text:p>113</text:p>
          </table:table-cell>
          <table:table-cell table:style-name="ce33" office:value-type="string" calcext:value-type="string">
            <text:p>application_{train|test}.csv</text:p>
          </table:table-cell>
          <table:table-cell table:style-name="ce33" office:value-type="string" calcext:value-type="string">
            <text:p>FLAG_DOCUMENT_16</text:p>
          </table:table-cell>
          <table:table-cell table:style-name="ce47" office:value-type="string" calcext:value-type="string">
            <text:p>Did client provide document 16</text:p>
          </table:table-cell>
          <table:table-cell table:style-name="ce47"/>
          <table:table-cell table:style-name="ce33" table:formula="of:=VLOOKUP([.C112];[$micro_model_features.A:.A];1;0)" office:value-type="string" office:string-value="FLAG_DOCUMENT_16" calcext:value-type="string">
            <text:p>FLAG_DOCUMENT_16</text:p>
          </table:table-cell>
          <table:table-cell table:style-name="ce33" table:number-columns-repeated="16378"/>
        </table:table-row>
        <table:table-row table:style-name="ro1">
          <table:table-cell table:style-name="ce33" office:value-type="float" office:value="114" calcext:value-type="float">
            <text:p>114</text:p>
          </table:table-cell>
          <table:table-cell table:style-name="ce33" office:value-type="string" calcext:value-type="string">
            <text:p>application_{train|test}.csv</text:p>
          </table:table-cell>
          <table:table-cell table:style-name="ce33" office:value-type="string" calcext:value-type="string">
            <text:p>FLAG_DOCUMENT_17</text:p>
          </table:table-cell>
          <table:table-cell table:style-name="ce47" office:value-type="string" calcext:value-type="string">
            <text:p>Did client provide document 17</text:p>
          </table:table-cell>
          <table:table-cell table:style-name="ce47"/>
          <table:table-cell table:style-name="ce33" table:formula="of:=VLOOKUP([.C113];[$micro_model_features.A:.A];1;0)" office:value-type="string" office:string-value="FLAG_DOCUMENT_17" calcext:value-type="string">
            <text:p>FLAG_DOCUMENT_17</text:p>
          </table:table-cell>
          <table:table-cell table:style-name="ce33" table:number-columns-repeated="16378"/>
        </table:table-row>
        <table:table-row table:style-name="ro1">
          <table:table-cell table:style-name="ce33" office:value-type="float" office:value="115" calcext:value-type="float">
            <text:p>115</text:p>
          </table:table-cell>
          <table:table-cell table:style-name="ce33" office:value-type="string" calcext:value-type="string">
            <text:p>application_{train|test}.csv</text:p>
          </table:table-cell>
          <table:table-cell table:style-name="ce33" office:value-type="string" calcext:value-type="string">
            <text:p>FLAG_DOCUMENT_18</text:p>
          </table:table-cell>
          <table:table-cell table:style-name="ce47" office:value-type="string" calcext:value-type="string">
            <text:p>Did client provide document 18</text:p>
          </table:table-cell>
          <table:table-cell table:style-name="ce47"/>
          <table:table-cell table:style-name="ce33" table:formula="of:=VLOOKUP([.C114];[$micro_model_features.A:.A];1;0)" office:value-type="string" office:string-value="FLAG_DOCUMENT_18" calcext:value-type="string">
            <text:p>FLAG_DOCUMENT_18</text:p>
          </table:table-cell>
          <table:table-cell table:style-name="ce33" table:number-columns-repeated="16378"/>
        </table:table-row>
        <table:table-row table:style-name="ro1">
          <table:table-cell table:style-name="ce33" office:value-type="float" office:value="116" calcext:value-type="float">
            <text:p>116</text:p>
          </table:table-cell>
          <table:table-cell table:style-name="ce33" office:value-type="string" calcext:value-type="string">
            <text:p>application_{train|test}.csv</text:p>
          </table:table-cell>
          <table:table-cell table:style-name="ce33" office:value-type="string" calcext:value-type="string">
            <text:p>FLAG_DOCUMENT_19</text:p>
          </table:table-cell>
          <table:table-cell table:style-name="ce47" office:value-type="string" calcext:value-type="string">
            <text:p>Did client provide document 19</text:p>
          </table:table-cell>
          <table:table-cell table:style-name="ce47"/>
          <table:table-cell table:style-name="ce33" table:formula="of:=VLOOKUP([.C115];[$micro_model_features.A:.A];1;0)" office:value-type="string" office:string-value="FLAG_DOCUMENT_19" calcext:value-type="string">
            <text:p>FLAG_DOCUMENT_19</text:p>
          </table:table-cell>
          <table:table-cell table:style-name="ce33" table:number-columns-repeated="16378"/>
        </table:table-row>
        <table:table-row table:style-name="ro1">
          <table:table-cell table:style-name="ce33" office:value-type="float" office:value="117" calcext:value-type="float">
            <text:p>117</text:p>
          </table:table-cell>
          <table:table-cell table:style-name="ce33" office:value-type="string" calcext:value-type="string">
            <text:p>application_{train|test}.csv</text:p>
          </table:table-cell>
          <table:table-cell table:style-name="ce33" office:value-type="string" calcext:value-type="string">
            <text:p>FLAG_DOCUMENT_20</text:p>
          </table:table-cell>
          <table:table-cell table:style-name="ce47" office:value-type="string" calcext:value-type="string">
            <text:p>Did client provide document 20</text:p>
          </table:table-cell>
          <table:table-cell table:style-name="ce47"/>
          <table:table-cell table:style-name="ce33" table:formula="of:=VLOOKUP([.C116];[$micro_model_features.A:.A];1;0)" office:value-type="string" office:string-value="FLAG_DOCUMENT_20" calcext:value-type="string">
            <text:p>FLAG_DOCUMENT_20</text:p>
          </table:table-cell>
          <table:table-cell table:style-name="ce33" table:number-columns-repeated="16378"/>
        </table:table-row>
        <table:table-row table:style-name="ro1">
          <table:table-cell office:value-type="float" office:value="118" calcext:value-type="float">
            <text:p>118</text:p>
          </table:table-cell>
          <table:table-cell office:value-type="string" calcext:value-type="string">
            <text:p>application_{train|test}.csv</text:p>
          </table:table-cell>
          <table:table-cell office:value-type="string" calcext:value-type="string">
            <text:p>FLAG_DOCUMENT_21</text:p>
          </table:table-cell>
          <table:table-cell office:value-type="string" calcext:value-type="string">
            <text:p>Did client provide document 21</text:p>
          </table:table-cell>
          <table:table-cell/>
          <table:table-cell table:formula="of:=VLOOKUP([.C117];[$micro_model_features.A:.A];1;0)" office:value-type="string" office:string-value="" calcext:value-type="error">
            <text:p>#N/A</text:p>
          </table:table-cell>
          <table:table-cell table:number-columns-repeated="16378"/>
        </table:table-row>
        <table:table-row table:style-name="ro1">
          <table:table-cell office:value-type="float" office:value="119" calcext:value-type="float">
            <text:p>119</text:p>
          </table:table-cell>
          <table:table-cell office:value-type="string" calcext:value-type="string">
            <text:p>application_{train|test}.csv</text:p>
          </table:table-cell>
          <table:table-cell office:value-type="string" calcext:value-type="string">
            <text:p>AMT_REQ_CREDIT_BUREAU_HOUR</text:p>
          </table:table-cell>
          <table:table-cell office:value-type="string" calcext:value-type="string">
            <text:p>Number of enquiries to Credit Bureau about the client one hour before application</text:p>
          </table:table-cell>
          <table:table-cell/>
          <table:table-cell table:formula="of:=VLOOKUP([.C118];[$micro_model_features.A:.A];1;0)" office:value-type="string" office:string-value="" calcext:value-type="error">
            <text:p>#N/A</text:p>
          </table:table-cell>
          <table:table-cell table:number-columns-repeated="16378"/>
        </table:table-row>
        <table:table-row table:style-name="ro1">
          <table:table-cell office:value-type="float" office:value="120" calcext:value-type="float">
            <text:p>120</text:p>
          </table:table-cell>
          <table:table-cell office:value-type="string" calcext:value-type="string">
            <text:p>application_{train|test}.csv</text:p>
          </table:table-cell>
          <table:table-cell office:value-type="string" calcext:value-type="string">
            <text:p>AMT_REQ_CREDIT_BUREAU_DAY</text:p>
          </table:table-cell>
          <table:table-cell office:value-type="string" calcext:value-type="string">
            <text:p>Number of enquiries to Credit Bureau about the client one day before application (excluding one hour before application)</text:p>
          </table:table-cell>
          <table:table-cell/>
          <table:table-cell table:formula="of:=VLOOKUP([.C119];[$micro_model_features.A:.A];1;0)" office:value-type="string" office:string-value="" calcext:value-type="error">
            <text:p>#N/A</text:p>
          </table:table-cell>
          <table:table-cell table:number-columns-repeated="16378"/>
        </table:table-row>
        <table:table-row table:style-name="ro1">
          <table:table-cell office:value-type="float" office:value="121" calcext:value-type="float">
            <text:p>121</text:p>
          </table:table-cell>
          <table:table-cell office:value-type="string" calcext:value-type="string">
            <text:p>application_{train|test}.csv</text:p>
          </table:table-cell>
          <table:table-cell office:value-type="string" calcext:value-type="string">
            <text:p>AMT_REQ_CREDIT_BUREAU_WEEK</text:p>
          </table:table-cell>
          <table:table-cell office:value-type="string" calcext:value-type="string">
            <text:p>Number of enquiries to Credit Bureau about the client one week before application (excluding one day before application)</text:p>
          </table:table-cell>
          <table:table-cell/>
          <table:table-cell table:formula="of:=VLOOKUP([.C120];[$micro_model_features.A:.A];1;0)" office:value-type="string" office:string-value="" calcext:value-type="error">
            <text:p>#N/A</text:p>
          </table:table-cell>
          <table:table-cell table:number-columns-repeated="16378"/>
        </table:table-row>
        <table:table-row table:style-name="ro1">
          <table:table-cell office:value-type="float" office:value="122" calcext:value-type="float">
            <text:p>122</text:p>
          </table:table-cell>
          <table:table-cell office:value-type="string" calcext:value-type="string">
            <text:p>application_{train|test}.csv</text:p>
          </table:table-cell>
          <table:table-cell office:value-type="string" calcext:value-type="string">
            <text:p>AMT_REQ_CREDIT_BUREAU_MON</text:p>
          </table:table-cell>
          <table:table-cell office:value-type="string" calcext:value-type="string">
            <text:p>Number of enquiries to Credit Bureau about the client one month before application (excluding one week before application)</text:p>
          </table:table-cell>
          <table:table-cell/>
          <table:table-cell table:formula="of:=VLOOKUP([.C121];[$micro_model_features.A:.A];1;0)" office:value-type="string" office:string-value="" calcext:value-type="error">
            <text:p>#N/A</text:p>
          </table:table-cell>
          <table:table-cell table:number-columns-repeated="16378"/>
        </table:table-row>
        <table:table-row table:style-name="ro1">
          <table:table-cell office:value-type="float" office:value="123" calcext:value-type="float">
            <text:p>123</text:p>
          </table:table-cell>
          <table:table-cell office:value-type="string" calcext:value-type="string">
            <text:p>application_{train|test}.csv</text:p>
          </table:table-cell>
          <table:table-cell office:value-type="string" calcext:value-type="string">
            <text:p>AMT_REQ_CREDIT_BUREAU_QRT</text:p>
          </table:table-cell>
          <table:table-cell office:value-type="string" calcext:value-type="string">
            <text:p>Number of enquiries to Credit Bureau about the client 3 month before application (excluding one month before application)</text:p>
          </table:table-cell>
          <table:table-cell/>
          <table:table-cell table:formula="of:=VLOOKUP([.C122];[$micro_model_features.A:.A];1;0)" office:value-type="string" office:string-value="" calcext:value-type="error">
            <text:p>#N/A</text:p>
          </table:table-cell>
          <table:table-cell table:number-columns-repeated="16378"/>
        </table:table-row>
        <table:table-row table:style-name="ro1">
          <table:table-cell table:style-name="ce34" office:value-type="float" office:value="124" calcext:value-type="float">
            <text:p>124</text:p>
          </table:table-cell>
          <table:table-cell table:style-name="ce34" office:value-type="string" calcext:value-type="string">
            <text:p>application_{train|test}.csv</text:p>
          </table:table-cell>
          <table:table-cell table:style-name="ce34" office:value-type="string" calcext:value-type="string">
            <text:p>AMT_REQ_CREDIT_BUREAU_YEAR</text:p>
          </table:table-cell>
          <table:table-cell table:style-name="ce48" office:value-type="string" calcext:value-type="string">
            <text:p>Number of enquiries to Credit Bureau about the client one day year (excluding last 3 months before application)</text:p>
          </table:table-cell>
          <table:table-cell table:style-name="ce48"/>
          <table:table-cell table:style-name="ce34" table:formula="of:=VLOOKUP([.C123];[$micro_model_features.A:.A];1;0)" office:value-type="string" office:string-value="" calcext:value-type="error">
            <text:p>#N/A</text:p>
          </table:table-cell>
          <table:table-cell table:style-name="ce34" table:number-columns-repeated="16378"/>
        </table:table-row>
        <table:table-row table:style-name="ro1">
          <table:table-cell table:style-name="ce35" office:value-type="float" office:value="125" calcext:value-type="float">
            <text:p>125</text:p>
          </table:table-cell>
          <table:table-cell table:style-name="ce35" office:value-type="string" calcext:value-type="string">
            <text:p>bureau.csv</text:p>
          </table:table-cell>
          <table:table-cell table:style-name="ce35" office:value-type="string" calcext:value-type="string">
            <text:p>SK_ID_CURR</text:p>
          </table:table-cell>
          <table:table-cell table:style-name="ce49" office:value-type="string" calcext:value-type="string">
            <text:p>ID of loan in our sample - one loan in our sample can have 0,1,2 or more related previous credits in credit bureau </text:p>
          </table:table-cell>
          <table:table-cell table:style-name="ce49" office:value-type="string" calcext:value-type="string">
            <text:p>hashed</text:p>
          </table:table-cell>
          <table:table-cell table:style-name="ce35" table:formula="of:=VLOOKUP([.C124];[$micro_model_features.A:.A];1;0)" office:value-type="string" office:string-value="" calcext:value-type="error">
            <text:p>#N/A</text:p>
          </table:table-cell>
          <table:table-cell table:style-name="ce35" table:number-columns-repeated="16378"/>
        </table:table-row>
        <table:table-row table:style-name="ro1">
          <table:table-cell table:style-name="ce35" office:value-type="float" office:value="126" calcext:value-type="float">
            <text:p>126</text:p>
          </table:table-cell>
          <table:table-cell table:style-name="ce35" office:value-type="string" calcext:value-type="string">
            <text:p>bureau.csv</text:p>
          </table:table-cell>
          <table:table-cell table:style-name="ce35" office:value-type="string" calcext:value-type="string">
            <text:p>SK_BUREAU_ID</text:p>
          </table:table-cell>
          <table:table-cell table:style-name="ce49" office:value-type="string" calcext:value-type="string">
            <text:p>Recoded ID of previous Credit Bureau credit related to our loan (unique coding for each loan application)</text:p>
          </table:table-cell>
          <table:table-cell table:style-name="ce49" office:value-type="string" calcext:value-type="string">
            <text:p>hashed</text:p>
          </table:table-cell>
          <table:table-cell table:style-name="ce35" table:formula="of:=VLOOKUP([.C125];[$micro_model_features.A:.A];1;0)" office:value-type="string" office:string-value="" calcext:value-type="error">
            <text:p>#N/A</text:p>
          </table:table-cell>
          <table:table-cell table:style-name="ce35" table:number-columns-repeated="16378"/>
        </table:table-row>
        <table:table-row table:style-name="ro1">
          <table:table-cell office:value-type="float" office:value="127" calcext:value-type="float">
            <text:p>127</text:p>
          </table:table-cell>
          <table:table-cell office:value-type="string" calcext:value-type="string">
            <text:p>bureau.csv</text:p>
          </table:table-cell>
          <table:table-cell office:value-type="string" calcext:value-type="string">
            <text:p>CREDIT_ACTIVE</text:p>
          </table:table-cell>
          <table:table-cell office:value-type="string" calcext:value-type="string">
            <text:p>Status of the Credit Bureau (CB) reported credits</text:p>
          </table:table-cell>
          <table:table-cell/>
          <table:table-cell table:formula="of:=VLOOKUP([.C126];[$micro_model_features.A:.A];1;0)" office:value-type="string" office:string-value="" calcext:value-type="error">
            <text:p>#N/A</text:p>
          </table:table-cell>
          <table:table-cell table:number-columns-repeated="16378"/>
        </table:table-row>
        <table:table-row table:style-name="ro1">
          <table:table-cell office:value-type="float" office:value="128" calcext:value-type="float">
            <text:p>128</text:p>
          </table:table-cell>
          <table:table-cell office:value-type="string" calcext:value-type="string">
            <text:p>bureau.csv</text:p>
          </table:table-cell>
          <table:table-cell office:value-type="string" calcext:value-type="string">
            <text:p>CREDIT_CURRENCY</text:p>
          </table:table-cell>
          <table:table-cell office:value-type="string" calcext:value-type="string">
            <text:p>Recoded currency of the Credit Bureau credit</text:p>
          </table:table-cell>
          <table:table-cell office:value-type="string" calcext:value-type="string">
            <text:p>recoded</text:p>
          </table:table-cell>
          <table:table-cell table:formula="of:=VLOOKUP([.C127];[$micro_model_features.A:.A];1;0)" office:value-type="string" office:string-value="" calcext:value-type="error">
            <text:p>#N/A</text:p>
          </table:table-cell>
          <table:table-cell table:number-columns-repeated="16378"/>
        </table:table-row>
        <table:table-row table:style-name="ro1">
          <table:table-cell office:value-type="float" office:value="129" calcext:value-type="float">
            <text:p>129</text:p>
          </table:table-cell>
          <table:table-cell office:value-type="string" calcext:value-type="string">
            <text:p>bureau.csv</text:p>
          </table:table-cell>
          <table:table-cell office:value-type="string" calcext:value-type="string">
            <text:p>DAYS_CREDIT</text:p>
          </table:table-cell>
          <table:table-cell office:value-type="string" calcext:value-type="string">
            <text:p>How many days before current application did client apply for Credit Bureau credit</text:p>
          </table:table-cell>
          <table:table-cell office:value-type="string" calcext:value-type="string">
            <text:p>time only relative to the application</text:p>
          </table:table-cell>
          <table:table-cell table:formula="of:=VLOOKUP([.C128];[$micro_model_features.A:.A];1;0)" office:value-type="string" office:string-value="" calcext:value-type="error">
            <text:p>#N/A</text:p>
          </table:table-cell>
          <table:table-cell table:number-columns-repeated="16378"/>
        </table:table-row>
        <table:table-row table:style-name="ro1">
          <table:table-cell office:value-type="float" office:value="130" calcext:value-type="float">
            <text:p>130</text:p>
          </table:table-cell>
          <table:table-cell office:value-type="string" calcext:value-type="string">
            <text:p>bureau.csv</text:p>
          </table:table-cell>
          <table:table-cell office:value-type="string" calcext:value-type="string">
            <text:p>CREDIT_DAY_OVERDUE</text:p>
          </table:table-cell>
          <table:table-cell office:value-type="string" calcext:value-type="string">
            <text:p>Number of days past due on CB credit at the time of application for related loan in our sample</text:p>
          </table:table-cell>
          <table:table-cell/>
          <table:table-cell table:formula="of:=VLOOKUP([.C129];[$micro_model_features.A:.A];1;0)" office:value-type="string" office:string-value="" calcext:value-type="error">
            <text:p>#N/A</text:p>
          </table:table-cell>
          <table:table-cell table:number-columns-repeated="16378"/>
        </table:table-row>
        <table:table-row table:style-name="ro1">
          <table:table-cell office:value-type="float" office:value="131" calcext:value-type="float">
            <text:p>131</text:p>
          </table:table-cell>
          <table:table-cell office:value-type="string" calcext:value-type="string">
            <text:p>bureau.csv</text:p>
          </table:table-cell>
          <table:table-cell office:value-type="string" calcext:value-type="string">
            <text:p>DAYS_CREDIT_ENDDATE</text:p>
          </table:table-cell>
          <table:table-cell office:value-type="string" calcext:value-type="string">
            <text:p>Remaining duration of CB credit (in days) at the time of application in Home Credit</text:p>
          </table:table-cell>
          <table:table-cell office:value-type="string" calcext:value-type="string">
            <text:p>time only relative to the application</text:p>
          </table:table-cell>
          <table:table-cell table:formula="of:=VLOOKUP([.C130];[$micro_model_features.A:.A];1;0)" office:value-type="string" office:string-value="" calcext:value-type="error">
            <text:p>#N/A</text:p>
          </table:table-cell>
          <table:table-cell table:number-columns-repeated="16378"/>
        </table:table-row>
        <table:table-row table:style-name="ro1">
          <table:table-cell office:value-type="float" office:value="132" calcext:value-type="float">
            <text:p>132</text:p>
          </table:table-cell>
          <table:table-cell office:value-type="string" calcext:value-type="string">
            <text:p>bureau.csv</text:p>
          </table:table-cell>
          <table:table-cell office:value-type="string" calcext:value-type="string">
            <text:p>DAYS_ENDDATE_FACT</text:p>
          </table:table-cell>
          <table:table-cell office:value-type="string" calcext:value-type="string">
            <text:p>Days since CB credit ended at the time of application in Home Credit (only for closed credit)</text:p>
          </table:table-cell>
          <table:table-cell office:value-type="string" calcext:value-type="string">
            <text:p>time only relative to the application</text:p>
          </table:table-cell>
          <table:table-cell table:formula="of:=VLOOKUP([.C131];[$micro_model_features.A:.A];1;0)" office:value-type="string" office:string-value="" calcext:value-type="error">
            <text:p>#N/A</text:p>
          </table:table-cell>
          <table:table-cell table:number-columns-repeated="16378"/>
        </table:table-row>
        <table:table-row table:style-name="ro1">
          <table:table-cell office:value-type="float" office:value="133" calcext:value-type="float">
            <text:p>133</text:p>
          </table:table-cell>
          <table:table-cell office:value-type="string" calcext:value-type="string">
            <text:p>bureau.csv</text:p>
          </table:table-cell>
          <table:table-cell office:value-type="string" calcext:value-type="string">
            <text:p>AMT_CREDIT_MAX_OVERDUE</text:p>
          </table:table-cell>
          <table:table-cell office:value-type="string" calcext:value-type="string">
            <text:p>Maximal amount overdue on the Credit Bureau credit so far (at application date of loan in our sample)</text:p>
          </table:table-cell>
          <table:table-cell/>
          <table:table-cell table:formula="of:=VLOOKUP([.C132];[$micro_model_features.A:.A];1;0)" office:value-type="string" office:string-value="" calcext:value-type="error">
            <text:p>#N/A</text:p>
          </table:table-cell>
          <table:table-cell table:number-columns-repeated="16378"/>
        </table:table-row>
        <table:table-row table:style-name="ro1">
          <table:table-cell office:value-type="float" office:value="134" calcext:value-type="float">
            <text:p>134</text:p>
          </table:table-cell>
          <table:table-cell office:value-type="string" calcext:value-type="string">
            <text:p>bureau.csv</text:p>
          </table:table-cell>
          <table:table-cell office:value-type="string" calcext:value-type="string">
            <text:p>CNT_CREDIT_PROLONG</text:p>
          </table:table-cell>
          <table:table-cell office:value-type="string" calcext:value-type="string">
            <text:p>How many times was the Credit Bureau credit prolonged</text:p>
          </table:table-cell>
          <table:table-cell/>
          <table:table-cell table:formula="of:=VLOOKUP([.C133];[$micro_model_features.A:.A];1;0)" office:value-type="string" office:string-value="" calcext:value-type="error">
            <text:p>#N/A</text:p>
          </table:table-cell>
          <table:table-cell table:number-columns-repeated="16378"/>
        </table:table-row>
        <table:table-row table:style-name="ro1">
          <table:table-cell office:value-type="float" office:value="135" calcext:value-type="float">
            <text:p>135</text:p>
          </table:table-cell>
          <table:table-cell office:value-type="string" calcext:value-type="string">
            <text:p>bureau.csv</text:p>
          </table:table-cell>
          <table:table-cell office:value-type="string" calcext:value-type="string">
            <text:p>AMT_CREDIT_SUM</text:p>
          </table:table-cell>
          <table:table-cell office:value-type="string" calcext:value-type="string">
            <text:p>Current credit amount for the Credit Bureau credit</text:p>
          </table:table-cell>
          <table:table-cell/>
          <table:table-cell table:formula="of:=VLOOKUP([.C134];[$micro_model_features.A:.A];1;0)" office:value-type="string" office:string-value="" calcext:value-type="error">
            <text:p>#N/A</text:p>
          </table:table-cell>
          <table:table-cell table:number-columns-repeated="16378"/>
        </table:table-row>
        <table:table-row table:style-name="ro1">
          <table:table-cell office:value-type="float" office:value="136" calcext:value-type="float">
            <text:p>136</text:p>
          </table:table-cell>
          <table:table-cell office:value-type="string" calcext:value-type="string">
            <text:p>bureau.csv</text:p>
          </table:table-cell>
          <table:table-cell office:value-type="string" calcext:value-type="string">
            <text:p>AMT_CREDIT_SUM_DEBT</text:p>
          </table:table-cell>
          <table:table-cell office:value-type="string" calcext:value-type="string">
            <text:p>Current debt on Credit Bureau credit</text:p>
          </table:table-cell>
          <table:table-cell/>
          <table:table-cell table:formula="of:=VLOOKUP([.C135];[$micro_model_features.A:.A];1;0)" office:value-type="string" office:string-value="" calcext:value-type="error">
            <text:p>#N/A</text:p>
          </table:table-cell>
          <table:table-cell table:number-columns-repeated="16378"/>
        </table:table-row>
        <table:table-row table:style-name="ro1">
          <table:table-cell office:value-type="float" office:value="137" calcext:value-type="float">
            <text:p>137</text:p>
          </table:table-cell>
          <table:table-cell office:value-type="string" calcext:value-type="string">
            <text:p>bureau.csv</text:p>
          </table:table-cell>
          <table:table-cell office:value-type="string" calcext:value-type="string">
            <text:p>AMT_CREDIT_SUM_LIMIT</text:p>
          </table:table-cell>
          <table:table-cell office:value-type="string" calcext:value-type="string">
            <text:p>Current credit limit of credit card reported in Credit Bureau</text:p>
          </table:table-cell>
          <table:table-cell/>
          <table:table-cell table:formula="of:=VLOOKUP([.C136];[$micro_model_features.A:.A];1;0)" office:value-type="string" office:string-value="" calcext:value-type="error">
            <text:p>#N/A</text:p>
          </table:table-cell>
          <table:table-cell table:number-columns-repeated="16378"/>
        </table:table-row>
        <table:table-row table:style-name="ro1">
          <table:table-cell office:value-type="float" office:value="138" calcext:value-type="float">
            <text:p>138</text:p>
          </table:table-cell>
          <table:table-cell office:value-type="string" calcext:value-type="string">
            <text:p>bureau.csv</text:p>
          </table:table-cell>
          <table:table-cell office:value-type="string" calcext:value-type="string">
            <text:p>AMT_CREDIT_SUM_OVERDUE</text:p>
          </table:table-cell>
          <table:table-cell office:value-type="string" calcext:value-type="string">
            <text:p>Current amount overdue on Credit Bureau credit</text:p>
          </table:table-cell>
          <table:table-cell/>
          <table:table-cell table:formula="of:=VLOOKUP([.C137];[$micro_model_features.A:.A];1;0)" office:value-type="string" office:string-value="" calcext:value-type="error">
            <text:p>#N/A</text:p>
          </table:table-cell>
          <table:table-cell table:number-columns-repeated="16378"/>
        </table:table-row>
        <table:table-row table:style-name="ro1">
          <table:table-cell office:value-type="float" office:value="139" calcext:value-type="float">
            <text:p>139</text:p>
          </table:table-cell>
          <table:table-cell office:value-type="string" calcext:value-type="string">
            <text:p>bureau.csv</text:p>
          </table:table-cell>
          <table:table-cell office:value-type="string" calcext:value-type="string">
            <text:p>CREDIT_TYPE</text:p>
          </table:table-cell>
          <table:table-cell office:value-type="string" calcext:value-type="string">
            <text:p>Type of Credit Bureau credit (Car, cash,...)</text:p>
          </table:table-cell>
          <table:table-cell/>
          <table:table-cell table:formula="of:=VLOOKUP([.C138];[$micro_model_features.A:.A];1;0)" office:value-type="string" office:string-value="" calcext:value-type="error">
            <text:p>#N/A</text:p>
          </table:table-cell>
          <table:table-cell table:number-columns-repeated="16378"/>
        </table:table-row>
        <table:table-row table:style-name="ro1">
          <table:table-cell office:value-type="float" office:value="140" calcext:value-type="float">
            <text:p>140</text:p>
          </table:table-cell>
          <table:table-cell office:value-type="string" calcext:value-type="string">
            <text:p>bureau.csv</text:p>
          </table:table-cell>
          <table:table-cell office:value-type="string" calcext:value-type="string">
            <text:p>DAYS_CREDIT_UPDATE</text:p>
          </table:table-cell>
          <table:table-cell office:value-type="string" calcext:value-type="string">
            <text:p>How many days before loan application did last information about the Credit Bureau credit come</text:p>
          </table:table-cell>
          <table:table-cell office:value-type="string" calcext:value-type="string">
            <text:p>time only relative to the application</text:p>
          </table:table-cell>
          <table:table-cell table:formula="of:=VLOOKUP([.C139];[$micro_model_features.A:.A];1;0)" office:value-type="string" office:string-value="" calcext:value-type="error">
            <text:p>#N/A</text:p>
          </table:table-cell>
          <table:table-cell table:number-columns-repeated="16378"/>
        </table:table-row>
        <table:table-row table:style-name="ro1">
          <table:table-cell table:style-name="ce36" office:value-type="float" office:value="141" calcext:value-type="float">
            <text:p>141</text:p>
          </table:table-cell>
          <table:table-cell table:style-name="ce36" office:value-type="string" calcext:value-type="string">
            <text:p>bureau.csv</text:p>
          </table:table-cell>
          <table:table-cell table:style-name="ce36" office:value-type="string" calcext:value-type="string">
            <text:p>AMT_ANNUITY</text:p>
          </table:table-cell>
          <table:table-cell table:style-name="ce50" office:value-type="string" calcext:value-type="string">
            <text:p>Annuity of the Credit Bureau credit</text:p>
          </table:table-cell>
          <table:table-cell table:style-name="ce50"/>
          <table:table-cell table:style-name="ce36" table:formula="of:=VLOOKUP([.C140];[$micro_model_features.A:.A];1;0)" office:value-type="string" office:string-value="AMT_ANNUITY" calcext:value-type="string">
            <text:p>AMT_ANNUITY</text:p>
          </table:table-cell>
          <table:table-cell table:style-name="ce36" table:number-columns-repeated="16378"/>
        </table:table-row>
        <table:table-row table:style-name="ro1">
          <table:table-cell table:style-name="ce35" office:value-type="float" office:value="142" calcext:value-type="float">
            <text:p>142</text:p>
          </table:table-cell>
          <table:table-cell table:style-name="ce35" office:value-type="string" calcext:value-type="string">
            <text:p>bureau_balance.csv</text:p>
          </table:table-cell>
          <table:table-cell table:style-name="ce35" office:value-type="string" calcext:value-type="string">
            <text:p>SK_BUREAU_ID</text:p>
          </table:table-cell>
          <table:table-cell table:style-name="ce49" office:value-type="string" calcext:value-type="string">
            <text:p>Recoded ID of Credit Bureau credit (unique coding for each application) - use this to join to CREDIT_BUREAU table </text:p>
          </table:table-cell>
          <table:table-cell table:style-name="ce49" office:value-type="string" calcext:value-type="string">
            <text:p>hashed</text:p>
          </table:table-cell>
          <table:table-cell table:style-name="ce35" table:formula="of:=VLOOKUP([.C141];[$micro_model_features.A:.A];1;0)" office:value-type="string" office:string-value="" calcext:value-type="error">
            <text:p>#N/A</text:p>
          </table:table-cell>
          <table:table-cell table:style-name="ce35" table:number-columns-repeated="16378"/>
        </table:table-row>
        <table:table-row table:style-name="ro1">
          <table:table-cell office:value-type="float" office:value="143" calcext:value-type="float">
            <text:p>143</text:p>
          </table:table-cell>
          <table:table-cell office:value-type="string" calcext:value-type="string">
            <text:p>bureau_balance.csv</text:p>
          </table:table-cell>
          <table:table-cell office:value-type="string" calcext:value-type="string">
            <text:p>MONTHS_BALANCE</text:p>
          </table:table-cell>
          <table:table-cell office:value-type="string" calcext:value-type="string">
            <text:p>Month of balance relative to application date (-1 means the freshest balance date)</text:p>
          </table:table-cell>
          <table:table-cell office:value-type="string" calcext:value-type="string">
            <text:p>time only relative to the application</text:p>
          </table:table-cell>
          <table:table-cell table:formula="of:=VLOOKUP([.C142];[$micro_model_features.A:.A];1;0)" office:value-type="string" office:string-value="" calcext:value-type="error">
            <text:p>#N/A</text:p>
          </table:table-cell>
          <table:table-cell table:number-columns-repeated="16378"/>
        </table:table-row>
        <table:table-row table:style-name="ro3">
          <table:table-cell table:style-name="ce37" office:value-type="float" office:value="144" calcext:value-type="float">
            <text:p>144</text:p>
          </table:table-cell>
          <table:table-cell table:style-name="ce37" office:value-type="string" calcext:value-type="string">
            <text:p>bureau_balance.csv</text:p>
          </table:table-cell>
          <table:table-cell table:style-name="ce37" office:value-type="string" calcext:value-type="string">
            <text:p>STATUS</text:p>
          </table:table-cell>
          <table:table-cell table:style-name="ce77" office:value-type="string" calcext:value-type="string">
            <text:p>Status of Credit Bureau loan during the month (active, closed, DPD0-30,� [C means closed, X means status unknown, 0 means no DPD, 1 means maximal did during month between 1-30, 2 means DPD 31-60,� 5 means DPD 120+ or sold or written off ] )</text:p>
          </table:table-cell>
          <table:table-cell table:style-name="ce77"/>
          <table:table-cell table:style-name="ce37" table:formula="of:=VLOOKUP([.C143];[$micro_model_features.A:.A];1;0)" office:value-type="string" office:string-value="" calcext:value-type="error">
            <text:p>#N/A</text:p>
          </table:table-cell>
          <table:table-cell table:style-name="ce37" table:number-columns-repeated="16378"/>
        </table:table-row>
        <table:table-row table:style-name="ro1">
          <table:table-cell table:style-name="ce35" office:value-type="float" office:value="145" calcext:value-type="float">
            <text:p>145</text:p>
          </table:table-cell>
          <table:table-cell table:style-name="ce35" office:value-type="string" calcext:value-type="string">
            <text:p>POS_CASH_balance.csv</text:p>
          </table:table-cell>
          <table:table-cell table:style-name="ce35" office:value-type="string" calcext:value-type="string">
            <text:p>SK_ID_PREV </text:p>
          </table:table-cell>
          <table:table-cell table:style-name="ce49" office:value-type="string" calcext:value-type="string">
            <text:p>ID of previous credit in Home Credit related to loan in our sample. (One loan in our sample can have 0,1,2 or more previous loans in Home Credit)</text:p>
          </table:table-cell>
          <table:table-cell table:style-name="ce49"/>
          <table:table-cell table:style-name="ce35" table:formula="of:=VLOOKUP([.C144];[$micro_model_features.A:.A];1;0)" office:value-type="string" office:string-value="" calcext:value-type="error">
            <text:p>#N/A</text:p>
          </table:table-cell>
          <table:table-cell table:style-name="ce35" table:number-columns-repeated="16378"/>
        </table:table-row>
        <table:table-row table:style-name="ro1">
          <table:table-cell table:style-name="ce35" office:value-type="float" office:value="146" calcext:value-type="float">
            <text:p>146</text:p>
          </table:table-cell>
          <table:table-cell table:style-name="ce35" office:value-type="string" calcext:value-type="string">
            <text:p>POS_CASH_balance.csv</text:p>
          </table:table-cell>
          <table:table-cell table:style-name="ce35" office:value-type="string" calcext:value-type="string">
            <text:p>SK_ID_CURR</text:p>
          </table:table-cell>
          <table:table-cell table:style-name="ce49" office:value-type="string" calcext:value-type="string">
            <text:p>ID of loan in our sample</text:p>
          </table:table-cell>
          <table:table-cell table:style-name="ce49"/>
          <table:table-cell table:style-name="ce35" table:formula="of:=VLOOKUP([.C145];[$micro_model_features.A:.A];1;0)" office:value-type="string" office:string-value="" calcext:value-type="error">
            <text:p>#N/A</text:p>
          </table:table-cell>
          <table:table-cell table:style-name="ce35" table:number-columns-repeated="16378"/>
        </table:table-row>
        <table:table-row table:style-name="ro4">
          <table:table-cell office:value-type="float" office:value="147" calcext:value-type="float">
            <text:p>147</text:p>
          </table:table-cell>
          <table:table-cell office:value-type="string" calcext:value-type="string">
            <text:p>POS_CASH_balance.csv</text:p>
          </table:table-cell>
          <table:table-cell office:value-type="string" calcext:value-type="string">
            <text:p>MONTHS_BALANCE</text:p>
          </table:table-cell>
          <table:table-cell office:value-type="string" calcext:value-type="string">
            <text:p>Month of balance relative to application date (-1 means the information to the freshest monthly snapshot, 0 means the information at application - often it will be the same as -1 as many banks are not updating the information to Credit Bureau regularly )</text:p>
          </table:table-cell>
          <table:table-cell office:value-type="string" calcext:value-type="string">
            <text:p>time only relative to the application</text:p>
          </table:table-cell>
          <table:table-cell table:formula="of:=VLOOKUP([.C146];[$micro_model_features.A:.A];1;0)" office:value-type="string" office:string-value="" calcext:value-type="error">
            <text:p>#N/A</text:p>
          </table:table-cell>
          <table:table-cell table:number-columns-repeated="16378"/>
        </table:table-row>
        <table:table-row table:style-name="ro1">
          <table:table-cell office:value-type="float" office:value="148" calcext:value-type="float">
            <text:p>148</text:p>
          </table:table-cell>
          <table:table-cell office:value-type="string" calcext:value-type="string">
            <text:p>POS_CASH_balance.csv</text:p>
          </table:table-cell>
          <table:table-cell office:value-type="string" calcext:value-type="string">
            <text:p>CNT_INSTALMENT</text:p>
          </table:table-cell>
          <table:table-cell office:value-type="string" calcext:value-type="string">
            <text:p>Term of previous credit (can change over time)</text:p>
          </table:table-cell>
          <table:table-cell/>
          <table:table-cell table:formula="of:=VLOOKUP([.C147];[$micro_model_features.A:.A];1;0)" office:value-type="string" office:string-value="" calcext:value-type="error">
            <text:p>#N/A</text:p>
          </table:table-cell>
          <table:table-cell table:number-columns-repeated="16378"/>
        </table:table-row>
        <table:table-row table:style-name="ro1">
          <table:table-cell office:value-type="float" office:value="149" calcext:value-type="float">
            <text:p>149</text:p>
          </table:table-cell>
          <table:table-cell office:value-type="string" calcext:value-type="string">
            <text:p>POS_CASH_balance.csv</text:p>
          </table:table-cell>
          <table:table-cell office:value-type="string" calcext:value-type="string">
            <text:p>CNT_INSTALMENT_FUTURE</text:p>
          </table:table-cell>
          <table:table-cell office:value-type="string" calcext:value-type="string">
            <text:p>Installments left to pay on the previous credit</text:p>
          </table:table-cell>
          <table:table-cell/>
          <table:table-cell table:formula="of:=VLOOKUP([.C148];[$micro_model_features.A:.A];1;0)" office:value-type="string" office:string-value="" calcext:value-type="error">
            <text:p>#N/A</text:p>
          </table:table-cell>
          <table:table-cell table:number-columns-repeated="16378"/>
        </table:table-row>
        <table:table-row table:style-name="ro1">
          <table:table-cell office:value-type="float" office:value="150" calcext:value-type="float">
            <text:p>150</text:p>
          </table:table-cell>
          <table:table-cell office:value-type="string" calcext:value-type="string">
            <text:p>POS_CASH_balance.csv</text:p>
          </table:table-cell>
          <table:table-cell office:value-type="string" calcext:value-type="string">
            <text:p>NAME_CONTRACT_STATUS</text:p>
          </table:table-cell>
          <table:table-cell office:value-type="string" calcext:value-type="string">
            <text:p>Contract status during the month</text:p>
          </table:table-cell>
          <table:table-cell/>
          <table:table-cell table:formula="of:=VLOOKUP([.C149];[$micro_model_features.A:.A];1;0)" office:value-type="string" office:string-value="" calcext:value-type="error">
            <text:p>#N/A</text:p>
          </table:table-cell>
          <table:table-cell table:number-columns-repeated="16378"/>
        </table:table-row>
        <table:table-row table:style-name="ro1">
          <table:table-cell office:value-type="float" office:value="151" calcext:value-type="float">
            <text:p>151</text:p>
          </table:table-cell>
          <table:table-cell office:value-type="string" calcext:value-type="string">
            <text:p>POS_CASH_balance.csv</text:p>
          </table:table-cell>
          <table:table-cell office:value-type="string" calcext:value-type="string">
            <text:p>SK_DPD</text:p>
          </table:table-cell>
          <table:table-cell office:value-type="string" calcext:value-type="string">
            <text:p>DPD (days past due) during the month of previous credit</text:p>
          </table:table-cell>
          <table:table-cell/>
          <table:table-cell table:formula="of:=VLOOKUP([.C150];[$micro_model_features.A:.A];1;0)" office:value-type="string" office:string-value="" calcext:value-type="error">
            <text:p>#N/A</text:p>
          </table:table-cell>
          <table:table-cell table:number-columns-repeated="16378"/>
        </table:table-row>
        <table:table-row table:style-name="ro1">
          <table:table-cell table:style-name="ce34" office:value-type="float" office:value="152" calcext:value-type="float">
            <text:p>152</text:p>
          </table:table-cell>
          <table:table-cell table:style-name="ce34" office:value-type="string" calcext:value-type="string">
            <text:p>POS_CASH_balance.csv</text:p>
          </table:table-cell>
          <table:table-cell table:style-name="ce34" office:value-type="string" calcext:value-type="string">
            <text:p>SK_DPD_DEF</text:p>
          </table:table-cell>
          <table:table-cell table:style-name="ce48" office:value-type="string" calcext:value-type="string">
            <text:p>DPD during the month with tolerance (debts with low loan amounts are ignored) of the previous credit</text:p>
          </table:table-cell>
          <table:table-cell table:style-name="ce48"/>
          <table:table-cell table:style-name="ce34" table:formula="of:=VLOOKUP([.C151];[$micro_model_features.A:.A];1;0)" office:value-type="string" office:string-value="" calcext:value-type="error">
            <text:p>#N/A</text:p>
          </table:table-cell>
          <table:table-cell table:style-name="ce34" table:number-columns-repeated="16378"/>
        </table:table-row>
        <table:table-row table:style-name="ro1">
          <table:table-cell table:style-name="ce35" office:value-type="float" office:value="153" calcext:value-type="float">
            <text:p>153</text:p>
          </table:table-cell>
          <table:table-cell table:style-name="ce35" office:value-type="string" calcext:value-type="string">
            <text:p>credit_card_balance.csv</text:p>
          </table:table-cell>
          <table:table-cell table:style-name="ce35" office:value-type="string" calcext:value-type="string">
            <text:p>SK_ID_PREV </text:p>
          </table:table-cell>
          <table:table-cell table:style-name="ce49" office:value-type="string" calcext:value-type="string">
            <text:p>ID of previous credit in Home credit related to loan in our sample. (One loan in our sample can have 0,1,2 or more previous loans in Home Credit)</text:p>
          </table:table-cell>
          <table:table-cell table:style-name="ce49" office:value-type="string" calcext:value-type="string">
            <text:p>hashed</text:p>
          </table:table-cell>
          <table:table-cell table:style-name="ce35" table:formula="of:=VLOOKUP([.C152];[$micro_model_features.A:.A];1;0)" office:value-type="string" office:string-value="" calcext:value-type="error">
            <text:p>#N/A</text:p>
          </table:table-cell>
          <table:table-cell table:style-name="ce35" table:number-columns-repeated="16378"/>
        </table:table-row>
        <table:table-row table:style-name="ro1">
          <table:table-cell table:style-name="ce35" office:value-type="float" office:value="154" calcext:value-type="float">
            <text:p>154</text:p>
          </table:table-cell>
          <table:table-cell table:style-name="ce35" office:value-type="string" calcext:value-type="string">
            <text:p>credit_card_balance.csv</text:p>
          </table:table-cell>
          <table:table-cell table:style-name="ce35" office:value-type="string" calcext:value-type="string">
            <text:p>SK_ID_CURR</text:p>
          </table:table-cell>
          <table:table-cell table:style-name="ce49" office:value-type="string" calcext:value-type="string">
            <text:p>ID of loan in our sample</text:p>
          </table:table-cell>
          <table:table-cell table:style-name="ce49" office:value-type="string" calcext:value-type="string">
            <text:p>hashed</text:p>
          </table:table-cell>
          <table:table-cell table:style-name="ce35" table:formula="of:=VLOOKUP([.C153];[$micro_model_features.A:.A];1;0)" office:value-type="string" office:string-value="" calcext:value-type="error">
            <text:p>#N/A</text:p>
          </table:table-cell>
          <table:table-cell table:style-name="ce35" table:number-columns-repeated="16378"/>
        </table:table-row>
        <table:table-row table:style-name="ro1">
          <table:table-cell office:value-type="float" office:value="155" calcext:value-type="float">
            <text:p>155</text:p>
          </table:table-cell>
          <table:table-cell office:value-type="string" calcext:value-type="string">
            <text:p>credit_card_balance.csv</text:p>
          </table:table-cell>
          <table:table-cell office:value-type="string" calcext:value-type="string">
            <text:p>MONTHS_BALANCE</text:p>
          </table:table-cell>
          <table:table-cell office:value-type="string" calcext:value-type="string">
            <text:p>Month of balance relative to application date (-1 means the freshest balance date)</text:p>
          </table:table-cell>
          <table:table-cell office:value-type="string" calcext:value-type="string">
            <text:p>time only relative to the application</text:p>
          </table:table-cell>
          <table:table-cell table:formula="of:=VLOOKUP([.C154];[$micro_model_features.A:.A];1;0)" office:value-type="string" office:string-value="" calcext:value-type="error">
            <text:p>#N/A</text:p>
          </table:table-cell>
          <table:table-cell table:number-columns-repeated="16378"/>
        </table:table-row>
        <table:table-row table:style-name="ro1">
          <table:table-cell office:value-type="float" office:value="156" calcext:value-type="float">
            <text:p>156</text:p>
          </table:table-cell>
          <table:table-cell office:value-type="string" calcext:value-type="string">
            <text:p>credit_card_balance.csv</text:p>
          </table:table-cell>
          <table:table-cell office:value-type="string" calcext:value-type="string">
            <text:p>AMT_BALANCE</text:p>
          </table:table-cell>
          <table:table-cell office:value-type="string" calcext:value-type="string">
            <text:p>Balance during the month of previous credit</text:p>
          </table:table-cell>
          <table:table-cell/>
          <table:table-cell table:formula="of:=VLOOKUP([.C155];[$micro_model_features.A:.A];1;0)" office:value-type="string" office:string-value="" calcext:value-type="error">
            <text:p>#N/A</text:p>
          </table:table-cell>
          <table:table-cell table:number-columns-repeated="16378"/>
        </table:table-row>
        <table:table-row table:style-name="ro1">
          <table:table-cell office:value-type="float" office:value="157" calcext:value-type="float">
            <text:p>157</text:p>
          </table:table-cell>
          <table:table-cell office:value-type="string" calcext:value-type="string">
            <text:p>credit_card_balance.csv</text:p>
          </table:table-cell>
          <table:table-cell office:value-type="string" calcext:value-type="string">
            <text:p>AMT_CREDIT_LIMIT_ACTUAL</text:p>
          </table:table-cell>
          <table:table-cell office:value-type="string" calcext:value-type="string">
            <text:p>Credit card limit during the month of the previous credit</text:p>
          </table:table-cell>
          <table:table-cell/>
          <table:table-cell table:formula="of:=VLOOKUP([.C156];[$micro_model_features.A:.A];1;0)" office:value-type="string" office:string-value="" calcext:value-type="error">
            <text:p>#N/A</text:p>
          </table:table-cell>
          <table:table-cell table:number-columns-repeated="16378"/>
        </table:table-row>
        <table:table-row table:style-name="ro1">
          <table:table-cell office:value-type="float" office:value="158" calcext:value-type="float">
            <text:p>158</text:p>
          </table:table-cell>
          <table:table-cell office:value-type="string" calcext:value-type="string">
            <text:p>credit_card_balance.csv</text:p>
          </table:table-cell>
          <table:table-cell office:value-type="string" calcext:value-type="string">
            <text:p>AMT_DRAWINGS_ATM_CURRENT</text:p>
          </table:table-cell>
          <table:table-cell office:value-type="string" calcext:value-type="string">
            <text:p>Amount drawing at ATM during the month of the previous credit</text:p>
          </table:table-cell>
          <table:table-cell/>
          <table:table-cell table:formula="of:=VLOOKUP([.C157];[$micro_model_features.A:.A];1;0)" office:value-type="string" office:string-value="" calcext:value-type="error">
            <text:p>#N/A</text:p>
          </table:table-cell>
          <table:table-cell table:number-columns-repeated="16378"/>
        </table:table-row>
        <table:table-row table:style-name="ro1">
          <table:table-cell office:value-type="float" office:value="159" calcext:value-type="float">
            <text:p>159</text:p>
          </table:table-cell>
          <table:table-cell office:value-type="string" calcext:value-type="string">
            <text:p>credit_card_balance.csv</text:p>
          </table:table-cell>
          <table:table-cell office:value-type="string" calcext:value-type="string">
            <text:p>AMT_DRAWINGS_CURRENT</text:p>
          </table:table-cell>
          <table:table-cell office:value-type="string" calcext:value-type="string">
            <text:p>Amount drawing during the month of the previous credit</text:p>
          </table:table-cell>
          <table:table-cell/>
          <table:table-cell table:formula="of:=VLOOKUP([.C158];[$micro_model_features.A:.A];1;0)" office:value-type="string" office:string-value="" calcext:value-type="error">
            <text:p>#N/A</text:p>
          </table:table-cell>
          <table:table-cell table:number-columns-repeated="16378"/>
        </table:table-row>
        <table:table-row table:style-name="ro1">
          <table:table-cell office:value-type="float" office:value="160" calcext:value-type="float">
            <text:p>160</text:p>
          </table:table-cell>
          <table:table-cell office:value-type="string" calcext:value-type="string">
            <text:p>credit_card_balance.csv</text:p>
          </table:table-cell>
          <table:table-cell office:value-type="string" calcext:value-type="string">
            <text:p>AMT_DRAWINGS_OTHER_CURRENT</text:p>
          </table:table-cell>
          <table:table-cell office:value-type="string" calcext:value-type="string">
            <text:p>Amount of other drawings during the month of the previous credit</text:p>
          </table:table-cell>
          <table:table-cell/>
          <table:table-cell table:formula="of:=VLOOKUP([.C159];[$micro_model_features.A:.A];1;0)" office:value-type="string" office:string-value="" calcext:value-type="error">
            <text:p>#N/A</text:p>
          </table:table-cell>
          <table:table-cell table:number-columns-repeated="16378"/>
        </table:table-row>
        <table:table-row table:style-name="ro1">
          <table:table-cell office:value-type="float" office:value="161" calcext:value-type="float">
            <text:p>161</text:p>
          </table:table-cell>
          <table:table-cell office:value-type="string" calcext:value-type="string">
            <text:p>credit_card_balance.csv</text:p>
          </table:table-cell>
          <table:table-cell office:value-type="string" calcext:value-type="string">
            <text:p>AMT_DRAWINGS_POS_CURRENT</text:p>
          </table:table-cell>
          <table:table-cell office:value-type="string" calcext:value-type="string">
            <text:p>Amount drawing or buying goods during the month of the previous credit</text:p>
          </table:table-cell>
          <table:table-cell/>
          <table:table-cell table:formula="of:=VLOOKUP([.C160];[$micro_model_features.A:.A];1;0)" office:value-type="string" office:string-value="" calcext:value-type="error">
            <text:p>#N/A</text:p>
          </table:table-cell>
          <table:table-cell table:number-columns-repeated="16378"/>
        </table:table-row>
        <table:table-row table:style-name="ro1">
          <table:table-cell office:value-type="float" office:value="162" calcext:value-type="float">
            <text:p>162</text:p>
          </table:table-cell>
          <table:table-cell office:value-type="string" calcext:value-type="string">
            <text:p>credit_card_balance.csv</text:p>
          </table:table-cell>
          <table:table-cell office:value-type="string" calcext:value-type="string">
            <text:p>AMT_INST_MIN_REGULARITY</text:p>
          </table:table-cell>
          <table:table-cell office:value-type="string" calcext:value-type="string">
            <text:p>Minimal installment for this month of the previous credit</text:p>
          </table:table-cell>
          <table:table-cell/>
          <table:table-cell table:formula="of:=VLOOKUP([.C161];[$micro_model_features.A:.A];1;0)" office:value-type="string" office:string-value="" calcext:value-type="error">
            <text:p>#N/A</text:p>
          </table:table-cell>
          <table:table-cell table:number-columns-repeated="16378"/>
        </table:table-row>
        <table:table-row table:style-name="ro1">
          <table:table-cell office:value-type="float" office:value="163" calcext:value-type="float">
            <text:p>163</text:p>
          </table:table-cell>
          <table:table-cell office:value-type="string" calcext:value-type="string">
            <text:p>credit_card_balance.csv</text:p>
          </table:table-cell>
          <table:table-cell office:value-type="string" calcext:value-type="string">
            <text:p>AMT_PAYMENT_CURRENT</text:p>
          </table:table-cell>
          <table:table-cell office:value-type="string" calcext:value-type="string">
            <text:p>How much did the client pay during the month on the previous credit</text:p>
          </table:table-cell>
          <table:table-cell/>
          <table:table-cell table:formula="of:=VLOOKUP([.C162];[$micro_model_features.A:.A];1;0)" office:value-type="string" office:string-value="" calcext:value-type="error">
            <text:p>#N/A</text:p>
          </table:table-cell>
          <table:table-cell table:number-columns-repeated="16378"/>
        </table:table-row>
        <table:table-row table:style-name="ro1">
          <table:table-cell office:value-type="float" office:value="164" calcext:value-type="float">
            <text:p>164</text:p>
          </table:table-cell>
          <table:table-cell office:value-type="string" calcext:value-type="string">
            <text:p>credit_card_balance.csv</text:p>
          </table:table-cell>
          <table:table-cell office:value-type="string" calcext:value-type="string">
            <text:p>AMT_PAYMENT_TOTAL_CURRENT</text:p>
          </table:table-cell>
          <table:table-cell office:value-type="string" calcext:value-type="string">
            <text:p>How much did the client pay during the month in total on the previous credit</text:p>
          </table:table-cell>
          <table:table-cell/>
          <table:table-cell table:formula="of:=VLOOKUP([.C163];[$micro_model_features.A:.A];1;0)" office:value-type="string" office:string-value="" calcext:value-type="error">
            <text:p>#N/A</text:p>
          </table:table-cell>
          <table:table-cell table:number-columns-repeated="16378"/>
        </table:table-row>
        <table:table-row table:style-name="ro1">
          <table:table-cell office:value-type="float" office:value="165" calcext:value-type="float">
            <text:p>165</text:p>
          </table:table-cell>
          <table:table-cell office:value-type="string" calcext:value-type="string">
            <text:p>credit_card_balance.csv</text:p>
          </table:table-cell>
          <table:table-cell office:value-type="string" calcext:value-type="string">
            <text:p>AMT_RECEIVABLE_PRINCIPAL</text:p>
          </table:table-cell>
          <table:table-cell office:value-type="string" calcext:value-type="string">
            <text:p>Amount receivable for principal on the previous credit</text:p>
          </table:table-cell>
          <table:table-cell/>
          <table:table-cell table:formula="of:=VLOOKUP([.C164];[$micro_model_features.A:.A];1;0)" office:value-type="string" office:string-value="" calcext:value-type="error">
            <text:p>#N/A</text:p>
          </table:table-cell>
          <table:table-cell table:number-columns-repeated="16378"/>
        </table:table-row>
        <table:table-row table:style-name="ro1">
          <table:table-cell office:value-type="float" office:value="166" calcext:value-type="float">
            <text:p>166</text:p>
          </table:table-cell>
          <table:table-cell office:value-type="string" calcext:value-type="string">
            <text:p>credit_card_balance.csv</text:p>
          </table:table-cell>
          <table:table-cell office:value-type="string" calcext:value-type="string">
            <text:p>AMT_RECIVABLE</text:p>
          </table:table-cell>
          <table:table-cell office:value-type="string" calcext:value-type="string">
            <text:p>Amount receivable on the previous credit</text:p>
          </table:table-cell>
          <table:table-cell/>
          <table:table-cell table:formula="of:=VLOOKUP([.C165];[$micro_model_features.A:.A];1;0)" office:value-type="string" office:string-value="" calcext:value-type="error">
            <text:p>#N/A</text:p>
          </table:table-cell>
          <table:table-cell table:number-columns-repeated="16378"/>
        </table:table-row>
        <table:table-row table:style-name="ro1">
          <table:table-cell office:value-type="float" office:value="167" calcext:value-type="float">
            <text:p>167</text:p>
          </table:table-cell>
          <table:table-cell office:value-type="string" calcext:value-type="string">
            <text:p>credit_card_balance.csv</text:p>
          </table:table-cell>
          <table:table-cell office:value-type="string" calcext:value-type="string">
            <text:p>AMT_TOTAL_RECEIVABLE</text:p>
          </table:table-cell>
          <table:table-cell office:value-type="string" calcext:value-type="string">
            <text:p>Total amount receivable on the previous credit</text:p>
          </table:table-cell>
          <table:table-cell/>
          <table:table-cell table:formula="of:=VLOOKUP([.C166];[$micro_model_features.A:.A];1;0)" office:value-type="string" office:string-value="" calcext:value-type="error">
            <text:p>#N/A</text:p>
          </table:table-cell>
          <table:table-cell table:number-columns-repeated="16378"/>
        </table:table-row>
        <table:table-row table:style-name="ro1">
          <table:table-cell office:value-type="float" office:value="168" calcext:value-type="float">
            <text:p>168</text:p>
          </table:table-cell>
          <table:table-cell office:value-type="string" calcext:value-type="string">
            <text:p>credit_card_balance.csv</text:p>
          </table:table-cell>
          <table:table-cell office:value-type="string" calcext:value-type="string">
            <text:p>CNT_DRAWINGS_ATM_CURRENT</text:p>
          </table:table-cell>
          <table:table-cell office:value-type="string" calcext:value-type="string">
            <text:p>Number of drawings at ATM during this month on the previous credit</text:p>
          </table:table-cell>
          <table:table-cell/>
          <table:table-cell table:formula="of:=VLOOKUP([.C167];[$micro_model_features.A:.A];1;0)" office:value-type="string" office:string-value="" calcext:value-type="error">
            <text:p>#N/A</text:p>
          </table:table-cell>
          <table:table-cell table:number-columns-repeated="16378"/>
        </table:table-row>
        <table:table-row table:style-name="ro1">
          <table:table-cell office:value-type="float" office:value="169" calcext:value-type="float">
            <text:p>169</text:p>
          </table:table-cell>
          <table:table-cell office:value-type="string" calcext:value-type="string">
            <text:p>credit_card_balance.csv</text:p>
          </table:table-cell>
          <table:table-cell office:value-type="string" calcext:value-type="string">
            <text:p>CNT_DRAWINGS_CURRENT</text:p>
          </table:table-cell>
          <table:table-cell office:value-type="string" calcext:value-type="string">
            <text:p>Number of drawings during this month on the previous credit</text:p>
          </table:table-cell>
          <table:table-cell/>
          <table:table-cell table:formula="of:=VLOOKUP([.C168];[$micro_model_features.A:.A];1;0)" office:value-type="string" office:string-value="" calcext:value-type="error">
            <text:p>#N/A</text:p>
          </table:table-cell>
          <table:table-cell table:number-columns-repeated="16378"/>
        </table:table-row>
        <table:table-row table:style-name="ro1">
          <table:table-cell office:value-type="float" office:value="170" calcext:value-type="float">
            <text:p>170</text:p>
          </table:table-cell>
          <table:table-cell office:value-type="string" calcext:value-type="string">
            <text:p>credit_card_balance.csv</text:p>
          </table:table-cell>
          <table:table-cell office:value-type="string" calcext:value-type="string">
            <text:p>CNT_DRAWINGS_OTHER_CURRENT</text:p>
          </table:table-cell>
          <table:table-cell office:value-type="string" calcext:value-type="string">
            <text:p>Number of other drawings during this month on the previous credit</text:p>
          </table:table-cell>
          <table:table-cell/>
          <table:table-cell table:formula="of:=VLOOKUP([.C169];[$micro_model_features.A:.A];1;0)" office:value-type="string" office:string-value="" calcext:value-type="error">
            <text:p>#N/A</text:p>
          </table:table-cell>
          <table:table-cell table:number-columns-repeated="16378"/>
        </table:table-row>
        <table:table-row table:style-name="ro1">
          <table:table-cell office:value-type="float" office:value="171" calcext:value-type="float">
            <text:p>171</text:p>
          </table:table-cell>
          <table:table-cell office:value-type="string" calcext:value-type="string">
            <text:p>credit_card_balance.csv</text:p>
          </table:table-cell>
          <table:table-cell office:value-type="string" calcext:value-type="string">
            <text:p>CNT_DRAWINGS_POS_CURRENT</text:p>
          </table:table-cell>
          <table:table-cell office:value-type="string" calcext:value-type="string">
            <text:p>Number of drawings for goods during this month on the previous credit</text:p>
          </table:table-cell>
          <table:table-cell/>
          <table:table-cell table:formula="of:=VLOOKUP([.C170];[$micro_model_features.A:.A];1;0)" office:value-type="string" office:string-value="" calcext:value-type="error">
            <text:p>#N/A</text:p>
          </table:table-cell>
          <table:table-cell table:number-columns-repeated="16378"/>
        </table:table-row>
        <table:table-row table:style-name="ro1">
          <table:table-cell office:value-type="float" office:value="172" calcext:value-type="float">
            <text:p>172</text:p>
          </table:table-cell>
          <table:table-cell office:value-type="string" calcext:value-type="string">
            <text:p>credit_card_balance.csv</text:p>
          </table:table-cell>
          <table:table-cell office:value-type="string" calcext:value-type="string">
            <text:p>CNT_INSTALMENT_MATURE_CUM</text:p>
          </table:table-cell>
          <table:table-cell office:value-type="string" calcext:value-type="string">
            <text:p>Number of paid installments on the previous credit</text:p>
          </table:table-cell>
          <table:table-cell/>
          <table:table-cell table:formula="of:=VLOOKUP([.C171];[$micro_model_features.A:.A];1;0)" office:value-type="string" office:string-value="" calcext:value-type="error">
            <text:p>#N/A</text:p>
          </table:table-cell>
          <table:table-cell table:number-columns-repeated="16378"/>
        </table:table-row>
        <table:table-row table:style-name="ro1">
          <table:table-cell office:value-type="float" office:value="173" calcext:value-type="float">
            <text:p>173</text:p>
          </table:table-cell>
          <table:table-cell office:value-type="string" calcext:value-type="string">
            <text:p>credit_card_balance.csv</text:p>
          </table:table-cell>
          <table:table-cell office:value-type="string" calcext:value-type="string">
            <text:p>NAME_CONTRACT_STATUS</text:p>
          </table:table-cell>
          <table:table-cell office:value-type="string" calcext:value-type="string">
            <text:p>Contract status (active signed,...) on the previous credit</text:p>
          </table:table-cell>
          <table:table-cell/>
          <table:table-cell table:formula="of:=VLOOKUP([.C172];[$micro_model_features.A:.A];1;0)" office:value-type="string" office:string-value="" calcext:value-type="error">
            <text:p>#N/A</text:p>
          </table:table-cell>
          <table:table-cell table:number-columns-repeated="16378"/>
        </table:table-row>
        <table:table-row table:style-name="ro1">
          <table:table-cell office:value-type="float" office:value="174" calcext:value-type="float">
            <text:p>174</text:p>
          </table:table-cell>
          <table:table-cell office:value-type="string" calcext:value-type="string">
            <text:p>credit_card_balance.csv</text:p>
          </table:table-cell>
          <table:table-cell office:value-type="string" calcext:value-type="string">
            <text:p>SK_DPD</text:p>
          </table:table-cell>
          <table:table-cell office:value-type="string" calcext:value-type="string">
            <text:p>DPD (Days past due) during the month on the previous credit</text:p>
          </table:table-cell>
          <table:table-cell/>
          <table:table-cell table:formula="of:=VLOOKUP([.C173];[$micro_model_features.A:.A];1;0)" office:value-type="string" office:string-value="" calcext:value-type="error">
            <text:p>#N/A</text:p>
          </table:table-cell>
          <table:table-cell table:number-columns-repeated="16378"/>
        </table:table-row>
        <table:table-row table:style-name="ro1">
          <table:table-cell table:style-name="ce38" office:value-type="float" office:value="175" calcext:value-type="float">
            <text:p>175</text:p>
          </table:table-cell>
          <table:table-cell table:style-name="ce38" office:value-type="string" calcext:value-type="string">
            <text:p>credit_card_balance.csv</text:p>
          </table:table-cell>
          <table:table-cell table:style-name="ce38" office:value-type="string" calcext:value-type="string">
            <text:p>SK_DPD_DEF</text:p>
          </table:table-cell>
          <table:table-cell table:style-name="ce78" office:value-type="string" calcext:value-type="string">
            <text:p>DPD (Days past due) during the month with tolerance (debts with low loan amounts are ignored) of the previous credit</text:p>
          </table:table-cell>
          <table:table-cell table:style-name="ce78"/>
          <table:table-cell table:style-name="ce38" table:formula="of:=VLOOKUP([.C174];[$micro_model_features.A:.A];1;0)" office:value-type="string" office:string-value="" calcext:value-type="error">
            <text:p>#N/A</text:p>
          </table:table-cell>
          <table:table-cell table:style-name="ce38" table:number-columns-repeated="16378"/>
        </table:table-row>
        <table:table-row table:style-name="ro4">
          <table:table-cell office:value-type="float" office:value="176" calcext:value-type="float">
            <text:p>176</text:p>
          </table:table-cell>
          <table:table-cell office:value-type="string" calcext:value-type="string">
            <text:p>previous_application.csv</text:p>
          </table:table-cell>
          <table:table-cell office:value-type="string" calcext:value-type="string">
            <text:p>SK_ID_PREV </text:p>
          </table:table-cell>
          <table:table-cell office:value-type="string" calcext:value-type="string">
            <text:p>ID of previous credit in Home credit related to loan in our sample. (One loan in our sample can have 0,1,2 or more previous loan applications in Home Credit, previous application could, but not necessarily have to lead to credit) </text:p>
          </table:table-cell>
          <table:table-cell office:value-type="string" calcext:value-type="string">
            <text:p>hashed</text:p>
          </table:table-cell>
          <table:table-cell table:formula="of:=VLOOKUP([.C175];[$micro_model_features.A:.A];1;0)" office:value-type="string" office:string-value="" calcext:value-type="error">
            <text:p>#N/A</text:p>
          </table:table-cell>
          <table:table-cell table:number-columns-repeated="16378"/>
        </table:table-row>
        <table:table-row table:style-name="ro1">
          <table:table-cell office:value-type="float" office:value="177" calcext:value-type="float">
            <text:p>177</text:p>
          </table:table-cell>
          <table:table-cell office:value-type="string" calcext:value-type="string">
            <text:p>previous_application.csv</text:p>
          </table:table-cell>
          <table:table-cell office:value-type="string" calcext:value-type="string">
            <text:p>SK_ID_CURR</text:p>
          </table:table-cell>
          <table:table-cell office:value-type="string" calcext:value-type="string">
            <text:p>ID of loan in our sample</text:p>
          </table:table-cell>
          <table:table-cell office:value-type="string" calcext:value-type="string">
            <text:p>hashed</text:p>
          </table:table-cell>
          <table:table-cell table:formula="of:=VLOOKUP([.C176];[$micro_model_features.A:.A];1;0)" office:value-type="string" office:string-value="" calcext:value-type="error">
            <text:p>#N/A</text:p>
          </table:table-cell>
          <table:table-cell table:number-columns-repeated="16378"/>
        </table:table-row>
        <table:table-row table:style-name="ro1">
          <table:table-cell office:value-type="float" office:value="178" calcext:value-type="float">
            <text:p>178</text:p>
          </table:table-cell>
          <table:table-cell office:value-type="string" calcext:value-type="string">
            <text:p>previous_application.csv</text:p>
          </table:table-cell>
          <table:table-cell office:value-type="string" calcext:value-type="string">
            <text:p>NAME_CONTRACT_TYPE</text:p>
          </table:table-cell>
          <table:table-cell office:value-type="string" calcext:value-type="string">
            <text:p>Contract product type (Cash loan, consumer loan [POS] ,...) of the previous application</text:p>
          </table:table-cell>
          <table:table-cell/>
          <table:table-cell table:formula="of:=VLOOKUP([.C177];[$micro_model_features.A:.A];1;0)" office:value-type="string" office:string-value="" calcext:value-type="error">
            <text:p>#N/A</text:p>
          </table:table-cell>
          <table:table-cell table:number-columns-repeated="16378"/>
        </table:table-row>
        <table:table-row table:style-name="ro1">
          <table:table-cell table:style-name="ce30" office:value-type="float" office:value="179" calcext:value-type="float">
            <text:p>179</text:p>
          </table:table-cell>
          <table:table-cell table:style-name="ce30" office:value-type="string" calcext:value-type="string">
            <text:p>previous_application.csv</text:p>
          </table:table-cell>
          <table:table-cell table:style-name="ce30" office:value-type="string" calcext:value-type="string">
            <text:p>AMT_ANNUITY</text:p>
          </table:table-cell>
          <table:table-cell table:style-name="ce43" office:value-type="string" calcext:value-type="string">
            <text:p>Annuity of previous application</text:p>
          </table:table-cell>
          <table:table-cell table:style-name="ce43"/>
          <table:table-cell table:style-name="ce30" table:formula="of:=VLOOKUP([.C178];[$micro_model_features.A:.A];1;0)" office:value-type="string" office:string-value="AMT_ANNUITY" calcext:value-type="string">
            <text:p>AMT_ANNUITY</text:p>
          </table:table-cell>
          <table:table-cell table:style-name="ce30" table:number-columns-repeated="16378"/>
        </table:table-row>
        <table:table-row table:style-name="ro1">
          <table:table-cell office:value-type="float" office:value="180" calcext:value-type="float">
            <text:p>180</text:p>
          </table:table-cell>
          <table:table-cell office:value-type="string" calcext:value-type="string">
            <text:p>previous_application.csv</text:p>
          </table:table-cell>
          <table:table-cell office:value-type="string" calcext:value-type="string">
            <text:p>AMT_APPLICATION</text:p>
          </table:table-cell>
          <table:table-cell office:value-type="string" calcext:value-type="string">
            <text:p>For how much credit did client ask on the previous application</text:p>
          </table:table-cell>
          <table:table-cell/>
          <table:table-cell table:formula="of:=VLOOKUP([.C179];[$micro_model_features.A:.A];1;0)" office:value-type="string" office:string-value="" calcext:value-type="error">
            <text:p>#N/A</text:p>
          </table:table-cell>
          <table:table-cell table:number-columns-repeated="16378"/>
        </table:table-row>
        <table:table-row table:style-name="ro5">
          <table:table-cell office:value-type="float" office:value="181" calcext:value-type="float">
            <text:p>181</text:p>
          </table:table-cell>
          <table:table-cell office:value-type="string" calcext:value-type="string">
            <text:p>previous_application.csv</text:p>
          </table:table-cell>
          <table:table-cell office:value-type="string" calcext:value-type="string">
            <text:p>AMT_CREDIT</text:p>
          </table:table-cell>
          <table:table-cell office:value-type="string" calcext:value-type="string">
            <text:p>Final credit amount on the previous application. This differs from AMT_APPLICATION in a way that the AMT_APPLICATION is the amount for which the client initially applied for, but during our approval process he could have received different amount - AMT_CREDIT</text:p>
          </table:table-cell>
          <table:table-cell/>
          <table:table-cell table:formula="of:=VLOOKUP([.C180];[$micro_model_features.A:.A];1;0)" office:value-type="string" office:string-value="AMT_CREDIT" calcext:value-type="string">
            <text:p>AMT_CREDIT</text:p>
          </table:table-cell>
          <table:table-cell table:number-columns-repeated="16378"/>
        </table:table-row>
        <table:table-row table:style-name="ro1">
          <table:table-cell office:value-type="float" office:value="182" calcext:value-type="float">
            <text:p>182</text:p>
          </table:table-cell>
          <table:table-cell office:value-type="string" calcext:value-type="string">
            <text:p>previous_application.csv</text:p>
          </table:table-cell>
          <table:table-cell office:value-type="string" calcext:value-type="string">
            <text:p>AMT_DOWN_PAYMENT</text:p>
          </table:table-cell>
          <table:table-cell office:value-type="string" calcext:value-type="string">
            <text:p>Down payment on the previous application</text:p>
          </table:table-cell>
          <table:table-cell/>
          <table:table-cell table:formula="of:=VLOOKUP([.C181];[$micro_model_features.A:.A];1;0)" office:value-type="string" office:string-value="" calcext:value-type="error">
            <text:p>#N/A</text:p>
          </table:table-cell>
          <table:table-cell table:number-columns-repeated="16378"/>
        </table:table-row>
        <table:table-row table:style-name="ro1">
          <table:table-cell office:value-type="float" office:value="183" calcext:value-type="float">
            <text:p>183</text:p>
          </table:table-cell>
          <table:table-cell office:value-type="string" calcext:value-type="string">
            <text:p>previous_application.csv</text:p>
          </table:table-cell>
          <table:table-cell office:value-type="string" calcext:value-type="string">
            <text:p>AMT_GOODS_PRICE</text:p>
          </table:table-cell>
          <table:table-cell office:value-type="string" calcext:value-type="string">
            <text:p>Goods price of good that client asked for (if applicable) on the previous application</text:p>
          </table:table-cell>
          <table:table-cell/>
          <table:table-cell table:formula="of:=VLOOKUP([.C182];[$micro_model_features.A:.A];1;0)" office:value-type="string" office:string-value="AMT_GOODS_PRICE" calcext:value-type="string">
            <text:p>AMT_GOODS_PRICE</text:p>
          </table:table-cell>
          <table:table-cell table:number-columns-repeated="16378"/>
        </table:table-row>
        <table:table-row table:style-name="ro1">
          <table:table-cell office:value-type="float" office:value="184" calcext:value-type="float">
            <text:p>184</text:p>
          </table:table-cell>
          <table:table-cell office:value-type="string" calcext:value-type="string">
            <text:p>previous_application.csv</text:p>
          </table:table-cell>
          <table:table-cell office:value-type="string" calcext:value-type="string">
            <text:p>WEEKDAY_APPR_PROCESS_START</text:p>
          </table:table-cell>
          <table:table-cell office:value-type="string" calcext:value-type="string">
            <text:p>On which day of the week did the client apply for previous application</text:p>
          </table:table-cell>
          <table:table-cell/>
          <table:table-cell table:formula="of:=VLOOKUP([.C183];[$micro_model_features.A:.A];1;0)" office:value-type="string" office:string-value="" calcext:value-type="error">
            <text:p>#N/A</text:p>
          </table:table-cell>
          <table:table-cell table:number-columns-repeated="16378"/>
        </table:table-row>
        <table:table-row table:style-name="ro1">
          <table:table-cell office:value-type="float" office:value="185" calcext:value-type="float">
            <text:p>185</text:p>
          </table:table-cell>
          <table:table-cell office:value-type="string" calcext:value-type="string">
            <text:p>previous_application.csv</text:p>
          </table:table-cell>
          <table:table-cell office:value-type="string" calcext:value-type="string">
            <text:p>HOUR_APPR_PROCESS_START</text:p>
          </table:table-cell>
          <table:table-cell office:value-type="string" calcext:value-type="string">
            <text:p>Approximately at what day hour did the client apply for the previous application</text:p>
          </table:table-cell>
          <table:table-cell office:value-type="string" calcext:value-type="string">
            <text:p>rounded</text:p>
          </table:table-cell>
          <table:table-cell table:formula="of:=VLOOKUP([.C184];[$micro_model_features.A:.A];1;0)" office:value-type="string" office:string-value="" calcext:value-type="error">
            <text:p>#N/A</text:p>
          </table:table-cell>
          <table:table-cell table:number-columns-repeated="16378"/>
        </table:table-row>
        <table:table-row table:style-name="ro6">
          <table:table-cell office:value-type="float" office:value="186" calcext:value-type="float">
            <text:p>186</text:p>
          </table:table-cell>
          <table:table-cell office:value-type="string" calcext:value-type="string">
            <text:p>previous_application.csv</text:p>
          </table:table-cell>
          <table:table-cell office:value-type="string" calcext:value-type="string">
            <text:p>FLAG_LAST_APPL_PER_CONTRACT</text:p>
          </table:table-cell>
          <table:table-cell office:value-type="string" calcext:value-type="string">
            <text:p>Flag if it was last application for the previous contract. Sometimes by mistake of client or our clerk there could be more applications for one single contract</text:p>
          </table:table-cell>
          <table:table-cell/>
          <table:table-cell table:formula="of:=VLOOKUP([.C185];[$micro_model_features.A:.A];1;0)" office:value-type="string" office:string-value="" calcext:value-type="error">
            <text:p>#N/A</text:p>
          </table:table-cell>
          <table:table-cell table:number-columns-repeated="16378"/>
        </table:table-row>
        <table:table-row table:style-name="ro7">
          <table:table-cell office:value-type="float" office:value="187" calcext:value-type="float">
            <text:p>187</text:p>
          </table:table-cell>
          <table:table-cell office:value-type="string" calcext:value-type="string">
            <text:p>previous_application.csv</text:p>
          </table:table-cell>
          <table:table-cell office:value-type="string" calcext:value-type="string">
            <text:p>NFLAG_LAST_APPL_IN_DAY</text:p>
          </table:table-cell>
          <table:table-cell office:value-type="string" calcext:value-type="string">
            <text:p>Flag if the application was the last application per day of the client. Sometimes clients apply for more applications a day. Rarely it could also be error in our system that one application is in the database twice</text:p>
          </table:table-cell>
          <table:table-cell/>
          <table:table-cell table:formula="of:=VLOOKUP([.C186];[$micro_model_features.A:.A];1;0)" office:value-type="string" office:string-value="" calcext:value-type="error">
            <text:p>#N/A</text:p>
          </table:table-cell>
          <table:table-cell table:number-columns-repeated="16378"/>
        </table:table-row>
        <table:table-row table:style-name="ro1">
          <table:table-cell office:value-type="float" office:value="188" calcext:value-type="float">
            <text:p>188</text:p>
          </table:table-cell>
          <table:table-cell office:value-type="string" calcext:value-type="string">
            <text:p>previous_application.csv</text:p>
          </table:table-cell>
          <table:table-cell office:value-type="string" calcext:value-type="string">
            <text:p>NFLAG_MICRO_CASH</text:p>
          </table:table-cell>
          <table:table-cell office:value-type="string" calcext:value-type="string">
            <text:p>Flag Micro finance loan</text:p>
          </table:table-cell>
          <table:table-cell/>
          <table:table-cell table:formula="of:=VLOOKUP([.C187];[$micro_model_features.A:.A];1;0)" office:value-type="string" office:string-value="" calcext:value-type="error">
            <text:p>#N/A</text:p>
          </table:table-cell>
          <table:table-cell table:number-columns-repeated="16378"/>
        </table:table-row>
        <table:table-row table:style-name="ro1">
          <table:table-cell office:value-type="float" office:value="189" calcext:value-type="float">
            <text:p>189</text:p>
          </table:table-cell>
          <table:table-cell office:value-type="string" calcext:value-type="string">
            <text:p>previous_application.csv</text:p>
          </table:table-cell>
          <table:table-cell office:value-type="string" calcext:value-type="string">
            <text:p>RATE_DOWN_PAYMENT</text:p>
          </table:table-cell>
          <table:table-cell office:value-type="string" calcext:value-type="string">
            <text:p>Down payment rate normalized on previous credit</text:p>
          </table:table-cell>
          <table:table-cell office:value-type="string" calcext:value-type="string">
            <text:p>normalized</text:p>
          </table:table-cell>
          <table:table-cell table:formula="of:=VLOOKUP([.C188];[$micro_model_features.A:.A];1;0)" office:value-type="string" office:string-value="" calcext:value-type="error">
            <text:p>#N/A</text:p>
          </table:table-cell>
          <table:table-cell table:number-columns-repeated="16378"/>
        </table:table-row>
        <table:table-row table:style-name="ro1">
          <table:table-cell office:value-type="float" office:value="190" calcext:value-type="float">
            <text:p>190</text:p>
          </table:table-cell>
          <table:table-cell office:value-type="string" calcext:value-type="string">
            <text:p>previous_application.csv</text:p>
          </table:table-cell>
          <table:table-cell office:value-type="string" calcext:value-type="string">
            <text:p>RATE_INTEREST_PRIMARY</text:p>
          </table:table-cell>
          <table:table-cell office:value-type="string" calcext:value-type="string">
            <text:p>Interest rate normalized on previous credit</text:p>
          </table:table-cell>
          <table:table-cell office:value-type="string" calcext:value-type="string">
            <text:p>normalized</text:p>
          </table:table-cell>
          <table:table-cell table:formula="of:=VLOOKUP([.C189];[$micro_model_features.A:.A];1;0)" office:value-type="string" office:string-value="" calcext:value-type="error">
            <text:p>#N/A</text:p>
          </table:table-cell>
          <table:table-cell table:number-columns-repeated="16378"/>
        </table:table-row>
        <table:table-row table:style-name="ro1">
          <table:table-cell office:value-type="float" office:value="191" calcext:value-type="float">
            <text:p>191</text:p>
          </table:table-cell>
          <table:table-cell office:value-type="string" calcext:value-type="string">
            <text:p>previous_application.csv</text:p>
          </table:table-cell>
          <table:table-cell office:value-type="string" calcext:value-type="string">
            <text:p>RATE_INTEREST_PRIVILEGED</text:p>
          </table:table-cell>
          <table:table-cell office:value-type="string" calcext:value-type="string">
            <text:p>Interest rate normalized on previous credit</text:p>
          </table:table-cell>
          <table:table-cell office:value-type="string" calcext:value-type="string">
            <text:p>normalized</text:p>
          </table:table-cell>
          <table:table-cell table:formula="of:=VLOOKUP([.C190];[$micro_model_features.A:.A];1;0)" office:value-type="string" office:string-value="" calcext:value-type="error">
            <text:p>#N/A</text:p>
          </table:table-cell>
          <table:table-cell table:number-columns-repeated="16378"/>
        </table:table-row>
        <table:table-row table:style-name="ro1">
          <table:table-cell office:value-type="float" office:value="192" calcext:value-type="float">
            <text:p>192</text:p>
          </table:table-cell>
          <table:table-cell office:value-type="string" calcext:value-type="string">
            <text:p>previous_application.csv</text:p>
          </table:table-cell>
          <table:table-cell office:value-type="string" calcext:value-type="string">
            <text:p>NAME_CASH_LOAN_PURPOSE</text:p>
          </table:table-cell>
          <table:table-cell office:value-type="string" calcext:value-type="string">
            <text:p>Purpose of the cash loan</text:p>
          </table:table-cell>
          <table:table-cell/>
          <table:table-cell table:formula="of:=VLOOKUP([.C191];[$micro_model_features.A:.A];1;0)" office:value-type="string" office:string-value="" calcext:value-type="error">
            <text:p>#N/A</text:p>
          </table:table-cell>
          <table:table-cell table:number-columns-repeated="16378"/>
        </table:table-row>
        <table:table-row table:style-name="ro1">
          <table:table-cell office:value-type="float" office:value="193" calcext:value-type="float">
            <text:p>193</text:p>
          </table:table-cell>
          <table:table-cell office:value-type="string" calcext:value-type="string">
            <text:p>previous_application.csv</text:p>
          </table:table-cell>
          <table:table-cell office:value-type="string" calcext:value-type="string">
            <text:p>NAME_CONTRACT_STATUS</text:p>
          </table:table-cell>
          <table:table-cell office:value-type="string" calcext:value-type="string">
            <text:p>Contract status (approved, cancelled, ...) of previous application</text:p>
          </table:table-cell>
          <table:table-cell/>
          <table:table-cell table:formula="of:=VLOOKUP([.C192];[$micro_model_features.A:.A];1;0)" office:value-type="string" office:string-value="" calcext:value-type="error">
            <text:p>#N/A</text:p>
          </table:table-cell>
          <table:table-cell table:number-columns-repeated="16378"/>
        </table:table-row>
        <table:table-row table:style-name="ro1">
          <table:table-cell office:value-type="float" office:value="194" calcext:value-type="float">
            <text:p>194</text:p>
          </table:table-cell>
          <table:table-cell office:value-type="string" calcext:value-type="string">
            <text:p>previous_application.csv</text:p>
          </table:table-cell>
          <table:table-cell office:value-type="string" calcext:value-type="string">
            <text:p>DAYS_DECISION</text:p>
          </table:table-cell>
          <table:table-cell office:value-type="string" calcext:value-type="string">
            <text:p>Relative to current application when was the decision about previous application made</text:p>
          </table:table-cell>
          <table:table-cell office:value-type="string" calcext:value-type="string">
            <text:p>time only relative to the application</text:p>
          </table:table-cell>
          <table:table-cell table:formula="of:=VLOOKUP([.C193];[$micro_model_features.A:.A];1;0)" office:value-type="string" office:string-value="" calcext:value-type="error">
            <text:p>#N/A</text:p>
          </table:table-cell>
          <table:table-cell table:number-columns-repeated="16378"/>
        </table:table-row>
        <table:table-row table:style-name="ro1">
          <table:table-cell office:value-type="float" office:value="195" calcext:value-type="float">
            <text:p>195</text:p>
          </table:table-cell>
          <table:table-cell office:value-type="string" calcext:value-type="string">
            <text:p>previous_application.csv</text:p>
          </table:table-cell>
          <table:table-cell office:value-type="string" calcext:value-type="string">
            <text:p>NAME_PAYMENT_TYPE</text:p>
          </table:table-cell>
          <table:table-cell office:value-type="string" calcext:value-type="string">
            <text:p>Payment method that client chose to pay for the previous application</text:p>
          </table:table-cell>
          <table:table-cell/>
          <table:table-cell table:formula="of:=VLOOKUP([.C194];[$micro_model_features.A:.A];1;0)" office:value-type="string" office:string-value="" calcext:value-type="error">
            <text:p>#N/A</text:p>
          </table:table-cell>
          <table:table-cell table:number-columns-repeated="16378"/>
        </table:table-row>
        <table:table-row table:style-name="ro1">
          <table:table-cell office:value-type="float" office:value="196" calcext:value-type="float">
            <text:p>196</text:p>
          </table:table-cell>
          <table:table-cell office:value-type="string" calcext:value-type="string">
            <text:p>previous_application.csv</text:p>
          </table:table-cell>
          <table:table-cell office:value-type="string" calcext:value-type="string">
            <text:p>CODE_REJECT_REASON</text:p>
          </table:table-cell>
          <table:table-cell office:value-type="string" calcext:value-type="string">
            <text:p>Why was the previous application rejected</text:p>
          </table:table-cell>
          <table:table-cell/>
          <table:table-cell table:formula="of:=VLOOKUP([.C195];[$micro_model_features.A:.A];1;0)" office:value-type="string" office:string-value="" calcext:value-type="error">
            <text:p>#N/A</text:p>
          </table:table-cell>
          <table:table-cell table:number-columns-repeated="16378"/>
        </table:table-row>
        <table:table-row table:style-name="ro1">
          <table:table-cell office:value-type="float" office:value="197" calcext:value-type="float">
            <text:p>197</text:p>
          </table:table-cell>
          <table:table-cell office:value-type="string" calcext:value-type="string">
            <text:p>previous_application.csv</text:p>
          </table:table-cell>
          <table:table-cell office:value-type="string" calcext:value-type="string">
            <text:p>NAME_TYPE_SUITE</text:p>
          </table:table-cell>
          <table:table-cell office:value-type="string" calcext:value-type="string">
            <text:p>Who accompanied client when applying for the previous application</text:p>
          </table:table-cell>
          <table:table-cell/>
          <table:table-cell table:formula="of:=VLOOKUP([.C196];[$micro_model_features.A:.A];1;0)" office:value-type="string" office:string-value="" calcext:value-type="error">
            <text:p>#N/A</text:p>
          </table:table-cell>
          <table:table-cell table:number-columns-repeated="16378"/>
        </table:table-row>
        <table:table-row table:style-name="ro1">
          <table:table-cell office:value-type="float" office:value="198" calcext:value-type="float">
            <text:p>198</text:p>
          </table:table-cell>
          <table:table-cell office:value-type="string" calcext:value-type="string">
            <text:p>previous_application.csv</text:p>
          </table:table-cell>
          <table:table-cell office:value-type="string" calcext:value-type="string">
            <text:p>NAME_CLIENT_TYPE</text:p>
          </table:table-cell>
          <table:table-cell office:value-type="string" calcext:value-type="string">
            <text:p>Was the client old or new client when applying for the previous application</text:p>
          </table:table-cell>
          <table:table-cell/>
          <table:table-cell table:formula="of:=VLOOKUP([.C197];[$micro_model_features.A:.A];1;0)" office:value-type="string" office:string-value="" calcext:value-type="error">
            <text:p>#N/A</text:p>
          </table:table-cell>
          <table:table-cell table:number-columns-repeated="16378"/>
        </table:table-row>
        <table:table-row table:style-name="ro1">
          <table:table-cell office:value-type="float" office:value="199" calcext:value-type="float">
            <text:p>199</text:p>
          </table:table-cell>
          <table:table-cell office:value-type="string" calcext:value-type="string">
            <text:p>previous_application.csv</text:p>
          </table:table-cell>
          <table:table-cell office:value-type="string" calcext:value-type="string">
            <text:p>NAME_GOODS_CATEGORY</text:p>
          </table:table-cell>
          <table:table-cell office:value-type="string" calcext:value-type="string">
            <text:p>What kind of goods did the client apply for in the previous application</text:p>
          </table:table-cell>
          <table:table-cell/>
          <table:table-cell table:formula="of:=VLOOKUP([.C198];[$micro_model_features.A:.A];1;0)" office:value-type="string" office:string-value="" calcext:value-type="error">
            <text:p>#N/A</text:p>
          </table:table-cell>
          <table:table-cell table:number-columns-repeated="16378"/>
        </table:table-row>
        <table:table-row table:style-name="ro1">
          <table:table-cell office:value-type="float" office:value="200" calcext:value-type="float">
            <text:p>200</text:p>
          </table:table-cell>
          <table:table-cell office:value-type="string" calcext:value-type="string">
            <text:p>previous_application.csv</text:p>
          </table:table-cell>
          <table:table-cell office:value-type="string" calcext:value-type="string">
            <text:p>NAME_PORTFOLIO</text:p>
          </table:table-cell>
          <table:table-cell office:value-type="string" calcext:value-type="string">
            <text:p>Was the previous application for CASH, POS, CAR, �</text:p>
          </table:table-cell>
          <table:table-cell/>
          <table:table-cell table:formula="of:=VLOOKUP([.C199];[$micro_model_features.A:.A];1;0)" office:value-type="string" office:string-value="" calcext:value-type="error">
            <text:p>#N/A</text:p>
          </table:table-cell>
          <table:table-cell table:number-columns-repeated="16378"/>
        </table:table-row>
        <table:table-row table:style-name="ro1">
          <table:table-cell office:value-type="float" office:value="201" calcext:value-type="float">
            <text:p>201</text:p>
          </table:table-cell>
          <table:table-cell office:value-type="string" calcext:value-type="string">
            <text:p>previous_application.csv</text:p>
          </table:table-cell>
          <table:table-cell office:value-type="string" calcext:value-type="string">
            <text:p>NAME_PRODUCT_TYPE</text:p>
          </table:table-cell>
          <table:table-cell office:value-type="string" calcext:value-type="string">
            <text:p>Was the previous application x-sell o walk-in</text:p>
          </table:table-cell>
          <table:table-cell/>
          <table:table-cell table:formula="of:=VLOOKUP([.C200];[$micro_model_features.A:.A];1;0)" office:value-type="string" office:string-value="" calcext:value-type="error">
            <text:p>#N/A</text:p>
          </table:table-cell>
          <table:table-cell table:number-columns-repeated="16378"/>
        </table:table-row>
        <table:table-row table:style-name="ro1">
          <table:table-cell office:value-type="float" office:value="202" calcext:value-type="float">
            <text:p>202</text:p>
          </table:table-cell>
          <table:table-cell office:value-type="string" calcext:value-type="string">
            <text:p>previous_application.csv</text:p>
          </table:table-cell>
          <table:table-cell office:value-type="string" calcext:value-type="string">
            <text:p>CHANNEL_TYPE</text:p>
          </table:table-cell>
          <table:table-cell office:value-type="string" calcext:value-type="string">
            <text:p>Through which channel we acquired the client on the previous application</text:p>
          </table:table-cell>
          <table:table-cell/>
          <table:table-cell table:formula="of:=VLOOKUP([.C201];[$micro_model_features.A:.A];1;0)" office:value-type="string" office:string-value="" calcext:value-type="error">
            <text:p>#N/A</text:p>
          </table:table-cell>
          <table:table-cell table:number-columns-repeated="16378"/>
        </table:table-row>
        <table:table-row table:style-name="ro1">
          <table:table-cell office:value-type="float" office:value="203" calcext:value-type="float">
            <text:p>203</text:p>
          </table:table-cell>
          <table:table-cell office:value-type="string" calcext:value-type="string">
            <text:p>previous_application.csv</text:p>
          </table:table-cell>
          <table:table-cell office:value-type="string" calcext:value-type="string">
            <text:p>SELLERPLACE_AREA</text:p>
          </table:table-cell>
          <table:table-cell office:value-type="string" calcext:value-type="string">
            <text:p>Selling area of seller place of the previous application</text:p>
          </table:table-cell>
          <table:table-cell/>
          <table:table-cell table:formula="of:=VLOOKUP([.C202];[$micro_model_features.A:.A];1;0)" office:value-type="string" office:string-value="" calcext:value-type="error">
            <text:p>#N/A</text:p>
          </table:table-cell>
          <table:table-cell table:number-columns-repeated="16378"/>
        </table:table-row>
        <table:table-row table:style-name="ro1">
          <table:table-cell office:value-type="float" office:value="204" calcext:value-type="float">
            <text:p>204</text:p>
          </table:table-cell>
          <table:table-cell office:value-type="string" calcext:value-type="string">
            <text:p>previous_application.csv</text:p>
          </table:table-cell>
          <table:table-cell office:value-type="string" calcext:value-type="string">
            <text:p>NAME_SELLER_INDUSTRY</text:p>
          </table:table-cell>
          <table:table-cell office:value-type="string" calcext:value-type="string">
            <text:p>The industry of the seller</text:p>
          </table:table-cell>
          <table:table-cell/>
          <table:table-cell table:formula="of:=VLOOKUP([.C203];[$micro_model_features.A:.A];1;0)" office:value-type="string" office:string-value="" calcext:value-type="error">
            <text:p>#N/A</text:p>
          </table:table-cell>
          <table:table-cell table:number-columns-repeated="16378"/>
        </table:table-row>
        <table:table-row table:style-name="ro1">
          <table:table-cell office:value-type="float" office:value="205" calcext:value-type="float">
            <text:p>205</text:p>
          </table:table-cell>
          <table:table-cell office:value-type="string" calcext:value-type="string">
            <text:p>previous_application.csv</text:p>
          </table:table-cell>
          <table:table-cell office:value-type="string" calcext:value-type="string">
            <text:p>CNT_PAYMENT</text:p>
          </table:table-cell>
          <table:table-cell office:value-type="string" calcext:value-type="string">
            <text:p>Term of previous credit at application of the previous application</text:p>
          </table:table-cell>
          <table:table-cell/>
          <table:table-cell table:formula="of:=VLOOKUP([.C204];[$micro_model_features.A:.A];1;0)" office:value-type="string" office:string-value="" calcext:value-type="error">
            <text:p>#N/A</text:p>
          </table:table-cell>
          <table:table-cell table:number-columns-repeated="16378"/>
        </table:table-row>
        <table:table-row table:style-name="ro1">
          <table:table-cell office:value-type="float" office:value="206" calcext:value-type="float">
            <text:p>206</text:p>
          </table:table-cell>
          <table:table-cell office:value-type="string" calcext:value-type="string">
            <text:p>previous_application.csv</text:p>
          </table:table-cell>
          <table:table-cell office:value-type="string" calcext:value-type="string">
            <text:p>NAME_YIELD_GROUP</text:p>
          </table:table-cell>
          <table:table-cell office:value-type="string" calcext:value-type="string">
            <text:p>Grouped interest rate into small medium and high of the previous application</text:p>
          </table:table-cell>
          <table:table-cell office:value-type="string" calcext:value-type="string">
            <text:p>grouped</text:p>
          </table:table-cell>
          <table:table-cell table:formula="of:=VLOOKUP([.C205];[$micro_model_features.A:.A];1;0)" office:value-type="string" office:string-value="" calcext:value-type="error">
            <text:p>#N/A</text:p>
          </table:table-cell>
          <table:table-cell table:number-columns-repeated="16378"/>
        </table:table-row>
        <table:table-row table:style-name="ro1">
          <table:table-cell office:value-type="float" office:value="207" calcext:value-type="float">
            <text:p>207</text:p>
          </table:table-cell>
          <table:table-cell office:value-type="string" calcext:value-type="string">
            <text:p>previous_application.csv</text:p>
          </table:table-cell>
          <table:table-cell office:value-type="string" calcext:value-type="string">
            <text:p>PRODUCT_COMBINATION</text:p>
          </table:table-cell>
          <table:table-cell office:value-type="string" calcext:value-type="string">
            <text:p>Detailed product combination of the previous application</text:p>
          </table:table-cell>
          <table:table-cell/>
          <table:table-cell table:formula="of:=VLOOKUP([.C206];[$micro_model_features.A:.A];1;0)" office:value-type="string" office:string-value="" calcext:value-type="error">
            <text:p>#N/A</text:p>
          </table:table-cell>
          <table:table-cell table:number-columns-repeated="16378"/>
        </table:table-row>
        <table:table-row table:style-name="ro1">
          <table:table-cell office:value-type="float" office:value="208" calcext:value-type="float">
            <text:p>208</text:p>
          </table:table-cell>
          <table:table-cell office:value-type="string" calcext:value-type="string">
            <text:p>previous_application.csv</text:p>
          </table:table-cell>
          <table:table-cell office:value-type="string" calcext:value-type="string">
            <text:p>DAYS_FIRST_DRAWING</text:p>
          </table:table-cell>
          <table:table-cell office:value-type="string" calcext:value-type="string">
            <text:p>Relative to application date of current application when was the first disbursement of the previous application</text:p>
          </table:table-cell>
          <table:table-cell office:value-type="string" calcext:value-type="string">
            <text:p>time only relative to the application</text:p>
          </table:table-cell>
          <table:table-cell table:formula="of:=VLOOKUP([.C207];[$micro_model_features.A:.A];1;0)" office:value-type="string" office:string-value="" calcext:value-type="error">
            <text:p>#N/A</text:p>
          </table:table-cell>
          <table:table-cell table:number-columns-repeated="16378"/>
        </table:table-row>
        <table:table-row table:style-name="ro1">
          <table:table-cell office:value-type="float" office:value="209" calcext:value-type="float">
            <text:p>209</text:p>
          </table:table-cell>
          <table:table-cell office:value-type="string" calcext:value-type="string">
            <text:p>previous_application.csv</text:p>
          </table:table-cell>
          <table:table-cell office:value-type="string" calcext:value-type="string">
            <text:p>DAYS_FIRST_DUE</text:p>
          </table:table-cell>
          <table:table-cell office:value-type="string" calcext:value-type="string">
            <text:p>Relative to application date of current application when was the first due supposed to be of the previous application</text:p>
          </table:table-cell>
          <table:table-cell office:value-type="string" calcext:value-type="string">
            <text:p>time only relative to the application</text:p>
          </table:table-cell>
          <table:table-cell table:formula="of:=VLOOKUP([.C208];[$micro_model_features.A:.A];1;0)" office:value-type="string" office:string-value="" calcext:value-type="error">
            <text:p>#N/A</text:p>
          </table:table-cell>
          <table:table-cell table:number-columns-repeated="16378"/>
        </table:table-row>
        <table:table-row table:style-name="ro1">
          <table:table-cell office:value-type="float" office:value="210" calcext:value-type="float">
            <text:p>210</text:p>
          </table:table-cell>
          <table:table-cell office:value-type="string" calcext:value-type="string">
            <text:p>previous_application.csv</text:p>
          </table:table-cell>
          <table:table-cell office:value-type="string" calcext:value-type="string">
            <text:p>DAYS_LAST_DUE_1ST_VERSION</text:p>
          </table:table-cell>
          <table:table-cell office:value-type="string" calcext:value-type="string">
            <text:p>Relative to application date of current application when was the first due of the previous application</text:p>
          </table:table-cell>
          <table:table-cell office:value-type="string" calcext:value-type="string">
            <text:p>time only relative to the application</text:p>
          </table:table-cell>
          <table:table-cell table:formula="of:=VLOOKUP([.C209];[$micro_model_features.A:.A];1;0)" office:value-type="string" office:string-value="" calcext:value-type="error">
            <text:p>#N/A</text:p>
          </table:table-cell>
          <table:table-cell table:number-columns-repeated="16378"/>
        </table:table-row>
        <table:table-row table:style-name="ro1">
          <table:table-cell office:value-type="float" office:value="211" calcext:value-type="float">
            <text:p>211</text:p>
          </table:table-cell>
          <table:table-cell office:value-type="string" calcext:value-type="string">
            <text:p>previous_application.csv</text:p>
          </table:table-cell>
          <table:table-cell office:value-type="string" calcext:value-type="string">
            <text:p>DAYS_LAST_DUE</text:p>
          </table:table-cell>
          <table:table-cell office:value-type="string" calcext:value-type="string">
            <text:p>Relative to application date of current application when was the last due date of the previous application</text:p>
          </table:table-cell>
          <table:table-cell office:value-type="string" calcext:value-type="string">
            <text:p>time only relative to the application</text:p>
          </table:table-cell>
          <table:table-cell table:formula="of:=VLOOKUP([.C210];[$micro_model_features.A:.A];1;0)" office:value-type="string" office:string-value="" calcext:value-type="error">
            <text:p>#N/A</text:p>
          </table:table-cell>
          <table:table-cell table:number-columns-repeated="16378"/>
        </table:table-row>
        <table:table-row table:style-name="ro1">
          <table:table-cell office:value-type="float" office:value="212" calcext:value-type="float">
            <text:p>212</text:p>
          </table:table-cell>
          <table:table-cell office:value-type="string" calcext:value-type="string">
            <text:p>previous_application.csv</text:p>
          </table:table-cell>
          <table:table-cell office:value-type="string" calcext:value-type="string">
            <text:p>DAYS_TERMINATION</text:p>
          </table:table-cell>
          <table:table-cell office:value-type="string" calcext:value-type="string">
            <text:p>Relative to application date of current application when was the expected termination of the previous application</text:p>
          </table:table-cell>
          <table:table-cell office:value-type="string" calcext:value-type="string">
            <text:p>time only relative to the application</text:p>
          </table:table-cell>
          <table:table-cell table:formula="of:=VLOOKUP([.C211];[$micro_model_features.A:.A];1;0)" office:value-type="string" office:string-value="" calcext:value-type="error">
            <text:p>#N/A</text:p>
          </table:table-cell>
          <table:table-cell table:number-columns-repeated="16378"/>
        </table:table-row>
        <table:table-row table:style-name="ro1">
          <table:table-cell table:style-name="ce34" office:value-type="float" office:value="213" calcext:value-type="float">
            <text:p>213</text:p>
          </table:table-cell>
          <table:table-cell table:style-name="ce34" office:value-type="string" calcext:value-type="string">
            <text:p>previous_application.csv</text:p>
          </table:table-cell>
          <table:table-cell table:style-name="ce34" office:value-type="string" calcext:value-type="string">
            <text:p>NFLAG_INSURED_ON_APPROVAL</text:p>
          </table:table-cell>
          <table:table-cell table:style-name="ce48" office:value-type="string" calcext:value-type="string">
            <text:p>Did the client requested insurance during the previous application</text:p>
          </table:table-cell>
          <table:table-cell table:style-name="ce48"/>
          <table:table-cell table:style-name="ce34" table:formula="of:=VLOOKUP([.C212];[$micro_model_features.A:.A];1;0)" office:value-type="string" office:string-value="" calcext:value-type="error">
            <text:p>#N/A</text:p>
          </table:table-cell>
          <table:table-cell table:style-name="ce34" table:number-columns-repeated="16378"/>
        </table:table-row>
        <table:table-row table:style-name="ro1">
          <table:table-cell office:value-type="float" office:value="214" calcext:value-type="float">
            <text:p>214</text:p>
          </table:table-cell>
          <table:table-cell office:value-type="string" calcext:value-type="string">
            <text:p>installments_payments.csv</text:p>
          </table:table-cell>
          <table:table-cell office:value-type="string" calcext:value-type="string">
            <text:p>SK_ID_PREV </text:p>
          </table:table-cell>
          <table:table-cell office:value-type="string" calcext:value-type="string">
            <text:p>ID of previous credit in Home credit related to loan in our sample. (One loan in our sample can have 0,1,2 or more previous loans in Home Credit)</text:p>
          </table:table-cell>
          <table:table-cell office:value-type="string" calcext:value-type="string">
            <text:p>hashed</text:p>
          </table:table-cell>
          <table:table-cell table:formula="of:=VLOOKUP([.C213];[$micro_model_features.A:.A];1;0)" office:value-type="string" office:string-value="" calcext:value-type="error">
            <text:p>#N/A</text:p>
          </table:table-cell>
          <table:table-cell table:number-columns-repeated="16378"/>
        </table:table-row>
        <table:table-row table:style-name="ro1">
          <table:table-cell office:value-type="float" office:value="215" calcext:value-type="float">
            <text:p>215</text:p>
          </table:table-cell>
          <table:table-cell office:value-type="string" calcext:value-type="string">
            <text:p>installments_payments.csv</text:p>
          </table:table-cell>
          <table:table-cell office:value-type="string" calcext:value-type="string">
            <text:p>SK_ID_CURR</text:p>
          </table:table-cell>
          <table:table-cell office:value-type="string" calcext:value-type="string">
            <text:p>ID of loan in our sample</text:p>
          </table:table-cell>
          <table:table-cell office:value-type="string" calcext:value-type="string">
            <text:p>hashed</text:p>
          </table:table-cell>
          <table:table-cell table:formula="of:=VLOOKUP([.C214];[$micro_model_features.A:.A];1;0)" office:value-type="string" office:string-value="" calcext:value-type="error">
            <text:p>#N/A</text:p>
          </table:table-cell>
          <table:table-cell table:number-columns-repeated="16378"/>
        </table:table-row>
        <table:table-row table:style-name="ro8">
          <table:table-cell office:value-type="float" office:value="216" calcext:value-type="float">
            <text:p>216</text:p>
          </table:table-cell>
          <table:table-cell office:value-type="string" calcext:value-type="string">
            <text:p>installments_payments.csv</text:p>
          </table:table-cell>
          <table:table-cell office:value-type="string" calcext:value-type="string">
            <text:p>NUM_INSTALMENT_VERSION</text:p>
          </table:table-cell>
          <table:table-cell office:value-type="string" calcext:value-type="string">
            <text:p>Version of installment calendar (0 is for credit card) of previous credit. Change of installment version from month to month signifies that some parameter of payment calendar has changed</text:p>
          </table:table-cell>
          <table:table-cell/>
          <table:table-cell table:formula="of:=VLOOKUP([.C215];[$micro_model_features.A:.A];1;0)" office:value-type="string" office:string-value="" calcext:value-type="error">
            <text:p>#N/A</text:p>
          </table:table-cell>
          <table:table-cell table:number-columns-repeated="16378"/>
        </table:table-row>
        <table:table-row table:style-name="ro1">
          <table:table-cell office:value-type="float" office:value="217" calcext:value-type="float">
            <text:p>217</text:p>
          </table:table-cell>
          <table:table-cell office:value-type="string" calcext:value-type="string">
            <text:p>installments_payments.csv</text:p>
          </table:table-cell>
          <table:table-cell office:value-type="string" calcext:value-type="string">
            <text:p>NUM_INSTALMENT_NUMBER</text:p>
          </table:table-cell>
          <table:table-cell office:value-type="string" calcext:value-type="string">
            <text:p>On which installment we observe payment</text:p>
          </table:table-cell>
          <table:table-cell/>
          <table:table-cell table:formula="of:=VLOOKUP([.C216];[$micro_model_features.A:.A];1;0)" office:value-type="string" office:string-value="" calcext:value-type="error">
            <text:p>#N/A</text:p>
          </table:table-cell>
          <table:table-cell table:number-columns-repeated="16378"/>
        </table:table-row>
        <table:table-row table:style-name="ro1">
          <table:table-cell office:value-type="float" office:value="218" calcext:value-type="float">
            <text:p>218</text:p>
          </table:table-cell>
          <table:table-cell office:value-type="string" calcext:value-type="string">
            <text:p>installments_payments.csv</text:p>
          </table:table-cell>
          <table:table-cell office:value-type="string" calcext:value-type="string">
            <text:p>DAYS_INSTALMENT</text:p>
          </table:table-cell>
          <table:table-cell office:value-type="string" calcext:value-type="string">
            <text:p>When the installment of previous credit was supposed to be paid (relative to application date of current loan)</text:p>
          </table:table-cell>
          <table:table-cell office:value-type="string" calcext:value-type="string">
            <text:p>time only relative to the application</text:p>
          </table:table-cell>
          <table:table-cell table:formula="of:=VLOOKUP([.C217];[$micro_model_features.A:.A];1;0)" office:value-type="string" office:string-value="" calcext:value-type="error">
            <text:p>#N/A</text:p>
          </table:table-cell>
          <table:table-cell table:number-columns-repeated="16378"/>
        </table:table-row>
        <table:table-row table:style-name="ro1">
          <table:table-cell office:value-type="float" office:value="219" calcext:value-type="float">
            <text:p>219</text:p>
          </table:table-cell>
          <table:table-cell office:value-type="string" calcext:value-type="string">
            <text:p>installments_payments.csv</text:p>
          </table:table-cell>
          <table:table-cell office:value-type="string" calcext:value-type="string">
            <text:p>DAYS_ENTRY_PAYMENT</text:p>
          </table:table-cell>
          <table:table-cell office:value-type="string" calcext:value-type="string">
            <text:p>When was the installments of previous credit paid actually (relative to application date of current loan)</text:p>
          </table:table-cell>
          <table:table-cell office:value-type="string" calcext:value-type="string">
            <text:p>time only relative to the application</text:p>
          </table:table-cell>
          <table:table-cell table:formula="of:=VLOOKUP([.C218];[$micro_model_features.A:.A];1;0)" office:value-type="string" office:string-value="" calcext:value-type="error">
            <text:p>#N/A</text:p>
          </table:table-cell>
          <table:table-cell table:number-columns-repeated="16378"/>
        </table:table-row>
        <table:table-row table:style-name="ro1">
          <table:table-cell office:value-type="float" office:value="220" calcext:value-type="float">
            <text:p>220</text:p>
          </table:table-cell>
          <table:table-cell office:value-type="string" calcext:value-type="string">
            <text:p>installments_payments.csv</text:p>
          </table:table-cell>
          <table:table-cell office:value-type="string" calcext:value-type="string">
            <text:p>AMT_INSTALMENT</text:p>
          </table:table-cell>
          <table:table-cell office:value-type="string" calcext:value-type="string">
            <text:p>What was the prescribed installment amount of previous credit on this installment</text:p>
          </table:table-cell>
          <table:table-cell/>
          <table:table-cell table:formula="of:=VLOOKUP([.C219];[$micro_model_features.A:.A];1;0)" office:value-type="string" office:string-value="" calcext:value-type="error">
            <text:p>#N/A</text:p>
          </table:table-cell>
          <table:table-cell table:number-columns-repeated="16378"/>
        </table:table-row>
        <table:table-row table:style-name="ro1">
          <table:table-cell office:value-type="float" office:value="221" calcext:value-type="float">
            <text:p>221</text:p>
          </table:table-cell>
          <table:table-cell office:value-type="string" calcext:value-type="string">
            <text:p>installments_payments.csv</text:p>
          </table:table-cell>
          <table:table-cell office:value-type="string" calcext:value-type="string">
            <text:p>AMT_PAYMENT</text:p>
          </table:table-cell>
          <table:table-cell office:value-type="string" calcext:value-type="string">
            <text:p>What the client actually paid on previous credit on this installment</text:p>
          </table:table-cell>
          <table:table-cell/>
          <table:table-cell table:formula="of:=VLOOKUP([.C220];[$micro_model_features.A:.A];1;0)" office:value-type="string" office:string-value="" calcext:value-type="error">
            <text:p>#N/A</text:p>
          </table:table-cell>
          <table:table-cell table:number-columns-repeated="16378"/>
        </table:table-row>
        <table:table-row table:style-name="ro1" table:number-rows-repeated="1048355">
          <table:table-cell table:number-columns-repeated="16384"/>
        </table:table-row>
        <table:table-row table:style-name="ro1">
          <table:table-cell table:number-columns-repeated="16384"/>
        </table:table-row>
      </table:table>
      <table:table table:name="most_important_features" table:style-name="ta2">
        <table:table-column table:style-name="co9" table:default-cell-style-name="Default"/>
        <table:table-column table:style-name="co10" table:default-cell-style-name="Default"/>
        <table:table-column table:style-name="co8" table:default-cell-style-name="Default"/>
        <table:table-column table:style-name="co11" table:default-cell-style-name="Default"/>
        <table:table-column table:style-name="co12" table:default-cell-style-name="Default"/>
        <table:table-column table:style-name="co8" table:default-cell-style-name="Default"/>
        <table:table-row table:style-name="ro9">
          <table:table-cell table:style-name="ce27" office:value-type="string" calcext:value-type="string">
            <text:p>Features</text:p>
          </table:table-cell>
          <table:table-cell table:style-name="ce27" office:value-type="string" calcext:value-type="string">
            <text:p>Source_original</text:p>
          </table:table-cell>
          <table:table-cell table:style-name="ce27" office:value-type="string" calcext:value-type="string">
            <text:p>Type</text:p>
          </table:table-cell>
          <table:table-cell table:style-name="ce27" office:value-type="string" calcext:value-type="string">
            <text:p>Source_original2</text:p>
          </table:table-cell>
          <table:table-cell table:style-name="ce27" office:value-type="string" calcext:value-type="string">
            <text:p>Formula</text:p>
          </table:table-cell>
          <table:table-cell table:style-name="ce27" office:value-type="string" calcext:value-type="string">
            <text:p>Reduced</text:p>
          </table:table-cell>
        </table:table-row>
        <table:table-row table:style-name="ro2">
          <table:table-cell office:value-type="string" calcext:value-type="string">
            <text:p>APPS_ANNUITY_CREDIT_RATIO</text:p>
          </table:table-cell>
          <table:table-cell table:formula="of:=INDEX([$HomeCredit_columns_description.B:.B];MATCH([.A2];[$HomeCredit_columns_description.C:.C];0))" office:value-type="string" office:string-value="" calcext:value-type="error">
            <text:p>#N/A</text:p>
          </table:table-cell>
          <table:table-cell office:value-type="string" calcext:value-type="string">
            <text:p>engineered</text:p>
          </table:table-cell>
          <table:table-cell table:style-name="ce42" office:value-type="string" calcext:value-type="string">
            <text:p>app_train_orig </text:p>
          </table:table-cell>
          <table:table-cell table:style-name="ce42" office:value-type="string" calcext:value-type="string">
            <text:p>app_train_orig['APPS_ANNUITY_CREDIT_RATIO'] = app_train_orig['AMT_ANNUITY']/app_train_orig['AMT_CREDIT'] </text:p>
          </table:table-cell>
          <table:table-cell office:value-type="string" calcext:value-type="string">
            <text:p>APPS_ANNUITY_CREDIT_RATIO</text:p>
          </table:table-cell>
        </table:table-row>
        <table:table-row table:style-name="ro9" table:visibility="filter">
          <table:table-cell office:value-type="string" calcext:value-type="string">
            <text:p>DAYS_BIRTH</text:p>
          </table:table-cell>
          <table:table-cell table:formula="of:=INDEX([$HomeCredit_columns_description.B:.B];MATCH([.A3];[$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2"/>
          <table:table-cell office:value-type="string" calcext:value-type="string">
            <text:p>DAYS_BIRTH</text:p>
          </table:table-cell>
        </table:table-row>
        <table:table-row table:style-name="ro10">
          <table:table-cell office:value-type="string" calcext:value-type="string">
            <text:p>APPS_EXT_SOURCE_MEAN</text:p>
          </table:table-cell>
          <table:table-cell table:formula="of:=INDEX([$HomeCredit_columns_description.B:.B];MATCH([.A4];[$HomeCredit_columns_description.C:.C];0))" office:value-type="string" office:string-value="" calcext:value-type="error">
            <text:p>#N/A</text:p>
          </table:table-cell>
          <table:table-cell office:value-type="string" calcext:value-type="string">
            <text:p>engineered</text:p>
          </table:table-cell>
          <table:table-cell table:style-name="ce42" office:value-type="string" calcext:value-type="string">
            <text:p>app_train_orig </text:p>
          </table:table-cell>
          <table:table-cell office:value-type="string" calcext:value-type="string">
            <text:p>apps['APPS_EXT_SOURCE_MEAN'] = apps[['EXT_SOURCE_1', 'EXT_SOURCE_2', 'EXT_SOURCE_3']].mean(axis = 1)</text:p>
          </table:table-cell>
          <table:table-cell office:value-type="string" calcext:value-type="string">
            <text:p>APPS_EXT_SOURCE_MEAN</text:p>
          </table:table-cell>
        </table:table-row>
        <table:table-row table:style-name="ro9" table:visibility="filter">
          <table:table-cell office:value-type="string" calcext:value-type="string">
            <text:p>EXT_SOURCE_1</text:p>
          </table:table-cell>
          <table:table-cell table:formula="of:=INDEX([$HomeCredit_columns_description.B:.B];MATCH([.A5];[$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2"/>
          <table:table-cell office:value-type="string" calcext:value-type="string">
            <text:p>EXT_SOURCE_1</text:p>
          </table:table-cell>
        </table:table-row>
        <table:table-row table:style-name="ro9" table:visibility="filter">
          <table:table-cell office:value-type="string" calcext:value-type="string">
            <text:p>EXT_SOURCE_3</text:p>
          </table:table-cell>
          <table:table-cell table:formula="of:=INDEX([$HomeCredit_columns_description.B:.B];MATCH([.A6];[$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2"/>
          <table:table-cell office:value-type="string" calcext:value-type="string">
            <text:p>EXT_SOURCE_3</text:p>
          </table:table-cell>
        </table:table-row>
        <table:table-row table:style-name="ro9" table:visibility="filter">
          <table:table-cell office:value-type="string" calcext:value-type="string">
            <text:p>EXT_SOURCE_2</text:p>
          </table:table-cell>
          <table:table-cell table:formula="of:=INDEX([$HomeCredit_columns_description.B:.B];MATCH([.A7];[$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2"/>
          <table:table-cell office:value-type="string" calcext:value-type="string">
            <text:p>EXT_SOURCE_2</text:p>
          </table:table-cell>
        </table:table-row>
        <table:table-row table:style-name="ro9" table:visibility="filter">
          <table:table-cell office:value-type="string" calcext:value-type="string">
            <text:p>AMT_ANNUITY</text:p>
          </table:table-cell>
          <table:table-cell table:formula="of:=INDEX([$HomeCredit_columns_description.B:.B];MATCH([.A8];[$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2"/>
          <table:table-cell office:value-type="string" calcext:value-type="string">
            <text:p>AMT_ANNUITY</text:p>
          </table:table-cell>
        </table:table-row>
        <table:table-row table:style-name="ro9">
          <table:table-cell office:value-type="string" calcext:value-type="string">
            <text:p>APPS_GOODS_CREDIT_RATIO</text:p>
          </table:table-cell>
          <table:table-cell table:formula="of:=INDEX([$HomeCredit_columns_description.B:.B];MATCH([.A9];[$HomeCredit_columns_description.C:.C];0))" office:value-type="string" office:string-value="" calcext:value-type="error">
            <text:p>#N/A</text:p>
          </table:table-cell>
          <table:table-cell office:value-type="string" calcext:value-type="string">
            <text:p>engineered</text:p>
          </table:table-cell>
          <table:table-cell table:style-name="ce42" office:value-type="string" calcext:value-type="string">
            <text:p>app_train_orig </text:p>
          </table:table-cell>
          <table:table-cell office:value-type="string" calcext:value-type="string">
            <text:p>apps['APPS_GOODS_CREDIT_RATIO'] = apps['AMT_GOODS_PRICE']/apps['AMT_CREDIT']</text:p>
          </table:table-cell>
          <table:table-cell office:value-type="string" calcext:value-type="string">
            <text:p>APPS_GOODS_CREDIT_RATIO</text:p>
          </table:table-cell>
        </table:table-row>
        <table:table-row table:style-name="ro9">
          <table:table-cell office:value-type="string" calcext:value-type="string">
            <text:p>PREV_PREV_INTERESTS_RATE_MAX</text:p>
          </table:table-cell>
          <table:table-cell table:formula="of:=INDEX([$HomeCredit_columns_description.B:.B];MATCH([.A10];[$HomeCredit_columns_description.C:.C];0))" office:value-type="string" office:string-value="" calcext:value-type="error">
            <text:p>#N/A</text:p>
          </table:table-cell>
          <table:table-cell office:value-type="string" calcext:value-type="string">
            <text:p>engineered</text:p>
          </table:table-cell>
          <table:table-cell table:style-name="ce46" office:value-type="string" calcext:value-type="string">
            <text:p>previous_application_df </text:p>
          </table:table-cell>
          <table:table-cell/>
          <table:table-cell office:value-type="string" calcext:value-type="string">
            <text:p>PREV_PREV_INTERESTS_RATE_MAX</text:p>
          </table:table-cell>
        </table:table-row>
        <table:table-row table:style-name="ro9" table:visibility="filter">
          <table:table-cell office:value-type="string" calcext:value-type="string">
            <text:p>DAYS_ID_PUBLISH</text:p>
          </table:table-cell>
          <table:table-cell table:formula="of:=INDEX([$HomeCredit_columns_description.B:.B];MATCH([.A11];[$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2"/>
          <table:table-cell office:value-type="string" calcext:value-type="string">
            <text:p>DAYS_ID_PUBLISH</text:p>
          </table:table-cell>
        </table:table-row>
        <table:table-row table:style-name="ro9" table:visibility="filter">
          <table:table-cell office:value-type="string" calcext:value-type="string">
            <text:p>POS_M20CNT_INSTALMENT_FUTURE_MEAN</text:p>
          </table:table-cell>
          <table:table-cell table:formula="of:=INDEX([$HomeCredit_columns_description.B:.B];MATCH([.A12];[$HomeCredit_columns_description.C:.C];0))" office:value-type="string" office:string-value="" calcext:value-type="error">
            <text:p>#N/A</text:p>
          </table:table-cell>
          <table:table-cell office:value-type="string" calcext:value-type="string">
            <text:p>engineered</text:p>
          </table:table-cell>
          <table:table-cell table:style-name="ce51"/>
          <table:table-cell table:number-columns-repeated="2"/>
        </table:table-row>
        <table:table-row table:style-name="ro9">
          <table:table-cell office:value-type="string" calcext:value-type="string">
            <text:p>APPS_ANNUITY_INCOME_RATIO</text:p>
          </table:table-cell>
          <table:table-cell table:formula="of:=INDEX([$HomeCredit_columns_description.B:.B];MATCH([.A13];[$HomeCredit_columns_description.C:.C];0))" office:value-type="string" office:string-value="" calcext:value-type="error">
            <text:p>#N/A</text:p>
          </table:table-cell>
          <table:table-cell office:value-type="string" calcext:value-type="string">
            <text:p>engineered</text:p>
          </table:table-cell>
          <table:table-cell table:style-name="ce42" office:value-type="string" calcext:value-type="string">
            <text:p>app_train_orig </text:p>
          </table:table-cell>
          <table:table-cell office:value-type="string" calcext:value-type="string">
            <text:p>apps['APPS_ANNUITY_INCOME_RATIO'] = apps['AMT_ANNUITY']/apps['AMT_INCOME_TOTAL']</text:p>
          </table:table-cell>
          <table:table-cell office:value-type="string" calcext:value-type="string">
            <text:p>APPS_ANNUITY_INCOME_RATIO</text:p>
          </table:table-cell>
        </table:table-row>
        <table:table-row table:style-name="ro9">
          <table:table-cell office:value-type="string" calcext:value-type="string">
            <text:p>APPS_INCOME_EMPLOYED_RATIO</text:p>
          </table:table-cell>
          <table:table-cell table:formula="of:=INDEX([$HomeCredit_columns_description.B:.B];MATCH([.A14];[$HomeCredit_columns_description.C:.C];0))" office:value-type="string" office:string-value="" calcext:value-type="error">
            <text:p>#N/A</text:p>
          </table:table-cell>
          <table:table-cell office:value-type="string" calcext:value-type="string">
            <text:p>engineered</text:p>
          </table:table-cell>
          <table:table-cell table:style-name="ce42" office:value-type="string" calcext:value-type="string">
            <text:p>app_train_orig </text:p>
          </table:table-cell>
          <table:table-cell office:value-type="string" calcext:value-type="string">
            <text:p>apps['APPS_INCOME_EMPLOYED_RATIO'] = apps['AMT_INCOME_TOTAL']/apps['DAYS_EMPLOYED']</text:p>
          </table:table-cell>
          <table:table-cell office:value-type="string" calcext:value-type="string">
            <text:p>APPS_INCOME_EMPLOYED_RATIO</text:p>
          </table:table-cell>
        </table:table-row>
        <table:table-row table:style-name="ro9" table:visibility="filter">
          <table:table-cell office:value-type="string" calcext:value-type="string">
            <text:p>DAYS_REGISTRATION</text:p>
          </table:table-cell>
          <table:table-cell table:formula="of:=INDEX([$HomeCredit_columns_description.B:.B];MATCH([.A15];[$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2"/>
          <table:table-cell office:value-type="string" calcext:value-type="string">
            <text:p>DAYS_REGISTRATION</text:p>
          </table:table-cell>
        </table:table-row>
        <table:table-row table:style-name="ro9" table:visibility="filter">
          <table:table-cell office:value-type="string" calcext:value-type="string">
            <text:p>REGION_POPULATION_RELATIVE</text:p>
          </table:table-cell>
          <table:table-cell table:formula="of:=INDEX([$HomeCredit_columns_description.B:.B];MATCH([.A16];[$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2"/>
          <table:table-cell office:value-type="string" calcext:value-type="string">
            <text:p>REGION_POPULATION_RELATIVE</text:p>
          </table:table-cell>
        </table:table-row>
        <table:table-row table:style-name="ro9" table:visibility="filter">
          <table:table-cell office:value-type="string" calcext:value-type="string">
            <text:p>INS_AMT_PAYMENT_SUM</text:p>
          </table:table-cell>
          <table:table-cell table:formula="of:=INDEX([$HomeCredit_columns_description.B:.B];MATCH([.A17];[$HomeCredit_columns_description.C:.C];0))" office:value-type="string" office:string-value="" calcext:value-type="error">
            <text:p>#N/A</text:p>
          </table:table-cell>
          <table:table-cell office:value-type="string" calcext:value-type="string">
            <text:p>engineered</text:p>
          </table:table-cell>
          <table:table-cell table:style-name="ce51" office:value-type="string" calcext:value-type="string">
            <text:p>???</text:p>
          </table:table-cell>
          <table:table-cell table:number-columns-repeated="2"/>
        </table:table-row>
        <table:table-row table:style-name="ro9">
          <table:table-cell office:value-type="string" calcext:value-type="string">
            <text:p>BUREAU_BUREAU_CREDIT_DEBT_DIFF_MEAN</text:p>
          </table:table-cell>
          <table:table-cell table:formula="of:=INDEX([$HomeCredit_columns_description.B:.B];MATCH([.A18];[$HomeCredit_columns_description.C:.C];0))" office:value-type="string" office:string-value="" calcext:value-type="error">
            <text:p>#N/A</text:p>
          </table:table-cell>
          <table:table-cell office:value-type="string" calcext:value-type="string">
            <text:p>engineered</text:p>
          </table:table-cell>
          <table:table-cell table:style-name="ce52" office:value-type="string" calcext:value-type="string">
            <text:p>bureau</text:p>
          </table:table-cell>
          <table:table-cell/>
          <table:table-cell table:formula="of:=[.A18]" office:value-type="string" office:string-value="BUREAU_BUREAU_CREDIT_DEBT_DIFF_MEAN" calcext:value-type="string">
            <text:p>BUREAU_BUREAU_CREDIT_DEBT_DIFF_MEAN</text:p>
          </table:table-cell>
        </table:table-row>
        <table:table-row table:style-name="ro9">
          <table:table-cell office:value-type="string" calcext:value-type="string">
            <text:p>PREV_REFUSED_RATIO</text:p>
          </table:table-cell>
          <table:table-cell table:formula="of:=INDEX([$HomeCredit_columns_description.B:.B];MATCH([.A19];[$HomeCredit_columns_description.C:.C];0))" office:value-type="string" office:string-value="" calcext:value-type="error">
            <text:p>#N/A</text:p>
          </table:table-cell>
          <table:table-cell office:value-type="string" calcext:value-type="string">
            <text:p>engineered</text:p>
          </table:table-cell>
          <table:table-cell table:style-name="ce46" office:value-type="string" calcext:value-type="string">
            <text:p>previous_application_df </text:p>
          </table:table-cell>
          <table:table-cell/>
          <table:table-cell office:value-type="string" calcext:value-type="string">
            <text:p>PREV_REFUSED_RATIO</text:p>
          </table:table-cell>
        </table:table-row>
        <table:table-row table:style-name="ro9">
          <table:table-cell office:value-type="string" calcext:value-type="string">
            <text:p>APPS_EMPLOYED_BIRTH_RATIO</text:p>
          </table:table-cell>
          <table:table-cell table:formula="of:=INDEX([$HomeCredit_columns_description.B:.B];MATCH([.A20];[$HomeCredit_columns_description.C:.C];0))" office:value-type="string" office:string-value="" calcext:value-type="error">
            <text:p>#N/A</text:p>
          </table:table-cell>
          <table:table-cell office:value-type="string" calcext:value-type="string">
            <text:p>engineered</text:p>
          </table:table-cell>
          <table:table-cell table:style-name="ce42" office:value-type="string" calcext:value-type="string">
            <text:p>app_train_orig </text:p>
          </table:table-cell>
          <table:table-cell office:value-type="string" calcext:value-type="string">
            <text:p>apps['APPS_EMPLOYED_BIRTH_RATIO'] = apps['DAYS_EMPLOYED']/apps['DAYS_BIRTH']</text:p>
          </table:table-cell>
          <table:table-cell office:value-type="string" calcext:value-type="string">
            <text:p>APPS_EMPLOYED_BIRTH_RATIO</text:p>
          </table:table-cell>
        </table:table-row>
        <table:table-row table:style-name="ro9" table:visibility="filter">
          <table:table-cell office:value-type="string" calcext:value-type="string">
            <text:p>AMT_CREDIT</text:p>
          </table:table-cell>
          <table:table-cell table:formula="of:=INDEX([$HomeCredit_columns_description.B:.B];MATCH([.A21];[$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2"/>
          <table:table-cell office:value-type="string" calcext:value-type="string">
            <text:p>AMT_CREDIT</text:p>
          </table:table-cell>
        </table:table-row>
        <table:table-row table:style-name="ro9">
          <table:table-cell office:value-type="string" calcext:value-type="string">
            <text:p>PREV_PREV_CREDIT_DIFF_MAX</text:p>
          </table:table-cell>
          <table:table-cell table:formula="of:=INDEX([$HomeCredit_columns_description.B:.B];MATCH([.A22];[$HomeCredit_columns_description.C:.C];0))" office:value-type="string" office:string-value="" calcext:value-type="error">
            <text:p>#N/A</text:p>
          </table:table-cell>
          <table:table-cell office:value-type="string" calcext:value-type="string">
            <text:p>engineered</text:p>
          </table:table-cell>
          <table:table-cell table:style-name="ce46" office:value-type="string" calcext:value-type="string">
            <text:p>previous_application_df </text:p>
          </table:table-cell>
          <table:table-cell/>
          <table:table-cell office:value-type="string" calcext:value-type="string">
            <text:p>PREV_PREV_CREDIT_DIFF_MAX</text:p>
          </table:table-cell>
        </table:table-row>
        <table:table-row table:style-name="ro9" table:visibility="filter">
          <table:table-cell office:value-type="string" calcext:value-type="string">
            <text:p>AMT_GOODS_PRICE</text:p>
          </table:table-cell>
          <table:table-cell table:formula="of:=INDEX([$HomeCredit_columns_description.B:.B];MATCH([.A23];[$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2"/>
          <table:table-cell office:value-type="string" calcext:value-type="string">
            <text:p>AMT_GOODS_PRICE</text:p>
          </table:table-cell>
        </table:table-row>
        <table:table-row table:style-name="ro9">
          <table:table-cell office:value-type="string" calcext:value-type="string">
            <text:p>APPS_EXT_SOURCE_STD</text:p>
          </table:table-cell>
          <table:table-cell table:formula="of:=INDEX([$HomeCredit_columns_description.B:.B];MATCH([.A24];[$HomeCredit_columns_description.C:.C];0))" office:value-type="string" office:string-value="" calcext:value-type="error">
            <text:p>#N/A</text:p>
          </table:table-cell>
          <table:table-cell office:value-type="string" calcext:value-type="string">
            <text:p>engineered</text:p>
          </table:table-cell>
          <table:table-cell table:style-name="ce42" office:value-type="string" calcext:value-type="string">
            <text:p>app_train_orig </text:p>
          </table:table-cell>
          <table:table-cell/>
          <table:table-cell office:value-type="string" calcext:value-type="string">
            <text:p>APPS_EXT_SOURCE_STD</text:p>
          </table:table-cell>
        </table:table-row>
        <table:table-row table:style-name="ro9" table:visibility="filter">
          <table:table-cell office:value-type="string" calcext:value-type="string">
            <text:p>DAYS_LAST_PHONE_CHANGE</text:p>
          </table:table-cell>
          <table:table-cell table:formula="of:=INDEX([$HomeCredit_columns_description.B:.B];MATCH([.A25];[$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2"/>
          <table:table-cell office:value-type="string" calcext:value-type="string">
            <text:p>DAYS_LAST_PHONE_CHANGE</text:p>
          </table:table-cell>
        </table:table-row>
        <table:table-row table:style-name="ro9" table:visibility="filter">
          <table:table-cell office:value-type="string" calcext:value-type="string">
            <text:p>INS_D365SK_DPD_MAX</text:p>
          </table:table-cell>
          <table:table-cell table:formula="of:=INDEX([$HomeCredit_columns_description.B:.B];MATCH([.A26];[$HomeCredit_columns_description.C:.C];0))" office:value-type="string" office:string-value="" calcext:value-type="error">
            <text:p>#N/A</text:p>
          </table:table-cell>
          <table:table-cell office:value-type="string" calcext:value-type="string">
            <text:p>engineered</text:p>
          </table:table-cell>
          <table:table-cell table:style-name="ce51" office:value-type="string" calcext:value-type="string">
            <text:p>???</text:p>
          </table:table-cell>
          <table:table-cell table:number-columns-repeated="2"/>
        </table:table-row>
        <table:table-row table:style-name="ro9" table:visibility="filter">
          <table:table-cell office:value-type="string" calcext:value-type="string">
            <text:p>INS_INS_IS_DPD_UNDER_120_MEAN</text:p>
          </table:table-cell>
          <table:table-cell table:formula="of:=INDEX([$HomeCredit_columns_description.B:.B];MATCH([.A27];[$HomeCredit_columns_description.C:.C];0))" office:value-type="string" office:string-value="" calcext:value-type="error">
            <text:p>#N/A</text:p>
          </table:table-cell>
          <table:table-cell office:value-type="string" calcext:value-type="string">
            <text:p>engineered</text:p>
          </table:table-cell>
          <table:table-cell table:style-name="ce51" office:value-type="string" calcext:value-type="string">
            <text:p>???</text:p>
          </table:table-cell>
          <table:table-cell table:number-columns-repeated="2"/>
        </table:table-row>
        <table:table-row table:style-name="ro9">
          <table:table-cell office:value-type="string" calcext:value-type="string">
            <text:p>PREV_CNT_PAYMENT_MEAN</text:p>
          </table:table-cell>
          <table:table-cell table:formula="of:=INDEX([$HomeCredit_columns_description.B:.B];MATCH([.A28];[$HomeCredit_columns_description.C:.C];0))" office:value-type="string" office:string-value="" calcext:value-type="error">
            <text:p>#N/A</text:p>
          </table:table-cell>
          <table:table-cell office:value-type="string" calcext:value-type="string">
            <text:p>engineered</text:p>
          </table:table-cell>
          <table:table-cell table:style-name="ce46" office:value-type="string" calcext:value-type="string">
            <text:p>previous_application_df </text:p>
          </table:table-cell>
          <table:table-cell/>
          <table:table-cell office:value-type="string" calcext:value-type="string">
            <text:p>PREV_CNT_PAYMENT_MEAN</text:p>
          </table:table-cell>
        </table:table-row>
        <table:table-row table:style-name="ro9" table:visibility="filter">
          <table:table-cell office:value-type="string" calcext:value-type="string">
            <text:p>INS_SK_DPD_MEAN</text:p>
          </table:table-cell>
          <table:table-cell table:formula="of:=INDEX([$HomeCredit_columns_description.B:.B];MATCH([.A29];[$HomeCredit_columns_description.C:.C];0))" office:value-type="string" office:string-value="" calcext:value-type="error">
            <text:p>#N/A</text:p>
          </table:table-cell>
          <table:table-cell office:value-type="string" calcext:value-type="string">
            <text:p>engineered</text:p>
          </table:table-cell>
          <table:table-cell table:style-name="ce51" office:value-type="string" calcext:value-type="string">
            <text:p>???</text:p>
          </table:table-cell>
          <table:table-cell table:number-columns-repeated="2"/>
        </table:table-row>
        <table:table-row table:style-name="ro9" table:visibility="filter">
          <table:table-cell office:value-type="string" calcext:value-type="string">
            <text:p>INS_D365SK_DPD_MEAN</text:p>
          </table:table-cell>
          <table:table-cell table:formula="of:=INDEX([$HomeCredit_columns_description.B:.B];MATCH([.A30];[$HomeCredit_columns_description.C:.C];0))" office:value-type="string" office:string-value="" calcext:value-type="error">
            <text:p>#N/A</text:p>
          </table:table-cell>
          <table:table-cell office:value-type="string" calcext:value-type="string">
            <text:p>engineered</text:p>
          </table:table-cell>
          <table:table-cell table:style-name="ce51" office:value-type="string" calcext:value-type="string">
            <text:p>???</text:p>
          </table:table-cell>
          <table:table-cell table:number-columns-repeated="2"/>
        </table:table-row>
        <table:table-row table:style-name="ro9" table:visibility="filter">
          <table:table-cell office:value-type="string" calcext:value-type="string">
            <text:p>POS_CNT_INSTALMENT_FUTURE_MEAN</text:p>
          </table:table-cell>
          <table:table-cell table:formula="of:=INDEX([$HomeCredit_columns_description.B:.B];MATCH([.A31];[$HomeCredit_columns_description.C:.C];0))" office:value-type="string" office:string-value="" calcext:value-type="error">
            <text:p>#N/A</text:p>
          </table:table-cell>
          <table:table-cell office:value-type="string" calcext:value-type="string">
            <text:p>engineered</text:p>
          </table:table-cell>
          <table:table-cell table:style-name="ce51" office:value-type="string" calcext:value-type="string">
            <text:p>???</text:p>
          </table:table-cell>
          <table:table-cell table:number-columns-repeated="2"/>
        </table:table-row>
        <table:table-row table:style-name="ro9">
          <table:table-cell office:value-type="string" calcext:value-type="string">
            <text:p>BUREAU_DAYS_ENDDATE_FACT_MAX</text:p>
          </table:table-cell>
          <table:table-cell table:formula="of:=INDEX([$HomeCredit_columns_description.B:.B];MATCH([.A32];[$HomeCredit_columns_description.C:.C];0))" office:value-type="string" office:string-value="" calcext:value-type="error">
            <text:p>#N/A</text:p>
          </table:table-cell>
          <table:table-cell office:value-type="string" calcext:value-type="string">
            <text:p>engineered</text:p>
          </table:table-cell>
          <table:table-cell table:style-name="ce52" office:value-type="string" calcext:value-type="string">
            <text:p>bureau</text:p>
          </table:table-cell>
          <table:table-cell/>
          <table:table-cell table:formula="of:=[.A32]" office:value-type="string" office:string-value="BUREAU_DAYS_ENDDATE_FACT_MAX" calcext:value-type="string">
            <text:p>BUREAU_DAYS_ENDDATE_FACT_MAX</text:p>
          </table:table-cell>
        </table:table-row>
        <table:table-row table:style-name="ro9" table:visibility="filter">
          <table:table-cell office:value-type="string" calcext:value-type="string">
            <text:p>ORGANIZATION_TYPE</text:p>
          </table:table-cell>
          <table:table-cell table:formula="of:=INDEX([$HomeCredit_columns_description.B:.B];MATCH([.A33];[$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2"/>
          <table:table-cell office:value-type="string" calcext:value-type="string">
            <text:p>ORGANIZATION_TYPE</text:p>
          </table:table-cell>
        </table:table-row>
        <table:table-row table:style-name="ro9">
          <table:table-cell office:value-type="string" calcext:value-type="string">
            <text:p>BUREAU_BUREAU_CREDIT_DEBT_DIFF_MIN</text:p>
          </table:table-cell>
          <table:table-cell table:formula="of:=INDEX([$HomeCredit_columns_description.B:.B];MATCH([.A34];[$HomeCredit_columns_description.C:.C];0))" office:value-type="string" office:string-value="" calcext:value-type="error">
            <text:p>#N/A</text:p>
          </table:table-cell>
          <table:table-cell office:value-type="string" calcext:value-type="string">
            <text:p>engineered</text:p>
          </table:table-cell>
          <table:table-cell table:style-name="ce52" office:value-type="string" calcext:value-type="string">
            <text:p>bureau</text:p>
          </table:table-cell>
          <table:table-cell/>
          <table:table-cell table:formula="of:=[.A34]" office:value-type="string" office:string-value="BUREAU_BUREAU_CREDIT_DEBT_DIFF_MIN" calcext:value-type="string">
            <text:p>BUREAU_BUREAU_CREDIT_DEBT_DIFF_MIN</text:p>
          </table:table-cell>
        </table:table-row>
        <table:table-row table:style-name="ro9">
          <table:table-cell office:value-type="string" calcext:value-type="string">
            <text:p>APPS_CAR_EMPLOYED_RATIO</text:p>
          </table:table-cell>
          <table:table-cell table:formula="of:=INDEX([$HomeCredit_columns_description.B:.B];MATCH([.A35];[$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app_train_orig </text:p>
          </table:table-cell>
          <table:table-cell office:value-type="string" calcext:value-type="string">
            <text:p>apps['APPS_CAR_EMPLOYED_RATIO'] = apps['OWN_CAR_AGE'] / apps['DAYS_EMPLOYED']</text:p>
          </table:table-cell>
          <table:table-cell office:value-type="string" calcext:value-type="string">
            <text:p>APPS_CAR_EMPLOYED_RATIO</text:p>
          </table:table-cell>
        </table:table-row>
        <table:table-row table:style-name="ro9">
          <table:table-cell office:value-type="string" calcext:value-type="string">
            <text:p>APPS_INCOME_BIRTH_RATIO</text:p>
          </table:table-cell>
          <table:table-cell table:formula="of:=INDEX([$HomeCredit_columns_description.B:.B];MATCH([.A36];[$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app_train_orig </text:p>
          </table:table-cell>
          <table:table-cell office:value-type="string" calcext:value-type="string">
            <text:p>apps['APPS_INCOME_BIRTH_RATIO'] = apps['AMT_INCOME_TOTAL']/apps['DAYS_BIRTH']</text:p>
          </table:table-cell>
          <table:table-cell office:value-type="string" calcext:value-type="string">
            <text:p>APPS_INCOME_BIRTH_RATIO</text:p>
          </table:table-cell>
        </table:table-row>
        <table:table-row table:style-name="ro9" table:visibility="filter">
          <table:table-cell office:value-type="string" calcext:value-type="string">
            <text:p>INS_SK_DPD_MIN</text:p>
          </table:table-cell>
          <table:table-cell table:formula="of:=INDEX([$HomeCredit_columns_description.B:.B];MATCH([.A37];[$HomeCredit_columns_description.C:.C];0))" office:value-type="string" office:string-value="" calcext:value-type="error">
            <text:p>#N/A</text:p>
          </table:table-cell>
          <table:table-cell office:value-type="string" calcext:value-type="string">
            <text:p>engineered</text:p>
          </table:table-cell>
          <table:table-cell table:style-name="ce53" office:value-type="string" calcext:value-type="string">
            <text:p>pos_bal</text:p>
          </table:table-cell>
          <table:table-cell table:number-columns-repeated="2"/>
        </table:table-row>
        <table:table-row table:style-name="ro9">
          <table:table-cell office:value-type="string" calcext:value-type="string">
            <text:p>BUREAU_DAYS_CREDIT_MEAN</text:p>
          </table:table-cell>
          <table:table-cell table:formula="of:=INDEX([$HomeCredit_columns_description.B:.B];MATCH([.A38];[$HomeCredit_columns_description.C:.C];0))" office:value-type="string" office:string-value="" calcext:value-type="error">
            <text:p>#N/A</text:p>
          </table:table-cell>
          <table:table-cell office:value-type="string" calcext:value-type="string">
            <text:p>engineered</text:p>
          </table:table-cell>
          <table:table-cell table:style-name="ce52" office:value-type="string" calcext:value-type="string">
            <text:p>bureau</text:p>
          </table:table-cell>
          <table:table-cell/>
          <table:table-cell table:formula="of:=[.A38]" office:value-type="string" office:string-value="BUREAU_DAYS_CREDIT_MEAN" calcext:value-type="string">
            <text:p>BUREAU_DAYS_CREDIT_MEAN</text:p>
          </table:table-cell>
        </table:table-row>
        <table:table-row table:style-name="ro9">
          <table:table-cell office:value-type="string" calcext:value-type="string">
            <text:p>PREV_PREV_INTERESTS_RATE_MEAN</text:p>
          </table:table-cell>
          <table:table-cell table:formula="of:=INDEX([$HomeCredit_columns_description.B:.B];MATCH([.A39];[$HomeCredit_columns_description.C:.C];0))" office:value-type="string" office:string-value="" calcext:value-type="error">
            <text:p>#N/A</text:p>
          </table:table-cell>
          <table:table-cell office:value-type="string" calcext:value-type="string">
            <text:p>engineered</text:p>
          </table:table-cell>
          <table:table-cell table:style-name="ce46" office:value-type="string" calcext:value-type="string">
            <text:p>previous_application_df </text:p>
          </table:table-cell>
          <table:table-cell/>
          <table:table-cell office:value-type="string" calcext:value-type="string">
            <text:p>PREV_PREV_INTERESTS_RATE_MEAN</text:p>
          </table:table-cell>
        </table:table-row>
        <table:table-row table:style-name="ro9">
          <table:table-cell office:value-type="string" calcext:value-type="string">
            <text:p>BUREAU_BUREAU_ENDDATE_FACT_DIFF_MEAN</text:p>
          </table:table-cell>
          <table:table-cell table:formula="of:=INDEX([$HomeCredit_columns_description.B:.B];MATCH([.A40];[$HomeCredit_columns_description.C:.C];0))" office:value-type="string" office:string-value="" calcext:value-type="error">
            <text:p>#N/A</text:p>
          </table:table-cell>
          <table:table-cell office:value-type="string" calcext:value-type="string">
            <text:p>engineered</text:p>
          </table:table-cell>
          <table:table-cell table:style-name="ce52" office:value-type="string" calcext:value-type="string">
            <text:p>bureau</text:p>
          </table:table-cell>
          <table:table-cell/>
          <table:table-cell table:formula="of:=[.A40]" office:value-type="string" office:string-value="BUREAU_BUREAU_ENDDATE_FACT_DIFF_MEAN" calcext:value-type="string">
            <text:p>BUREAU_BUREAU_ENDDATE_FACT_DIFF_MEAN</text:p>
          </table:table-cell>
        </table:table-row>
        <table:table-row table:style-name="ro9" table:visibility="filter">
          <table:table-cell office:value-type="string" calcext:value-type="string">
            <text:p>INS_AMT_INSTALMENT_SUM</text:p>
          </table:table-cell>
          <table:table-cell table:formula="of:=INDEX([$HomeCredit_columns_description.B:.B];MATCH([.A41];[$HomeCredit_columns_description.C:.C];0))" office:value-type="string" office:string-value="" calcext:value-type="error">
            <text:p>#N/A</text:p>
          </table:table-cell>
          <table:table-cell office:value-type="string" calcext:value-type="string">
            <text:p>engineered</text:p>
          </table:table-cell>
          <table:table-cell table:style-name="ce51" office:value-type="string" calcext:value-type="string">
            <text:p>???</text:p>
          </table:table-cell>
          <table:table-cell table:number-columns-repeated="2"/>
        </table:table-row>
        <table:table-row table:style-name="ro9" table:visibility="filter">
          <table:table-cell office:value-type="string" calcext:value-type="string">
            <text:p>DAYS_EMPLOYED</text:p>
          </table:table-cell>
          <table:table-cell table:formula="of:=INDEX([$HomeCredit_columns_description.B:.B];MATCH([.A42];[$HomeCredit_columns_description.C:.C];0))" office:value-type="string" office:string-value="application_{train|test}.csv" calcext:value-type="string">
            <text:p>application_{train|test}.csv</text:p>
          </table:table-cell>
          <table:table-cell office:value-type="string" calcext:value-type="string">
            <text:p>original</text:p>
          </table:table-cell>
          <table:table-cell table:number-columns-repeated="2"/>
          <table:table-cell office:value-type="string" calcext:value-type="string">
            <text:p>DAYS_EMPLOYED</text:p>
          </table:table-cell>
        </table:table-row>
        <table:table-row table:style-name="ro9">
          <table:table-cell office:value-type="string" calcext:value-type="string">
            <text:p>APPS_CAR_BIRTH_RATIO</text:p>
          </table:table-cell>
          <table:table-cell table:formula="of:=INDEX([$HomeCredit_columns_description.B:.B];MATCH([.A43];[$HomeCredit_columns_description.C:.C];0))" office:value-type="string" office:string-value="" calcext:value-type="error">
            <text:p>#N/A</text:p>
          </table:table-cell>
          <table:table-cell office:value-type="string" calcext:value-type="string">
            <text:p>engineered</text:p>
          </table:table-cell>
          <table:table-cell office:value-type="string" calcext:value-type="string">
            <text:p>app_train_orig </text:p>
          </table:table-cell>
          <table:table-cell office:value-type="string" calcext:value-type="string">
            <text:p>apps['APPS_CAR_BIRTH_RATIO'] = apps['OWN_CAR_AGE'] / apps['DAYS_BIRTH']</text:p>
          </table:table-cell>
          <table:table-cell office:value-type="string" calcext:value-type="string">
            <text:p>APPS_CAR_BIRTH_RATIO</text:p>
          </table:table-cell>
        </table:table-row>
        <table:table-row table:style-name="ro9">
          <table:table-cell office:value-type="string" calcext:value-type="string">
            <text:p>BUREAU_ACT_DAYS_CREDIT_MAX_x</text:p>
          </table:table-cell>
          <table:table-cell table:formula="of:=INDEX([$HomeCredit_columns_description.B:.B];MATCH([.A44];[$HomeCredit_columns_description.C:.C];0))" office:value-type="string" office:string-value="" calcext:value-type="error">
            <text:p>#N/A</text:p>
          </table:table-cell>
          <table:table-cell office:value-type="string" calcext:value-type="string">
            <text:p>engineered</text:p>
          </table:table-cell>
          <table:table-cell table:style-name="ce52" office:value-type="string" calcext:value-type="string">
            <text:p>bureau_act</text:p>
          </table:table-cell>
          <table:table-cell/>
          <table:table-cell table:formula="of:=[.A44]" office:value-type="string" office:string-value="BUREAU_ACT_DAYS_CREDIT_MAX_x" calcext:value-type="string">
            <text:p>BUREAU_ACT_DAYS_CREDIT_MAX_x</text:p>
          </table:table-cell>
        </table:table-row>
        <table:table-row table:style-name="ro9">
          <table:table-cell office:value-type="string" calcext:value-type="string">
            <text:p>BUREAU_ACT_BUREAU_CREDIT_DEBT_DIFF_MAX_x</text:p>
          </table:table-cell>
          <table:table-cell table:formula="of:=INDEX([$HomeCredit_columns_description.B:.B];MATCH([.A45];[$HomeCredit_columns_description.C:.C];0))" office:value-type="string" office:string-value="" calcext:value-type="error">
            <text:p>#N/A</text:p>
          </table:table-cell>
          <table:table-cell office:value-type="string" calcext:value-type="string">
            <text:p>engineered</text:p>
          </table:table-cell>
          <table:table-cell table:style-name="ce52" office:value-type="string" calcext:value-type="string">
            <text:p>bureau_act</text:p>
          </table:table-cell>
          <table:table-cell/>
          <table:table-cell table:formula="of:=[.A45]" office:value-type="string" office:string-value="BUREAU_ACT_BUREAU_CREDIT_DEBT_DIFF_MAX_x" calcext:value-type="string">
            <text:p>BUREAU_ACT_BUREAU_CREDIT_DEBT_DIFF_MAX_x</text:p>
          </table:table-cell>
        </table:table-row>
        <table:table-row table:style-name="ro9" table:visibility="filter">
          <table:table-cell office:value-type="string" calcext:value-type="string">
            <text:p>POS_MONTHS_BALANCE_MIN</text:p>
          </table:table-cell>
          <table:table-cell table:formula="of:=INDEX([$HomeCredit_columns_description.B:.B];MATCH([.A46];[$HomeCredit_columns_description.C:.C];0))" office:value-type="string" office:string-value="" calcext:value-type="error">
            <text:p>#N/A</text:p>
          </table:table-cell>
          <table:table-cell office:value-type="string" calcext:value-type="string">
            <text:p>engineered</text:p>
          </table:table-cell>
          <table:table-cell table:style-name="ce51" office:value-type="string" calcext:value-type="string">
            <text:p>???</text:p>
          </table:table-cell>
          <table:table-cell table:number-columns-repeated="2"/>
        </table:table-row>
        <table:table-row table:style-name="ro9">
          <table:table-cell office:value-type="string" calcext:value-type="string">
            <text:p>PREV_PREV_CREDIT_APPL_RATIO_MEAN</text:p>
          </table:table-cell>
          <table:table-cell table:formula="of:=INDEX([$HomeCredit_columns_description.B:.B];MATCH([.A47];[$HomeCredit_columns_description.C:.C];0))" office:value-type="string" office:string-value="" calcext:value-type="error">
            <text:p>#N/A</text:p>
          </table:table-cell>
          <table:table-cell office:value-type="string" calcext:value-type="string">
            <text:p>engineered</text:p>
          </table:table-cell>
          <table:table-cell table:style-name="ce46" office:value-type="string" calcext:value-type="string">
            <text:p>previous_application_df </text:p>
          </table:table-cell>
          <table:table-cell/>
          <table:table-cell office:value-type="string" calcext:value-type="string">
            <text:p>PREV_PREV_CREDIT_APPL_RATIO_MEAN</text:p>
          </table:table-cell>
        </table:table-row>
        <table:table-row table:style-name="ro9">
          <table:table-cell office:value-type="string" calcext:value-type="string">
            <text:p>BUREAU_BUREAU_CREDIT_FACT_DIFF_MEAN</text:p>
          </table:table-cell>
          <table:table-cell table:formula="of:=INDEX([$HomeCredit_columns_description.B:.B];MATCH([.A48];[$HomeCredit_columns_description.C:.C];0))" office:value-type="string" office:string-value="" calcext:value-type="error">
            <text:p>#N/A</text:p>
          </table:table-cell>
          <table:table-cell office:value-type="string" calcext:value-type="string">
            <text:p>engineered</text:p>
          </table:table-cell>
          <table:table-cell table:style-name="ce52" office:value-type="string" calcext:value-type="string">
            <text:p>bureau</text:p>
          </table:table-cell>
          <table:table-cell/>
          <table:table-cell table:formula="of:=[.A48]" office:value-type="string" office:string-value="BUREAU_BUREAU_CREDIT_FACT_DIFF_MEAN" calcext:value-type="string">
            <text:p>BUREAU_BUREAU_CREDIT_FACT_DIFF_MEAN</text:p>
          </table:table-cell>
        </table:table-row>
        <table:table-row table:style-name="ro9" table:visibility="filter">
          <table:table-cell office:value-type="string" calcext:value-type="string">
            <text:p>INS_D365SK_DPD_MIN</text:p>
          </table:table-cell>
          <table:table-cell table:formula="of:=INDEX([$HomeCredit_columns_description.B:.B];MATCH([.A49];[$HomeCredit_columns_description.C:.C];0))" office:value-type="string" office:string-value="" calcext:value-type="error">
            <text:p>#N/A</text:p>
          </table:table-cell>
          <table:table-cell office:value-type="string" calcext:value-type="string">
            <text:p>engineered</text:p>
          </table:table-cell>
          <table:table-cell table:style-name="ce51" office:value-type="string" calcext:value-type="string">
            <text:p>???</text:p>
          </table:table-cell>
          <table:table-cell table:number-columns-repeated="2"/>
        </table:table-row>
        <table:table-row table:style-name="ro9">
          <table:table-cell office:value-type="string" calcext:value-type="string">
            <text:p>BUREAU_ACT_BUREAU_CREDIT_ENDDATE_DIFF_MAX_x</text:p>
          </table:table-cell>
          <table:table-cell table:formula="of:=INDEX([$HomeCredit_columns_description.B:.B];MATCH([.A50];[$HomeCredit_columns_description.C:.C];0))" office:value-type="string" office:string-value="" calcext:value-type="error">
            <text:p>#N/A</text:p>
          </table:table-cell>
          <table:table-cell office:value-type="string" calcext:value-type="string">
            <text:p>engineered</text:p>
          </table:table-cell>
          <table:table-cell table:style-name="ce52" office:value-type="string" calcext:value-type="string">
            <text:p>bureau_act</text:p>
          </table:table-cell>
          <table:table-cell/>
          <table:table-cell table:formula="of:=[.A50]" office:value-type="string" office:string-value="BUREAU_ACT_BUREAU_CREDIT_ENDDATE_DIFF_MAX_x" calcext:value-type="string">
            <text:p>BUREAU_ACT_BUREAU_CREDIT_ENDDATE_DIFF_MAX_x</text:p>
          </table:table-cell>
        </table:table-row>
        <table:table-row table:style-name="ro9">
          <table:table-cell office:value-type="string" calcext:value-type="string">
            <text:p>PREV_PREV_DAYS_LAST_DUE_DIFF_MEAN</text:p>
          </table:table-cell>
          <table:table-cell table:formula="of:=INDEX([$HomeCredit_columns_description.B:.B];MATCH([.A51];[$HomeCredit_columns_description.C:.C];0))" office:value-type="string" office:string-value="" calcext:value-type="error">
            <text:p>#N/A</text:p>
          </table:table-cell>
          <table:table-cell office:value-type="string" calcext:value-type="string">
            <text:p>engineered</text:p>
          </table:table-cell>
          <table:table-cell table:style-name="ce46" office:value-type="string" calcext:value-type="string">
            <text:p>previous_application_df </text:p>
          </table:table-cell>
          <table:table-cell/>
          <table:table-cell office:value-type="string" calcext:value-type="string">
            <text:p>PREV_PREV_DAYS_LAST_DUE_DIFF_MEAN</text:p>
          </table:table-cell>
        </table:table-row>
      </table:table>
      <table:table table:name="Short_list" table:style-name="ta2">
        <table:table-column table:style-name="co8" table:default-cell-style-name="Default"/>
        <table:table-column table:style-name="co13" table:default-cell-style-name="Default"/>
        <table:table-column table:style-name="co8" table:number-columns-repeated="2" table:default-cell-style-name="Default"/>
        <table:table-row table:style-name="ro9">
          <table:table-cell table:number-columns-repeated="4"/>
        </table:table-row>
        <table:table-row table:style-name="ro9">
          <table:table-cell/>
          <table:table-cell office:value-type="string" calcext:value-type="string">
            <text:p>APPS_ANNUITY_CREDIT_RATIO</text:p>
          </table:table-cell>
          <table:table-cell table:formula="of:=&quot;'&quot;&amp;[.B2]&amp;&quot;',&quot;" office:value-type="string" office:string-value="'APPS_ANNUITY_CREDIT_RATIO'," calcext:value-type="string">
            <text:p>'APPS_ANNUITY_CREDIT_RATIO',</text:p>
          </table:table-cell>
          <table:table-cell table:formula="of:=[.C2]&amp;[.D3]" office:value-type="string" office:string-value="'APPS_ANNUITY_CREDIT_RATIO','DAYS_BIRTH','APPS_EXT_SOURCE_MEAN','EXT_SOURCE_1','EXT_SOURCE_3','EXT_SOURCE_2','AMT_ANNUITY','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 calcext:value-type="string">
            <text:p>'APPS_ANNUITY_CREDIT_RATIO','DAYS_BIRTH','APPS_EXT_SOURCE_MEAN','EXT_SOURCE_1','EXT_SOURCE_3','EXT_SOURCE_2','AMT_ANNUITY','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DAYS_BIRTH</text:p>
          </table:table-cell>
          <table:table-cell table:formula="of:=&quot;'&quot;&amp;[.B3]&amp;&quot;',&quot;" office:value-type="string" office:string-value="'DAYS_BIRTH'," calcext:value-type="string">
            <text:p>'DAYS_BIRTH',</text:p>
          </table:table-cell>
          <table:table-cell table:formula="of:=[.C3]&amp;[.D4]" office:value-type="string" office:string-value="'DAYS_BIRTH','APPS_EXT_SOURCE_MEAN','EXT_SOURCE_1','EXT_SOURCE_3','EXT_SOURCE_2','AMT_ANNUITY','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 calcext:value-type="string">
            <text:p>'DAYS_BIRTH','APPS_EXT_SOURCE_MEAN','EXT_SOURCE_1','EXT_SOURCE_3','EXT_SOURCE_2','AMT_ANNUITY','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APPS_EXT_SOURCE_MEAN</text:p>
          </table:table-cell>
          <table:table-cell table:formula="of:=&quot;'&quot;&amp;[.B4]&amp;&quot;',&quot;" office:value-type="string" office:string-value="'APPS_EXT_SOURCE_MEAN'," calcext:value-type="string">
            <text:p>'APPS_EXT_SOURCE_MEAN',</text:p>
          </table:table-cell>
          <table:table-cell table:formula="of:=[.C4]&amp;[.D5]" office:value-type="string" office:string-value="'APPS_EXT_SOURCE_MEAN','EXT_SOURCE_1','EXT_SOURCE_3','EXT_SOURCE_2','AMT_ANNUITY','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 calcext:value-type="string">
            <text:p>'APPS_EXT_SOURCE_MEAN','EXT_SOURCE_1','EXT_SOURCE_3','EXT_SOURCE_2','AMT_ANNUITY','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EXT_SOURCE_1</text:p>
          </table:table-cell>
          <table:table-cell table:formula="of:=&quot;'&quot;&amp;[.B5]&amp;&quot;',&quot;" office:value-type="string" office:string-value="'EXT_SOURCE_1'," calcext:value-type="string">
            <text:p>'EXT_SOURCE_1',</text:p>
          </table:table-cell>
          <table:table-cell table:formula="of:=[.C5]&amp;[.D6]" office:value-type="string" office:string-value="'EXT_SOURCE_1','EXT_SOURCE_3','EXT_SOURCE_2','AMT_ANNUITY','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 calcext:value-type="string">
            <text:p>'EXT_SOURCE_1','EXT_SOURCE_3','EXT_SOURCE_2','AMT_ANNUITY','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EXT_SOURCE_3</text:p>
          </table:table-cell>
          <table:table-cell table:formula="of:=&quot;'&quot;&amp;[.B6]&amp;&quot;',&quot;" office:value-type="string" office:string-value="'EXT_SOURCE_3'," calcext:value-type="string">
            <text:p>'EXT_SOURCE_3',</text:p>
          </table:table-cell>
          <table:table-cell table:formula="of:=[.C6]&amp;[.D7]" office:value-type="string" office:string-value="'EXT_SOURCE_3','EXT_SOURCE_2','AMT_ANNUITY','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 calcext:value-type="string">
            <text:p>'EXT_SOURCE_3','EXT_SOURCE_2','AMT_ANNUITY','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EXT_SOURCE_2</text:p>
          </table:table-cell>
          <table:table-cell table:formula="of:=&quot;'&quot;&amp;[.B7]&amp;&quot;',&quot;" office:value-type="string" office:string-value="'EXT_SOURCE_2'," calcext:value-type="string">
            <text:p>'EXT_SOURCE_2',</text:p>
          </table:table-cell>
          <table:table-cell table:formula="of:=[.C7]&amp;[.D8]" office:value-type="string" office:string-value="'EXT_SOURCE_2','AMT_ANNUITY','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 calcext:value-type="string">
            <text:p>'EXT_SOURCE_2','AMT_ANNUITY','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AMT_ANNUITY</text:p>
          </table:table-cell>
          <table:table-cell table:formula="of:=&quot;'&quot;&amp;[.B8]&amp;&quot;',&quot;" office:value-type="string" office:string-value="'AMT_ANNUITY'," calcext:value-type="string">
            <text:p>'AMT_ANNUITY',</text:p>
          </table:table-cell>
          <table:table-cell table:formula="of:=[.C8]&amp;[.D9]" office:value-type="string" office:string-value="'AMT_ANNUITY','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 calcext:value-type="string">
            <text:p>'AMT_ANNUITY','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APPS_GOODS_CREDIT_RATIO</text:p>
          </table:table-cell>
          <table:table-cell table:formula="of:=&quot;'&quot;&amp;[.B9]&amp;&quot;',&quot;" office:value-type="string" office:string-value="'APPS_GOODS_CREDIT_RATIO'," calcext:value-type="string">
            <text:p>'APPS_GOODS_CREDIT_RATIO',</text:p>
          </table:table-cell>
          <table:table-cell table:formula="of:=[.C9]&amp;[.D10]" office:value-type="string" office:string-value="'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 calcext:value-type="string">
            <text:p>'APPS_GOODS_CREDIT_RATIO','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DAYS_ID_PUBLISH</text:p>
          </table:table-cell>
          <table:table-cell table:formula="of:=&quot;'&quot;&amp;[.B10]&amp;&quot;',&quot;" office:value-type="string" office:string-value="'DAYS_ID_PUBLISH'," calcext:value-type="string">
            <text:p>'DAYS_ID_PUBLISH',</text:p>
          </table:table-cell>
          <table:table-cell table:formula="of:=[.C10]&amp;[.D11]" office:value-type="string" office:string-value="'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 calcext:value-type="string">
            <text:p>'DAYS_ID_PUBLISH','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POS_M20CNT_INSTALMENT_FUTURE_MEAN</text:p>
          </table:table-cell>
          <table:table-cell table:formula="of:=&quot;'&quot;&amp;[.B11]&amp;&quot;',&quot;" office:value-type="string" office:string-value="'POS_M20CNT_INSTALMENT_FUTURE_MEAN'," calcext:value-type="string">
            <text:p>'POS_M20CNT_INSTALMENT_FUTURE_MEAN',</text:p>
          </table:table-cell>
          <table:table-cell table:formula="of:=[.C11]&amp;[.D12]" office:value-type="string" office:string-value="'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 calcext:value-type="string">
            <text:p>'POS_M20CNT_INSTALMENT_FUTURE_MEAN','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APPS_ANNUITY_INCOME_RATIO</text:p>
          </table:table-cell>
          <table:table-cell table:formula="of:=&quot;'&quot;&amp;[.B12]&amp;&quot;',&quot;" office:value-type="string" office:string-value="'APPS_ANNUITY_INCOME_RATIO'," calcext:value-type="string">
            <text:p>'APPS_ANNUITY_INCOME_RATIO',</text:p>
          </table:table-cell>
          <table:table-cell table:formula="of:=[.C12]&amp;[.D13]" office:value-type="string" office:string-value="'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 calcext:value-type="string">
            <text:p>'APPS_ANNUITY_INCOME_RATIO','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APPS_INCOME_EMPLOYED_RATIO</text:p>
          </table:table-cell>
          <table:table-cell table:formula="of:=&quot;'&quot;&amp;[.B13]&amp;&quot;',&quot;" office:value-type="string" office:string-value="'APPS_INCOME_EMPLOYED_RATIO'," calcext:value-type="string">
            <text:p>'APPS_INCOME_EMPLOYED_RATIO',</text:p>
          </table:table-cell>
          <table:table-cell table:formula="of:=[.C13]&amp;[.D14]" office:value-type="string" office:string-value="'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 calcext:value-type="string">
            <text:p>'APPS_INCOME_EMPLOYED_RATIO','DAYS_REGISTRATION','REGION_POPULATION_RELATIVE','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DAYS_REGISTRATION</text:p>
          </table:table-cell>
          <table:table-cell table:formula="of:=&quot;'&quot;&amp;[.B14]&amp;&quot;',&quot;" office:value-type="string" office:string-value="'DAYS_REGISTRATION'," calcext:value-type="string">
            <text:p>'DAYS_REGISTRATION',</text:p>
          </table:table-cell>
          <table:table-cell table:formula="of:=[.C14]&amp;[.D15]" office:value-type="string" office:string-value="'DAYS_REGISTRATION','REGION_POPULATION_RELATIVE','BUREAU_BUREAU_CREDIT_DEBT_DIFF_MEAN','APPS_EMPLOYED_BIRTH_RATIO','AMT_CREDIT','AMT_GOODS_PRICE','APPS_EXT_SOURCE_STD','DAYS_LAST_PHONE_CHANGE','ORGANIZATION_TYPE','APPS_CAR_EMPLOYED_RATIO','APPS_INCOME_BIRTH_RATIO','DAYS_EMPLOYED','APPS_CAR_BIRTH_RATIO'," calcext:value-type="string">
            <text:p>'DAYS_REGISTRATION','REGION_POPULATION_RELATIVE','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REGION_POPULATION_RELATIVE</text:p>
          </table:table-cell>
          <table:table-cell table:formula="of:=&quot;'&quot;&amp;[.B15]&amp;&quot;',&quot;" office:value-type="string" office:string-value="'REGION_POPULATION_RELATIVE'," calcext:value-type="string">
            <text:p>'REGION_POPULATION_RELATIVE',</text:p>
          </table:table-cell>
          <table:table-cell table:formula="of:=[.C15]&amp;[.D16]" office:value-type="string" office:string-value="'REGION_POPULATION_RELATIVE','BUREAU_BUREAU_CREDIT_DEBT_DIFF_MEAN','APPS_EMPLOYED_BIRTH_RATIO','AMT_CREDIT','AMT_GOODS_PRICE','APPS_EXT_SOURCE_STD','DAYS_LAST_PHONE_CHANGE','ORGANIZATION_TYPE','APPS_CAR_EMPLOYED_RATIO','APPS_INCOME_BIRTH_RATIO','DAYS_EMPLOYED','APPS_CAR_BIRTH_RATIO'," calcext:value-type="string">
            <text:p>'REGION_POPULATION_RELATIVE','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BUREAU_BUREAU_CREDIT_DEBT_DIFF_MEAN</text:p>
          </table:table-cell>
          <table:table-cell table:formula="of:=&quot;'&quot;&amp;[.B16]&amp;&quot;',&quot;" office:value-type="string" office:string-value="'BUREAU_BUREAU_CREDIT_DEBT_DIFF_MEAN'," calcext:value-type="string">
            <text:p>'BUREAU_BUREAU_CREDIT_DEBT_DIFF_MEAN',</text:p>
          </table:table-cell>
          <table:table-cell table:formula="of:=[.C16]&amp;[.D17]" office:value-type="string" office:string-value="'BUREAU_BUREAU_CREDIT_DEBT_DIFF_MEAN','APPS_EMPLOYED_BIRTH_RATIO','AMT_CREDIT','AMT_GOODS_PRICE','APPS_EXT_SOURCE_STD','DAYS_LAST_PHONE_CHANGE','ORGANIZATION_TYPE','APPS_CAR_EMPLOYED_RATIO','APPS_INCOME_BIRTH_RATIO','DAYS_EMPLOYED','APPS_CAR_BIRTH_RATIO'," calcext:value-type="string">
            <text:p>'BUREAU_BUREAU_CREDIT_DEBT_DIFF_MEAN','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APPS_EMPLOYED_BIRTH_RATIO</text:p>
          </table:table-cell>
          <table:table-cell table:formula="of:=&quot;'&quot;&amp;[.B17]&amp;&quot;',&quot;" office:value-type="string" office:string-value="'APPS_EMPLOYED_BIRTH_RATIO'," calcext:value-type="string">
            <text:p>'APPS_EMPLOYED_BIRTH_RATIO',</text:p>
          </table:table-cell>
          <table:table-cell table:formula="of:=[.C17]&amp;[.D18]" office:value-type="string" office:string-value="'APPS_EMPLOYED_BIRTH_RATIO','AMT_CREDIT','AMT_GOODS_PRICE','APPS_EXT_SOURCE_STD','DAYS_LAST_PHONE_CHANGE','ORGANIZATION_TYPE','APPS_CAR_EMPLOYED_RATIO','APPS_INCOME_BIRTH_RATIO','DAYS_EMPLOYED','APPS_CAR_BIRTH_RATIO'," calcext:value-type="string">
            <text:p>'APPS_EMPLOYED_BIRTH_RATIO','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AMT_CREDIT</text:p>
          </table:table-cell>
          <table:table-cell table:formula="of:=&quot;'&quot;&amp;[.B18]&amp;&quot;',&quot;" office:value-type="string" office:string-value="'AMT_CREDIT'," calcext:value-type="string">
            <text:p>'AMT_CREDIT',</text:p>
          </table:table-cell>
          <table:table-cell table:formula="of:=[.C18]&amp;[.D19]" office:value-type="string" office:string-value="'AMT_CREDIT','AMT_GOODS_PRICE','APPS_EXT_SOURCE_STD','DAYS_LAST_PHONE_CHANGE','ORGANIZATION_TYPE','APPS_CAR_EMPLOYED_RATIO','APPS_INCOME_BIRTH_RATIO','DAYS_EMPLOYED','APPS_CAR_BIRTH_RATIO'," calcext:value-type="string">
            <text:p>'AMT_CREDIT','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AMT_GOODS_PRICE</text:p>
          </table:table-cell>
          <table:table-cell table:formula="of:=&quot;'&quot;&amp;[.B19]&amp;&quot;',&quot;" office:value-type="string" office:string-value="'AMT_GOODS_PRICE'," calcext:value-type="string">
            <text:p>'AMT_GOODS_PRICE',</text:p>
          </table:table-cell>
          <table:table-cell table:formula="of:=[.C19]&amp;[.D20]" office:value-type="string" office:string-value="'AMT_GOODS_PRICE','APPS_EXT_SOURCE_STD','DAYS_LAST_PHONE_CHANGE','ORGANIZATION_TYPE','APPS_CAR_EMPLOYED_RATIO','APPS_INCOME_BIRTH_RATIO','DAYS_EMPLOYED','APPS_CAR_BIRTH_RATIO'," calcext:value-type="string">
            <text:p>'AMT_GOODS_PRICE','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APPS_EXT_SOURCE_STD</text:p>
          </table:table-cell>
          <table:table-cell table:formula="of:=&quot;'&quot;&amp;[.B20]&amp;&quot;',&quot;" office:value-type="string" office:string-value="'APPS_EXT_SOURCE_STD'," calcext:value-type="string">
            <text:p>'APPS_EXT_SOURCE_STD',</text:p>
          </table:table-cell>
          <table:table-cell table:formula="of:=[.C20]&amp;[.D21]" office:value-type="string" office:string-value="'APPS_EXT_SOURCE_STD','DAYS_LAST_PHONE_CHANGE','ORGANIZATION_TYPE','APPS_CAR_EMPLOYED_RATIO','APPS_INCOME_BIRTH_RATIO','DAYS_EMPLOYED','APPS_CAR_BIRTH_RATIO'," calcext:value-type="string">
            <text:p>'APPS_EXT_SOURCE_STD','DAYS_LAST_PHONE_CHANGE','ORGANIZATION_TYPE','APPS_CAR_EMPLOYED_RATIO','APPS_INCOME_BIRTH_RATIO','DAYS_EMPLOYED','APPS_CAR_BIRTH_RATIO',</text:p>
          </table:table-cell>
        </table:table-row>
        <table:table-row table:style-name="ro9">
          <table:table-cell/>
          <table:table-cell office:value-type="string" calcext:value-type="string">
            <text:p>DAYS_LAST_PHONE_CHANGE</text:p>
          </table:table-cell>
          <table:table-cell table:formula="of:=&quot;'&quot;&amp;[.B21]&amp;&quot;',&quot;" office:value-type="string" office:string-value="'DAYS_LAST_PHONE_CHANGE'," calcext:value-type="string">
            <text:p>'DAYS_LAST_PHONE_CHANGE',</text:p>
          </table:table-cell>
          <table:table-cell table:formula="of:=[.C21]&amp;[.D22]" office:value-type="string" office:string-value="'DAYS_LAST_PHONE_CHANGE','ORGANIZATION_TYPE','APPS_CAR_EMPLOYED_RATIO','APPS_INCOME_BIRTH_RATIO','DAYS_EMPLOYED','APPS_CAR_BIRTH_RATIO'," calcext:value-type="string">
            <text:p>'DAYS_LAST_PHONE_CHANGE','ORGANIZATION_TYPE','APPS_CAR_EMPLOYED_RATIO','APPS_INCOME_BIRTH_RATIO','DAYS_EMPLOYED','APPS_CAR_BIRTH_RATIO',</text:p>
          </table:table-cell>
        </table:table-row>
        <table:table-row table:style-name="ro9">
          <table:table-cell/>
          <table:table-cell office:value-type="string" calcext:value-type="string">
            <text:p>ORGANIZATION_TYPE</text:p>
          </table:table-cell>
          <table:table-cell table:formula="of:=&quot;'&quot;&amp;[.B22]&amp;&quot;',&quot;" office:value-type="string" office:string-value="'ORGANIZATION_TYPE'," calcext:value-type="string">
            <text:p>'ORGANIZATION_TYPE',</text:p>
          </table:table-cell>
          <table:table-cell table:formula="of:=[.C22]&amp;[.D23]" office:value-type="string" office:string-value="'ORGANIZATION_TYPE','APPS_CAR_EMPLOYED_RATIO','APPS_INCOME_BIRTH_RATIO','DAYS_EMPLOYED','APPS_CAR_BIRTH_RATIO'," calcext:value-type="string">
            <text:p>'ORGANIZATION_TYPE','APPS_CAR_EMPLOYED_RATIO','APPS_INCOME_BIRTH_RATIO','DAYS_EMPLOYED','APPS_CAR_BIRTH_RATIO',</text:p>
          </table:table-cell>
        </table:table-row>
        <table:table-row table:style-name="ro9">
          <table:table-cell/>
          <table:table-cell office:value-type="string" calcext:value-type="string">
            <text:p>APPS_CAR_EMPLOYED_RATIO</text:p>
          </table:table-cell>
          <table:table-cell table:formula="of:=&quot;'&quot;&amp;[.B23]&amp;&quot;',&quot;" office:value-type="string" office:string-value="'APPS_CAR_EMPLOYED_RATIO'," calcext:value-type="string">
            <text:p>'APPS_CAR_EMPLOYED_RATIO',</text:p>
          </table:table-cell>
          <table:table-cell table:formula="of:=[.C23]&amp;[.D24]" office:value-type="string" office:string-value="'APPS_CAR_EMPLOYED_RATIO','APPS_INCOME_BIRTH_RATIO','DAYS_EMPLOYED','APPS_CAR_BIRTH_RATIO'," calcext:value-type="string">
            <text:p>'APPS_CAR_EMPLOYED_RATIO','APPS_INCOME_BIRTH_RATIO','DAYS_EMPLOYED','APPS_CAR_BIRTH_RATIO',</text:p>
          </table:table-cell>
        </table:table-row>
        <table:table-row table:style-name="ro9">
          <table:table-cell/>
          <table:table-cell office:value-type="string" calcext:value-type="string">
            <text:p>APPS_INCOME_BIRTH_RATIO</text:p>
          </table:table-cell>
          <table:table-cell table:formula="of:=&quot;'&quot;&amp;[.B24]&amp;&quot;',&quot;" office:value-type="string" office:string-value="'APPS_INCOME_BIRTH_RATIO'," calcext:value-type="string">
            <text:p>'APPS_INCOME_BIRTH_RATIO',</text:p>
          </table:table-cell>
          <table:table-cell table:formula="of:=[.C24]&amp;[.D25]" office:value-type="string" office:string-value="'APPS_INCOME_BIRTH_RATIO','DAYS_EMPLOYED','APPS_CAR_BIRTH_RATIO'," calcext:value-type="string">
            <text:p>'APPS_INCOME_BIRTH_RATIO','DAYS_EMPLOYED','APPS_CAR_BIRTH_RATIO',</text:p>
          </table:table-cell>
        </table:table-row>
        <table:table-row table:style-name="ro9">
          <table:table-cell/>
          <table:table-cell office:value-type="string" calcext:value-type="string">
            <text:p>DAYS_EMPLOYED</text:p>
          </table:table-cell>
          <table:table-cell table:formula="of:=&quot;'&quot;&amp;[.B25]&amp;&quot;',&quot;" office:value-type="string" office:string-value="'DAYS_EMPLOYED'," calcext:value-type="string">
            <text:p>'DAYS_EMPLOYED',</text:p>
          </table:table-cell>
          <table:table-cell table:formula="of:=[.C25]&amp;[.D26]" office:value-type="string" office:string-value="'DAYS_EMPLOYED','APPS_CAR_BIRTH_RATIO'," calcext:value-type="string">
            <text:p>'DAYS_EMPLOYED','APPS_CAR_BIRTH_RATIO',</text:p>
          </table:table-cell>
        </table:table-row>
        <table:table-row table:style-name="ro9">
          <table:table-cell/>
          <table:table-cell office:value-type="string" calcext:value-type="string">
            <text:p>APPS_CAR_BIRTH_RATIO</text:p>
          </table:table-cell>
          <table:table-cell table:formula="of:=&quot;'&quot;&amp;[.B26]&amp;&quot;',&quot;" office:value-type="string" office:string-value="'APPS_CAR_BIRTH_RATIO'," calcext:value-type="string">
            <text:p>'APPS_CAR_BIRTH_RATIO',</text:p>
          </table:table-cell>
          <table:table-cell table:formula="of:=[.C26]&amp;[.D27]" office:value-type="string" office:string-value="'APPS_CAR_BIRTH_RATIO'," calcext:value-type="string">
            <text:p>'APPS_CAR_BIRTH_RATIO',</text:p>
          </table:table-cell>
        </table:table-row>
      </table:table>
      <table:table table:name="micro_model_features" table:style-name="ta3">
        <table:table-column table:style-name="co14" table:default-cell-style-name="Default"/>
        <table:table-column table:style-name="co15" table:default-cell-style-name="Default"/>
        <table:table-row table:style-name="ro9">
          <table:table-cell table:style-name="ce27" office:value-type="string" calcext:value-type="string">
            <text:p>feature_names</text:p>
          </table:table-cell>
          <table:table-cell table:style-name="ce27" office:value-type="string" calcext:value-type="string">
            <text:p>original dataset source</text:p>
          </table:table-cell>
        </table:table-row>
        <table:table-row table:style-name="ro9">
          <table:table-cell office:value-type="string" calcext:value-type="string">
            <text:p>index</text:p>
          </table:table-cell>
          <table:table-cell/>
        </table:table-row>
        <table:table-row table:style-name="ro9">
          <table:table-cell office:value-type="string" calcext:value-type="string">
            <text:p>POS_SK_DPD_DEF_SUM</text:p>
          </table:table-cell>
          <table:table-cell table:formula="of:=INDEX([$HomeCredit_columns_description.B:.B];MATCH([.A3];[$HomeCredit_columns_description.C:.C];0))" office:value-type="string" office:string-value="" calcext:value-type="error">
            <text:p>#N/A</text:p>
          </table:table-cell>
        </table:table-row>
        <table:table-row table:style-name="ro9">
          <table:table-cell office:value-type="string" calcext:value-type="string">
            <text:p>CC_DRAWING_LIMIT_RATIO_MAX</text:p>
          </table:table-cell>
          <table:table-cell table:formula="of:=INDEX([$HomeCredit_columns_description.B:.B];MATCH([.A4];[$HomeCredit_columns_description.C:.C];0))" office:value-type="string" office:string-value="" calcext:value-type="error">
            <text:p>#N/A</text:p>
          </table:table-cell>
        </table:table-row>
        <table:table-row table:style-name="ro9">
          <table:table-cell office:value-type="string" calcext:value-type="string">
            <text:p>INSTAL_PAYMENT_RATIO_MEAN</text:p>
          </table:table-cell>
          <table:table-cell table:formula="of:=INDEX([$HomeCredit_columns_description.B:.B];MATCH([.A5];[$HomeCredit_columns_description.C:.C];0))" office:value-type="string" office:string-value="" calcext:value-type="error">
            <text:p>#N/A</text:p>
          </table:table-cell>
        </table:table-row>
        <table:table-row table:style-name="ro9">
          <table:table-cell office:value-type="string" calcext:value-type="string">
            <text:p>POS_REMAINING_INSTALMENTS</text:p>
          </table:table-cell>
          <table:table-cell table:formula="of:=INDEX([$HomeCredit_columns_description.B:.B];MATCH([.A6];[$HomeCredit_columns_description.C:.C];0))" office:value-type="string" office:string-value="" calcext:value-type="error">
            <text:p>#N/A</text:p>
          </table:table-cell>
        </table:table-row>
        <table:table-row table:style-name="ro9">
          <table:table-cell office:value-type="string" calcext:value-type="string">
            <text:p>CC_LAST_AMT_BALANCE_MEAN</text:p>
          </table:table-cell>
          <table:table-cell table:formula="of:=INDEX([$HomeCredit_columns_description.B:.B];MATCH([.A7];[$HomeCredit_columns_description.C:.C];0))" office:value-type="string" office:string-value="" calcext:value-type="error">
            <text:p>#N/A</text:p>
          </table:table-cell>
        </table:table-row>
        <table:table-row table:style-name="ro9">
          <table:table-cell office:value-type="string" calcext:value-type="string">
            <text:p>CC_PAYMENT_DIV_MIN_MIN</text:p>
          </table:table-cell>
          <table:table-cell table:formula="of:=INDEX([$HomeCredit_columns_description.B:.B];MATCH([.A8];[$HomeCredit_columns_description.C:.C];0))" office:value-type="string" office:string-value="" calcext:value-type="error">
            <text:p>#N/A</text:p>
          </table:table-cell>
        </table:table-row>
        <table:table-row table:style-name="ro9">
          <table:table-cell office:value-type="string" calcext:value-type="string">
            <text:p>CC_LATE_PAYMENT_VAR</text:p>
          </table:table-cell>
          <table:table-cell table:formula="of:=INDEX([$HomeCredit_columns_description.B:.B];MATCH([.A9];[$HomeCredit_columns_description.C:.C];0))" office:value-type="string" office:string-value="" calcext:value-type="error">
            <text:p>#N/A</text:p>
          </table:table-cell>
        </table:table-row>
        <table:table-row table:style-name="ro9">
          <table:table-cell office:value-type="string" calcext:value-type="string">
            <text:p>NEW_DOC_KURT</text:p>
          </table:table-cell>
          <table:table-cell table:formula="of:=INDEX([$HomeCredit_columns_description.B:.B];MATCH([.A10];[$HomeCredit_columns_description.C:.C];0))" office:value-type="string" office:string-value="" calcext:value-type="error">
            <text:p>#N/A</text:p>
          </table:table-cell>
        </table:table-row>
        <table:table-row table:style-name="ro9">
          <table:table-cell office:value-type="string" calcext:value-type="string">
            <text:p>PREV_SK_ID_PREV_NUNIQUE</text:p>
          </table:table-cell>
          <table:table-cell table:formula="of:=INDEX([$HomeCredit_columns_description.B:.B];MATCH([.A11];[$HomeCredit_columns_description.C:.C];0))" office:value-type="string" office:string-value="" calcext:value-type="error">
            <text:p>#N/A</text:p>
          </table:table-cell>
        </table:table-row>
        <table:table-row table:style-name="ro9">
          <table:table-cell office:value-type="string" calcext:value-type="string">
            <text:p>EMERGENCYSTATE_MODE_nan</text:p>
          </table:table-cell>
          <table:table-cell table:formula="of:=INDEX([$HomeCredit_columns_description.B:.B];MATCH([.A12];[$HomeCredit_columns_description.C:.C];0))" office:value-type="string" office:string-value="" calcext:value-type="error">
            <text:p>#N/A</text:p>
          </table:table-cell>
        </table:table-row>
        <table:table-row table:style-name="ro9">
          <table:table-cell office:value-type="string" calcext:value-type="string">
            <text:p>REFUSED_AMT_GOODS_PRICE_MAX</text:p>
          </table:table-cell>
          <table:table-cell table:formula="of:=INDEX([$HomeCredit_columns_description.B:.B];MATCH([.A13];[$HomeCredit_columns_description.C:.C];0))" office:value-type="string" office:string-value="" calcext:value-type="error">
            <text:p>#N/A</text:p>
          </table:table-cell>
        </table:table-row>
        <table:table-row table:style-name="ro9">
          <table:table-cell office:value-type="string" calcext:value-type="string">
            <text:p>ORGANIZATION_TYPE_Industry_type_5</text:p>
          </table:table-cell>
          <table:table-cell table:formula="of:=INDEX([$HomeCredit_columns_description.B:.B];MATCH([.A14];[$HomeCredit_columns_description.C:.C];0))" office:value-type="string" office:string-value="" calcext:value-type="error">
            <text:p>#N/A</text:p>
          </table:table-cell>
        </table:table-row>
        <table:table-row table:style-name="ro9">
          <table:table-cell office:value-type="string" calcext:value-type="string">
            <text:p>CC_AMT_PAYMENT_TOTAL_CURRENT_SUM</text:p>
          </table:table-cell>
          <table:table-cell table:formula="of:=INDEX([$HomeCredit_columns_description.B:.B];MATCH([.A15];[$HomeCredit_columns_description.C:.C];0))" office:value-type="string" office:string-value="" calcext:value-type="error">
            <text:p>#N/A</text:p>
          </table:table-cell>
        </table:table-row>
        <table:table-row table:style-name="ro9">
          <table:table-cell office:value-type="string" calcext:value-type="string">
            <text:p>CC_CNT_DRAWINGS_POS_CURRENT_SUM</text:p>
          </table:table-cell>
          <table:table-cell table:formula="of:=INDEX([$HomeCredit_columns_description.B:.B];MATCH([.A16];[$HomeCredit_columns_description.C:.C];0))" office:value-type="string" office:string-value="" calcext:value-type="error">
            <text:p>#N/A</text:p>
          </table:table-cell>
        </table:table-row>
        <table:table-row table:style-name="ro9">
          <table:table-cell office:value-type="string" calcext:value-type="string">
            <text:p>APPROVED_AMT_GOODS_PRICE_MAX</text:p>
          </table:table-cell>
          <table:table-cell table:formula="of:=INDEX([$HomeCredit_columns_description.B:.B];MATCH([.A17];[$HomeCredit_columns_description.C:.C];0))" office:value-type="string" office:string-value="" calcext:value-type="error">
            <text:p>#N/A</text:p>
          </table:table-cell>
        </table:table-row>
        <table:table-row table:style-name="ro9">
          <table:table-cell office:value-type="string" calcext:value-type="string">
            <text:p>PREV_NAME_SELLER_INDUSTRY_Connectivity_MEAN</text:p>
          </table:table-cell>
          <table:table-cell table:formula="of:=INDEX([$HomeCredit_columns_description.B:.B];MATCH([.A18];[$HomeCredit_columns_description.C:.C];0))" office:value-type="string" office:string-value="" calcext:value-type="error">
            <text:p>#N/A</text:p>
          </table:table-cell>
        </table:table-row>
        <table:table-row table:style-name="ro9">
          <table:table-cell office:value-type="string" calcext:value-type="string">
            <text:p>APPROVED_AMT_ANNUITY_MAX</text:p>
          </table:table-cell>
          <table:table-cell table:formula="of:=INDEX([$HomeCredit_columns_description.B:.B];MATCH([.A19];[$HomeCredit_columns_description.C:.C];0))" office:value-type="string" office:string-value="" calcext:value-type="error">
            <text:p>#N/A</text:p>
          </table:table-cell>
        </table:table-row>
        <table:table-row table:style-name="ro9">
          <table:table-cell office:value-type="string" calcext:value-type="string">
            <text:p>BURO_CREDIT_ACTIVE_Active_MEAN</text:p>
          </table:table-cell>
          <table:table-cell table:formula="of:=INDEX([$HomeCredit_columns_description.B:.B];MATCH([.A20];[$HomeCredit_columns_description.C:.C];0))" office:value-type="string" office:string-value="" calcext:value-type="error">
            <text:p>#N/A</text:p>
          </table:table-cell>
        </table:table-row>
        <table:table-row table:style-name="ro9">
          <table:table-cell office:value-type="string" calcext:value-type="string">
            <text:p>PREV_NAME_PRODUCT_TYPE_walk_in_MEAN</text:p>
          </table:table-cell>
          <table:table-cell table:formula="of:=INDEX([$HomeCredit_columns_description.B:.B];MATCH([.A21];[$HomeCredit_columns_description.C:.C];0))" office:value-type="string" office:string-value="" calcext:value-type="error">
            <text:p>#N/A</text:p>
          </table:table-cell>
        </table:table-row>
        <table:table-row table:style-name="ro9">
          <table:table-cell office:value-type="string" calcext:value-type="string">
            <text:p>BURO_AMT_CREDIT_SUM_MAX</text:p>
          </table:table-cell>
          <table:table-cell table:formula="of:=INDEX([$HomeCredit_columns_description.B:.B];MATCH([.A22];[$HomeCredit_columns_description.C:.C];0))" office:value-type="string" office:string-value="" calcext:value-type="error">
            <text:p>#N/A</text:p>
          </table:table-cell>
        </table:table-row>
        <table:table-row table:style-name="ro9">
          <table:table-cell office:value-type="string" calcext:value-type="string">
            <text:p>CC_CNT_DRAWINGS_ATM_CURRENT_SUM</text:p>
          </table:table-cell>
          <table:table-cell table:formula="of:=INDEX([$HomeCredit_columns_description.B:.B];MATCH([.A23];[$HomeCredit_columns_description.C:.C];0))" office:value-type="string" office:string-value="" calcext:value-type="error">
            <text:p>#N/A</text:p>
          </table:table-cell>
        </table:table-row>
        <table:table-row table:style-name="ro9">
          <table:table-cell office:value-type="string" calcext:value-type="string">
            <text:p>ACTIVE_DAYS_CREDIT_VAR</text:p>
          </table:table-cell>
          <table:table-cell table:formula="of:=INDEX([$HomeCredit_columns_description.B:.B];MATCH([.A24];[$HomeCredit_columns_description.C:.C];0))" office:value-type="string" office:string-value="" calcext:value-type="error">
            <text:p>#N/A</text:p>
          </table:table-cell>
        </table:table-row>
        <table:table-row table:style-name="ro9">
          <table:table-cell office:value-type="string" calcext:value-type="string">
            <text:p>ACTIVE_MONTHS_BALANCE_MAX_MAX</text:p>
          </table:table-cell>
          <table:table-cell table:formula="of:=INDEX([$HomeCredit_columns_description.B:.B];MATCH([.A25];[$HomeCredit_columns_description.C:.C];0))" office:value-type="string" office:string-value="" calcext:value-type="error">
            <text:p>#N/A</text:p>
          </table:table-cell>
        </table:table-row>
        <table:table-row table:style-name="ro9">
          <table:table-cell office:value-type="string" calcext:value-type="string">
            <text:p>NAME_EDUCATION_TYPE_Higher_education</text:p>
          </table:table-cell>
          <table:table-cell table:formula="of:=INDEX([$HomeCredit_columns_description.B:.B];MATCH([.A26];[$HomeCredit_columns_description.C:.C];0))" office:value-type="string" office:string-value="" calcext:value-type="error">
            <text:p>#N/A</text:p>
          </table:table-cell>
        </table:table-row>
        <table:table-row table:style-name="ro9">
          <table:table-cell office:value-type="string" calcext:value-type="string">
            <text:p>CC_CNT_DRAWINGS_POS_CURRENT_VAR</text:p>
          </table:table-cell>
          <table:table-cell table:formula="of:=INDEX([$HomeCredit_columns_description.B:.B];MATCH([.A27];[$HomeCredit_columns_description.C:.C];0))" office:value-type="string" office:string-value="" calcext:value-type="error">
            <text:p>#N/A</text:p>
          </table:table-cell>
        </table:table-row>
        <table:table-row table:style-name="ro9">
          <table:table-cell office:value-type="string" calcext:value-type="string">
            <text:p>PREV_APP_CREDIT_PERC_MIN</text:p>
          </table:table-cell>
          <table:table-cell table:formula="of:=INDEX([$HomeCredit_columns_description.B:.B];MATCH([.A28];[$HomeCredit_columns_description.C:.C];0))" office:value-type="string" office:string-value="" calcext:value-type="error">
            <text:p>#N/A</text:p>
          </table:table-cell>
        </table:table-row>
        <table:table-row table:style-name="ro9">
          <table:table-cell office:value-type="string" calcext:value-type="string">
            <text:p>REGION_RATING_CLIENT_W_CITY</text:p>
          </table:table-cell>
          <table:table-cell table:formula="of:=INDEX([$HomeCredit_columns_description.B:.B];MATCH([.A29];[$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NAME_HOUSING_TYPE_House_apartment</text:p>
          </table:table-cell>
          <table:table-cell table:formula="of:=INDEX([$HomeCredit_columns_description.B:.B];MATCH([.A30];[$HomeCredit_columns_description.C:.C];0))" office:value-type="string" office:string-value="" calcext:value-type="error">
            <text:p>#N/A</text:p>
          </table:table-cell>
        </table:table-row>
        <table:table-row table:style-name="ro9">
          <table:table-cell office:value-type="string" calcext:value-type="string">
            <text:p>CLOSED_AMT_CREDIT_SUM_DEBT_SUM</text:p>
          </table:table-cell>
          <table:table-cell table:formula="of:=INDEX([$HomeCredit_columns_description.B:.B];MATCH([.A31];[$HomeCredit_columns_description.C:.C];0))" office:value-type="string" office:string-value="" calcext:value-type="error">
            <text:p>#N/A</text:p>
          </table:table-cell>
        </table:table-row>
        <table:table-row table:style-name="ro9">
          <table:table-cell office:value-type="string" calcext:value-type="string">
            <text:p>APPROVED_DAYS_DECISION_MEAN</text:p>
          </table:table-cell>
          <table:table-cell table:formula="of:=INDEX([$HomeCredit_columns_description.B:.B];MATCH([.A32];[$HomeCredit_columns_description.C:.C];0))" office:value-type="string" office:string-value="" calcext:value-type="error">
            <text:p>#N/A</text:p>
          </table:table-cell>
        </table:table-row>
        <table:table-row table:style-name="ro9">
          <table:table-cell office:value-type="string" calcext:value-type="string">
            <text:p>ANNUITY_INCOME_PERC</text:p>
          </table:table-cell>
          <table:table-cell table:formula="of:=INDEX([$HomeCredit_columns_description.B:.B];MATCH([.A33];[$HomeCredit_columns_description.C:.C];0))" office:value-type="string" office:string-value="" calcext:value-type="error">
            <text:p>#N/A</text:p>
          </table:table-cell>
        </table:table-row>
        <table:table-row table:style-name="ro9">
          <table:table-cell office:value-type="string" calcext:value-type="string">
            <text:p>ORGANIZATION_TYPE_Services</text:p>
          </table:table-cell>
          <table:table-cell table:formula="of:=INDEX([$HomeCredit_columns_description.B:.B];MATCH([.A34];[$HomeCredit_columns_description.C:.C];0))" office:value-type="string" office:string-value="" calcext:value-type="error">
            <text:p>#N/A</text:p>
          </table:table-cell>
        </table:table-row>
        <table:table-row table:style-name="ro9">
          <table:table-cell office:value-type="string" calcext:value-type="string">
            <text:p>FLAG_DOCUMENT_8</text:p>
          </table:table-cell>
          <table:table-cell table:formula="of:=INDEX([$HomeCredit_columns_description.B:.B];MATCH([.A35];[$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WALLSMATERIAL_MODE_Panel</text:p>
          </table:table-cell>
          <table:table-cell table:formula="of:=INDEX([$HomeCredit_columns_description.B:.B];MATCH([.A36];[$HomeCredit_columns_description.C:.C];0))" office:value-type="string" office:string-value="" calcext:value-type="error">
            <text:p>#N/A</text:p>
          </table:table-cell>
        </table:table-row>
        <table:table-row table:style-name="ro9">
          <table:table-cell office:value-type="string" calcext:value-type="string">
            <text:p>ORGANIZATION_TYPE_Cleaning</text:p>
          </table:table-cell>
          <table:table-cell table:formula="of:=INDEX([$HomeCredit_columns_description.B:.B];MATCH([.A37];[$HomeCredit_columns_description.C:.C];0))" office:value-type="string" office:string-value="" calcext:value-type="error">
            <text:p>#N/A</text:p>
          </table:table-cell>
        </table:table-row>
        <table:table-row table:style-name="ro9">
          <table:table-cell office:value-type="string" calcext:value-type="string">
            <text:p>ORGANIZATION_TYPE_Military</text:p>
          </table:table-cell>
          <table:table-cell table:formula="of:=INDEX([$HomeCredit_columns_description.B:.B];MATCH([.A38];[$HomeCredit_columns_description.C:.C];0))" office:value-type="string" office:string-value="" calcext:value-type="error">
            <text:p>#N/A</text:p>
          </table:table-cell>
        </table:table-row>
        <table:table-row table:style-name="ro9">
          <table:table-cell office:value-type="string" calcext:value-type="string">
            <text:p>LIVINGAPARTMENTS_AVG</text:p>
          </table:table-cell>
          <table:table-cell table:formula="of:=INDEX([$HomeCredit_columns_description.B:.B];MATCH([.A39];[$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APARTMENTS_AVG</text:p>
          </table:table-cell>
          <table:table-cell table:formula="of:=INDEX([$HomeCredit_columns_description.B:.B];MATCH([.A40];[$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ELEVATORS_AVG</text:p>
          </table:table-cell>
          <table:table-cell table:formula="of:=INDEX([$HomeCredit_columns_description.B:.B];MATCH([.A41];[$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ORGANIZATION_TYPE_School</text:p>
          </table:table-cell>
          <table:table-cell table:formula="of:=INDEX([$HomeCredit_columns_description.B:.B];MATCH([.A42];[$HomeCredit_columns_description.C:.C];0))" office:value-type="string" office:string-value="" calcext:value-type="error">
            <text:p>#N/A</text:p>
          </table:table-cell>
        </table:table-row>
        <table:table-row table:style-name="ro9">
          <table:table-cell office:value-type="string" calcext:value-type="string">
            <text:p>INSTAL_DPD_MEAN</text:p>
          </table:table-cell>
          <table:table-cell table:formula="of:=INDEX([$HomeCredit_columns_description.B:.B];MATCH([.A43];[$HomeCredit_columns_description.C:.C];0))" office:value-type="string" office:string-value="" calcext:value-type="error">
            <text:p>#N/A</text:p>
          </table:table-cell>
        </table:table-row>
        <table:table-row table:style-name="ro9">
          <table:table-cell office:value-type="string" calcext:value-type="string">
            <text:p>FLOORSMIN_AVG</text:p>
          </table:table-cell>
          <table:table-cell table:formula="of:=INDEX([$HomeCredit_columns_description.B:.B];MATCH([.A44];[$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INSTAL_DBD_SUM</text:p>
          </table:table-cell>
          <table:table-cell table:formula="of:=INDEX([$HomeCredit_columns_description.B:.B];MATCH([.A45];[$HomeCredit_columns_description.C:.C];0))" office:value-type="string" office:string-value="" calcext:value-type="error">
            <text:p>#N/A</text:p>
          </table:table-cell>
        </table:table-row>
        <table:table-row table:style-name="ro9">
          <table:table-cell office:value-type="string" calcext:value-type="string">
            <text:p>DAYS_BIRTH</text:p>
          </table:table-cell>
          <table:table-cell table:formula="of:=INDEX([$HomeCredit_columns_description.B:.B];MATCH([.A46];[$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INSTAL_DPD_MAX</text:p>
          </table:table-cell>
          <table:table-cell table:formula="of:=INDEX([$HomeCredit_columns_description.B:.B];MATCH([.A47];[$HomeCredit_columns_description.C:.C];0))" office:value-type="string" office:string-value="" calcext:value-type="error">
            <text:p>#N/A</text:p>
          </table:table-cell>
        </table:table-row>
        <table:table-row table:style-name="ro9">
          <table:table-cell office:value-type="string" calcext:value-type="string">
            <text:p>ACTIVE_AMT_CREDIT_SUM_DEBT_MAX</text:p>
          </table:table-cell>
          <table:table-cell table:formula="of:=INDEX([$HomeCredit_columns_description.B:.B];MATCH([.A48];[$HomeCredit_columns_description.C:.C];0))" office:value-type="string" office:string-value="" calcext:value-type="error">
            <text:p>#N/A</text:p>
          </table:table-cell>
        </table:table-row>
        <table:table-row table:style-name="ro9">
          <table:table-cell office:value-type="string" calcext:value-type="string">
            <text:p>OCCUPATION_TYPE_High_skill_tech_staff</text:p>
          </table:table-cell>
          <table:table-cell table:formula="of:=INDEX([$HomeCredit_columns_description.B:.B];MATCH([.A49];[$HomeCredit_columns_description.C:.C];0))" office:value-type="string" office:string-value="" calcext:value-type="error">
            <text:p>#N/A</text:p>
          </table:table-cell>
        </table:table-row>
        <table:table-row table:style-name="ro9">
          <table:table-cell office:value-type="string" calcext:value-type="string">
            <text:p>CC_AMT_DRAWINGS_ATM_CURRENT_VAR</text:p>
          </table:table-cell>
          <table:table-cell table:formula="of:=INDEX([$HomeCredit_columns_description.B:.B];MATCH([.A50];[$HomeCredit_columns_description.C:.C];0))" office:value-type="string" office:string-value="" calcext:value-type="error">
            <text:p>#N/A</text:p>
          </table:table-cell>
        </table:table-row>
        <table:table-row table:style-name="ro9">
          <table:table-cell office:value-type="string" calcext:value-type="string">
            <text:p>ACTIVE_DAYS_CREDIT_ENDDATE_MEAN</text:p>
          </table:table-cell>
          <table:table-cell table:formula="of:=INDEX([$HomeCredit_columns_description.B:.B];MATCH([.A51];[$HomeCredit_columns_description.C:.C];0))" office:value-type="string" office:string-value="" calcext:value-type="error">
            <text:p>#N/A</text:p>
          </table:table-cell>
        </table:table-row>
        <table:table-row table:style-name="ro9">
          <table:table-cell office:value-type="string" calcext:value-type="string">
            <text:p>CC_CNT_DRAWINGS_ATM_CURRENT_MIN</text:p>
          </table:table-cell>
          <table:table-cell table:formula="of:=INDEX([$HomeCredit_columns_description.B:.B];MATCH([.A52];[$HomeCredit_columns_description.C:.C];0))" office:value-type="string" office:string-value="" calcext:value-type="error">
            <text:p>#N/A</text:p>
          </table:table-cell>
        </table:table-row>
        <table:table-row table:style-name="ro9">
          <table:table-cell office:value-type="string" calcext:value-type="string">
            <text:p>PREV_NAME_TYPE_SUITE_Spouse_partner_MEAN</text:p>
          </table:table-cell>
          <table:table-cell table:formula="of:=INDEX([$HomeCredit_columns_description.B:.B];MATCH([.A53];[$HomeCredit_columns_description.C:.C];0))" office:value-type="string" office:string-value="" calcext:value-type="error">
            <text:p>#N/A</text:p>
          </table:table-cell>
        </table:table-row>
        <table:table-row table:style-name="ro9">
          <table:table-cell office:value-type="string" calcext:value-type="string">
            <text:p>CC_AMT_DRAWINGS_OTHER_CURRENT_MEAN</text:p>
          </table:table-cell>
          <table:table-cell table:formula="of:=INDEX([$HomeCredit_columns_description.B:.B];MATCH([.A54];[$HomeCredit_columns_description.C:.C];0))" office:value-type="string" office:string-value="" calcext:value-type="error">
            <text:p>#N/A</text:p>
          </table:table-cell>
        </table:table-row>
        <table:table-row table:style-name="ro9">
          <table:table-cell office:value-type="string" calcext:value-type="string">
            <text:p>POS_SK_DPD_DEF_MEAN</text:p>
          </table:table-cell>
          <table:table-cell table:formula="of:=INDEX([$HomeCredit_columns_description.B:.B];MATCH([.A55];[$HomeCredit_columns_description.C:.C];0))" office:value-type="string" office:string-value="" calcext:value-type="error">
            <text:p>#N/A</text:p>
          </table:table-cell>
        </table:table-row>
        <table:table-row table:style-name="ro9">
          <table:table-cell office:value-type="string" calcext:value-type="string">
            <text:p>ACTIVE_DAYS_CREDIT_ENDDATE_MIN</text:p>
          </table:table-cell>
          <table:table-cell table:formula="of:=INDEX([$HomeCredit_columns_description.B:.B];MATCH([.A56];[$HomeCredit_columns_description.C:.C];0))" office:value-type="string" office:string-value="" calcext:value-type="error">
            <text:p>#N/A</text:p>
          </table:table-cell>
        </table:table-row>
        <table:table-row table:style-name="ro9">
          <table:table-cell office:value-type="string" calcext:value-type="string">
            <text:p>PREV_AMT_DOWN_PAYMENT_MAX</text:p>
          </table:table-cell>
          <table:table-cell table:formula="of:=INDEX([$HomeCredit_columns_description.B:.B];MATCH([.A57];[$HomeCredit_columns_description.C:.C];0))" office:value-type="string" office:string-value="" calcext:value-type="error">
            <text:p>#N/A</text:p>
          </table:table-cell>
        </table:table-row>
        <table:table-row table:style-name="ro9">
          <table:table-cell office:value-type="string" calcext:value-type="string">
            <text:p>BURO_AMT_CREDIT_SUM_SUM</text:p>
          </table:table-cell>
          <table:table-cell table:formula="of:=INDEX([$HomeCredit_columns_description.B:.B];MATCH([.A58];[$HomeCredit_columns_description.C:.C];0))" office:value-type="string" office:string-value="" calcext:value-type="error">
            <text:p>#N/A</text:p>
          </table:table-cell>
        </table:table-row>
        <table:table-row table:style-name="ro9">
          <table:table-cell office:value-type="string" calcext:value-type="string">
            <text:p>PREV_NAME_TYPE_SUITE_Group_of_people_MEAN</text:p>
          </table:table-cell>
          <table:table-cell table:formula="of:=INDEX([$HomeCredit_columns_description.B:.B];MATCH([.A59];[$HomeCredit_columns_description.C:.C];0))" office:value-type="string" office:string-value="" calcext:value-type="error">
            <text:p>#N/A</text:p>
          </table:table-cell>
        </table:table-row>
        <table:table-row table:style-name="ro9">
          <table:table-cell office:value-type="string" calcext:value-type="string">
            <text:p>PREV_APP_CREDIT_PERC_MEAN</text:p>
          </table:table-cell>
          <table:table-cell table:formula="of:=INDEX([$HomeCredit_columns_description.B:.B];MATCH([.A60];[$HomeCredit_columns_description.C:.C];0))" office:value-type="string" office:string-value="" calcext:value-type="error">
            <text:p>#N/A</text:p>
          </table:table-cell>
        </table:table-row>
        <table:table-row table:style-name="ro9">
          <table:table-cell office:value-type="string" calcext:value-type="string">
            <text:p>INSTAL_AMT_PAYMENT_MEAN</text:p>
          </table:table-cell>
          <table:table-cell table:formula="of:=INDEX([$HomeCredit_columns_description.B:.B];MATCH([.A61];[$HomeCredit_columns_description.C:.C];0))" office:value-type="string" office:string-value="" calcext:value-type="error">
            <text:p>#N/A</text:p>
          </table:table-cell>
        </table:table-row>
        <table:table-row table:style-name="ro9">
          <table:table-cell office:value-type="string" calcext:value-type="string">
            <text:p>ACTIVE_DAYS_CREDIT_UPDATE_MEAN</text:p>
          </table:table-cell>
          <table:table-cell table:formula="of:=INDEX([$HomeCredit_columns_description.B:.B];MATCH([.A62];[$HomeCredit_columns_description.C:.C];0))" office:value-type="string" office:string-value="" calcext:value-type="error">
            <text:p>#N/A</text:p>
          </table:table-cell>
        </table:table-row>
        <table:table-row table:style-name="ro9">
          <table:table-cell office:value-type="string" calcext:value-type="string">
            <text:p>INSTAL_DAYS_ENTRY_PAYMENT_MAX</text:p>
          </table:table-cell>
          <table:table-cell table:formula="of:=INDEX([$HomeCredit_columns_description.B:.B];MATCH([.A63];[$HomeCredit_columns_description.C:.C];0))" office:value-type="string" office:string-value="" calcext:value-type="error">
            <text:p>#N/A</text:p>
          </table:table-cell>
        </table:table-row>
        <table:table-row table:style-name="ro9">
          <table:table-cell office:value-type="string" calcext:value-type="string">
            <text:p>PREV_NAME_TYPE_SUITE_Unaccompanied_MEAN</text:p>
          </table:table-cell>
          <table:table-cell table:formula="of:=INDEX([$HomeCredit_columns_description.B:.B];MATCH([.A64];[$HomeCredit_columns_description.C:.C];0))" office:value-type="string" office:string-value="" calcext:value-type="error">
            <text:p>#N/A</text:p>
          </table:table-cell>
        </table:table-row>
        <table:table-row table:style-name="ro9">
          <table:table-cell office:value-type="string" calcext:value-type="string">
            <text:p>CC_CNT_DRAWINGS_POS_CURRENT_MIN</text:p>
          </table:table-cell>
          <table:table-cell table:formula="of:=INDEX([$HomeCredit_columns_description.B:.B];MATCH([.A65];[$HomeCredit_columns_description.C:.C];0))" office:value-type="string" office:string-value="" calcext:value-type="error">
            <text:p>#N/A</text:p>
          </table:table-cell>
        </table:table-row>
        <table:table-row table:style-name="ro9">
          <table:table-cell office:value-type="string" calcext:value-type="string">
            <text:p>ACTIVE_AMT_CREDIT_SUM_MEAN</text:p>
          </table:table-cell>
          <table:table-cell table:formula="of:=INDEX([$HomeCredit_columns_description.B:.B];MATCH([.A66];[$HomeCredit_columns_description.C:.C];0))" office:value-type="string" office:string-value="" calcext:value-type="error">
            <text:p>#N/A</text:p>
          </table:table-cell>
        </table:table-row>
        <table:table-row table:style-name="ro9">
          <table:table-cell office:value-type="string" calcext:value-type="string">
            <text:p>OCCUPATION_TYPE_Private_service_staff</text:p>
          </table:table-cell>
          <table:table-cell table:formula="of:=INDEX([$HomeCredit_columns_description.B:.B];MATCH([.A67];[$HomeCredit_columns_description.C:.C];0))" office:value-type="string" office:string-value="" calcext:value-type="error">
            <text:p>#N/A</text:p>
          </table:table-cell>
        </table:table-row>
        <table:table-row table:style-name="ro9">
          <table:table-cell office:value-type="string" calcext:value-type="string">
            <text:p>CC_CNT_DRAWINGS_OTHER_CURRENT_MEAN</text:p>
          </table:table-cell>
          <table:table-cell table:formula="of:=INDEX([$HomeCredit_columns_description.B:.B];MATCH([.A68];[$HomeCredit_columns_description.C:.C];0))" office:value-type="string" office:string-value="" calcext:value-type="error">
            <text:p>#N/A</text:p>
          </table:table-cell>
        </table:table-row>
        <table:table-row table:style-name="ro9">
          <table:table-cell office:value-type="string" calcext:value-type="string">
            <text:p>BURO_AMT_CREDIT_SUM_MEAN</text:p>
          </table:table-cell>
          <table:table-cell table:formula="of:=INDEX([$HomeCredit_columns_description.B:.B];MATCH([.A69];[$HomeCredit_columns_description.C:.C];0))" office:value-type="string" office:string-value="" calcext:value-type="error">
            <text:p>#N/A</text:p>
          </table:table-cell>
        </table:table-row>
        <table:table-row table:style-name="ro9">
          <table:table-cell office:value-type="string" calcext:value-type="string">
            <text:p>CC_AMT_DRAWINGS_OTHER_CURRENT_MIN</text:p>
          </table:table-cell>
          <table:table-cell table:formula="of:=INDEX([$HomeCredit_columns_description.B:.B];MATCH([.A70];[$HomeCredit_columns_description.C:.C];0))" office:value-type="string" office:string-value="" calcext:value-type="error">
            <text:p>#N/A</text:p>
          </table:table-cell>
        </table:table-row>
        <table:table-row table:style-name="ro9">
          <table:table-cell office:value-type="string" calcext:value-type="string">
            <text:p>CC_AMT_DRAWINGS_OTHER_CURRENT_SUM</text:p>
          </table:table-cell>
          <table:table-cell table:formula="of:=INDEX([$HomeCredit_columns_description.B:.B];MATCH([.A71];[$HomeCredit_columns_description.C:.C];0))" office:value-type="string" office:string-value="" calcext:value-type="error">
            <text:p>#N/A</text:p>
          </table:table-cell>
        </table:table-row>
        <table:table-row table:style-name="ro9">
          <table:table-cell office:value-type="string" calcext:value-type="string">
            <text:p>INSTAL_AMT_PAYMENT_SUM</text:p>
          </table:table-cell>
          <table:table-cell table:formula="of:=INDEX([$HomeCredit_columns_description.B:.B];MATCH([.A72];[$HomeCredit_columns_description.C:.C];0))" office:value-type="string" office:string-value="" calcext:value-type="error">
            <text:p>#N/A</text:p>
          </table:table-cell>
        </table:table-row>
        <table:table-row table:style-name="ro9">
          <table:table-cell office:value-type="string" calcext:value-type="string">
            <text:p>PREV_NAME_PRODUCT_TYPE_nan_MEAN</text:p>
          </table:table-cell>
          <table:table-cell table:formula="of:=INDEX([$HomeCredit_columns_description.B:.B];MATCH([.A73];[$HomeCredit_columns_description.C:.C];0))" office:value-type="string" office:string-value="" calcext:value-type="error">
            <text:p>#N/A</text:p>
          </table:table-cell>
        </table:table-row>
        <table:table-row table:style-name="ro9">
          <table:table-cell office:value-type="string" calcext:value-type="string">
            <text:p>CC_CNT_DRAWINGS_ATM_CURRENT_MEAN</text:p>
          </table:table-cell>
          <table:table-cell table:formula="of:=INDEX([$HomeCredit_columns_description.B:.B];MATCH([.A74];[$HomeCredit_columns_description.C:.C];0))" office:value-type="string" office:string-value="" calcext:value-type="error">
            <text:p>#N/A</text:p>
          </table:table-cell>
        </table:table-row>
        <table:table-row table:style-name="ro9">
          <table:table-cell office:value-type="string" calcext:value-type="string">
            <text:p>OCCUPATION_TYPE_HR_staff</text:p>
          </table:table-cell>
          <table:table-cell table:formula="of:=INDEX([$HomeCredit_columns_description.B:.B];MATCH([.A75];[$HomeCredit_columns_description.C:.C];0))" office:value-type="string" office:string-value="" calcext:value-type="error">
            <text:p>#N/A</text:p>
          </table:table-cell>
        </table:table-row>
        <table:table-row table:style-name="ro9">
          <table:table-cell office:value-type="string" calcext:value-type="string">
            <text:p>BURO_AMT_CREDIT_SUM_OVERDUE_MEAN</text:p>
          </table:table-cell>
          <table:table-cell table:formula="of:=INDEX([$HomeCredit_columns_description.B:.B];MATCH([.A76];[$HomeCredit_columns_description.C:.C];0))" office:value-type="string" office:string-value="" calcext:value-type="error">
            <text:p>#N/A</text:p>
          </table:table-cell>
        </table:table-row>
        <table:table-row table:style-name="ro9">
          <table:table-cell office:value-type="string" calcext:value-type="string">
            <text:p>PREV_CODE_REJECT_REASON_LIMIT_MEAN</text:p>
          </table:table-cell>
          <table:table-cell table:formula="of:=INDEX([$HomeCredit_columns_description.B:.B];MATCH([.A77];[$HomeCredit_columns_description.C:.C];0))" office:value-type="string" office:string-value="" calcext:value-type="error">
            <text:p>#N/A</text:p>
          </table:table-cell>
        </table:table-row>
        <table:table-row table:style-name="ro9">
          <table:table-cell office:value-type="string" calcext:value-type="string">
            <text:p>CC_AMT_DRAWINGS_POS_CURRENT_MIN</text:p>
          </table:table-cell>
          <table:table-cell table:formula="of:=INDEX([$HomeCredit_columns_description.B:.B];MATCH([.A78];[$HomeCredit_columns_description.C:.C];0))" office:value-type="string" office:string-value="" calcext:value-type="error">
            <text:p>#N/A</text:p>
          </table:table-cell>
        </table:table-row>
        <table:table-row table:style-name="ro9">
          <table:table-cell office:value-type="string" calcext:value-type="string">
            <text:p>BURO_AMT_CREDIT_MAX_OVERDUE_MEAN</text:p>
          </table:table-cell>
          <table:table-cell table:formula="of:=INDEX([$HomeCredit_columns_description.B:.B];MATCH([.A79];[$HomeCredit_columns_description.C:.C];0))" office:value-type="string" office:string-value="" calcext:value-type="error">
            <text:p>#N/A</text:p>
          </table:table-cell>
        </table:table-row>
        <table:table-row table:style-name="ro9">
          <table:table-cell office:value-type="string" calcext:value-type="string">
            <text:p>FLOORSMAX_MODE</text:p>
          </table:table-cell>
          <table:table-cell table:formula="of:=INDEX([$HomeCredit_columns_description.B:.B];MATCH([.A80];[$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ELEVATORS_MEDI</text:p>
          </table:table-cell>
          <table:table-cell table:formula="of:=INDEX([$HomeCredit_columns_description.B:.B];MATCH([.A81];[$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CODE_GENDER</text:p>
          </table:table-cell>
          <table:table-cell table:formula="of:=INDEX([$HomeCredit_columns_description.B:.B];MATCH([.A82];[$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INSTAL_DBD_MEAN</text:p>
          </table:table-cell>
          <table:table-cell table:formula="of:=INDEX([$HomeCredit_columns_description.B:.B];MATCH([.A83];[$HomeCredit_columns_description.C:.C];0))" office:value-type="string" office:string-value="" calcext:value-type="error">
            <text:p>#N/A</text:p>
          </table:table-cell>
        </table:table-row>
        <table:table-row table:style-name="ro9">
          <table:table-cell office:value-type="string" calcext:value-type="string">
            <text:p>ORGANIZATION_TYPE_Advertising</text:p>
          </table:table-cell>
          <table:table-cell table:formula="of:=INDEX([$HomeCredit_columns_description.B:.B];MATCH([.A84];[$HomeCredit_columns_description.C:.C];0))" office:value-type="string" office:string-value="" calcext:value-type="error">
            <text:p>#N/A</text:p>
          </table:table-cell>
        </table:table-row>
        <table:table-row table:style-name="ro9">
          <table:table-cell office:value-type="string" calcext:value-type="string">
            <text:p>EXT_SOURCE_3</text:p>
          </table:table-cell>
          <table:table-cell table:formula="of:=INDEX([$HomeCredit_columns_description.B:.B];MATCH([.A85];[$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FLAG_DOCUMENT_20</text:p>
          </table:table-cell>
          <table:table-cell table:formula="of:=INDEX([$HomeCredit_columns_description.B:.B];MATCH([.A86];[$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OCCUPATION_TYPE_Managers</text:p>
          </table:table-cell>
          <table:table-cell table:formula="of:=INDEX([$HomeCredit_columns_description.B:.B];MATCH([.A87];[$HomeCredit_columns_description.C:.C];0))" office:value-type="string" office:string-value="" calcext:value-type="error">
            <text:p>#N/A</text:p>
          </table:table-cell>
        </table:table-row>
        <table:table-row table:style-name="ro9">
          <table:table-cell office:value-type="string" calcext:value-type="string">
            <text:p>FLAG_OWN_REALTY</text:p>
          </table:table-cell>
          <table:table-cell table:formula="of:=INDEX([$HomeCredit_columns_description.B:.B];MATCH([.A88];[$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EMERGENCYSTATE_MODE_Yes</text:p>
          </table:table-cell>
          <table:table-cell table:formula="of:=INDEX([$HomeCredit_columns_description.B:.B];MATCH([.A89];[$HomeCredit_columns_description.C:.C];0))" office:value-type="string" office:string-value="" calcext:value-type="error">
            <text:p>#N/A</text:p>
          </table:table-cell>
        </table:table-row>
        <table:table-row table:style-name="ro9">
          <table:table-cell office:value-type="string" calcext:value-type="string">
            <text:p>POS_COUNT</text:p>
          </table:table-cell>
          <table:table-cell table:formula="of:=INDEX([$HomeCredit_columns_description.B:.B];MATCH([.A90];[$HomeCredit_columns_description.C:.C];0))" office:value-type="string" office:string-value="" calcext:value-type="error">
            <text:p>#N/A</text:p>
          </table:table-cell>
        </table:table-row>
        <table:table-row table:style-name="ro9">
          <table:table-cell office:value-type="string" calcext:value-type="string">
            <text:p>LIVINGAREA_MODE</text:p>
          </table:table-cell>
          <table:table-cell table:formula="of:=INDEX([$HomeCredit_columns_description.B:.B];MATCH([.A91];[$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YEARS_BUILD_MEDI</text:p>
          </table:table-cell>
          <table:table-cell table:formula="of:=INDEX([$HomeCredit_columns_description.B:.B];MATCH([.A92];[$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AMT_CREDIT</text:p>
          </table:table-cell>
          <table:table-cell table:formula="of:=INDEX([$HomeCredit_columns_description.B:.B];MATCH([.A93];[$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INCOME_PER_PERSON</text:p>
          </table:table-cell>
          <table:table-cell table:formula="of:=INDEX([$HomeCredit_columns_description.B:.B];MATCH([.A94];[$HomeCredit_columns_description.C:.C];0))" office:value-type="string" office:string-value="" calcext:value-type="error">
            <text:p>#N/A</text:p>
          </table:table-cell>
        </table:table-row>
        <table:table-row table:style-name="ro9">
          <table:table-cell office:value-type="string" calcext:value-type="string">
            <text:p>EMERGENCYSTATE_MODE_No</text:p>
          </table:table-cell>
          <table:table-cell table:formula="of:=INDEX([$HomeCredit_columns_description.B:.B];MATCH([.A95];[$HomeCredit_columns_description.C:.C];0))" office:value-type="string" office:string-value="" calcext:value-type="error">
            <text:p>#N/A</text:p>
          </table:table-cell>
        </table:table-row>
        <table:table-row table:style-name="ro9">
          <table:table-cell office:value-type="string" calcext:value-type="string">
            <text:p>ORGANIZATION_TYPE_Police</text:p>
          </table:table-cell>
          <table:table-cell table:formula="of:=INDEX([$HomeCredit_columns_description.B:.B];MATCH([.A96];[$HomeCredit_columns_description.C:.C];0))" office:value-type="string" office:string-value="" calcext:value-type="error">
            <text:p>#N/A</text:p>
          </table:table-cell>
        </table:table-row>
        <table:table-row table:style-name="ro9">
          <table:table-cell office:value-type="string" calcext:value-type="string">
            <text:p>FLAG_WORK_PHONE</text:p>
          </table:table-cell>
          <table:table-cell table:formula="of:=INDEX([$HomeCredit_columns_description.B:.B];MATCH([.A97];[$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LANDAREA_MEDI</text:p>
          </table:table-cell>
          <table:table-cell table:formula="of:=INDEX([$HomeCredit_columns_description.B:.B];MATCH([.A98];[$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COMMONAREA_AVG</text:p>
          </table:table-cell>
          <table:table-cell table:formula="of:=INDEX([$HomeCredit_columns_description.B:.B];MATCH([.A99];[$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ORGANIZATION_TYPE_University</text:p>
          </table:table-cell>
          <table:table-cell table:formula="of:=INDEX([$HomeCredit_columns_description.B:.B];MATCH([.A100];[$HomeCredit_columns_description.C:.C];0))" office:value-type="string" office:string-value="" calcext:value-type="error">
            <text:p>#N/A</text:p>
          </table:table-cell>
        </table:table-row>
        <table:table-row table:style-name="ro9">
          <table:table-cell office:value-type="string" calcext:value-type="string">
            <text:p>ORGANIZATION_TYPE_Medicine</text:p>
          </table:table-cell>
          <table:table-cell table:formula="of:=INDEX([$HomeCredit_columns_description.B:.B];MATCH([.A101];[$HomeCredit_columns_description.C:.C];0))" office:value-type="string" office:string-value="" calcext:value-type="error">
            <text:p>#N/A</text:p>
          </table:table-cell>
        </table:table-row>
        <table:table-row table:style-name="ro9">
          <table:table-cell office:value-type="string" calcext:value-type="string">
            <text:p>ORGANIZATION_TYPE_Telecom</text:p>
          </table:table-cell>
          <table:table-cell table:formula="of:=INDEX([$HomeCredit_columns_description.B:.B];MATCH([.A102];[$HomeCredit_columns_description.C:.C];0))" office:value-type="string" office:string-value="" calcext:value-type="error">
            <text:p>#N/A</text:p>
          </table:table-cell>
        </table:table-row>
        <table:table-row table:style-name="ro9">
          <table:table-cell office:value-type="string" calcext:value-type="string">
            <text:p>NONLIVINGAPARTMENTS_AVG</text:p>
          </table:table-cell>
          <table:table-cell table:formula="of:=INDEX([$HomeCredit_columns_description.B:.B];MATCH([.A103];[$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WALLSMATERIAL_MODE_Block</text:p>
          </table:table-cell>
          <table:table-cell table:formula="of:=INDEX([$HomeCredit_columns_description.B:.B];MATCH([.A104];[$HomeCredit_columns_description.C:.C];0))" office:value-type="string" office:string-value="" calcext:value-type="error">
            <text:p>#N/A</text:p>
          </table:table-cell>
        </table:table-row>
        <table:table-row table:style-name="ro9">
          <table:table-cell office:value-type="string" calcext:value-type="string">
            <text:p>ORGANIZATION_TYPE_Housing</text:p>
          </table:table-cell>
          <table:table-cell table:formula="of:=INDEX([$HomeCredit_columns_description.B:.B];MATCH([.A105];[$HomeCredit_columns_description.C:.C];0))" office:value-type="string" office:string-value="" calcext:value-type="error">
            <text:p>#N/A</text:p>
          </table:table-cell>
        </table:table-row>
        <table:table-row table:style-name="ro9">
          <table:table-cell office:value-type="string" calcext:value-type="string">
            <text:p>FLAG_CONT_MOBILE</text:p>
          </table:table-cell>
          <table:table-cell table:formula="of:=INDEX([$HomeCredit_columns_description.B:.B];MATCH([.A106];[$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FLAG_EMAIL</text:p>
          </table:table-cell>
          <table:table-cell table:formula="of:=INDEX([$HomeCredit_columns_description.B:.B];MATCH([.A107];[$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WALLSMATERIAL_MODE_Monolithic</text:p>
          </table:table-cell>
          <table:table-cell table:formula="of:=INDEX([$HomeCredit_columns_description.B:.B];MATCH([.A108];[$HomeCredit_columns_description.C:.C];0))" office:value-type="string" office:string-value="" calcext:value-type="error">
            <text:p>#N/A</text:p>
          </table:table-cell>
        </table:table-row>
        <table:table-row table:style-name="ro9">
          <table:table-cell office:value-type="string" calcext:value-type="string">
            <text:p>REGION_POPULATION_RELATIVE</text:p>
          </table:table-cell>
          <table:table-cell table:formula="of:=INDEX([$HomeCredit_columns_description.B:.B];MATCH([.A109];[$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FLAG_DOCUMENT_13</text:p>
          </table:table-cell>
          <table:table-cell table:formula="of:=INDEX([$HomeCredit_columns_description.B:.B];MATCH([.A110];[$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FLAG_DOCUMENT_14</text:p>
          </table:table-cell>
          <table:table-cell table:formula="of:=INDEX([$HomeCredit_columns_description.B:.B];MATCH([.A111];[$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FLOORSMAX_MEDI</text:p>
          </table:table-cell>
          <table:table-cell table:formula="of:=INDEX([$HomeCredit_columns_description.B:.B];MATCH([.A112];[$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ORGANIZATION_TYPE_Electricity</text:p>
          </table:table-cell>
          <table:table-cell table:formula="of:=INDEX([$HomeCredit_columns_description.B:.B];MATCH([.A113];[$HomeCredit_columns_description.C:.C];0))" office:value-type="string" office:string-value="" calcext:value-type="error">
            <text:p>#N/A</text:p>
          </table:table-cell>
        </table:table-row>
        <table:table-row table:style-name="ro9">
          <table:table-cell office:value-type="string" calcext:value-type="string">
            <text:p>REGION_RATING_CLIENT</text:p>
          </table:table-cell>
          <table:table-cell table:formula="of:=INDEX([$HomeCredit_columns_description.B:.B];MATCH([.A114];[$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YEARS_BUILD_MODE</text:p>
          </table:table-cell>
          <table:table-cell table:formula="of:=INDEX([$HomeCredit_columns_description.B:.B];MATCH([.A115];[$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DAYS_ID_PUBLISH</text:p>
          </table:table-cell>
          <table:table-cell table:formula="of:=INDEX([$HomeCredit_columns_description.B:.B];MATCH([.A116];[$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TOTALAREA_MODE</text:p>
          </table:table-cell>
          <table:table-cell table:formula="of:=INDEX([$HomeCredit_columns_description.B:.B];MATCH([.A117];[$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WALLSMATERIAL_MODE_Mixed</text:p>
          </table:table-cell>
          <table:table-cell table:formula="of:=INDEX([$HomeCredit_columns_description.B:.B];MATCH([.A118];[$HomeCredit_columns_description.C:.C];0))" office:value-type="string" office:string-value="" calcext:value-type="error">
            <text:p>#N/A</text:p>
          </table:table-cell>
        </table:table-row>
        <table:table-row table:style-name="ro9">
          <table:table-cell office:value-type="string" calcext:value-type="string">
            <text:p>EXT_SOURCE_1</text:p>
          </table:table-cell>
          <table:table-cell table:formula="of:=INDEX([$HomeCredit_columns_description.B:.B];MATCH([.A119];[$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FLAG_DOCUMENT_16</text:p>
          </table:table-cell>
          <table:table-cell table:formula="of:=INDEX([$HomeCredit_columns_description.B:.B];MATCH([.A120];[$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YEARS_BEGINEXPLUATATION_MODE</text:p>
          </table:table-cell>
          <table:table-cell table:formula="of:=INDEX([$HomeCredit_columns_description.B:.B];MATCH([.A121];[$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INSTAL_COUNT</text:p>
          </table:table-cell>
          <table:table-cell table:formula="of:=INDEX([$HomeCredit_columns_description.B:.B];MATCH([.A122];[$HomeCredit_columns_description.C:.C];0))" office:value-type="string" office:string-value="" calcext:value-type="error">
            <text:p>#N/A</text:p>
          </table:table-cell>
        </table:table-row>
        <table:table-row table:style-name="ro9">
          <table:table-cell office:value-type="string" calcext:value-type="string">
            <text:p>ORGANIZATION_TYPE_Realtor</text:p>
          </table:table-cell>
          <table:table-cell table:formula="of:=INDEX([$HomeCredit_columns_description.B:.B];MATCH([.A123];[$HomeCredit_columns_description.C:.C];0))" office:value-type="string" office:string-value="" calcext:value-type="error">
            <text:p>#N/A</text:p>
          </table:table-cell>
        </table:table-row>
        <table:table-row table:style-name="ro9">
          <table:table-cell office:value-type="string" calcext:value-type="string">
            <text:p>FLAG_DOCUMENT_6</text:p>
          </table:table-cell>
          <table:table-cell table:formula="of:=INDEX([$HomeCredit_columns_description.B:.B];MATCH([.A124];[$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COMMONAREA_MODE</text:p>
          </table:table-cell>
          <table:table-cell table:formula="of:=INDEX([$HomeCredit_columns_description.B:.B];MATCH([.A125];[$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FLAG_DOCUMENT_3</text:p>
          </table:table-cell>
          <table:table-cell table:formula="of:=INDEX([$HomeCredit_columns_description.B:.B];MATCH([.A126];[$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FLOORSMAX_AVG</text:p>
          </table:table-cell>
          <table:table-cell table:formula="of:=INDEX([$HomeCredit_columns_description.B:.B];MATCH([.A127];[$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OCCUPATION_TYPE_Laborers</text:p>
          </table:table-cell>
          <table:table-cell table:formula="of:=INDEX([$HomeCredit_columns_description.B:.B];MATCH([.A128];[$HomeCredit_columns_description.C:.C];0))" office:value-type="string" office:string-value="" calcext:value-type="error">
            <text:p>#N/A</text:p>
          </table:table-cell>
        </table:table-row>
        <table:table-row table:style-name="ro9">
          <table:table-cell office:value-type="string" calcext:value-type="string">
            <text:p>APARTMENTS_MODE</text:p>
          </table:table-cell>
          <table:table-cell table:formula="of:=INDEX([$HomeCredit_columns_description.B:.B];MATCH([.A129];[$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ORGANIZATION_TYPE_Security</text:p>
          </table:table-cell>
          <table:table-cell table:formula="of:=INDEX([$HomeCredit_columns_description.B:.B];MATCH([.A130];[$HomeCredit_columns_description.C:.C];0))" office:value-type="string" office:string-value="" calcext:value-type="error">
            <text:p>#N/A</text:p>
          </table:table-cell>
        </table:table-row>
        <table:table-row table:style-name="ro9">
          <table:table-cell office:value-type="string" calcext:value-type="string">
            <text:p>AMT_INCOME_TOTAL</text:p>
          </table:table-cell>
          <table:table-cell table:formula="of:=INDEX([$HomeCredit_columns_description.B:.B];MATCH([.A131];[$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ENTRANCES_AVG</text:p>
          </table:table-cell>
          <table:table-cell table:formula="of:=INDEX([$HomeCredit_columns_description.B:.B];MATCH([.A132];[$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PAYMENT_RATE</text:p>
          </table:table-cell>
          <table:table-cell table:formula="of:=INDEX([$HomeCredit_columns_description.B:.B];MATCH([.A133];[$HomeCredit_columns_description.C:.C];0))" office:value-type="string" office:string-value="" calcext:value-type="error">
            <text:p>#N/A</text:p>
          </table:table-cell>
        </table:table-row>
        <table:table-row table:style-name="ro9">
          <table:table-cell office:value-type="string" calcext:value-type="string">
            <text:p>FLAG_DOCUMENT_17</text:p>
          </table:table-cell>
          <table:table-cell table:formula="of:=INDEX([$HomeCredit_columns_description.B:.B];MATCH([.A134];[$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FLAG_OWN_CAR</text:p>
          </table:table-cell>
          <table:table-cell table:formula="of:=INDEX([$HomeCredit_columns_description.B:.B];MATCH([.A135];[$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FLOORSMIN_MODE</text:p>
          </table:table-cell>
          <table:table-cell table:formula="of:=INDEX([$HomeCredit_columns_description.B:.B];MATCH([.A136];[$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FLOORSMIN_MEDI</text:p>
          </table:table-cell>
          <table:table-cell table:formula="of:=INDEX([$HomeCredit_columns_description.B:.B];MATCH([.A137];[$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FLAG_DOCUMENT_19</text:p>
          </table:table-cell>
          <table:table-cell table:formula="of:=INDEX([$HomeCredit_columns_description.B:.B];MATCH([.A138];[$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ORGANIZATION_TYPE_Mobile</text:p>
          </table:table-cell>
          <table:table-cell table:formula="of:=INDEX([$HomeCredit_columns_description.B:.B];MATCH([.A139];[$HomeCredit_columns_description.C:.C];0))" office:value-type="string" office:string-value="" calcext:value-type="error">
            <text:p>#N/A</text:p>
          </table:table-cell>
        </table:table-row>
        <table:table-row table:style-name="ro9">
          <table:table-cell office:value-type="string" calcext:value-type="string">
            <text:p>INSTAL_DBD_MAX</text:p>
          </table:table-cell>
          <table:table-cell table:formula="of:=INDEX([$HomeCredit_columns_description.B:.B];MATCH([.A140];[$HomeCredit_columns_description.C:.C];0))" office:value-type="string" office:string-value="" calcext:value-type="error">
            <text:p>#N/A</text:p>
          </table:table-cell>
        </table:table-row>
        <table:table-row table:style-name="ro9">
          <table:table-cell office:value-type="string" calcext:value-type="string">
            <text:p>LANDAREA_MODE</text:p>
          </table:table-cell>
          <table:table-cell table:formula="of:=INDEX([$HomeCredit_columns_description.B:.B];MATCH([.A141];[$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DAYS_EMPLOYED_PERC</text:p>
          </table:table-cell>
          <table:table-cell table:formula="of:=INDEX([$HomeCredit_columns_description.B:.B];MATCH([.A142];[$HomeCredit_columns_description.C:.C];0))" office:value-type="string" office:string-value="" calcext:value-type="error">
            <text:p>#N/A</text:p>
          </table:table-cell>
        </table:table-row>
        <table:table-row table:style-name="ro9">
          <table:table-cell office:value-type="string" calcext:value-type="string">
            <text:p>INCOME_CREDIT_PERC</text:p>
          </table:table-cell>
          <table:table-cell table:formula="of:=INDEX([$HomeCredit_columns_description.B:.B];MATCH([.A143];[$HomeCredit_columns_description.C:.C];0))" office:value-type="string" office:string-value="" calcext:value-type="error">
            <text:p>#N/A</text:p>
          </table:table-cell>
        </table:table-row>
        <table:table-row table:style-name="ro9">
          <table:table-cell office:value-type="string" calcext:value-type="string">
            <text:p>LIVINGAREA_AVG</text:p>
          </table:table-cell>
          <table:table-cell table:formula="of:=INDEX([$HomeCredit_columns_description.B:.B];MATCH([.A144];[$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ORGANIZATION_TYPE_Postal</text:p>
          </table:table-cell>
          <table:table-cell table:formula="of:=INDEX([$HomeCredit_columns_description.B:.B];MATCH([.A145];[$HomeCredit_columns_description.C:.C];0))" office:value-type="string" office:string-value="" calcext:value-type="error">
            <text:p>#N/A</text:p>
          </table:table-cell>
        </table:table-row>
        <table:table-row table:style-name="ro9">
          <table:table-cell office:value-type="string" calcext:value-type="string">
            <text:p>BASEMENTAREA_AVG</text:p>
          </table:table-cell>
          <table:table-cell table:formula="of:=INDEX([$HomeCredit_columns_description.B:.B];MATCH([.A146];[$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ORGANIZATION_TYPE_Insurance</text:p>
          </table:table-cell>
          <table:table-cell table:formula="of:=INDEX([$HomeCredit_columns_description.B:.B];MATCH([.A147];[$HomeCredit_columns_description.C:.C];0))" office:value-type="string" office:string-value="" calcext:value-type="error">
            <text:p>#N/A</text:p>
          </table:table-cell>
        </table:table-row>
        <table:table-row table:style-name="ro9">
          <table:table-cell office:value-type="string" calcext:value-type="string">
            <text:p>OCCUPATION_TYPE_Accountants</text:p>
          </table:table-cell>
          <table:table-cell table:formula="of:=INDEX([$HomeCredit_columns_description.B:.B];MATCH([.A148];[$HomeCredit_columns_description.C:.C];0))" office:value-type="string" office:string-value="" calcext:value-type="error">
            <text:p>#N/A</text:p>
          </table:table-cell>
        </table:table-row>
        <table:table-row table:style-name="ro9">
          <table:table-cell office:value-type="string" calcext:value-type="string">
            <text:p>BURO_CREDIT_TYPE_Microloan_MEAN</text:p>
          </table:table-cell>
          <table:table-cell table:formula="of:=INDEX([$HomeCredit_columns_description.B:.B];MATCH([.A149];[$HomeCredit_columns_description.C:.C];0))" office:value-type="string" office:string-value="" calcext:value-type="error">
            <text:p>#N/A</text:p>
          </table:table-cell>
        </table:table-row>
        <table:table-row table:style-name="ro9">
          <table:table-cell office:value-type="string" calcext:value-type="string">
            <text:p>NONLIVINGAREA_MEDI</text:p>
          </table:table-cell>
          <table:table-cell table:formula="of:=INDEX([$HomeCredit_columns_description.B:.B];MATCH([.A150];[$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INSTAL_NUM_INSTALMENT_VERSION_NUNIQUE</text:p>
          </table:table-cell>
          <table:table-cell table:formula="of:=INDEX([$HomeCredit_columns_description.B:.B];MATCH([.A151];[$HomeCredit_columns_description.C:.C];0))" office:value-type="string" office:string-value="" calcext:value-type="error">
            <text:p>#N/A</text:p>
          </table:table-cell>
        </table:table-row>
        <table:table-row table:style-name="ro9">
          <table:table-cell office:value-type="string" calcext:value-type="string">
            <text:p>FONDKAPREMONT_MODE_nan</text:p>
          </table:table-cell>
          <table:table-cell table:formula="of:=INDEX([$HomeCredit_columns_description.B:.B];MATCH([.A152];[$HomeCredit_columns_description.C:.C];0))" office:value-type="string" office:string-value="" calcext:value-type="error">
            <text:p>#N/A</text:p>
          </table:table-cell>
        </table:table-row>
        <table:table-row table:style-name="ro9">
          <table:table-cell office:value-type="string" calcext:value-type="string">
            <text:p>INS_24M_AMT_BALANCE_MAX</text:p>
          </table:table-cell>
          <table:table-cell table:formula="of:=INDEX([$HomeCredit_columns_description.B:.B];MATCH([.A153];[$HomeCredit_columns_description.C:.C];0))" office:value-type="string" office:string-value="" calcext:value-type="error">
            <text:p>#N/A</text:p>
          </table:table-cell>
        </table:table-row>
        <table:table-row table:style-name="ro9">
          <table:table-cell office:value-type="string" calcext:value-type="string">
            <text:p>ORGANIZATION_TYPE_Agriculture</text:p>
          </table:table-cell>
          <table:table-cell table:formula="of:=INDEX([$HomeCredit_columns_description.B:.B];MATCH([.A154];[$HomeCredit_columns_description.C:.C];0))" office:value-type="string" office:string-value="" calcext:value-type="error">
            <text:p>#N/A</text:p>
          </table:table-cell>
        </table:table-row>
        <table:table-row table:style-name="ro9">
          <table:table-cell office:value-type="string" calcext:value-type="string">
            <text:p>CC_AMT_PAYMENT_TOTAL_CURRENT_MIN</text:p>
          </table:table-cell>
          <table:table-cell table:formula="of:=INDEX([$HomeCredit_columns_description.B:.B];MATCH([.A155];[$HomeCredit_columns_description.C:.C];0))" office:value-type="string" office:string-value="" calcext:value-type="error">
            <text:p>#N/A</text:p>
          </table:table-cell>
        </table:table-row>
        <table:table-row table:style-name="ro9">
          <table:table-cell office:value-type="string" calcext:value-type="string">
            <text:p>CC_CNT_DRAWINGS_OTHER_CURRENT_SUM</text:p>
          </table:table-cell>
          <table:table-cell table:formula="of:=INDEX([$HomeCredit_columns_description.B:.B];MATCH([.A156];[$HomeCredit_columns_description.C:.C];0))" office:value-type="string" office:string-value="" calcext:value-type="error">
            <text:p>#N/A</text:p>
          </table:table-cell>
        </table:table-row>
        <table:table-row table:style-name="ro9">
          <table:table-cell office:value-type="string" calcext:value-type="string">
            <text:p>PREV_NAME_TYPE_SUITE_Other_B_MEAN</text:p>
          </table:table-cell>
          <table:table-cell table:formula="of:=INDEX([$HomeCredit_columns_description.B:.B];MATCH([.A157];[$HomeCredit_columns_description.C:.C];0))" office:value-type="string" office:string-value="" calcext:value-type="error">
            <text:p>#N/A</text:p>
          </table:table-cell>
        </table:table-row>
        <table:table-row table:style-name="ro9">
          <table:table-cell office:value-type="string" calcext:value-type="string">
            <text:p>CC_AMT_DRAWINGS_ATM_CURRENT_MIN</text:p>
          </table:table-cell>
          <table:table-cell table:formula="of:=INDEX([$HomeCredit_columns_description.B:.B];MATCH([.A158];[$HomeCredit_columns_description.C:.C];0))" office:value-type="string" office:string-value="" calcext:value-type="error">
            <text:p>#N/A</text:p>
          </table:table-cell>
        </table:table-row>
        <table:table-row table:style-name="ro9">
          <table:table-cell office:value-type="string" calcext:value-type="string">
            <text:p>CC_NAME_CONTRACT_STATUS_Sent_proposal_MIN</text:p>
          </table:table-cell>
          <table:table-cell table:formula="of:=INDEX([$HomeCredit_columns_description.B:.B];MATCH([.A159];[$HomeCredit_columns_description.C:.C];0))" office:value-type="string" office:string-value="" calcext:value-type="error">
            <text:p>#N/A</text:p>
          </table:table-cell>
        </table:table-row>
        <table:table-row table:style-name="ro9">
          <table:table-cell office:value-type="string" calcext:value-type="string">
            <text:p>NONLIVINGAREA_AVG</text:p>
          </table:table-cell>
          <table:table-cell table:formula="of:=INDEX([$HomeCredit_columns_description.B:.B];MATCH([.A160];[$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FLAG_DOCUMENT_11</text:p>
          </table:table-cell>
          <table:table-cell table:formula="of:=INDEX([$HomeCredit_columns_description.B:.B];MATCH([.A161];[$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CC_CNT_DRAWINGS_CURRENT_MIN</text:p>
          </table:table-cell>
          <table:table-cell table:formula="of:=INDEX([$HomeCredit_columns_description.B:.B];MATCH([.A162];[$HomeCredit_columns_description.C:.C];0))" office:value-type="string" office:string-value="" calcext:value-type="error">
            <text:p>#N/A</text:p>
          </table:table-cell>
        </table:table-row>
        <table:table-row table:style-name="ro9">
          <table:table-cell office:value-type="string" calcext:value-type="string">
            <text:p>EXT_SOURCE_2</text:p>
          </table:table-cell>
          <table:table-cell table:formula="of:=INDEX([$HomeCredit_columns_description.B:.B];MATCH([.A163];[$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NONLIVINGAREA_MODE</text:p>
          </table:table-cell>
          <table:table-cell table:formula="of:=INDEX([$HomeCredit_columns_description.B:.B];MATCH([.A164];[$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AMT_ANNUITY</text:p>
          </table:table-cell>
          <table:table-cell table:formula="of:=INDEX([$HomeCredit_columns_description.B:.B];MATCH([.A165];[$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BURO_CREDIT_TYPE_Mortgage_MEAN</text:p>
          </table:table-cell>
          <table:table-cell table:formula="of:=INDEX([$HomeCredit_columns_description.B:.B];MATCH([.A166];[$HomeCredit_columns_description.C:.C];0))" office:value-type="string" office:string-value="" calcext:value-type="error">
            <text:p>#N/A</text:p>
          </table:table-cell>
        </table:table-row>
        <table:table-row table:style-name="ro9">
          <table:table-cell office:value-type="string" calcext:value-type="string">
            <text:p>AMT_GOODS_PRICE</text:p>
          </table:table-cell>
          <table:table-cell table:formula="of:=INDEX([$HomeCredit_columns_description.B:.B];MATCH([.A167];[$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APPROVED_CNT_PAYMENT_MEAN</text:p>
          </table:table-cell>
          <table:table-cell table:formula="of:=INDEX([$HomeCredit_columns_description.B:.B];MATCH([.A168];[$HomeCredit_columns_description.C:.C];0))" office:value-type="string" office:string-value="" calcext:value-type="error">
            <text:p>#N/A</text:p>
          </table:table-cell>
        </table:table-row>
        <table:table-row table:style-name="ro9">
          <table:table-cell office:value-type="string" calcext:value-type="string">
            <text:p>FLAG_DOCUMENT_7</text:p>
          </table:table-cell>
          <table:table-cell table:formula="of:=INDEX([$HomeCredit_columns_description.B:.B];MATCH([.A169];[$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FLAG_DOCUMENT_18</text:p>
          </table:table-cell>
          <table:table-cell table:formula="of:=INDEX([$HomeCredit_columns_description.B:.B];MATCH([.A170];[$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NONLIVINGAPARTMENTS_MEDI</text:p>
          </table:table-cell>
          <table:table-cell table:formula="of:=INDEX([$HomeCredit_columns_description.B:.B];MATCH([.A171];[$HomeCredit_columns_description.C:.C];0))" office:value-type="string" office:string-value="application_{train|test}.csv" calcext:value-type="string">
            <text:p>application_{train|test}.csv</text:p>
          </table:table-cell>
        </table:table-row>
        <table:table-row table:style-name="ro9">
          <table:table-cell office:value-type="string" calcext:value-type="string">
            <text:p>ACTIVE_AMT_CREDIT_MAX_OVERDUE_MEAN</text:p>
          </table:table-cell>
          <table:table-cell table:formula="of:=INDEX([$HomeCredit_columns_description.B:.B];MATCH([.A172];[$HomeCredit_columns_description.C:.C];0))" office:value-type="string" office:string-value="" calcext:value-type="error">
            <text:p>#N/A</text:p>
          </table:table-cell>
        </table:table-row>
        <table:table-row table:style-name="ro9">
          <table:table-cell office:value-type="string" calcext:value-type="string">
            <text:p>ORGANIZATION_TYPE_Construction</text:p>
          </table:table-cell>
          <table:table-cell table:formula="of:=INDEX([$HomeCredit_columns_description.B:.B];MATCH([.A173];[$HomeCredit_columns_description.C:.C];0))" office:value-type="string" office:string-value="" calcext:value-type="error">
            <text:p>#N/A</text:p>
          </table:table-cell>
        </table:table-row>
        <table:table-row table:style-name="ro9">
          <table:table-cell office:value-type="string" calcext:value-type="string">
            <text:p>INSTAL_AMT_PAYMENT_MIN</text:p>
          </table:table-cell>
          <table:table-cell table:formula="of:=INDEX([$HomeCredit_columns_description.B:.B];MATCH([.A174];[$HomeCredit_columns_description.C:.C];0))" office:value-type="string" office:string-value="" calcext:value-type="error">
            <text:p>#N/A</text:p>
          </table:table-cell>
        </table:table-row>
        <table:table-row table:style-name="ro9">
          <table:table-cell office:value-type="string" calcext:value-type="string">
            <text:p>BURO_AMT_CREDIT_SUM_DEBT_MEAN</text:p>
          </table:table-cell>
          <table:table-cell table:formula="of:=INDEX([$HomeCredit_columns_description.B:.B];MATCH([.A175];[$HomeCredit_columns_description.C:.C];0))" office:value-type="string" office:string-value="" calcext:value-type="error">
            <text:p>#N/A</text:p>
          </table:table-cell>
        </table:table-row>
      </table:table>
      <table:table table:name="target_corr_pearson_df" table:style-name="ta3">
        <table:table-column table:style-name="co16" table:default-cell-style-name="Default"/>
        <table:table-column table:style-name="co17" table:default-cell-style-name="Default"/>
        <table:table-column table:style-name="co18" table:default-cell-style-name="Default"/>
        <table:table-column table:style-name="co8" table:default-cell-style-name="Default"/>
        <table:table-row table:style-name="ro9">
          <table:table-cell table:style-name="ce27" table:number-columns-repeated="2"/>
          <table:table-cell table:style-name="ce27" office:value-type="string" calcext:value-type="string">
            <text:p>Feature</text:p>
          </table:table-cell>
          <table:table-cell table:style-name="ce27" office:value-type="string" calcext:value-type="string">
            <text:p>Correlation (Pearson)</text:p>
          </table:table-cell>
        </table:table-row>
        <table:table-row table:style-name="ro9">
          <table:table-cell office:value-type="string" calcext:value-type="string">
            <text:p>APPS_EXT_SOURCE_MEAN</text:p>
          </table:table-cell>
          <table:table-cell office:value-type="float" office:value="0.222051955573598" calcext:value-type="float">
            <text:p>0.222051955573598</text:p>
          </table:table-cell>
          <table:table-cell table:formula="of:=[.A2]" office:value-type="string" office:string-value="APPS_EXT_SOURCE_MEAN" calcext:value-type="string">
            <text:p>APPS_EXT_SOURCE_MEAN</text:p>
          </table:table-cell>
          <table:table-cell table:formula="of:=ROUND([.B2];2)" office:value-type="float" office:value="0.22" calcext:value-type="float">
            <text:p>0.22</text:p>
          </table:table-cell>
        </table:table-row>
        <table:table-row table:style-name="ro9">
          <table:table-cell office:value-type="string" calcext:value-type="string">
            <text:p>EXT_SOURCE_3</text:p>
          </table:table-cell>
          <table:table-cell office:value-type="float" office:value="0.17891869762837" calcext:value-type="float">
            <text:p>0.17891869762837</text:p>
          </table:table-cell>
          <table:table-cell table:formula="of:=[.A3]" office:value-type="string" office:string-value="EXT_SOURCE_3" calcext:value-type="string">
            <text:p>EXT_SOURCE_3</text:p>
          </table:table-cell>
          <table:table-cell table:formula="of:=ROUND([.B3];2)" office:value-type="float" office:value="0.18" calcext:value-type="float">
            <text:p>0.18</text:p>
          </table:table-cell>
        </table:table-row>
        <table:table-row table:style-name="ro9">
          <table:table-cell office:value-type="string" calcext:value-type="string">
            <text:p>EXT_SOURCE_2</text:p>
          </table:table-cell>
          <table:table-cell office:value-type="float" office:value="0.160471671605209" calcext:value-type="float">
            <text:p>0.160471671605209</text:p>
          </table:table-cell>
          <table:table-cell table:formula="of:=[.A4]" office:value-type="string" office:string-value="EXT_SOURCE_2" calcext:value-type="string">
            <text:p>EXT_SOURCE_2</text:p>
          </table:table-cell>
          <table:table-cell table:formula="of:=ROUND([.B4];2)" office:value-type="float" office:value="0.16" calcext:value-type="float">
            <text:p>0.16</text:p>
          </table:table-cell>
        </table:table-row>
        <table:table-row table:style-name="ro9">
          <table:table-cell office:value-type="string" calcext:value-type="string">
            <text:p>EXT_SOURCE_1</text:p>
          </table:table-cell>
          <table:table-cell office:value-type="float" office:value="0.15531712606395" calcext:value-type="float">
            <text:p>0.15531712606395</text:p>
          </table:table-cell>
          <table:table-cell table:formula="of:=[.A5]" office:value-type="string" office:string-value="EXT_SOURCE_1" calcext:value-type="string">
            <text:p>EXT_SOURCE_1</text:p>
          </table:table-cell>
          <table:table-cell table:formula="of:=ROUND([.B5];2)" office:value-type="float" office:value="0.16" calcext:value-type="float">
            <text:p>0.16</text:p>
          </table:table-cell>
        </table:table-row>
        <table:table-row table:style-name="ro9">
          <table:table-cell office:value-type="string" calcext:value-type="string">
            <text:p>BUREAU_DAYS_CREDIT_MEAN</text:p>
          </table:table-cell>
          <table:table-cell office:value-type="float" office:value="0.0897289672199831" calcext:value-type="float">
            <text:p>0.0897289672199831</text:p>
          </table:table-cell>
          <table:table-cell table:formula="of:=[.A6]" office:value-type="string" office:string-value="BUREAU_DAYS_CREDIT_MEAN" calcext:value-type="string">
            <text:p>BUREAU_DAYS_CREDIT_MEAN</text:p>
          </table:table-cell>
          <table:table-cell table:formula="of:=ROUND([.B6];2)" office:value-type="float" office:value="0.09" calcext:value-type="float">
            <text:p>0.09</text:p>
          </table:table-cell>
        </table:table-row>
        <table:table-row table:style-name="ro9">
          <table:table-cell office:value-type="string" calcext:value-type="string">
            <text:p>DAYS_BIRTH</text:p>
          </table:table-cell>
          <table:table-cell office:value-type="float" office:value="0.0782393083098246" calcext:value-type="float">
            <text:p>0.0782393083098246</text:p>
          </table:table-cell>
          <table:table-cell table:formula="of:=[.A7]" office:value-type="string" office:string-value="DAYS_BIRTH" calcext:value-type="string">
            <text:p>DAYS_BIRTH</text:p>
          </table:table-cell>
          <table:table-cell table:formula="of:=ROUND([.B7];2)" office:value-type="float" office:value="0.08" calcext:value-type="float">
            <text:p>0.08</text:p>
          </table:table-cell>
        </table:table-row>
        <table:table-row table:style-name="ro9">
          <table:table-cell office:value-type="string" calcext:value-type="string">
            <text:p>PREV_REFUSED_RATIO</text:p>
          </table:table-cell>
          <table:table-cell office:value-type="float" office:value="0.0776417653090126" calcext:value-type="float">
            <text:p>0.0776417653090126</text:p>
          </table:table-cell>
          <table:table-cell table:formula="of:=[.A8]" office:value-type="string" office:string-value="PREV_REFUSED_RATIO" calcext:value-type="string">
            <text:p>PREV_REFUSED_RATIO</text:p>
          </table:table-cell>
          <table:table-cell table:formula="of:=ROUND([.B8];2)" office:value-type="float" office:value="0.08" calcext:value-type="float">
            <text:p>0.08</text:p>
          </table:table-cell>
        </table:table-row>
        <table:table-row table:style-name="ro9">
          <table:table-cell office:value-type="string" calcext:value-type="string">
            <text:p>BUREAU_DAYS_CREDIT_MIN</text:p>
          </table:table-cell>
          <table:table-cell office:value-type="float" office:value="0.0752482510301016" calcext:value-type="float">
            <text:p>0.0752482510301016</text:p>
          </table:table-cell>
          <table:table-cell table:formula="of:=[.A9]" office:value-type="string" office:string-value="BUREAU_DAYS_CREDIT_MIN" calcext:value-type="string">
            <text:p>BUREAU_DAYS_CREDIT_MIN</text:p>
          </table:table-cell>
          <table:table-cell table:formula="of:=ROUND([.B9];2)" office:value-type="float" office:value="0.08" calcext:value-type="float">
            <text:p>0.08</text:p>
          </table:table-cell>
        </table:table-row>
        <table:table-row table:style-name="ro9">
          <table:table-cell office:value-type="string" calcext:value-type="string">
            <text:p>PREV_PREV_CREDIT_APPL_RATIO_MEAN</text:p>
          </table:table-cell>
          <table:table-cell office:value-type="float" office:value="0.066335183491632" calcext:value-type="float">
            <text:p>0.066335183491632</text:p>
          </table:table-cell>
          <table:table-cell table:formula="of:=[.A10]" office:value-type="string" office:string-value="PREV_PREV_CREDIT_APPL_RATIO_MEAN" calcext:value-type="string">
            <text:p>PREV_PREV_CREDIT_APPL_RATIO_MEAN</text:p>
          </table:table-cell>
          <table:table-cell table:formula="of:=ROUND([.B10];2)" office:value-type="float" office:value="0.07" calcext:value-type="float">
            <text:p>0.07</text:p>
          </table:table-cell>
        </table:table-row>
        <table:table-row table:style-name="ro9">
          <table:table-cell office:value-type="string" calcext:value-type="string">
            <text:p>APPS_GOODS_CREDIT_RATIO</text:p>
          </table:table-cell>
          <table:table-cell office:value-type="float" office:value="0.0654074741689003" calcext:value-type="float">
            <text:p>0.0654074741689003</text:p>
          </table:table-cell>
          <table:table-cell table:formula="of:=[.A11]" office:value-type="string" office:string-value="APPS_GOODS_CREDIT_RATIO" calcext:value-type="string">
            <text:p>APPS_GOODS_CREDIT_RATIO</text:p>
          </table:table-cell>
          <table:table-cell table:formula="of:=ROUND([.B11];2)" office:value-type="float" office:value="0.07" calcext:value-type="float">
            <text:p>0.07</text:p>
          </table:table-cell>
        </table:table-row>
        <table:table-row table:style-name="ro9">
          <table:table-cell office:value-type="string" calcext:value-type="string">
            <text:p>BUREAU_ACT_DAYS_CREDIT_MEAN</text:p>
          </table:table-cell>
          <table:table-cell office:value-type="float" office:value="0.0640395686800324" calcext:value-type="float">
            <text:p>0.0640395686800324</text:p>
          </table:table-cell>
          <table:table-cell table:formula="of:=[.A12]" office:value-type="string" office:string-value="BUREAU_ACT_DAYS_CREDIT_MEAN" calcext:value-type="string">
            <text:p>BUREAU_ACT_DAYS_CREDIT_MEAN</text:p>
          </table:table-cell>
          <table:table-cell table:formula="of:=ROUND([.B12];2)" office:value-type="float" office:value="0.06" calcext:value-type="float">
            <text:p>0.06</text:p>
          </table:table-cell>
        </table:table-row>
        <table:table-row table:style-name="ro9">
          <table:table-cell office:value-type="string" calcext:value-type="string">
            <text:p>PREV_PREV_INTERESTS_RATE_MEAN</text:p>
          </table:table-cell>
          <table:table-cell office:value-type="float" office:value="0.0637007866493732" calcext:value-type="float">
            <text:p>0.0637007866493732</text:p>
          </table:table-cell>
          <table:table-cell table:formula="of:=[.A13]" office:value-type="string" office:string-value="PREV_PREV_INTERESTS_RATE_MEAN" calcext:value-type="string">
            <text:p>PREV_PREV_INTERESTS_RATE_MEAN</text:p>
          </table:table-cell>
          <table:table-cell table:formula="of:=ROUND([.B13];2)" office:value-type="float" office:value="0.06" calcext:value-type="float">
            <text:p>0.06</text:p>
          </table:table-cell>
        </table:table-row>
        <table:table-row table:style-name="ro9">
          <table:table-cell office:value-type="string" calcext:value-type="string">
            <text:p>BUREAU_ACT_SK_ID_BUREAU_COUNT</text:p>
          </table:table-cell>
          <table:table-cell office:value-type="float" office:value="0.0609283775988118" calcext:value-type="float">
            <text:p>0.0609283775988118</text:p>
          </table:table-cell>
          <table:table-cell table:formula="of:=[.A14]" office:value-type="string" office:string-value="BUREAU_ACT_SK_ID_BUREAU_COUNT" calcext:value-type="string">
            <text:p>BUREAU_ACT_SK_ID_BUREAU_COUNT</text:p>
          </table:table-cell>
          <table:table-cell table:formula="of:=ROUND([.B14];2)" office:value-type="float" office:value="0.06" calcext:value-type="float">
            <text:p>0.06</text:p>
          </table:table-cell>
        </table:table-row>
        <table:table-row table:style-name="ro9">
          <table:table-cell office:value-type="string" calcext:value-type="string">
            <text:p>REGION_RATING_CLIENT_W_CITY</text:p>
          </table:table-cell>
          <table:table-cell office:value-type="float" office:value="0.0608926675648233" calcext:value-type="float">
            <text:p>0.0608926675648233</text:p>
          </table:table-cell>
          <table:table-cell table:formula="of:=[.A15]" office:value-type="string" office:string-value="REGION_RATING_CLIENT_W_CITY" calcext:value-type="string">
            <text:p>REGION_RATING_CLIENT_W_CITY</text:p>
          </table:table-cell>
          <table:table-cell table:formula="of:=ROUND([.B15];2)" office:value-type="float" office:value="0.06" calcext:value-type="float">
            <text:p>0.06</text:p>
          </table:table-cell>
        </table:table-row>
        <table:table-row table:style-name="ro9">
          <table:table-cell office:value-type="string" calcext:value-type="string">
            <text:p>BUREAU_ACT_DAYS_CREDIT_MAX</text:p>
          </table:table-cell>
          <table:table-cell office:value-type="float" office:value="0.0604103791761375" calcext:value-type="float">
            <text:p>0.0604103791761375</text:p>
          </table:table-cell>
          <table:table-cell table:formula="of:=[.A16]" office:value-type="string" office:string-value="BUREAU_ACT_DAYS_CREDIT_MAX" calcext:value-type="string">
            <text:p>BUREAU_ACT_DAYS_CREDIT_MAX</text:p>
          </table:table-cell>
          <table:table-cell table:formula="of:=ROUND([.B16];2)" office:value-type="float" office:value="0.06" calcext:value-type="float">
            <text:p>0.06</text:p>
          </table:table-cell>
        </table:table-row>
        <table:table-row table:style-name="ro9">
          <table:table-cell office:value-type="string" calcext:value-type="string">
            <text:p>REGION_RATING_CLIENT</text:p>
          </table:table-cell>
          <table:table-cell office:value-type="float" office:value="0.0588990149457135" calcext:value-type="float">
            <text:p>0.0588990149457135</text:p>
          </table:table-cell>
          <table:table-cell table:formula="of:=[.A17]" office:value-type="string" office:string-value="REGION_RATING_CLIENT" calcext:value-type="string">
            <text:p>REGION_RATING_CLIENT</text:p>
          </table:table-cell>
          <table:table-cell table:formula="of:=ROUND([.B17];2)" office:value-type="float" office:value="0.06" calcext:value-type="float">
            <text:p>0.06</text:p>
          </table:table-cell>
        </table:table-row>
        <table:table-row table:style-name="ro9">
          <table:table-cell office:value-type="string" calcext:value-type="string">
            <text:p>BUREAU_DAYS_ENDDATE_FACT_MIN</text:p>
          </table:table-cell>
          <table:table-cell office:value-type="float" office:value="0.0558873798439202" calcext:value-type="float">
            <text:p>0.0558873798439202</text:p>
          </table:table-cell>
          <table:table-cell table:formula="of:=[.A18]" office:value-type="string" office:string-value="BUREAU_DAYS_ENDDATE_FACT_MIN" calcext:value-type="string">
            <text:p>BUREAU_DAYS_ENDDATE_FACT_MIN</text:p>
          </table:table-cell>
          <table:table-cell table:formula="of:=ROUND([.B18];2)" office:value-type="float" office:value="0.06" calcext:value-type="float">
            <text:p>0.06</text:p>
          </table:table-cell>
        </table:table-row>
        <table:table-row table:style-name="ro9">
          <table:table-cell office:value-type="string" calcext:value-type="string">
            <text:p>DAYS_LAST_PHONE_CHANGE</text:p>
          </table:table-cell>
          <table:table-cell office:value-type="float" office:value="0.0552184835134592" calcext:value-type="float">
            <text:p>0.0552184835134592</text:p>
          </table:table-cell>
          <table:table-cell table:formula="of:=[.A19]" office:value-type="string" office:string-value="DAYS_LAST_PHONE_CHANGE" calcext:value-type="string">
            <text:p>DAYS_LAST_PHONE_CHANGE</text:p>
          </table:table-cell>
          <table:table-cell table:formula="of:=ROUND([.B19];2)" office:value-type="float" office:value="0.06" calcext:value-type="float">
            <text:p>0.06</text:p>
          </table:table-cell>
        </table:table-row>
        <table:table-row table:style-name="ro9">
          <table:table-cell office:value-type="string" calcext:value-type="string">
            <text:p>PREV_DAYS_DECISION_MIN</text:p>
          </table:table-cell>
          <table:table-cell office:value-type="float" office:value="0.0534336940676732" calcext:value-type="float">
            <text:p>0.0534336940676732</text:p>
          </table:table-cell>
          <table:table-cell table:formula="of:=[.A20]" office:value-type="string" office:string-value="PREV_DAYS_DECISION_MIN" calcext:value-type="string">
            <text:p>PREV_DAYS_DECISION_MIN</text:p>
          </table:table-cell>
          <table:table-cell table:formula="of:=ROUND([.B20];2)" office:value-type="float" office:value="0.05" calcext:value-type="float">
            <text:p>0.05</text:p>
          </table:table-cell>
        </table:table-row>
        <table:table-row table:style-name="ro9">
          <table:table-cell office:value-type="string" calcext:value-type="string">
            <text:p>BUREAU_DAYS_ENDDATE_FACT_MEAN</text:p>
          </table:table-cell>
          <table:table-cell office:value-type="float" office:value="0.053199625857585" calcext:value-type="float">
            <text:p>0.053199625857585</text:p>
          </table:table-cell>
          <table:table-cell table:formula="of:=[.A21]" office:value-type="string" office:string-value="BUREAU_DAYS_ENDDATE_FACT_MEAN" calcext:value-type="string">
            <text:p>BUREAU_DAYS_ENDDATE_FACT_MEAN</text:p>
          </table:table-cell>
          <table:table-cell table:formula="of:=ROUND([.B21];2)" office:value-type="float" office:value="0.05" calcext:value-type="float">
            <text:p>0.05</text:p>
          </table:table-cell>
        </table:table-row>
        <table:table-row table:style-name="ro9">
          <table:table-cell office:value-type="string" calcext:value-type="string">
            <text:p>DAYS_ID_PUBLISH</text:p>
          </table:table-cell>
          <table:table-cell office:value-type="float" office:value="0.0514571726070566" calcext:value-type="float">
            <text:p>0.0514571726070566</text:p>
          </table:table-cell>
          <table:table-cell table:formula="of:=[.A22]" office:value-type="string" office:string-value="DAYS_ID_PUBLISH" calcext:value-type="string">
            <text:p>DAYS_ID_PUBLISH</text:p>
          </table:table-cell>
          <table:table-cell table:formula="of:=ROUND([.B22];2)" office:value-type="float" office:value="0.05" calcext:value-type="float">
            <text:p>0.05</text:p>
          </table:table-cell>
        </table:table-row>
        <table:table-row table:style-name="ro9">
          <table:table-cell office:value-type="string" calcext:value-type="string">
            <text:p>PREV_PREV_CREDIT_APPL_RATIO_MAX</text:p>
          </table:table-cell>
          <table:table-cell office:value-type="float" office:value="0.0498350598243635" calcext:value-type="float">
            <text:p>0.0498350598243635</text:p>
          </table:table-cell>
          <table:table-cell table:formula="of:=[.A23]" office:value-type="string" office:string-value="PREV_PREV_CREDIT_APPL_RATIO_MAX" calcext:value-type="string">
            <text:p>PREV_PREV_CREDIT_APPL_RATIO_MAX</text:p>
          </table:table-cell>
          <table:table-cell table:formula="of:=ROUND([.B23];2)" office:value-type="float" office:value="0.05" calcext:value-type="float">
            <text:p>0.05</text:p>
          </table:table-cell>
        </table:table-row>
        <table:table-row table:style-name="ro9">
          <table:table-cell office:value-type="string" calcext:value-type="string">
            <text:p>BUREAU_DAYS_CREDIT_MAX</text:p>
          </table:table-cell>
          <table:table-cell office:value-type="float" office:value="0.0497820546399729" calcext:value-type="float">
            <text:p>0.0497820546399729</text:p>
          </table:table-cell>
          <table:table-cell table:formula="of:=[.A24]" office:value-type="string" office:string-value="BUREAU_DAYS_CREDIT_MAX" calcext:value-type="string">
            <text:p>BUREAU_DAYS_CREDIT_MAX</text:p>
          </table:table-cell>
          <table:table-cell table:formula="of:=ROUND([.B24];2)" office:value-type="float" office:value="0.05" calcext:value-type="float">
            <text:p>0.05</text:p>
          </table:table-cell>
        </table:table-row>
        <table:table-row table:style-name="ro9">
          <table:table-cell office:value-type="string" calcext:value-type="string">
            <text:p>BUREAU_DAYS_CREDIT_ENDDATE_MEAN</text:p>
          </table:table-cell>
          <table:table-cell office:value-type="float" office:value="0.0469827543348347" calcext:value-type="float">
            <text:p>0.0469827543348347</text:p>
          </table:table-cell>
          <table:table-cell table:formula="of:=[.A25]" office:value-type="string" office:string-value="BUREAU_DAYS_CREDIT_ENDDATE_MEAN" calcext:value-type="string">
            <text:p>BUREAU_DAYS_CREDIT_ENDDATE_MEAN</text:p>
          </table:table-cell>
          <table:table-cell table:formula="of:=ROUND([.B25];2)" office:value-type="float" office:value="0.05" calcext:value-type="float">
            <text:p>0.05</text:p>
          </table:table-cell>
        </table:table-row>
        <table:table-row table:style-name="ro9">
          <table:table-cell office:value-type="string" calcext:value-type="string">
            <text:p>PREV_DAYS_DECISION_MEAN</text:p>
          </table:table-cell>
          <table:table-cell office:value-type="float" office:value="0.0468643675988629" calcext:value-type="float">
            <text:p>0.0468643675988629</text:p>
          </table:table-cell>
          <table:table-cell table:formula="of:=[.A26]" office:value-type="string" office:string-value="PREV_DAYS_DECISION_MEAN" calcext:value-type="string">
            <text:p>PREV_DAYS_DECISION_MEAN</text:p>
          </table:table-cell>
          <table:table-cell table:formula="of:=ROUND([.B26];2)" office:value-type="float" office:value="0.05" calcext:value-type="float">
            <text:p>0.05</text:p>
          </table:table-cell>
        </table:table-row>
        <table:table-row table:style-name="ro9">
          <table:table-cell office:value-type="string" calcext:value-type="string">
            <text:p>DAYS_EMPLOYED</text:p>
          </table:table-cell>
          <table:table-cell office:value-type="float" office:value="0.0449316626577383" calcext:value-type="float">
            <text:p>0.0449316626577383</text:p>
          </table:table-cell>
          <table:table-cell table:formula="of:=[.A27]" office:value-type="string" office:string-value="DAYS_EMPLOYED" calcext:value-type="string">
            <text:p>DAYS_EMPLOYED</text:p>
          </table:table-cell>
          <table:table-cell table:formula="of:=ROUND([.B27];2)" office:value-type="float" office:value="0.04" calcext:value-type="float">
            <text:p>0.04</text:p>
          </table:table-cell>
        </table:table-row>
        <table:table-row table:style-name="ro9">
          <table:table-cell office:value-type="string" calcext:value-type="string">
            <text:p>BUREAU_ACT_DAYS_CREDIT_ENDDATE_MAX</text:p>
          </table:table-cell>
          <table:table-cell office:value-type="float" office:value="0.0444163257950366" calcext:value-type="float">
            <text:p>0.0444163257950366</text:p>
          </table:table-cell>
          <table:table-cell table:formula="of:=[.A28]" office:value-type="string" office:string-value="BUREAU_ACT_DAYS_CREDIT_ENDDATE_MAX" calcext:value-type="string">
            <text:p>BUREAU_ACT_DAYS_CREDIT_ENDDATE_MAX</text:p>
          </table:table-cell>
          <table:table-cell table:formula="of:=ROUND([.B28];2)" office:value-type="float" office:value="0.04" calcext:value-type="float">
            <text:p>0.04</text:p>
          </table:table-cell>
        </table:table-row>
        <table:table-row table:style-name="ro9">
          <table:table-cell office:value-type="string" calcext:value-type="string">
            <text:p>APPS_EXT_SOURCE_STD</text:p>
          </table:table-cell>
          <table:table-cell office:value-type="float" office:value="0.0441051828717768" calcext:value-type="float">
            <text:p>0.0441051828717768</text:p>
          </table:table-cell>
          <table:table-cell table:formula="of:=[.A29]" office:value-type="string" office:string-value="APPS_EXT_SOURCE_STD" calcext:value-type="string">
            <text:p>APPS_EXT_SOURCE_STD</text:p>
          </table:table-cell>
          <table:table-cell table:formula="of:=ROUND([.B29];2)" office:value-type="float" office:value="0.04" calcext:value-type="float">
            <text:p>0.04</text:p>
          </table:table-cell>
        </table:table-row>
        <table:table-row table:style-name="ro9">
          <table:table-cell office:value-type="string" calcext:value-type="string">
            <text:p>FLOORSMAX_AVG</text:p>
          </table:table-cell>
          <table:table-cell office:value-type="float" office:value="0.0440033705324029" calcext:value-type="float">
            <text:p>0.0440033705324029</text:p>
          </table:table-cell>
          <table:table-cell table:formula="of:=[.A30]" office:value-type="string" office:string-value="FLOORSMAX_AVG" calcext:value-type="string">
            <text:p>FLOORSMAX_AVG</text:p>
          </table:table-cell>
          <table:table-cell table:formula="of:=ROUND([.B30];2)" office:value-type="float" office:value="0.04" calcext:value-type="float">
            <text:p>0.04</text:p>
          </table:table-cell>
        </table:table-row>
        <table:table-row table:style-name="ro9">
          <table:table-cell office:value-type="string" calcext:value-type="string">
            <text:p>FLOORSMAX_MEDI</text:p>
          </table:table-cell>
          <table:table-cell office:value-type="float" office:value="0.0437679210477014" calcext:value-type="float">
            <text:p>0.0437679210477014</text:p>
          </table:table-cell>
          <table:table-cell table:formula="of:=[.A31]" office:value-type="string" office:string-value="FLOORSMAX_MEDI" calcext:value-type="string">
            <text:p>FLOORSMAX_MEDI</text:p>
          </table:table-cell>
          <table:table-cell table:formula="of:=ROUND([.B31];2)" office:value-type="float" office:value="0.04" calcext:value-type="float">
            <text:p>0.04</text:p>
          </table:table-cell>
        </table:table-row>
        <table:table-row table:style-name="ro9">
          <table:table-cell office:value-type="string" calcext:value-type="string">
            <text:p>BUREAU_ACT_BUREAU_IS_DPD_SUM</text:p>
          </table:table-cell>
          <table:table-cell office:value-type="float" office:value="0.0435323683412391" calcext:value-type="float">
            <text:p>0.0435323683412391</text:p>
          </table:table-cell>
          <table:table-cell table:formula="of:=[.A32]" office:value-type="string" office:string-value="BUREAU_ACT_BUREAU_IS_DPD_SUM" calcext:value-type="string">
            <text:p>BUREAU_ACT_BUREAU_IS_DPD_SUM</text:p>
          </table:table-cell>
          <table:table-cell table:formula="of:=ROUND([.B32];2)" office:value-type="float" office:value="0.04" calcext:value-type="float">
            <text:p>0.04</text:p>
          </table:table-cell>
        </table:table-row>
        <table:table-row table:style-name="ro9">
          <table:table-cell office:value-type="string" calcext:value-type="string">
            <text:p>BUREAU_ACT_DAYS_CREDIT_MIN</text:p>
          </table:table-cell>
          <table:table-cell office:value-type="float" office:value="0.0432326972710332" calcext:value-type="float">
            <text:p>0.0432326972710332</text:p>
          </table:table-cell>
          <table:table-cell table:formula="of:=[.A33]" office:value-type="string" office:string-value="BUREAU_ACT_DAYS_CREDIT_MIN" calcext:value-type="string">
            <text:p>BUREAU_ACT_DAYS_CREDIT_MIN</text:p>
          </table:table-cell>
          <table:table-cell table:formula="of:=ROUND([.B33];2)" office:value-type="float" office:value="0.04" calcext:value-type="float">
            <text:p>0.04</text:p>
          </table:table-cell>
        </table:table-row>
        <table:table-row table:style-name="ro9">
          <table:table-cell office:value-type="string" calcext:value-type="string">
            <text:p>FLOORSMAX_MODE</text:p>
          </table:table-cell>
          <table:table-cell office:value-type="float" office:value="0.0432262632138195" calcext:value-type="float">
            <text:p>0.0432262632138195</text:p>
          </table:table-cell>
          <table:table-cell table:formula="of:=[.A34]" office:value-type="string" office:string-value="FLOORSMAX_MODE" calcext:value-type="string">
            <text:p>FLOORSMAX_MODE</text:p>
          </table:table-cell>
          <table:table-cell table:formula="of:=ROUND([.B34];2)" office:value-type="float" office:value="0.04" calcext:value-type="float">
            <text:p>0.04</text:p>
          </table:table-cell>
        </table:table-row>
        <table:table-row table:style-name="ro9">
          <table:table-cell office:value-type="string" calcext:value-type="string">
            <text:p>PREV_PREV_INTERESTS_RATE_MAX</text:p>
          </table:table-cell>
          <table:table-cell office:value-type="float" office:value="0.0429459528150691" calcext:value-type="float">
            <text:p>0.0429459528150691</text:p>
          </table:table-cell>
          <table:table-cell table:formula="of:=[.A35]" office:value-type="string" office:string-value="PREV_PREV_INTERESTS_RATE_MAX" calcext:value-type="string">
            <text:p>PREV_PREV_INTERESTS_RATE_MAX</text:p>
          </table:table-cell>
          <table:table-cell table:formula="of:=ROUND([.B35];2)" office:value-type="float" office:value="0.04" calcext:value-type="float">
            <text:p>0.04</text:p>
          </table:table-cell>
        </table:table-row>
        <table:table-row table:style-name="ro9">
          <table:table-cell office:value-type="string" calcext:value-type="string">
            <text:p>APPS_EMPLOYED_BIRTH_RATIO</text:p>
          </table:table-cell>
          <table:table-cell office:value-type="float" office:value="0.04220590467668" calcext:value-type="float">
            <text:p>0.04220590467668</text:p>
          </table:table-cell>
          <table:table-cell table:formula="of:=[.A36]" office:value-type="string" office:string-value="APPS_EMPLOYED_BIRTH_RATIO" calcext:value-type="string">
            <text:p>APPS_EMPLOYED_BIRTH_RATIO</text:p>
          </table:table-cell>
          <table:table-cell table:formula="of:=ROUND([.B36];2)" office:value-type="float" office:value="0.04" calcext:value-type="float">
            <text:p>0.04</text:p>
          </table:table-cell>
        </table:table-row>
        <table:table-row table:style-name="ro9">
          <table:table-cell office:value-type="string" calcext:value-type="string">
            <text:p>BUREAU_BUREAU_IS_DPD_SUM</text:p>
          </table:table-cell>
          <table:table-cell office:value-type="float" office:value="0.042006696302934" calcext:value-type="float">
            <text:p>0.042006696302934</text:p>
          </table:table-cell>
          <table:table-cell table:formula="of:=[.A37]" office:value-type="string" office:string-value="BUREAU_BUREAU_IS_DPD_SUM" calcext:value-type="string">
            <text:p>BUREAU_BUREAU_IS_DPD_SUM</text:p>
          </table:table-cell>
          <table:table-cell table:formula="of:=ROUND([.B37];2)" office:value-type="float" office:value="0.04" calcext:value-type="float">
            <text:p>0.04</text:p>
          </table:table-cell>
        </table:table-row>
        <table:table-row table:style-name="ro9">
          <table:table-cell office:value-type="string" calcext:value-type="string">
            <text:p>DAYS_REGISTRATION</text:p>
          </table:table-cell>
          <table:table-cell office:value-type="float" office:value="0.0419748628314173" calcext:value-type="float">
            <text:p>0.0419748628314173</text:p>
          </table:table-cell>
          <table:table-cell table:formula="of:=[.A38]" office:value-type="string" office:string-value="DAYS_REGISTRATION" calcext:value-type="string">
            <text:p>DAYS_REGISTRATION</text:p>
          </table:table-cell>
          <table:table-cell table:formula="of:=ROUND([.B38];2)" office:value-type="float" office:value="0.04" calcext:value-type="float">
            <text:p>0.04</text:p>
          </table:table-cell>
        </table:table-row>
        <table:table-row table:style-name="ro9">
          <table:table-cell office:value-type="string" calcext:value-type="string">
            <text:p>BUREAU_ACT_BUREAU_CREDIT_DEBT_DIFF_MEAN</text:p>
          </table:table-cell>
          <table:table-cell office:value-type="float" office:value="0.0412695889457211" calcext:value-type="float">
            <text:p>0.0412695889457211</text:p>
          </table:table-cell>
          <table:table-cell table:formula="of:=[.A39]" office:value-type="string" office:string-value="BUREAU_ACT_BUREAU_CREDIT_DEBT_DIFF_MEAN" calcext:value-type="string">
            <text:p>BUREAU_ACT_BUREAU_CREDIT_DEBT_DIFF_MEAN</text:p>
          </table:table-cell>
          <table:table-cell table:formula="of:=ROUND([.B39];2)" office:value-type="float" office:value="0.04" calcext:value-type="float">
            <text:p>0.04</text:p>
          </table:table-cell>
        </table:table-row>
        <table:table-row table:style-name="ro9">
          <table:table-cell office:value-type="string" calcext:value-type="string">
            <text:p>BUREAU_ACT_BUREAU_CREDIT_ENDDATE_DIFF_MIN</text:p>
          </table:table-cell>
          <table:table-cell office:value-type="float" office:value="0.0409599472724405" calcext:value-type="float">
            <text:p>0.0409599472724405</text:p>
          </table:table-cell>
          <table:table-cell table:formula="of:=[.A40]" office:value-type="string" office:string-value="BUREAU_ACT_BUREAU_CREDIT_ENDDATE_DIFF_MIN" calcext:value-type="string">
            <text:p>BUREAU_ACT_BUREAU_CREDIT_ENDDATE_DIFF_MIN</text:p>
          </table:table-cell>
          <table:table-cell table:formula="of:=ROUND([.B40];2)" office:value-type="float" office:value="0.04" calcext:value-type="float">
            <text:p>0.04</text:p>
          </table:table-cell>
        </table:table-row>
        <table:table-row table:style-name="ro9">
          <table:table-cell office:value-type="string" calcext:value-type="string">
            <text:p>PREV_RATE_DOWN_PAYMENT_MAX</text:p>
          </table:table-cell>
          <table:table-cell office:value-type="float" office:value="0.0400958214505845" calcext:value-type="float">
            <text:p>0.0400958214505845</text:p>
          </table:table-cell>
          <table:table-cell table:formula="of:=[.A41]" office:value-type="string" office:string-value="PREV_RATE_DOWN_PAYMENT_MAX" calcext:value-type="string">
            <text:p>PREV_RATE_DOWN_PAYMENT_MAX</text:p>
          </table:table-cell>
          <table:table-cell table:formula="of:=ROUND([.B41];2)" office:value-type="float" office:value="0.04" calcext:value-type="float">
            <text:p>0.04</text:p>
          </table:table-cell>
        </table:table-row>
        <table:table-row table:style-name="ro9">
          <table:table-cell office:value-type="string" calcext:value-type="string">
            <text:p>AMT_GOODS_PRICE</text:p>
          </table:table-cell>
          <table:table-cell office:value-type="float" office:value="0.0396452811695449" calcext:value-type="float">
            <text:p>0.0396452811695449</text:p>
          </table:table-cell>
          <table:table-cell table:formula="of:=[.A42]" office:value-type="string" office:string-value="AMT_GOODS_PRICE" calcext:value-type="string">
            <text:p>AMT_GOODS_PRICE</text:p>
          </table:table-cell>
          <table:table-cell table:formula="of:=ROUND([.B42];2)" office:value-type="float" office:value="0.04" calcext:value-type="float">
            <text:p>0.04</text:p>
          </table:table-cell>
        </table:table-row>
        <table:table-row table:style-name="ro9">
          <table:table-cell office:value-type="string" calcext:value-type="string">
            <text:p>OWN_CAR_AGE</text:p>
          </table:table-cell>
          <table:table-cell office:value-type="float" office:value="0.0376115642751661" calcext:value-type="float">
            <text:p>0.0376115642751661</text:p>
          </table:table-cell>
          <table:table-cell table:formula="of:=[.A43]" office:value-type="string" office:string-value="OWN_CAR_AGE" calcext:value-type="string">
            <text:p>OWN_CAR_AGE</text:p>
          </table:table-cell>
          <table:table-cell table:formula="of:=ROUND([.B43];2)" office:value-type="float" office:value="0.04" calcext:value-type="float">
            <text:p>0.04</text:p>
          </table:table-cell>
        </table:table-row>
        <table:table-row table:style-name="ro9">
          <table:table-cell office:value-type="string" calcext:value-type="string">
            <text:p>REGION_POPULATION_RELATIVE</text:p>
          </table:table-cell>
          <table:table-cell office:value-type="float" office:value="0.0372271485424447" calcext:value-type="float">
            <text:p>0.0372271485424447</text:p>
          </table:table-cell>
          <table:table-cell table:formula="of:=[.A44]" office:value-type="string" office:string-value="REGION_POPULATION_RELATIVE" calcext:value-type="string">
            <text:p>REGION_POPULATION_RELATIVE</text:p>
          </table:table-cell>
          <table:table-cell table:formula="of:=ROUND([.B44];2)" office:value-type="float" office:value="0.04" calcext:value-type="float">
            <text:p>0.04</text:p>
          </table:table-cell>
        </table:table-row>
        <table:table-row table:style-name="ro9">
          <table:table-cell office:value-type="string" calcext:value-type="string">
            <text:p>BUREAU_ACT_DAYS_ENDDATE_FACT_MAX</text:p>
          </table:table-cell>
          <table:table-cell office:value-type="float" office:value="0.0368024920526883" calcext:value-type="float">
            <text:p>0.0368024920526883</text:p>
          </table:table-cell>
          <table:table-cell table:formula="of:=[.A45]" office:value-type="string" office:string-value="BUREAU_ACT_DAYS_ENDDATE_FACT_MAX" calcext:value-type="string">
            <text:p>BUREAU_ACT_DAYS_ENDDATE_FACT_MAX</text:p>
          </table:table-cell>
          <table:table-cell table:formula="of:=ROUND([.B45];2)" office:value-type="float" office:value="0.04" calcext:value-type="float">
            <text:p>0.04</text:p>
          </table:table-cell>
        </table:table-row>
        <table:table-row table:style-name="ro9">
          <table:table-cell office:value-type="string" calcext:value-type="string">
            <text:p>BUREAU_DAYS_CREDIT_ENDDATE_MAX</text:p>
          </table:table-cell>
          <table:table-cell office:value-type="float" office:value="0.0365896346963295" calcext:value-type="float">
            <text:p>0.0365896346963295</text:p>
          </table:table-cell>
          <table:table-cell table:formula="of:=[.A46]" office:value-type="string" office:string-value="BUREAU_DAYS_CREDIT_ENDDATE_MAX" calcext:value-type="string">
            <text:p>BUREAU_DAYS_CREDIT_ENDDATE_MAX</text:p>
          </table:table-cell>
          <table:table-cell table:formula="of:=ROUND([.B46];2)" office:value-type="float" office:value="0.04" calcext:value-type="float">
            <text:p>0.04</text:p>
          </table:table-cell>
        </table:table-row>
        <table:table-row table:style-name="ro9">
          <table:table-cell office:value-type="string" calcext:value-type="string">
            <text:p>PREV_AMT_ANNUITY_MEAN</text:p>
          </table:table-cell>
          <table:table-cell office:value-type="float" office:value="0.034870773323147" calcext:value-type="float">
            <text:p>0.034870773323147</text:p>
          </table:table-cell>
          <table:table-cell table:formula="of:=[.A47]" office:value-type="string" office:string-value="PREV_AMT_ANNUITY_MEAN" calcext:value-type="string">
            <text:p>PREV_AMT_ANNUITY_MEAN</text:p>
          </table:table-cell>
          <table:table-cell table:formula="of:=ROUND([.B47];2)" office:value-type="float" office:value="0.03" calcext:value-type="float">
            <text:p>0.03</text:p>
          </table:table-cell>
        </table:table-row>
        <table:table-row table:style-name="ro9">
          <table:table-cell office:value-type="string" calcext:value-type="string">
            <text:p>BUREAU_ACT_DAYS_ENDDATE_FACT_MEAN</text:p>
          </table:table-cell>
          <table:table-cell office:value-type="float" office:value="0.0344022088082363" calcext:value-type="float">
            <text:p>0.0344022088082363</text:p>
          </table:table-cell>
          <table:table-cell table:formula="of:=[.A48]" office:value-type="string" office:string-value="BUREAU_ACT_DAYS_ENDDATE_FACT_MEAN" calcext:value-type="string">
            <text:p>BUREAU_ACT_DAYS_ENDDATE_FACT_MEAN</text:p>
          </table:table-cell>
          <table:table-cell table:formula="of:=ROUND([.B48];2)" office:value-type="float" office:value="0.03" calcext:value-type="float">
            <text:p>0.03</text:p>
          </table:table-cell>
        </table:table-row>
        <table:table-row table:style-name="ro9">
          <table:table-cell office:value-type="string" calcext:value-type="string">
            <text:p>BUREAU_DAYS_CREDIT_ENDDATE_MIN</text:p>
          </table:table-cell>
          <table:table-cell office:value-type="float" office:value="0.0342811099216169" calcext:value-type="float">
            <text:p>0.0342811099216169</text:p>
          </table:table-cell>
          <table:table-cell table:formula="of:=[.A49]" office:value-type="string" office:string-value="BUREAU_DAYS_CREDIT_ENDDATE_MIN" calcext:value-type="string">
            <text:p>BUREAU_DAYS_CREDIT_ENDDATE_MIN</text:p>
          </table:table-cell>
          <table:table-cell table:formula="of:=ROUND([.B49];2)" office:value-type="float" office:value="0.03" calcext:value-type="float">
            <text:p>0.03</text:p>
          </table:table-cell>
        </table:table-row>
        <table:table-row table:style-name="ro9">
          <table:table-cell office:value-type="string" calcext:value-type="string">
            <text:p>ELEVATORS_AVG</text:p>
          </table:table-cell>
          <table:table-cell office:value-type="float" office:value="0.0341987936752686" calcext:value-type="float">
            <text:p>0.0341987936752686</text:p>
          </table:table-cell>
          <table:table-cell table:formula="of:=[.A50]" office:value-type="string" office:string-value="ELEVATORS_AVG" calcext:value-type="string">
            <text:p>ELEVATORS_AVG</text:p>
          </table:table-cell>
          <table:table-cell table:formula="of:=ROUND([.B50];2)" office:value-type="float" office:value="0.03" calcext:value-type="float">
            <text:p>0.03</text:p>
          </table:table-cell>
        </table:table-row>
        <table:table-row table:style-name="ro9">
          <table:table-cell office:value-type="string" calcext:value-type="string">
            <text:p>BUREAU_ACT_BUREAU_CREDIT_DEBT_DIFF_MIN</text:p>
          </table:table-cell>
          <table:table-cell office:value-type="float" office:value="0.0338724058899483" calcext:value-type="float">
            <text:p>0.0338724058899483</text:p>
          </table:table-cell>
          <table:table-cell table:formula="of:=[.A51]" office:value-type="string" office:string-value="BUREAU_ACT_BUREAU_CREDIT_DEBT_DIFF_MIN" calcext:value-type="string">
            <text:p>BUREAU_ACT_BUREAU_CREDIT_DEBT_DIFF_MIN</text:p>
          </table:table-cell>
          <table:table-cell table:formula="of:=ROUND([.B51];2)" office:value-type="float" office:value="0.03" calcext:value-type="float">
            <text:p>0.03</text:p>
          </table:table-cell>
        </table:table-row>
        <table:table-row table:style-name="ro9">
          <table:table-cell office:value-type="string" calcext:value-type="string">
            <text:p>ELEVATORS_MEDI</text:p>
          </table:table-cell>
          <table:table-cell office:value-type="float" office:value="0.0338628767684466" calcext:value-type="float">
            <text:p>0.0338628767684466</text:p>
          </table:table-cell>
          <table:table-cell table:formula="of:=[.A52]" office:value-type="string" office:string-value="ELEVATORS_MEDI" calcext:value-type="string">
            <text:p>ELEVATORS_MEDI</text:p>
          </table:table-cell>
          <table:table-cell table:formula="of:=ROUND([.B52];2)" office:value-type="float" office:value="0.03" calcext:value-type="float">
            <text:p>0.03</text:p>
          </table:table-cell>
        </table:table-row>
        <table:table-row table:style-name="ro9">
          <table:table-cell office:value-type="string" calcext:value-type="string">
            <text:p>FLOORSMIN_AVG</text:p>
          </table:table-cell>
          <table:table-cell office:value-type="float" office:value="0.0336135032518991" calcext:value-type="float">
            <text:p>0.0336135032518991</text:p>
          </table:table-cell>
          <table:table-cell table:formula="of:=[.A53]" office:value-type="string" office:string-value="FLOORSMIN_AVG" calcext:value-type="string">
            <text:p>FLOORSMIN_AVG</text:p>
          </table:table-cell>
          <table:table-cell table:formula="of:=ROUND([.B53];2)" office:value-type="float" office:value="0.03" calcext:value-type="float">
            <text:p>0.03</text:p>
          </table:table-cell>
        </table:table-row>
        <table:table-row table:style-name="ro9">
          <table:table-cell office:value-type="string" calcext:value-type="string">
            <text:p>PREV_RATE_DOWN_PAYMENT_MEAN</text:p>
          </table:table-cell>
          <table:table-cell office:value-type="float" office:value="0.0336008167024408" calcext:value-type="float">
            <text:p>0.0336008167024408</text:p>
          </table:table-cell>
          <table:table-cell table:formula="of:=[.A54]" office:value-type="string" office:string-value="PREV_RATE_DOWN_PAYMENT_MEAN" calcext:value-type="string">
            <text:p>PREV_RATE_DOWN_PAYMENT_MEAN</text:p>
          </table:table-cell>
          <table:table-cell table:formula="of:=ROUND([.B54];2)" office:value-type="float" office:value="0.03" calcext:value-type="float">
            <text:p>0.03</text:p>
          </table:table-cell>
        </table:table-row>
        <table:table-row table:style-name="ro9">
          <table:table-cell office:value-type="string" calcext:value-type="string">
            <text:p>FLOORSMIN_MEDI</text:p>
          </table:table-cell>
          <table:table-cell office:value-type="float" office:value="0.0333942871911356" calcext:value-type="float">
            <text:p>0.0333942871911356</text:p>
          </table:table-cell>
          <table:table-cell table:formula="of:=[.A55]" office:value-type="string" office:string-value="FLOORSMIN_MEDI" calcext:value-type="string">
            <text:p>FLOORSMIN_MEDI</text:p>
          </table:table-cell>
          <table:table-cell table:formula="of:=ROUND([.B55];2)" office:value-type="float" office:value="0.03" calcext:value-type="float">
            <text:p>0.03</text:p>
          </table:table-cell>
        </table:table-row>
        <table:table-row table:style-name="ro9">
          <table:table-cell office:value-type="string" calcext:value-type="string">
            <text:p>BUREAU_BUREAU_CREDIT_ENDDATE_DIFF_MEAN</text:p>
          </table:table-cell>
          <table:table-cell office:value-type="float" office:value="0.0330499738364301" calcext:value-type="float">
            <text:p>0.0330499738364301</text:p>
          </table:table-cell>
          <table:table-cell table:formula="of:=[.A56]" office:value-type="string" office:string-value="BUREAU_BUREAU_CREDIT_ENDDATE_DIFF_MEAN" calcext:value-type="string">
            <text:p>BUREAU_BUREAU_CREDIT_ENDDATE_DIFF_MEAN</text:p>
          </table:table-cell>
          <table:table-cell table:formula="of:=ROUND([.B56];2)" office:value-type="float" office:value="0.03" calcext:value-type="float">
            <text:p>0.03</text:p>
          </table:table-cell>
        </table:table-row>
        <table:table-row table:style-name="ro9">
          <table:table-cell office:value-type="string" calcext:value-type="string">
            <text:p>LIVINGAREA_AVG</text:p>
          </table:table-cell>
          <table:table-cell office:value-type="float" office:value="0.0329971174676112" calcext:value-type="float">
            <text:p>0.0329971174676112</text:p>
          </table:table-cell>
          <table:table-cell table:formula="of:=[.A57]" office:value-type="string" office:string-value="LIVINGAREA_AVG" calcext:value-type="string">
            <text:p>LIVINGAREA_AVG</text:p>
          </table:table-cell>
          <table:table-cell table:formula="of:=ROUND([.B57];2)" office:value-type="float" office:value="0.03" calcext:value-type="float">
            <text:p>0.03</text:p>
          </table:table-cell>
        </table:table-row>
        <table:table-row table:style-name="ro9">
          <table:table-cell office:value-type="string" calcext:value-type="string">
            <text:p>LIVINGAREA_MEDI</text:p>
          </table:table-cell>
          <table:table-cell office:value-type="float" office:value="0.032739284407815" calcext:value-type="float">
            <text:p>0.032739284407815</text:p>
          </table:table-cell>
          <table:table-cell table:formula="of:=[.A58]" office:value-type="string" office:string-value="LIVINGAREA_MEDI" calcext:value-type="string">
            <text:p>LIVINGAREA_MEDI</text:p>
          </table:table-cell>
          <table:table-cell table:formula="of:=ROUND([.B58];2)" office:value-type="float" office:value="0.03" calcext:value-type="float">
            <text:p>0.03</text:p>
          </table:table-cell>
        </table:table-row>
        <table:table-row table:style-name="ro9">
          <table:table-cell office:value-type="string" calcext:value-type="string">
            <text:p>FLOORSMIN_MODE</text:p>
          </table:table-cell>
          <table:table-cell office:value-type="float" office:value="0.0326978253104747" calcext:value-type="float">
            <text:p>0.0326978253104747</text:p>
          </table:table-cell>
          <table:table-cell table:formula="of:=[.A59]" office:value-type="string" office:string-value="FLOORSMIN_MODE" calcext:value-type="string">
            <text:p>FLOORSMIN_MODE</text:p>
          </table:table-cell>
          <table:table-cell table:formula="of:=ROUND([.B59];2)" office:value-type="float" office:value="0.03" calcext:value-type="float">
            <text:p>0.03</text:p>
          </table:table-cell>
        </table:table-row>
        <table:table-row table:style-name="ro9">
          <table:table-cell office:value-type="string" calcext:value-type="string">
            <text:p>TOTALAREA_MODE</text:p>
          </table:table-cell>
          <table:table-cell office:value-type="float" office:value="0.032595546758942" calcext:value-type="float">
            <text:p>0.032595546758942</text:p>
          </table:table-cell>
          <table:table-cell table:formula="of:=[.A60]" office:value-type="string" office:string-value="TOTALAREA_MODE" calcext:value-type="string">
            <text:p>TOTALAREA_MODE</text:p>
          </table:table-cell>
          <table:table-cell table:formula="of:=ROUND([.B60];2)" office:value-type="float" office:value="0.03" calcext:value-type="float">
            <text:p>0.03</text:p>
          </table:table-cell>
        </table:table-row>
        <table:table-row table:style-name="ro9">
          <table:table-cell office:value-type="string" calcext:value-type="string">
            <text:p>BUREAU_ACT_BUREAU_CREDIT_DEBT_DIFF_MAX</text:p>
          </table:table-cell>
          <table:table-cell office:value-type="float" office:value="0.0323792500195101" calcext:value-type="float">
            <text:p>0.0323792500195101</text:p>
          </table:table-cell>
          <table:table-cell table:formula="of:=[.A61]" office:value-type="string" office:string-value="BUREAU_ACT_BUREAU_CREDIT_DEBT_DIFF_MAX" calcext:value-type="string">
            <text:p>BUREAU_ACT_BUREAU_CREDIT_DEBT_DIFF_MAX</text:p>
          </table:table-cell>
          <table:table-cell table:formula="of:=ROUND([.B61];2)" office:value-type="float" office:value="0.03" calcext:value-type="float">
            <text:p>0.03</text:p>
          </table:table-cell>
        </table:table-row>
        <table:table-row table:style-name="ro9">
          <table:table-cell office:value-type="string" calcext:value-type="string">
            <text:p>DEF_30_CNT_SOCIAL_CIRCLE</text:p>
          </table:table-cell>
          <table:table-cell office:value-type="float" office:value="0.0322475792530454" calcext:value-type="float">
            <text:p>0.0322475792530454</text:p>
          </table:table-cell>
          <table:table-cell table:formula="of:=[.A62]" office:value-type="string" office:string-value="DEF_30_CNT_SOCIAL_CIRCLE" calcext:value-type="string">
            <text:p>DEF_30_CNT_SOCIAL_CIRCLE</text:p>
          </table:table-cell>
          <table:table-cell table:formula="of:=ROUND([.B62];2)" office:value-type="float" office:value="0.03" calcext:value-type="float">
            <text:p>0.03</text:p>
          </table:table-cell>
        </table:table-row>
        <table:table-row table:style-name="ro9">
          <table:table-cell office:value-type="string" calcext:value-type="string">
            <text:p>ELEVATORS_MODE</text:p>
          </table:table-cell>
          <table:table-cell office:value-type="float" office:value="0.0321311710049953" calcext:value-type="float">
            <text:p>0.0321311710049953</text:p>
          </table:table-cell>
          <table:table-cell table:formula="of:=[.A63]" office:value-type="string" office:string-value="ELEVATORS_MODE" calcext:value-type="string">
            <text:p>ELEVATORS_MODE</text:p>
          </table:table-cell>
          <table:table-cell table:formula="of:=ROUND([.B63];2)" office:value-type="float" office:value="0.03" calcext:value-type="float">
            <text:p>0.03</text:p>
          </table:table-cell>
        </table:table-row>
        <table:table-row table:style-name="ro9">
          <table:table-cell office:value-type="string" calcext:value-type="string">
            <text:p>BUREAU_BUREAU_CREDIT_ENDDATE_DIFF_MIN</text:p>
          </table:table-cell>
          <table:table-cell office:value-type="float" office:value="0.0320725912089803" calcext:value-type="float">
            <text:p>0.0320725912089803</text:p>
          </table:table-cell>
          <table:table-cell table:formula="of:=[.A64]" office:value-type="string" office:string-value="BUREAU_BUREAU_CREDIT_ENDDATE_DIFF_MIN" calcext:value-type="string">
            <text:p>BUREAU_BUREAU_CREDIT_ENDDATE_DIFF_MIN</text:p>
          </table:table-cell>
          <table:table-cell table:formula="of:=ROUND([.B64];2)" office:value-type="float" office:value="0.03" calcext:value-type="float">
            <text:p>0.03</text:p>
          </table:table-cell>
        </table:table-row>
        <table:table-row table:style-name="ro9">
          <table:table-cell office:value-type="string" calcext:value-type="string">
            <text:p>BUREAU_BUREAU_IS_DPD_MEAN</text:p>
          </table:table-cell>
          <table:table-cell office:value-type="float" office:value="0.0319317001181447" calcext:value-type="float">
            <text:p>0.0319317001181447</text:p>
          </table:table-cell>
          <table:table-cell table:formula="of:=[.A65]" office:value-type="string" office:string-value="BUREAU_BUREAU_IS_DPD_MEAN" calcext:value-type="string">
            <text:p>BUREAU_BUREAU_IS_DPD_MEAN</text:p>
          </table:table-cell>
          <table:table-cell table:formula="of:=ROUND([.B65];2)" office:value-type="float" office:value="0.03" calcext:value-type="float">
            <text:p>0.03</text:p>
          </table:table-cell>
        </table:table-row>
        <table:table-row table:style-name="ro9">
          <table:table-cell office:value-type="string" calcext:value-type="string">
            <text:p>BUREAU_ACT_DAYS_ENDDATE_FACT_MIN</text:p>
          </table:table-cell>
          <table:table-cell office:value-type="float" office:value="0.0318705372551222" calcext:value-type="float">
            <text:p>0.0318705372551222</text:p>
          </table:table-cell>
          <table:table-cell table:formula="of:=[.A66]" office:value-type="string" office:string-value="BUREAU_ACT_DAYS_ENDDATE_FACT_MIN" calcext:value-type="string">
            <text:p>BUREAU_ACT_DAYS_ENDDATE_FACT_MIN</text:p>
          </table:table-cell>
          <table:table-cell table:formula="of:=ROUND([.B66];2)" office:value-type="float" office:value="0.03" calcext:value-type="float">
            <text:p>0.03</text:p>
          </table:table-cell>
        </table:table-row>
        <table:table-row table:style-name="ro9">
          <table:table-cell office:value-type="string" calcext:value-type="string">
            <text:p>DEF_60_CNT_SOCIAL_CIRCLE</text:p>
          </table:table-cell>
          <table:table-cell office:value-type="float" office:value="0.0312764721264358" calcext:value-type="float">
            <text:p>0.0312764721264358</text:p>
          </table:table-cell>
          <table:table-cell table:formula="of:=[.A67]" office:value-type="string" office:string-value="DEF_60_CNT_SOCIAL_CIRCLE" calcext:value-type="string">
            <text:p>DEF_60_CNT_SOCIAL_CIRCLE</text:p>
          </table:table-cell>
          <table:table-cell table:formula="of:=ROUND([.B67];2)" office:value-type="float" office:value="0.03" calcext:value-type="float">
            <text:p>0.03</text:p>
          </table:table-cell>
        </table:table-row>
        <table:table-row table:style-name="ro9">
          <table:table-cell office:value-type="string" calcext:value-type="string">
            <text:p>LIVINGAREA_MODE</text:p>
          </table:table-cell>
          <table:table-cell office:value-type="float" office:value="0.0306846157656416" calcext:value-type="float">
            <text:p>0.0306846157656416</text:p>
          </table:table-cell>
          <table:table-cell table:formula="of:=[.A68]" office:value-type="string" office:string-value="LIVINGAREA_MODE" calcext:value-type="string">
            <text:p>LIVINGAREA_MODE</text:p>
          </table:table-cell>
          <table:table-cell table:formula="of:=ROUND([.B68];2)" office:value-type="float" office:value="0.03" calcext:value-type="float">
            <text:p>0.03</text:p>
          </table:table-cell>
        </table:table-row>
        <table:table-row table:style-name="ro9">
          <table:table-cell office:value-type="string" calcext:value-type="string">
            <text:p>APPS_CAR_EMPLOYED_RATIO</text:p>
          </table:table-cell>
          <table:table-cell office:value-type="float" office:value="0.0305528266123703" calcext:value-type="float">
            <text:p>0.0305528266123703</text:p>
          </table:table-cell>
          <table:table-cell table:formula="of:=[.A69]" office:value-type="string" office:string-value="APPS_CAR_EMPLOYED_RATIO" calcext:value-type="string">
            <text:p>APPS_CAR_EMPLOYED_RATIO</text:p>
          </table:table-cell>
          <table:table-cell table:formula="of:=ROUND([.B69];2)" office:value-type="float" office:value="0.03" calcext:value-type="float">
            <text:p>0.03</text:p>
          </table:table-cell>
        </table:table-row>
        <table:table-row table:style-name="ro9">
          <table:table-cell office:value-type="string" calcext:value-type="string">
            <text:p>AMT_CREDIT</text:p>
          </table:table-cell>
          <table:table-cell office:value-type="float" office:value="0.0303692864614299" calcext:value-type="float">
            <text:p>0.0303692864614299</text:p>
          </table:table-cell>
          <table:table-cell table:formula="of:=[.A70]" office:value-type="string" office:string-value="AMT_CREDIT" calcext:value-type="string">
            <text:p>AMT_CREDIT</text:p>
          </table:table-cell>
          <table:table-cell table:formula="of:=ROUND([.B70];2)" office:value-type="float" office:value="0.03" calcext:value-type="float">
            <text:p>0.03</text:p>
          </table:table-cell>
        </table:table-row>
        <table:table-row table:style-name="ro9">
          <table:table-cell office:value-type="string" calcext:value-type="string">
            <text:p>BUREAU_BUREAU_CREDIT_FACT_DIFF_MIN</text:p>
          </table:table-cell>
          <table:table-cell office:value-type="float" office:value="0.0298135867687251" calcext:value-type="float">
            <text:p>0.0298135867687251</text:p>
          </table:table-cell>
          <table:table-cell table:formula="of:=[.A71]" office:value-type="string" office:string-value="BUREAU_BUREAU_CREDIT_FACT_DIFF_MIN" calcext:value-type="string">
            <text:p>BUREAU_BUREAU_CREDIT_FACT_DIFF_MIN</text:p>
          </table:table-cell>
          <table:table-cell table:formula="of:=ROUND([.B71];2)" office:value-type="float" office:value="0.03" calcext:value-type="float">
            <text:p>0.03</text:p>
          </table:table-cell>
        </table:table-row>
        <table:table-row table:style-name="ro9">
          <table:table-cell office:value-type="string" calcext:value-type="string">
            <text:p>BUREAU_ACT_AMT_CREDIT_SUM_MEAN</text:p>
          </table:table-cell>
          <table:table-cell office:value-type="float" office:value="0.0296670359387826" calcext:value-type="float">
            <text:p>0.0296670359387826</text:p>
          </table:table-cell>
          <table:table-cell table:formula="of:=[.A72]" office:value-type="string" office:string-value="BUREAU_ACT_AMT_CREDIT_SUM_MEAN" calcext:value-type="string">
            <text:p>BUREAU_ACT_AMT_CREDIT_SUM_MEAN</text:p>
          </table:table-cell>
          <table:table-cell table:formula="of:=ROUND([.B72];2)" office:value-type="float" office:value="0.03" calcext:value-type="float">
            <text:p>0.03</text:p>
          </table:table-cell>
        </table:table-row>
        <table:table-row table:style-name="ro9">
          <table:table-cell office:value-type="string" calcext:value-type="string">
            <text:p>APARTMENTS_AVG</text:p>
          </table:table-cell>
          <table:table-cell office:value-type="float" office:value="0.0294975646334316" calcext:value-type="float">
            <text:p>0.0294975646334316</text:p>
          </table:table-cell>
          <table:table-cell table:formula="of:=[.A73]" office:value-type="string" office:string-value="APARTMENTS_AVG" calcext:value-type="string">
            <text:p>APARTMENTS_AVG</text:p>
          </table:table-cell>
          <table:table-cell table:formula="of:=ROUND([.B73];2)" office:value-type="float" office:value="0.03" calcext:value-type="float">
            <text:p>0.03</text:p>
          </table:table-cell>
        </table:table-row>
        <table:table-row table:style-name="ro9">
          <table:table-cell office:value-type="string" calcext:value-type="string">
            <text:p>BUREAU_ACT_DAYS_CREDIT_ENDDATE_MEAN</text:p>
          </table:table-cell>
          <table:table-cell office:value-type="float" office:value="0.0294325347039824" calcext:value-type="float">
            <text:p>0.0294325347039824</text:p>
          </table:table-cell>
          <table:table-cell table:formula="of:=[.A74]" office:value-type="string" office:string-value="BUREAU_ACT_DAYS_CREDIT_ENDDATE_MEAN" calcext:value-type="string">
            <text:p>BUREAU_ACT_DAYS_CREDIT_ENDDATE_MEAN</text:p>
          </table:table-cell>
          <table:table-cell table:formula="of:=ROUND([.B74];2)" office:value-type="float" office:value="0.03" calcext:value-type="float">
            <text:p>0.03</text:p>
          </table:table-cell>
        </table:table-row>
        <table:table-row table:style-name="ro9">
          <table:table-cell office:value-type="string" calcext:value-type="string">
            <text:p>APARTMENTS_MEDI</text:p>
          </table:table-cell>
          <table:table-cell office:value-type="float" office:value="0.0291837588766935" calcext:value-type="float">
            <text:p>0.0291837588766935</text:p>
          </table:table-cell>
          <table:table-cell table:formula="of:=[.A75]" office:value-type="string" office:string-value="APARTMENTS_MEDI" calcext:value-type="string">
            <text:p>APARTMENTS_MEDI</text:p>
          </table:table-cell>
          <table:table-cell table:formula="of:=ROUND([.B75];2)" office:value-type="float" office:value="0.03" calcext:value-type="float">
            <text:p>0.03</text:p>
          </table:table-cell>
        </table:table-row>
        <table:table-row table:style-name="ro9">
          <table:table-cell office:value-type="string" calcext:value-type="string">
            <text:p>PREV_AMT_ANNUITY_MAX</text:p>
          </table:table-cell>
          <table:table-cell office:value-type="float" office:value="0.0289662712596645" calcext:value-type="float">
            <text:p>0.0289662712596645</text:p>
          </table:table-cell>
          <table:table-cell table:formula="of:=[.A76]" office:value-type="string" office:string-value="PREV_AMT_ANNUITY_MAX" calcext:value-type="string">
            <text:p>PREV_AMT_ANNUITY_MAX</text:p>
          </table:table-cell>
          <table:table-cell table:formula="of:=ROUND([.B76];2)" office:value-type="float" office:value="0.03" calcext:value-type="float">
            <text:p>0.03</text:p>
          </table:table-cell>
        </table:table-row>
        <table:table-row table:style-name="ro9">
          <table:table-cell office:value-type="string" calcext:value-type="string">
            <text:p>BUREAU_ACT_BUREAU_IS_DPD_MEAN</text:p>
          </table:table-cell>
          <table:table-cell office:value-type="float" office:value="0.0284643180039366" calcext:value-type="float">
            <text:p>0.0284643180039366</text:p>
          </table:table-cell>
          <table:table-cell table:formula="of:=[.A77]" office:value-type="string" office:string-value="BUREAU_ACT_BUREAU_IS_DPD_MEAN" calcext:value-type="string">
            <text:p>BUREAU_ACT_BUREAU_IS_DPD_MEAN</text:p>
          </table:table-cell>
          <table:table-cell table:formula="of:=ROUND([.B77];2)" office:value-type="float" office:value="0.03" calcext:value-type="float">
            <text:p>0.03</text:p>
          </table:table-cell>
        </table:table-row>
        <table:table-row table:style-name="ro9">
          <table:table-cell office:value-type="string" calcext:value-type="string">
            <text:p>PREV_CNT_PAYMENT_MEAN</text:p>
          </table:table-cell>
          <table:table-cell office:value-type="float" office:value="0.0277429670391385" calcext:value-type="float">
            <text:p>0.0277429670391385</text:p>
          </table:table-cell>
          <table:table-cell table:formula="of:=[.A78]" office:value-type="string" office:string-value="PREV_CNT_PAYMENT_MEAN" calcext:value-type="string">
            <text:p>PREV_CNT_PAYMENT_MEAN</text:p>
          </table:table-cell>
          <table:table-cell table:formula="of:=ROUND([.B78];2)" office:value-type="float" office:value="0.03" calcext:value-type="float">
            <text:p>0.03</text:p>
          </table:table-cell>
        </table:table-row>
        <table:table-row table:style-name="ro9">
          <table:table-cell office:value-type="string" calcext:value-type="string">
            <text:p>PREV_CNT_PAYMENT_SUM</text:p>
          </table:table-cell>
          <table:table-cell office:value-type="float" office:value="0.0277159569479154" calcext:value-type="float">
            <text:p>0.0277159569479154</text:p>
          </table:table-cell>
          <table:table-cell table:formula="of:=[.A79]" office:value-type="string" office:string-value="PREV_CNT_PAYMENT_SUM" calcext:value-type="string">
            <text:p>PREV_CNT_PAYMENT_SUM</text:p>
          </table:table-cell>
          <table:table-cell table:formula="of:=ROUND([.B79];2)" office:value-type="float" office:value="0.03" calcext:value-type="float">
            <text:p>0.03</text:p>
          </table:table-cell>
        </table:table-row>
        <table:table-row table:style-name="ro9">
          <table:table-cell office:value-type="string" calcext:value-type="string">
            <text:p>APARTMENTS_MODE</text:p>
          </table:table-cell>
          <table:table-cell office:value-type="float" office:value="0.0272838706677529" calcext:value-type="float">
            <text:p>0.0272838706677529</text:p>
          </table:table-cell>
          <table:table-cell table:formula="of:=[.A80]" office:value-type="string" office:string-value="APARTMENTS_MODE" calcext:value-type="string">
            <text:p>APARTMENTS_MODE</text:p>
          </table:table-cell>
          <table:table-cell table:formula="of:=ROUND([.B80];2)" office:value-type="float" office:value="0.03" calcext:value-type="float">
            <text:p>0.03</text:p>
          </table:table-cell>
        </table:table-row>
        <table:table-row table:style-name="ro9">
          <table:table-cell office:value-type="string" calcext:value-type="string">
            <text:p>PREV_PREV_CREDIT_DIFF_SUM</text:p>
          </table:table-cell>
          <table:table-cell office:value-type="float" office:value="0.0272662805633472" calcext:value-type="float">
            <text:p>0.0272662805633472</text:p>
          </table:table-cell>
          <table:table-cell table:formula="of:=[.A81]" office:value-type="string" office:string-value="PREV_PREV_CREDIT_DIFF_SUM" calcext:value-type="string">
            <text:p>PREV_PREV_CREDIT_DIFF_SUM</text:p>
          </table:table-cell>
          <table:table-cell table:formula="of:=ROUND([.B81];2)" office:value-type="float" office:value="0.03" calcext:value-type="float">
            <text:p>0.03</text:p>
          </table:table-cell>
        </table:table-row>
        <table:table-row table:style-name="ro9">
          <table:table-cell office:value-type="string" calcext:value-type="string">
            <text:p>PREV_AMT_DOWN_PAYMENT_SUM</text:p>
          </table:table-cell>
          <table:table-cell office:value-type="float" office:value="0.0269952549078664" calcext:value-type="float">
            <text:p>0.0269952549078664</text:p>
          </table:table-cell>
          <table:table-cell table:formula="of:=[.A82]" office:value-type="string" office:string-value="PREV_AMT_DOWN_PAYMENT_SUM" calcext:value-type="string">
            <text:p>PREV_AMT_DOWN_PAYMENT_SUM</text:p>
          </table:table-cell>
          <table:table-cell table:formula="of:=ROUND([.B82];2)" office:value-type="float" office:value="0.03" calcext:value-type="float">
            <text:p>0.03</text:p>
          </table:table-cell>
        </table:table-row>
        <table:table-row table:style-name="ro9">
          <table:table-cell office:value-type="string" calcext:value-type="string">
            <text:p>BUREAU_BUREAU_CREDIT_DEBT_DIFF_MEAN</text:p>
          </table:table-cell>
          <table:table-cell office:value-type="float" office:value="0.0259041308931234" calcext:value-type="float">
            <text:p>0.0259041308931234</text:p>
          </table:table-cell>
          <table:table-cell table:formula="of:=[.A83]" office:value-type="string" office:string-value="BUREAU_BUREAU_CREDIT_DEBT_DIFF_MEAN" calcext:value-type="string">
            <text:p>BUREAU_BUREAU_CREDIT_DEBT_DIFF_MEAN</text:p>
          </table:table-cell>
          <table:table-cell table:formula="of:=ROUND([.B83];2)" office:value-type="float" office:value="0.03" calcext:value-type="float">
            <text:p>0.03</text:p>
          </table:table-cell>
        </table:table-row>
        <table:table-row table:style-name="ro9">
          <table:table-cell office:value-type="string" calcext:value-type="string">
            <text:p>PREV_AMT_DOWN_PAYMENT_MAX</text:p>
          </table:table-cell>
          <table:table-cell office:value-type="float" office:value="0.0252901402391885" calcext:value-type="float">
            <text:p>0.0252901402391885</text:p>
          </table:table-cell>
          <table:table-cell table:formula="of:=[.A84]" office:value-type="string" office:string-value="PREV_AMT_DOWN_PAYMENT_MAX" calcext:value-type="string">
            <text:p>PREV_AMT_DOWN_PAYMENT_MAX</text:p>
          </table:table-cell>
          <table:table-cell table:formula="of:=ROUND([.B84];2)" office:value-type="float" office:value="0.03" calcext:value-type="float">
            <text:p>0.03</text:p>
          </table:table-cell>
        </table:table-row>
        <table:table-row table:style-name="ro9">
          <table:table-cell office:value-type="string" calcext:value-type="string">
            <text:p>LIVINGAPARTMENTS_AVG</text:p>
          </table:table-cell>
          <table:table-cell office:value-type="float" office:value="0.0250305332910642" calcext:value-type="float">
            <text:p>0.0250305332910642</text:p>
          </table:table-cell>
          <table:table-cell table:formula="of:=[.A85]" office:value-type="string" office:string-value="LIVINGAPARTMENTS_AVG" calcext:value-type="string">
            <text:p>LIVINGAPARTMENTS_AVG</text:p>
          </table:table-cell>
          <table:table-cell table:formula="of:=ROUND([.B85];2)" office:value-type="float" office:value="0.03" calcext:value-type="float">
            <text:p>0.03</text:p>
          </table:table-cell>
        </table:table-row>
        <table:table-row table:style-name="ro9">
          <table:table-cell office:value-type="string" calcext:value-type="string">
            <text:p>PREV_AMT_DOWN_PAYMENT_MEAN</text:p>
          </table:table-cell>
          <table:table-cell office:value-type="float" office:value="0.0246237612893546" calcext:value-type="float">
            <text:p>0.0246237612893546</text:p>
          </table:table-cell>
          <table:table-cell table:formula="of:=[.A86]" office:value-type="string" office:string-value="PREV_AMT_DOWN_PAYMENT_MEAN" calcext:value-type="string">
            <text:p>PREV_AMT_DOWN_PAYMENT_MEAN</text:p>
          </table:table-cell>
          <table:table-cell table:formula="of:=ROUND([.B86];2)" office:value-type="float" office:value="0.02" calcext:value-type="float">
            <text:p>0.02</text:p>
          </table:table-cell>
        </table:table-row>
        <table:table-row table:style-name="ro9">
          <table:table-cell office:value-type="string" calcext:value-type="string">
            <text:p>LIVINGAPARTMENTS_MEDI</text:p>
          </table:table-cell>
          <table:table-cell office:value-type="float" office:value="0.024620663606505" calcext:value-type="float">
            <text:p>0.024620663606505</text:p>
          </table:table-cell>
          <table:table-cell table:formula="of:=[.A87]" office:value-type="string" office:string-value="LIVINGAPARTMENTS_MEDI" calcext:value-type="string">
            <text:p>LIVINGAPARTMENTS_MEDI</text:p>
          </table:table-cell>
          <table:table-cell table:formula="of:=ROUND([.B87];2)" office:value-type="float" office:value="0.02" calcext:value-type="float">
            <text:p>0.02</text:p>
          </table:table-cell>
        </table:table-row>
        <table:table-row table:style-name="ro9">
          <table:table-cell office:value-type="string" calcext:value-type="string">
            <text:p>BUREAU_BUREAU_CREDIT_DEBT_DIFF_MIN</text:p>
          </table:table-cell>
          <table:table-cell office:value-type="float" office:value="0.0243073197471319" calcext:value-type="float">
            <text:p>0.0243073197471319</text:p>
          </table:table-cell>
          <table:table-cell table:formula="of:=[.A88]" office:value-type="string" office:string-value="BUREAU_BUREAU_CREDIT_DEBT_DIFF_MIN" calcext:value-type="string">
            <text:p>BUREAU_BUREAU_CREDIT_DEBT_DIFF_MIN</text:p>
          </table:table-cell>
          <table:table-cell table:formula="of:=ROUND([.B88];2)" office:value-type="float" office:value="0.02" calcext:value-type="float">
            <text:p>0.02</text:p>
          </table:table-cell>
        </table:table-row>
        <table:table-row table:style-name="ro9">
          <table:table-cell office:value-type="string" calcext:value-type="string">
            <text:p>HOUR_APPR_PROCESS_START</text:p>
          </table:table-cell>
          <table:table-cell office:value-type="float" office:value="0.0241658314300937" calcext:value-type="float">
            <text:p>0.0241658314300937</text:p>
          </table:table-cell>
          <table:table-cell table:formula="of:=[.A89]" office:value-type="string" office:string-value="HOUR_APPR_PROCESS_START" calcext:value-type="string">
            <text:p>HOUR_APPR_PROCESS_START</text:p>
          </table:table-cell>
          <table:table-cell table:formula="of:=ROUND([.B89];2)" office:value-type="float" office:value="0.02" calcext:value-type="float">
            <text:p>0.02</text:p>
          </table:table-cell>
        </table:table-row>
        <table:table-row table:style-name="ro9">
          <table:table-cell office:value-type="string" calcext:value-type="string">
            <text:p>BUREAU_ACT_BUREAU_CREDIT_ENDDATE_DIFF_MEAN</text:p>
          </table:table-cell>
          <table:table-cell office:value-type="float" office:value="0.0237638370209168" calcext:value-type="float">
            <text:p>0.0237638370209168</text:p>
          </table:table-cell>
          <table:table-cell table:formula="of:=[.A90]" office:value-type="string" office:string-value="BUREAU_ACT_BUREAU_CREDIT_ENDDATE_DIFF_MEAN" calcext:value-type="string">
            <text:p>BUREAU_ACT_BUREAU_CREDIT_ENDDATE_DIFF_MEAN</text:p>
          </table:table-cell>
          <table:table-cell table:formula="of:=ROUND([.B90];2)" office:value-type="float" office:value="0.02" calcext:value-type="float">
            <text:p>0.02</text:p>
          </table:table-cell>
        </table:table-row>
        <table:table-row table:style-name="ro9">
          <table:table-cell office:value-type="string" calcext:value-type="string">
            <text:p>LIVINGAPARTMENTS_MODE</text:p>
          </table:table-cell>
          <table:table-cell office:value-type="float" office:value="0.0233932455701975" calcext:value-type="float">
            <text:p>0.0233932455701975</text:p>
          </table:table-cell>
          <table:table-cell table:formula="of:=[.A91]" office:value-type="string" office:string-value="LIVINGAPARTMENTS_MODE" calcext:value-type="string">
            <text:p>LIVINGAPARTMENTS_MODE</text:p>
          </table:table-cell>
          <table:table-cell table:formula="of:=ROUND([.B91];2)" office:value-type="float" office:value="0.02" calcext:value-type="float">
            <text:p>0.02</text:p>
          </table:table-cell>
        </table:table-row>
        <table:table-row table:style-name="ro9">
          <table:table-cell office:value-type="string" calcext:value-type="string">
            <text:p>BASEMENTAREA_AVG</text:p>
          </table:table-cell>
          <table:table-cell office:value-type="float" office:value="0.0227457431901485" calcext:value-type="float">
            <text:p>0.0227457431901485</text:p>
          </table:table-cell>
          <table:table-cell table:formula="of:=[.A92]" office:value-type="string" office:string-value="BASEMENTAREA_AVG" calcext:value-type="string">
            <text:p>BASEMENTAREA_AVG</text:p>
          </table:table-cell>
          <table:table-cell table:formula="of:=ROUND([.B92];2)" office:value-type="float" office:value="0.02" calcext:value-type="float">
            <text:p>0.02</text:p>
          </table:table-cell>
        </table:table-row>
        <table:table-row table:style-name="ro9">
          <table:table-cell office:value-type="string" calcext:value-type="string">
            <text:p>YEARS_BUILD_MEDI</text:p>
          </table:table-cell>
          <table:table-cell office:value-type="float" office:value="0.0223259264774742" calcext:value-type="float">
            <text:p>0.0223259264774742</text:p>
          </table:table-cell>
          <table:table-cell table:formula="of:=[.A93]" office:value-type="string" office:string-value="YEARS_BUILD_MEDI" calcext:value-type="string">
            <text:p>YEARS_BUILD_MEDI</text:p>
          </table:table-cell>
          <table:table-cell table:formula="of:=ROUND([.B93];2)" office:value-type="float" office:value="0.02" calcext:value-type="float">
            <text:p>0.02</text:p>
          </table:table-cell>
        </table:table-row>
        <table:table-row table:style-name="ro9">
          <table:table-cell office:value-type="string" calcext:value-type="string">
            <text:p>BUREAU_BUREAU_CREDIT_FACT_DIFF_MEAN</text:p>
          </table:table-cell>
          <table:table-cell office:value-type="float" office:value="0.0222807323280381" calcext:value-type="float">
            <text:p>0.0222807323280381</text:p>
          </table:table-cell>
          <table:table-cell table:formula="of:=[.A94]" office:value-type="string" office:string-value="BUREAU_BUREAU_CREDIT_FACT_DIFF_MEAN" calcext:value-type="string">
            <text:p>BUREAU_BUREAU_CREDIT_FACT_DIFF_MEAN</text:p>
          </table:table-cell>
          <table:table-cell table:formula="of:=ROUND([.B94];2)" office:value-type="float" office:value="0.02" calcext:value-type="float">
            <text:p>0.02</text:p>
          </table:table-cell>
        </table:table-row>
        <table:table-row table:style-name="ro9">
          <table:table-cell office:value-type="string" calcext:value-type="string">
            <text:p>YEARS_BUILD_AVG</text:p>
          </table:table-cell>
          <table:table-cell office:value-type="float" office:value="0.0221492840633887" calcext:value-type="float">
            <text:p>0.0221492840633887</text:p>
          </table:table-cell>
          <table:table-cell table:formula="of:=[.A95]" office:value-type="string" office:string-value="YEARS_BUILD_AVG" calcext:value-type="string">
            <text:p>YEARS_BUILD_AVG</text:p>
          </table:table-cell>
          <table:table-cell table:formula="of:=ROUND([.B95];2)" office:value-type="float" office:value="0.02" calcext:value-type="float">
            <text:p>0.02</text:p>
          </table:table-cell>
        </table:table-row>
        <table:table-row table:style-name="ro9">
          <table:table-cell office:value-type="string" calcext:value-type="string">
            <text:p>BASEMENTAREA_MEDI</text:p>
          </table:table-cell>
          <table:table-cell office:value-type="float" office:value="0.0220812613731898" calcext:value-type="float">
            <text:p>0.0220812613731898</text:p>
          </table:table-cell>
          <table:table-cell table:formula="of:=[.A96]" office:value-type="string" office:string-value="BASEMENTAREA_MEDI" calcext:value-type="string">
            <text:p>BASEMENTAREA_MEDI</text:p>
          </table:table-cell>
          <table:table-cell table:formula="of:=ROUND([.B96];2)" office:value-type="float" office:value="0.02" calcext:value-type="float">
            <text:p>0.02</text:p>
          </table:table-cell>
        </table:table-row>
        <table:table-row table:style-name="ro9">
          <table:table-cell office:value-type="string" calcext:value-type="string">
            <text:p>YEARS_BUILD_MODE</text:p>
          </table:table-cell>
          <table:table-cell office:value-type="float" office:value="0.0220682038348567" calcext:value-type="float">
            <text:p>0.0220682038348567</text:p>
          </table:table-cell>
          <table:table-cell table:formula="of:=[.A97]" office:value-type="string" office:string-value="YEARS_BUILD_MODE" calcext:value-type="string">
            <text:p>YEARS_BUILD_MODE</text:p>
          </table:table-cell>
          <table:table-cell table:formula="of:=ROUND([.B97];2)" office:value-type="float" office:value="0.02" calcext:value-type="float">
            <text:p>0.02</text:p>
          </table:table-cell>
        </table:table-row>
        <table:table-row table:style-name="ro9">
          <table:table-cell office:value-type="string" calcext:value-type="string">
            <text:p>PREV_AMT_APPLICATION_MEAN</text:p>
          </table:table-cell>
          <table:table-cell office:value-type="float" office:value="0.0218034439799824" calcext:value-type="float">
            <text:p>0.0218034439799824</text:p>
          </table:table-cell>
          <table:table-cell table:formula="of:=[.A98]" office:value-type="string" office:string-value="PREV_AMT_APPLICATION_MEAN" calcext:value-type="string">
            <text:p>PREV_AMT_APPLICATION_MEAN</text:p>
          </table:table-cell>
          <table:table-cell table:formula="of:=ROUND([.B98];2)" office:value-type="float" office:value="0.02" calcext:value-type="float">
            <text:p>0.02</text:p>
          </table:table-cell>
        </table:table-row>
        <table:table-row table:style-name="ro9">
          <table:table-cell office:value-type="string" calcext:value-type="string">
            <text:p>BUREAU_ACT_AMT_CREDIT_MAX_OVERDUE_MAX</text:p>
          </table:table-cell>
          <table:table-cell office:value-type="float" office:value="0.0214979600302506" calcext:value-type="float">
            <text:p>0.0214979600302506</text:p>
          </table:table-cell>
          <table:table-cell table:formula="of:=[.A99]" office:value-type="string" office:string-value="BUREAU_ACT_AMT_CREDIT_MAX_OVERDUE_MAX" calcext:value-type="string">
            <text:p>BUREAU_ACT_AMT_CREDIT_MAX_OVERDUE_MAX</text:p>
          </table:table-cell>
          <table:table-cell table:formula="of:=ROUND([.B99];2)" office:value-type="float" office:value="0.02" calcext:value-type="float">
            <text:p>0.02</text:p>
          </table:table-cell>
        </table:table-row>
        <table:table-row table:style-name="ro9">
          <table:table-cell office:value-type="string" calcext:value-type="string">
            <text:p>PREV_PREV_CREDIT_DIFF_MAX</text:p>
          </table:table-cell>
          <table:table-cell office:value-type="float" office:value="0.0211994914620227" calcext:value-type="float">
            <text:p>0.0211994914620227</text:p>
          </table:table-cell>
          <table:table-cell table:formula="of:=[.A100]" office:value-type="string" office:string-value="PREV_PREV_CREDIT_DIFF_MAX" calcext:value-type="string">
            <text:p>PREV_PREV_CREDIT_DIFF_MAX</text:p>
          </table:table-cell>
          <table:table-cell table:formula="of:=ROUND([.B100];2)" office:value-type="float" office:value="0.02" calcext:value-type="float">
            <text:p>0.02</text:p>
          </table:table-cell>
        </table:table-row>
        <table:table-row table:style-name="ro9">
          <table:table-cell office:value-type="string" calcext:value-type="string">
            <text:p>APPS_INCOME_EMPLOYED_RATIO</text:p>
          </table:table-cell>
          <table:table-cell office:value-type="float" office:value="0.0209178828289917" calcext:value-type="float">
            <text:p>0.0209178828289917</text:p>
          </table:table-cell>
          <table:table-cell table:formula="of:=[.A101]" office:value-type="string" office:string-value="APPS_INCOME_EMPLOYED_RATIO" calcext:value-type="string">
            <text:p>APPS_INCOME_EMPLOYED_RATIO</text:p>
          </table:table-cell>
          <table:table-cell table:formula="of:=ROUND([.B101];2)" office:value-type="float" office:value="0.02" calcext:value-type="float">
            <text:p>0.02</text:p>
          </table:table-cell>
        </table:table-row>
        <table:table-row table:style-name="ro9">
          <table:table-cell office:value-type="string" calcext:value-type="string">
            <text:p>BUREAU_ACT_AMT_CREDIT_SUM_MAX</text:p>
          </table:table-cell>
          <table:table-cell office:value-type="float" office:value="0.0204696636340955" calcext:value-type="float">
            <text:p>0.0204696636340955</text:p>
          </table:table-cell>
          <table:table-cell table:formula="of:=[.A102]" office:value-type="string" office:string-value="BUREAU_ACT_AMT_CREDIT_SUM_MAX" calcext:value-type="string">
            <text:p>BUREAU_ACT_AMT_CREDIT_SUM_MAX</text:p>
          </table:table-cell>
          <table:table-cell table:formula="of:=ROUND([.B102];2)" office:value-type="float" office:value="0.02" calcext:value-type="float">
            <text:p>0.02</text:p>
          </table:table-cell>
        </table:table-row>
        <table:table-row table:style-name="ro9">
          <table:table-cell office:value-type="string" calcext:value-type="string">
            <text:p>BUREAU_AMT_CREDIT_SUM_MEAN</text:p>
          </table:table-cell>
          <table:table-cell office:value-type="float" office:value="0.019956561902305" calcext:value-type="float">
            <text:p>0.019956561902305</text:p>
          </table:table-cell>
          <table:table-cell table:formula="of:=[.A103]" office:value-type="string" office:string-value="BUREAU_AMT_CREDIT_SUM_MEAN" calcext:value-type="string">
            <text:p>BUREAU_AMT_CREDIT_SUM_MEAN</text:p>
          </table:table-cell>
          <table:table-cell table:formula="of:=ROUND([.B103];2)" office:value-type="float" office:value="0.02" calcext:value-type="float">
            <text:p>0.02</text:p>
          </table:table-cell>
        </table:table-row>
        <table:table-row table:style-name="ro9">
          <table:table-cell office:value-type="string" calcext:value-type="string">
            <text:p>BASEMENTAREA_MODE</text:p>
          </table:table-cell>
          <table:table-cell office:value-type="float" office:value="0.0199522839243154" calcext:value-type="float">
            <text:p>0.0199522839243154</text:p>
          </table:table-cell>
          <table:table-cell table:formula="of:=[.A104]" office:value-type="string" office:string-value="BASEMENTAREA_MODE" calcext:value-type="string">
            <text:p>BASEMENTAREA_MODE</text:p>
          </table:table-cell>
          <table:table-cell table:formula="of:=ROUND([.B104];2)" office:value-type="float" office:value="0.02" calcext:value-type="float">
            <text:p>0.02</text:p>
          </table:table-cell>
        </table:table-row>
        <table:table-row table:style-name="ro9">
          <table:table-cell office:value-type="string" calcext:value-type="string">
            <text:p>AMT_REQ_CREDIT_BUREAU_YEAR</text:p>
          </table:table-cell>
          <table:table-cell office:value-type="float" office:value="0.0199298585694672" calcext:value-type="float">
            <text:p>0.0199298585694672</text:p>
          </table:table-cell>
          <table:table-cell table:formula="of:=[.A105]" office:value-type="string" office:string-value="AMT_REQ_CREDIT_BUREAU_YEAR" calcext:value-type="string">
            <text:p>AMT_REQ_CREDIT_BUREAU_YEAR</text:p>
          </table:table-cell>
          <table:table-cell table:formula="of:=ROUND([.B105];2)" office:value-type="float" office:value="0.02" calcext:value-type="float">
            <text:p>0.02</text:p>
          </table:table-cell>
        </table:table-row>
        <table:table-row table:style-name="ro9">
          <table:table-cell office:value-type="string" calcext:value-type="string">
            <text:p>PREV_SK_ID_CURR_COUNT</text:p>
          </table:table-cell>
          <table:table-cell office:value-type="float" office:value="0.0197620664520984" calcext:value-type="float">
            <text:p>0.0197620664520984</text:p>
          </table:table-cell>
          <table:table-cell table:formula="of:=[.A106]" office:value-type="string" office:string-value="PREV_SK_ID_CURR_COUNT" calcext:value-type="string">
            <text:p>PREV_SK_ID_CURR_COUNT</text:p>
          </table:table-cell>
          <table:table-cell table:formula="of:=ROUND([.B106];2)" office:value-type="float" office:value="0.02" calcext:value-type="float">
            <text:p>0.02</text:p>
          </table:table-cell>
        </table:table-row>
        <table:table-row table:style-name="ro9">
          <table:table-cell office:value-type="string" calcext:value-type="string">
            <text:p>BUREAU_AMT_CREDIT_SUM_MAX</text:p>
          </table:table-cell>
          <table:table-cell office:value-type="float" office:value="0.0197374965078444" calcext:value-type="float">
            <text:p>0.0197374965078444</text:p>
          </table:table-cell>
          <table:table-cell table:formula="of:=[.A107]" office:value-type="string" office:string-value="BUREAU_AMT_CREDIT_SUM_MAX" calcext:value-type="string">
            <text:p>BUREAU_AMT_CREDIT_SUM_MAX</text:p>
          </table:table-cell>
          <table:table-cell table:formula="of:=ROUND([.B107];2)" office:value-type="float" office:value="0.02" calcext:value-type="float">
            <text:p>0.02</text:p>
          </table:table-cell>
        </table:table-row>
        <table:table-row table:style-name="ro9">
          <table:table-cell office:value-type="string" calcext:value-type="string">
            <text:p>BUREAU_DAYS_ENDDATE_FACT_MAX</text:p>
          </table:table-cell>
          <table:table-cell office:value-type="float" office:value="0.0196439250133313" calcext:value-type="float">
            <text:p>0.0196439250133313</text:p>
          </table:table-cell>
          <table:table-cell table:formula="of:=[.A108]" office:value-type="string" office:string-value="BUREAU_DAYS_ENDDATE_FACT_MAX" calcext:value-type="string">
            <text:p>BUREAU_DAYS_ENDDATE_FACT_MAX</text:p>
          </table:table-cell>
          <table:table-cell table:formula="of:=ROUND([.B108];2)" office:value-type="float" office:value="0.02" calcext:value-type="float">
            <text:p>0.02</text:p>
          </table:table-cell>
        </table:table-row>
        <table:table-row table:style-name="ro9">
          <table:table-cell office:value-type="string" calcext:value-type="string">
            <text:p>BUREAU_ACT_AMT_CREDIT_MAX_OVERDUE_MEAN</text:p>
          </table:table-cell>
          <table:table-cell office:value-type="float" office:value="0.0195252381777339" calcext:value-type="float">
            <text:p>0.0195252381777339</text:p>
          </table:table-cell>
          <table:table-cell table:formula="of:=[.A109]" office:value-type="string" office:string-value="BUREAU_ACT_AMT_CREDIT_MAX_OVERDUE_MEAN" calcext:value-type="string">
            <text:p>BUREAU_ACT_AMT_CREDIT_MAX_OVERDUE_MEAN</text:p>
          </table:table-cell>
          <table:table-cell table:formula="of:=ROUND([.B109];2)" office:value-type="float" office:value="0.02" calcext:value-type="float">
            <text:p>0.02</text:p>
          </table:table-cell>
        </table:table-row>
        <table:table-row table:style-name="ro9">
          <table:table-cell office:value-type="string" calcext:value-type="string">
            <text:p>CNT_CHILDREN</text:p>
          </table:table-cell>
          <table:table-cell office:value-type="float" office:value="0.0191871335962706" calcext:value-type="float">
            <text:p>0.0191871335962706</text:p>
          </table:table-cell>
          <table:table-cell table:formula="of:=[.A110]" office:value-type="string" office:string-value="CNT_CHILDREN" calcext:value-type="string">
            <text:p>CNT_CHILDREN</text:p>
          </table:table-cell>
          <table:table-cell table:formula="of:=ROUND([.B110];2)" office:value-type="float" office:value="0.02" calcext:value-type="float">
            <text:p>0.02</text:p>
          </table:table-cell>
        </table:table-row>
        <table:table-row table:style-name="ro9">
          <table:table-cell office:value-type="string" calcext:value-type="string">
            <text:p>ENTRANCES_AVG</text:p>
          </table:table-cell>
          <table:table-cell office:value-type="float" office:value="0.019172182012738" calcext:value-type="float">
            <text:p>0.019172182012738</text:p>
          </table:table-cell>
          <table:table-cell table:formula="of:=[.A111]" office:value-type="string" office:string-value="ENTRANCES_AVG" calcext:value-type="string">
            <text:p>ENTRANCES_AVG</text:p>
          </table:table-cell>
          <table:table-cell table:formula="of:=ROUND([.B111];2)" office:value-type="float" office:value="0.02" calcext:value-type="float">
            <text:p>0.02</text:p>
          </table:table-cell>
        </table:table-row>
        <table:table-row table:style-name="ro9">
          <table:table-cell office:value-type="string" calcext:value-type="string">
            <text:p>ENTRANCES_MEDI</text:p>
          </table:table-cell>
          <table:table-cell office:value-type="float" office:value="0.0190247563273999" calcext:value-type="float">
            <text:p>0.0190247563273999</text:p>
          </table:table-cell>
          <table:table-cell table:formula="of:=[.A112]" office:value-type="string" office:string-value="ENTRANCES_MEDI" calcext:value-type="string">
            <text:p>ENTRANCES_MEDI</text:p>
          </table:table-cell>
          <table:table-cell table:formula="of:=ROUND([.B112];2)" office:value-type="float" office:value="0.02" calcext:value-type="float">
            <text:p>0.02</text:p>
          </table:table-cell>
        </table:table-row>
        <table:table-row table:style-name="ro9">
          <table:table-cell office:value-type="string" calcext:value-type="string">
            <text:p>COMMONAREA_MEDI</text:p>
          </table:table-cell>
          <table:table-cell office:value-type="float" office:value="0.0185728689077108" calcext:value-type="float">
            <text:p>0.0185728689077108</text:p>
          </table:table-cell>
          <table:table-cell table:formula="of:=[.A113]" office:value-type="string" office:string-value="COMMONAREA_MEDI" calcext:value-type="string">
            <text:p>COMMONAREA_MEDI</text:p>
          </table:table-cell>
          <table:table-cell table:formula="of:=ROUND([.B113];2)" office:value-type="float" office:value="0.02" calcext:value-type="float">
            <text:p>0.02</text:p>
          </table:table-cell>
        </table:table-row>
        <table:table-row table:style-name="ro9">
          <table:table-cell office:value-type="string" calcext:value-type="string">
            <text:p>COMMONAREA_AVG</text:p>
          </table:table-cell>
          <table:table-cell office:value-type="float" office:value="0.0185496616297603" calcext:value-type="float">
            <text:p>0.0185496616297603</text:p>
          </table:table-cell>
          <table:table-cell table:formula="of:=[.A114]" office:value-type="string" office:string-value="COMMONAREA_AVG" calcext:value-type="string">
            <text:p>COMMONAREA_AVG</text:p>
          </table:table-cell>
          <table:table-cell table:formula="of:=ROUND([.B114];2)" office:value-type="float" office:value="0.02" calcext:value-type="float">
            <text:p>0.02</text:p>
          </table:table-cell>
        </table:table-row>
        <table:table-row table:style-name="ro9">
          <table:table-cell office:value-type="string" calcext:value-type="string">
            <text:p>BUREAU_ACT_BUREAU_ENDDATE_FACT_DIFF_MIN</text:p>
          </table:table-cell>
          <table:table-cell office:value-type="float" office:value="0.018383816836713" calcext:value-type="float">
            <text:p>0.018383816836713</text:p>
          </table:table-cell>
          <table:table-cell table:formula="of:=[.A115]" office:value-type="string" office:string-value="BUREAU_ACT_BUREAU_ENDDATE_FACT_DIFF_MIN" calcext:value-type="string">
            <text:p>BUREAU_ACT_BUREAU_ENDDATE_FACT_DIFF_MIN</text:p>
          </table:table-cell>
          <table:table-cell table:formula="of:=ROUND([.B115];2)" office:value-type="float" office:value="0.02" calcext:value-type="float">
            <text:p>0.02</text:p>
          </table:table-cell>
        </table:table-row>
        <table:table-row table:style-name="ro9">
          <table:table-cell office:value-type="string" calcext:value-type="string">
            <text:p>PREV_PREV_CREDIT_DIFF_MEAN</text:p>
          </table:table-cell>
          <table:table-cell office:value-type="float" office:value="0.018058614172119" calcext:value-type="float">
            <text:p>0.018058614172119</text:p>
          </table:table-cell>
          <table:table-cell table:formula="of:=[.A116]" office:value-type="string" office:string-value="PREV_PREV_CREDIT_DIFF_MEAN" calcext:value-type="string">
            <text:p>PREV_PREV_CREDIT_DIFF_MEAN</text:p>
          </table:table-cell>
          <table:table-cell table:formula="of:=ROUND([.B116];2)" office:value-type="float" office:value="0.02" calcext:value-type="float">
            <text:p>0.02</text:p>
          </table:table-cell>
        </table:table-row>
        <table:table-row table:style-name="ro9">
          <table:table-cell office:value-type="string" calcext:value-type="string">
            <text:p>BUREAU_ACT_BUREAU_ENDDATE_FACT_DIFF_MEAN</text:p>
          </table:table-cell>
          <table:table-cell office:value-type="float" office:value="0.0174139948814895" calcext:value-type="float">
            <text:p>0.0174139948814895</text:p>
          </table:table-cell>
          <table:table-cell table:formula="of:=[.A117]" office:value-type="string" office:string-value="BUREAU_ACT_BUREAU_ENDDATE_FACT_DIFF_MEAN" calcext:value-type="string">
            <text:p>BUREAU_ACT_BUREAU_ENDDATE_FACT_DIFF_MEAN</text:p>
          </table:table-cell>
          <table:table-cell table:formula="of:=ROUND([.B117];2)" office:value-type="float" office:value="0.02" calcext:value-type="float">
            <text:p>0.02</text:p>
          </table:table-cell>
        </table:table-row>
        <table:table-row table:style-name="ro9">
          <table:table-cell office:value-type="string" calcext:value-type="string">
            <text:p>ENTRANCES_MODE</text:p>
          </table:table-cell>
          <table:table-cell office:value-type="float" office:value="0.0173874223048829" calcext:value-type="float">
            <text:p>0.0173874223048829</text:p>
          </table:table-cell>
          <table:table-cell table:formula="of:=[.A118]" office:value-type="string" office:string-value="ENTRANCES_MODE" calcext:value-type="string">
            <text:p>ENTRANCES_MODE</text:p>
          </table:table-cell>
          <table:table-cell table:formula="of:=ROUND([.B118];2)" office:value-type="float" office:value="0.02" calcext:value-type="float">
            <text:p>0.02</text:p>
          </table:table-cell>
        </table:table-row>
        <table:table-row table:style-name="ro9">
          <table:table-cell office:value-type="string" calcext:value-type="string">
            <text:p>BUREAU_ACT_BUREAU_CREDIT_FACT_DIFF_MAX</text:p>
          </table:table-cell>
          <table:table-cell office:value-type="float" office:value="0.0171510877420038" calcext:value-type="float">
            <text:p>0.0171510877420038</text:p>
          </table:table-cell>
          <table:table-cell table:formula="of:=[.A119]" office:value-type="string" office:string-value="BUREAU_ACT_BUREAU_CREDIT_FACT_DIFF_MAX" calcext:value-type="string">
            <text:p>BUREAU_ACT_BUREAU_CREDIT_FACT_DIFF_MAX</text:p>
          </table:table-cell>
          <table:table-cell table:formula="of:=ROUND([.B119];2)" office:value-type="float" office:value="0.02" calcext:value-type="float">
            <text:p>0.02</text:p>
          </table:table-cell>
        </table:table-row>
        <table:table-row table:style-name="ro9">
          <table:table-cell office:value-type="string" calcext:value-type="string">
            <text:p>BUREAU_ACT_BUREAU_ENDDATE_FACT_DIFF_MAX</text:p>
          </table:table-cell>
          <table:table-cell office:value-type="float" office:value="0.0164373536460691" calcext:value-type="float">
            <text:p>0.0164373536460691</text:p>
          </table:table-cell>
          <table:table-cell table:formula="of:=[.A120]" office:value-type="string" office:string-value="BUREAU_ACT_BUREAU_ENDDATE_FACT_DIFF_MAX" calcext:value-type="string">
            <text:p>BUREAU_ACT_BUREAU_ENDDATE_FACT_DIFF_MAX</text:p>
          </table:table-cell>
          <table:table-cell table:formula="of:=ROUND([.B120];2)" office:value-type="float" office:value="0.02" calcext:value-type="float">
            <text:p>0.02</text:p>
          </table:table-cell>
        </table:table-row>
        <table:table-row table:style-name="ro9">
          <table:table-cell office:value-type="string" calcext:value-type="string">
            <text:p>PREV_DAYS_DECISION_MAX</text:p>
          </table:table-cell>
          <table:table-cell office:value-type="float" office:value="0.0163991526427151" calcext:value-type="float">
            <text:p>0.0163991526427151</text:p>
          </table:table-cell>
          <table:table-cell table:formula="of:=[.A121]" office:value-type="string" office:string-value="PREV_DAYS_DECISION_MAX" calcext:value-type="string">
            <text:p>PREV_DAYS_DECISION_MAX</text:p>
          </table:table-cell>
          <table:table-cell table:formula="of:=ROUND([.B121];2)" office:value-type="float" office:value="0.02" calcext:value-type="float">
            <text:p>0.02</text:p>
          </table:table-cell>
        </table:table-row>
        <table:table-row table:style-name="ro9">
          <table:table-cell office:value-type="string" calcext:value-type="string">
            <text:p>COMMONAREA_MODE</text:p>
          </table:table-cell>
          <table:table-cell office:value-type="float" office:value="0.0163403373113044" calcext:value-type="float">
            <text:p>0.0163403373113044</text:p>
          </table:table-cell>
          <table:table-cell table:formula="of:=[.A122]" office:value-type="string" office:string-value="COMMONAREA_MODE" calcext:value-type="string">
            <text:p>COMMONAREA_MODE</text:p>
          </table:table-cell>
          <table:table-cell table:formula="of:=ROUND([.B122];2)" office:value-type="float" office:value="0.02" calcext:value-type="float">
            <text:p>0.02</text:p>
          </table:table-cell>
        </table:table-row>
        <table:table-row table:style-name="ro9">
          <table:table-cell office:value-type="string" calcext:value-type="string">
            <text:p>PREV_AMT_CREDIT_MEAN</text:p>
          </table:table-cell>
          <table:table-cell office:value-type="float" office:value="0.0161139167622622" calcext:value-type="float">
            <text:p>0.0161139167622622</text:p>
          </table:table-cell>
          <table:table-cell table:formula="of:=[.A123]" office:value-type="string" office:string-value="PREV_AMT_CREDIT_MEAN" calcext:value-type="string">
            <text:p>PREV_AMT_CREDIT_MEAN</text:p>
          </table:table-cell>
          <table:table-cell table:formula="of:=ROUND([.B123];2)" office:value-type="float" office:value="0.02" calcext:value-type="float">
            <text:p>0.02</text:p>
          </table:table-cell>
        </table:table-row>
        <table:table-row table:style-name="ro9">
          <table:table-cell office:value-type="string" calcext:value-type="string">
            <text:p>PREV_AMT_GOODS_PRICE_MEAN</text:p>
          </table:table-cell>
          <table:table-cell office:value-type="float" office:value="0.0158465172247857" calcext:value-type="float">
            <text:p>0.0158465172247857</text:p>
          </table:table-cell>
          <table:table-cell table:formula="of:=[.A124]" office:value-type="string" office:string-value="PREV_AMT_GOODS_PRICE_MEAN" calcext:value-type="string">
            <text:p>PREV_AMT_GOODS_PRICE_MEAN</text:p>
          </table:table-cell>
          <table:table-cell table:formula="of:=ROUND([.B124];2)" office:value-type="float" office:value="0.02" calcext:value-type="float">
            <text:p>0.02</text:p>
          </table:table-cell>
        </table:table-row>
        <table:table-row table:style-name="ro9">
          <table:table-cell office:value-type="string" calcext:value-type="string">
            <text:p>BUREAU_BUREAU_CREDIT_DEBT_DIFF_MAX</text:p>
          </table:table-cell>
          <table:table-cell office:value-type="float" office:value="0.0158019305471357" calcext:value-type="float">
            <text:p>0.0158019305471357</text:p>
          </table:table-cell>
          <table:table-cell table:formula="of:=[.A125]" office:value-type="string" office:string-value="BUREAU_BUREAU_CREDIT_DEBT_DIFF_MAX" calcext:value-type="string">
            <text:p>BUREAU_BUREAU_CREDIT_DEBT_DIFF_MAX</text:p>
          </table:table-cell>
          <table:table-cell table:formula="of:=ROUND([.B125];2)" office:value-type="float" office:value="0.02" calcext:value-type="float">
            <text:p>0.02</text:p>
          </table:table-cell>
        </table:table-row>
        <table:table-row table:style-name="ro9">
          <table:table-cell office:value-type="string" calcext:value-type="string">
            <text:p>BUREAU_ACT_AMT_CREDIT_SUM_DEBT_MEAN</text:p>
          </table:table-cell>
          <table:table-cell office:value-type="float" office:value="0.0156374229409961" calcext:value-type="float">
            <text:p>0.0156374229409961</text:p>
          </table:table-cell>
          <table:table-cell table:formula="of:=[.A126]" office:value-type="string" office:string-value="BUREAU_ACT_AMT_CREDIT_SUM_DEBT_MEAN" calcext:value-type="string">
            <text:p>BUREAU_ACT_AMT_CREDIT_SUM_DEBT_MEAN</text:p>
          </table:table-cell>
          <table:table-cell table:formula="of:=ROUND([.B126];2)" office:value-type="float" office:value="0.02" calcext:value-type="float">
            <text:p>0.02</text:p>
          </table:table-cell>
        </table:table-row>
        <table:table-row table:style-name="ro9">
          <table:table-cell office:value-type="string" calcext:value-type="string">
            <text:p>BUREAU_ACT_AMT_CREDIT_SUM_OVERDUE_SUM</text:p>
          </table:table-cell>
          <table:table-cell office:value-type="float" office:value="0.0152047000441017" calcext:value-type="float">
            <text:p>0.0152047000441017</text:p>
          </table:table-cell>
          <table:table-cell table:formula="of:=[.A127]" office:value-type="string" office:string-value="BUREAU_ACT_AMT_CREDIT_SUM_OVERDUE_SUM" calcext:value-type="string">
            <text:p>BUREAU_ACT_AMT_CREDIT_SUM_OVERDUE_SUM</text:p>
          </table:table-cell>
          <table:table-cell table:formula="of:=ROUND([.B127];2)" office:value-type="float" office:value="0.02" calcext:value-type="float">
            <text:p>0.02</text:p>
          </table:table-cell>
        </table:table-row>
        <table:table-row table:style-name="ro9">
          <table:table-cell office:value-type="string" calcext:value-type="string">
            <text:p>PREV_RATE_DOWN_PAYMENT_MIN</text:p>
          </table:table-cell>
          <table:table-cell office:value-type="float" office:value="0.0147838140106362" calcext:value-type="float">
            <text:p>0.0147838140106362</text:p>
          </table:table-cell>
          <table:table-cell table:formula="of:=[.A128]" office:value-type="string" office:string-value="PREV_RATE_DOWN_PAYMENT_MIN" calcext:value-type="string">
            <text:p>PREV_RATE_DOWN_PAYMENT_MIN</text:p>
          </table:table-cell>
          <table:table-cell table:formula="of:=ROUND([.B128];2)" office:value-type="float" office:value="0.01" calcext:value-type="float">
            <text:p>0.01</text:p>
          </table:table-cell>
        </table:table-row>
        <table:table-row table:style-name="ro9">
          <table:table-cell office:value-type="string" calcext:value-type="string">
            <text:p>BUREAU_ACT_BUREAU_CREDIT_DEBT_RATIO_MIN</text:p>
          </table:table-cell>
          <table:table-cell office:value-type="float" office:value="0.0146793683459779" calcext:value-type="float">
            <text:p>0.0146793683459779</text:p>
          </table:table-cell>
          <table:table-cell table:formula="of:=[.A129]" office:value-type="string" office:string-value="BUREAU_ACT_BUREAU_CREDIT_DEBT_RATIO_MIN" calcext:value-type="string">
            <text:p>BUREAU_ACT_BUREAU_CREDIT_DEBT_RATIO_MIN</text:p>
          </table:table-cell>
          <table:table-cell table:formula="of:=ROUND([.B129];2)" office:value-type="float" office:value="0.01" calcext:value-type="float">
            <text:p>0.01</text:p>
          </table:table-cell>
        </table:table-row>
        <table:table-row table:style-name="ro9">
          <table:table-cell office:value-type="string" calcext:value-type="string">
            <text:p>APPS_ANNUITY_INCOME_RATIO</text:p>
          </table:table-cell>
          <table:table-cell office:value-type="float" office:value="0.0142652206980547" calcext:value-type="float">
            <text:p>0.0142652206980547</text:p>
          </table:table-cell>
          <table:table-cell table:formula="of:=[.A130]" office:value-type="string" office:string-value="APPS_ANNUITY_INCOME_RATIO" calcext:value-type="string">
            <text:p>APPS_ANNUITY_INCOME_RATIO</text:p>
          </table:table-cell>
          <table:table-cell table:formula="of:=ROUND([.B130];2)" office:value-type="float" office:value="0.01" calcext:value-type="float">
            <text:p>0.01</text:p>
          </table:table-cell>
        </table:table-row>
        <table:table-row table:style-name="ro9">
          <table:table-cell office:value-type="string" calcext:value-type="string">
            <text:p>BUREAU_AMT_CREDIT_SUM_SUM</text:p>
          </table:table-cell>
          <table:table-cell office:value-type="float" office:value="0.014057226370975" calcext:value-type="float">
            <text:p>0.014057226370975</text:p>
          </table:table-cell>
          <table:table-cell table:formula="of:=[.A131]" office:value-type="string" office:string-value="BUREAU_AMT_CREDIT_SUM_SUM" calcext:value-type="string">
            <text:p>BUREAU_AMT_CREDIT_SUM_SUM</text:p>
          </table:table-cell>
          <table:table-cell table:formula="of:=ROUND([.B131];2)" office:value-type="float" office:value="0.01" calcext:value-type="float">
            <text:p>0.01</text:p>
          </table:table-cell>
        </table:table-row>
        <table:table-row table:style-name="ro9">
          <table:table-cell office:value-type="string" calcext:value-type="string">
            <text:p>NONLIVINGAREA_AVG</text:p>
          </table:table-cell>
          <table:table-cell office:value-type="float" office:value="0.0135780697819847" calcext:value-type="float">
            <text:p>0.0135780697819847</text:p>
          </table:table-cell>
          <table:table-cell table:formula="of:=[.A132]" office:value-type="string" office:string-value="NONLIVINGAREA_AVG" calcext:value-type="string">
            <text:p>NONLIVINGAREA_AVG</text:p>
          </table:table-cell>
          <table:table-cell table:formula="of:=ROUND([.B132];2)" office:value-type="float" office:value="0.01" calcext:value-type="float">
            <text:p>0.01</text:p>
          </table:table-cell>
        </table:table-row>
        <table:table-row table:style-name="ro9">
          <table:table-cell office:value-type="string" calcext:value-type="string">
            <text:p>BUREAU_BUREAU_ENDDATE_FACT_DIFF_MAX</text:p>
          </table:table-cell>
          <table:table-cell office:value-type="float" office:value="0.0133378315632709" calcext:value-type="float">
            <text:p>0.0133378315632709</text:p>
          </table:table-cell>
          <table:table-cell table:formula="of:=[.A133]" office:value-type="string" office:string-value="BUREAU_BUREAU_ENDDATE_FACT_DIFF_MAX" calcext:value-type="string">
            <text:p>BUREAU_BUREAU_ENDDATE_FACT_DIFF_MAX</text:p>
          </table:table-cell>
          <table:table-cell table:formula="of:=ROUND([.B133];2)" office:value-type="float" office:value="0.01" calcext:value-type="float">
            <text:p>0.01</text:p>
          </table:table-cell>
        </table:table-row>
        <table:table-row table:style-name="ro9">
          <table:table-cell office:value-type="string" calcext:value-type="string">
            <text:p>NONLIVINGAREA_MEDI</text:p>
          </table:table-cell>
          <table:table-cell office:value-type="float" office:value="0.0133367199802739" calcext:value-type="float">
            <text:p>0.0133367199802739</text:p>
          </table:table-cell>
          <table:table-cell table:formula="of:=[.A134]" office:value-type="string" office:string-value="NONLIVINGAREA_MEDI" calcext:value-type="string">
            <text:p>NONLIVINGAREA_MEDI</text:p>
          </table:table-cell>
          <table:table-cell table:formula="of:=ROUND([.B134];2)" office:value-type="float" office:value="0.01" calcext:value-type="float">
            <text:p>0.01</text:p>
          </table:table-cell>
        </table:table-row>
        <table:table-row table:style-name="ro9">
          <table:table-cell office:value-type="string" calcext:value-type="string">
            <text:p>BUREAU_AMT_CREDIT_SUM_OVERDUE_SUM</text:p>
          </table:table-cell>
          <table:table-cell office:value-type="float" office:value="0.0133347467442861" calcext:value-type="float">
            <text:p>0.0133347467442861</text:p>
          </table:table-cell>
          <table:table-cell table:formula="of:=[.A135]" office:value-type="string" office:string-value="BUREAU_AMT_CREDIT_SUM_OVERDUE_SUM" calcext:value-type="string">
            <text:p>BUREAU_AMT_CREDIT_SUM_OVERDUE_SUM</text:p>
          </table:table-cell>
          <table:table-cell table:formula="of:=ROUND([.B135];2)" office:value-type="float" office:value="0.01" calcext:value-type="float">
            <text:p>0.01</text:p>
          </table:table-cell>
        </table:table-row>
        <table:table-row table:style-name="ro9">
          <table:table-cell office:value-type="string" calcext:value-type="string">
            <text:p>PREV_AMT_GOODS_PRICE_MAX</text:p>
          </table:table-cell>
          <table:table-cell office:value-type="float" office:value="0.0129019567921127" calcext:value-type="float">
            <text:p>0.0129019567921127</text:p>
          </table:table-cell>
          <table:table-cell table:formula="of:=[.A136]" office:value-type="string" office:string-value="PREV_AMT_GOODS_PRICE_MAX" calcext:value-type="string">
            <text:p>PREV_AMT_GOODS_PRICE_MAX</text:p>
          </table:table-cell>
          <table:table-cell table:formula="of:=ROUND([.B136];2)" office:value-type="float" office:value="0.01" calcext:value-type="float">
            <text:p>0.01</text:p>
          </table:table-cell>
        </table:table-row>
        <table:table-row table:style-name="ro9">
          <table:table-cell office:value-type="string" calcext:value-type="string">
            <text:p>AMT_ANNUITY</text:p>
          </table:table-cell>
          <table:table-cell office:value-type="float" office:value="0.0128165615154136" calcext:value-type="float">
            <text:p>0.0128165615154136</text:p>
          </table:table-cell>
          <table:table-cell table:formula="of:=[.A137]" office:value-type="string" office:string-value="AMT_ANNUITY" calcext:value-type="string">
            <text:p>AMT_ANNUITY</text:p>
          </table:table-cell>
          <table:table-cell table:formula="of:=ROUND([.B137];2)" office:value-type="float" office:value="0.01" calcext:value-type="float">
            <text:p>0.01</text:p>
          </table:table-cell>
        </table:table-row>
        <table:table-row table:style-name="ro9">
          <table:table-cell office:value-type="string" calcext:value-type="string">
            <text:p>BUREAU_BUREAU_CREDIT_ENDDATE_DIFF_MAX</text:p>
          </table:table-cell>
          <table:table-cell office:value-type="float" office:value="0.0128079535780297" calcext:value-type="float">
            <text:p>0.0128079535780297</text:p>
          </table:table-cell>
          <table:table-cell table:formula="of:=[.A138]" office:value-type="string" office:string-value="BUREAU_BUREAU_CREDIT_ENDDATE_DIFF_MAX" calcext:value-type="string">
            <text:p>BUREAU_BUREAU_CREDIT_ENDDATE_DIFF_MAX</text:p>
          </table:table-cell>
          <table:table-cell table:formula="of:=ROUND([.B138];2)" office:value-type="float" office:value="0.01" calcext:value-type="float">
            <text:p>0.01</text:p>
          </table:table-cell>
        </table:table-row>
        <table:table-row table:style-name="ro9">
          <table:table-cell office:value-type="string" calcext:value-type="string">
            <text:p>NONLIVINGAREA_MODE</text:p>
          </table:table-cell>
          <table:table-cell office:value-type="float" office:value="0.0127105437488783" calcext:value-type="float">
            <text:p>0.0127105437488783</text:p>
          </table:table-cell>
          <table:table-cell table:formula="of:=[.A139]" office:value-type="string" office:string-value="NONLIVINGAREA_MODE" calcext:value-type="string">
            <text:p>NONLIVINGAREA_MODE</text:p>
          </table:table-cell>
          <table:table-cell table:formula="of:=ROUND([.B139];2)" office:value-type="float" office:value="0.01" calcext:value-type="float">
            <text:p>0.01</text:p>
          </table:table-cell>
        </table:table-row>
        <table:table-row table:style-name="ro9">
          <table:table-cell office:value-type="string" calcext:value-type="string">
            <text:p>APPS_ANNUITY_CREDIT_RATIO</text:p>
          </table:table-cell>
          <table:table-cell office:value-type="float" office:value="0.0127036109515004" calcext:value-type="float">
            <text:p>0.0127036109515004</text:p>
          </table:table-cell>
          <table:table-cell table:formula="of:=[.A140]" office:value-type="string" office:string-value="APPS_ANNUITY_CREDIT_RATIO" calcext:value-type="string">
            <text:p>APPS_ANNUITY_CREDIT_RATIO</text:p>
          </table:table-cell>
          <table:table-cell table:formula="of:=ROUND([.B140];2)" office:value-type="float" office:value="0.01" calcext:value-type="float">
            <text:p>0.01</text:p>
          </table:table-cell>
        </table:table-row>
        <table:table-row table:style-name="ro9">
          <table:table-cell office:value-type="string" calcext:value-type="string">
            <text:p>PREV_AMT_APPLICATION_MAX</text:p>
          </table:table-cell>
          <table:table-cell office:value-type="float" office:value="0.0126054856922804" calcext:value-type="float">
            <text:p>0.0126054856922804</text:p>
          </table:table-cell>
          <table:table-cell table:formula="of:=[.A141]" office:value-type="string" office:string-value="PREV_AMT_APPLICATION_MAX" calcext:value-type="string">
            <text:p>PREV_AMT_APPLICATION_MAX</text:p>
          </table:table-cell>
          <table:table-cell table:formula="of:=ROUND([.B141];2)" office:value-type="float" office:value="0.01" calcext:value-type="float">
            <text:p>0.01</text:p>
          </table:table-cell>
        </table:table-row>
        <table:table-row table:style-name="ro9">
          <table:table-cell office:value-type="string" calcext:value-type="string">
            <text:p>AMT_REQ_CREDIT_BUREAU_MON</text:p>
          </table:table-cell>
          <table:table-cell office:value-type="float" office:value="0.0124624192281386" calcext:value-type="float">
            <text:p>0.0124624192281386</text:p>
          </table:table-cell>
          <table:table-cell table:formula="of:=[.A142]" office:value-type="string" office:string-value="AMT_REQ_CREDIT_BUREAU_MON" calcext:value-type="string">
            <text:p>AMT_REQ_CREDIT_BUREAU_MON</text:p>
          </table:table-cell>
          <table:table-cell table:formula="of:=ROUND([.B142];2)" office:value-type="float" office:value="0.01" calcext:value-type="float">
            <text:p>0.01</text:p>
          </table:table-cell>
        </table:table-row>
        <table:table-row table:style-name="ro9">
          <table:table-cell office:value-type="string" calcext:value-type="string">
            <text:p>BUREAU_ACT_BUREAU_CREDIT_FACT_DIFF_MEAN</text:p>
          </table:table-cell>
          <table:table-cell office:value-type="float" office:value="0.012296720819917" calcext:value-type="float">
            <text:p>0.012296720819917</text:p>
          </table:table-cell>
          <table:table-cell table:formula="of:=[.A143]" office:value-type="string" office:string-value="BUREAU_ACT_BUREAU_CREDIT_FACT_DIFF_MEAN" calcext:value-type="string">
            <text:p>BUREAU_ACT_BUREAU_CREDIT_FACT_DIFF_MEAN</text:p>
          </table:table-cell>
          <table:table-cell table:formula="of:=ROUND([.B143];2)" office:value-type="float" office:value="0.01" calcext:value-type="float">
            <text:p>0.01</text:p>
          </table:table-cell>
        </table:table-row>
        <table:table-row table:style-name="ro9">
          <table:table-cell office:value-type="string" calcext:value-type="string">
            <text:p>BUREAU_BUREAU_IS_DPD_OVER120_MEAN</text:p>
          </table:table-cell>
          <table:table-cell office:value-type="float" office:value="0.0120583548678866" calcext:value-type="float">
            <text:p>0.0120583548678866</text:p>
          </table:table-cell>
          <table:table-cell table:formula="of:=[.A144]" office:value-type="string" office:string-value="BUREAU_BUREAU_IS_DPD_OVER120_MEAN" calcext:value-type="string">
            <text:p>BUREAU_BUREAU_IS_DPD_OVER120_MEAN</text:p>
          </table:table-cell>
          <table:table-cell table:formula="of:=ROUND([.B144];2)" office:value-type="float" office:value="0.01" calcext:value-type="float">
            <text:p>0.01</text:p>
          </table:table-cell>
        </table:table-row>
        <table:table-row table:style-name="ro9">
          <table:table-cell office:value-type="string" calcext:value-type="string">
            <text:p>BUREAU_ACT_AMT_CREDIT_SUM_OVERDUE_MAX</text:p>
          </table:table-cell>
          <table:table-cell office:value-type="float" office:value="0.0119317069197855" calcext:value-type="float">
            <text:p>0.0119317069197855</text:p>
          </table:table-cell>
          <table:table-cell table:formula="of:=[.A145]" office:value-type="string" office:string-value="BUREAU_ACT_AMT_CREDIT_SUM_OVERDUE_MAX" calcext:value-type="string">
            <text:p>BUREAU_ACT_AMT_CREDIT_SUM_OVERDUE_MAX</text:p>
          </table:table-cell>
          <table:table-cell table:formula="of:=ROUND([.B145];2)" office:value-type="float" office:value="0.01" calcext:value-type="float">
            <text:p>0.01</text:p>
          </table:table-cell>
        </table:table-row>
        <table:table-row table:style-name="ro9">
          <table:table-cell office:value-type="string" calcext:value-type="string">
            <text:p>LANDAREA_MEDI</text:p>
          </table:table-cell>
          <table:table-cell office:value-type="float" office:value="0.0112558266399233" calcext:value-type="float">
            <text:p>0.0112558266399233</text:p>
          </table:table-cell>
          <table:table-cell table:formula="of:=[.A146]" office:value-type="string" office:string-value="LANDAREA_MEDI" calcext:value-type="string">
            <text:p>LANDAREA_MEDI</text:p>
          </table:table-cell>
          <table:table-cell table:formula="of:=ROUND([.B146];2)" office:value-type="float" office:value="0.01" calcext:value-type="float">
            <text:p>0.01</text:p>
          </table:table-cell>
        </table:table-row>
        <table:table-row table:style-name="ro9">
          <table:table-cell office:value-type="string" calcext:value-type="string">
            <text:p>LANDAREA_AVG</text:p>
          </table:table-cell>
          <table:table-cell office:value-type="float" office:value="0.0108848226788066" calcext:value-type="float">
            <text:p>0.0108848226788066</text:p>
          </table:table-cell>
          <table:table-cell table:formula="of:=[.A147]" office:value-type="string" office:string-value="LANDAREA_AVG" calcext:value-type="string">
            <text:p>LANDAREA_AVG</text:p>
          </table:table-cell>
          <table:table-cell table:formula="of:=ROUND([.B147];2)" office:value-type="float" office:value="0.01" calcext:value-type="float">
            <text:p>0.01</text:p>
          </table:table-cell>
        </table:table-row>
        <table:table-row table:style-name="ro9">
          <table:table-cell office:value-type="string" calcext:value-type="string">
            <text:p>BUREAU_AMT_CREDIT_SUM_OVERDUE_MAX</text:p>
          </table:table-cell>
          <table:table-cell office:value-type="float" office:value="0.0106141770158896" calcext:value-type="float">
            <text:p>0.0106141770158896</text:p>
          </table:table-cell>
          <table:table-cell table:formula="of:=[.A148]" office:value-type="string" office:string-value="BUREAU_AMT_CREDIT_SUM_OVERDUE_MAX" calcext:value-type="string">
            <text:p>BUREAU_AMT_CREDIT_SUM_OVERDUE_MAX</text:p>
          </table:table-cell>
          <table:table-cell table:formula="of:=ROUND([.B148];2)" office:value-type="float" office:value="0.01" calcext:value-type="float">
            <text:p>0.01</text:p>
          </table:table-cell>
        </table:table-row>
        <table:table-row table:style-name="ro9">
          <table:table-cell office:value-type="string" calcext:value-type="string">
            <text:p>BUREAU_ACT_DAYS_CREDIT_ENDDATE_MIN</text:p>
          </table:table-cell>
          <table:table-cell office:value-type="float" office:value="0.0103245506062919" calcext:value-type="float">
            <text:p>0.0103245506062919</text:p>
          </table:table-cell>
          <table:table-cell table:formula="of:=[.A149]" office:value-type="string" office:string-value="BUREAU_ACT_DAYS_CREDIT_ENDDATE_MIN" calcext:value-type="string">
            <text:p>BUREAU_ACT_DAYS_CREDIT_ENDDATE_MIN</text:p>
          </table:table-cell>
          <table:table-cell table:formula="of:=ROUND([.B149];2)" office:value-type="float" office:value="0.01" calcext:value-type="float">
            <text:p>0.01</text:p>
          </table:table-cell>
        </table:table-row>
        <table:table-row table:style-name="ro9">
          <table:table-cell office:value-type="string" calcext:value-type="string">
            <text:p>LANDAREA_MODE</text:p>
          </table:table-cell>
          <table:table-cell office:value-type="float" office:value="0.0101741035676604" calcext:value-type="float">
            <text:p>0.0101741035676604</text:p>
          </table:table-cell>
          <table:table-cell table:formula="of:=[.A150]" office:value-type="string" office:string-value="LANDAREA_MODE" calcext:value-type="string">
            <text:p>LANDAREA_MODE</text:p>
          </table:table-cell>
          <table:table-cell table:formula="of:=ROUND([.B150];2)" office:value-type="float" office:value="0.01" calcext:value-type="float">
            <text:p>0.01</text:p>
          </table:table-cell>
        </table:table-row>
        <table:table-row table:style-name="ro9">
          <table:table-cell office:value-type="string" calcext:value-type="string">
            <text:p>YEARS_BEGINEXPLUATATION_MEDI</text:p>
          </table:table-cell>
          <table:table-cell office:value-type="float" office:value="0.00999309655969647" calcext:value-type="float">
            <text:p>0.00999309655969647</text:p>
          </table:table-cell>
          <table:table-cell table:formula="of:=[.A151]" office:value-type="string" office:string-value="YEARS_BEGINEXPLUATATION_MEDI" calcext:value-type="string">
            <text:p>YEARS_BEGINEXPLUATATION_MEDI</text:p>
          </table:table-cell>
          <table:table-cell table:formula="of:=ROUND([.B151];2)" office:value-type="float" office:value="0.01" calcext:value-type="float">
            <text:p>0.01</text:p>
          </table:table-cell>
        </table:table-row>
        <table:table-row table:style-name="ro9">
          <table:table-cell office:value-type="string" calcext:value-type="string">
            <text:p>BUREAU_ACT_AMT_CREDIT_SUM_DEBT_MAX</text:p>
          </table:table-cell>
          <table:table-cell office:value-type="float" office:value="0.00975337664263247" calcext:value-type="float">
            <text:p>0.00975337664263247</text:p>
          </table:table-cell>
          <table:table-cell table:formula="of:=[.A152]" office:value-type="string" office:string-value="BUREAU_ACT_AMT_CREDIT_SUM_DEBT_MAX" calcext:value-type="string">
            <text:p>BUREAU_ACT_AMT_CREDIT_SUM_DEBT_MAX</text:p>
          </table:table-cell>
          <table:table-cell table:formula="of:=ROUND([.B152];2)" office:value-type="float" office:value="0.01" calcext:value-type="float">
            <text:p>0.01</text:p>
          </table:table-cell>
        </table:table-row>
        <table:table-row table:style-name="ro9">
          <table:table-cell office:value-type="string" calcext:value-type="string">
            <text:p>YEARS_BEGINEXPLUATATION_AVG</text:p>
          </table:table-cell>
          <table:table-cell office:value-type="float" office:value="0.0097276732686802" calcext:value-type="float">
            <text:p>0.0097276732686802</text:p>
          </table:table-cell>
          <table:table-cell table:formula="of:=[.A153]" office:value-type="string" office:string-value="YEARS_BEGINEXPLUATATION_AVG" calcext:value-type="string">
            <text:p>YEARS_BEGINEXPLUATATION_AVG</text:p>
          </table:table-cell>
          <table:table-cell table:formula="of:=ROUND([.B153];2)" office:value-type="float" office:value="0.01" calcext:value-type="float">
            <text:p>0.01</text:p>
          </table:table-cell>
        </table:table-row>
        <table:table-row table:style-name="ro9">
          <table:table-cell office:value-type="string" calcext:value-type="string">
            <text:p>BUREAU_ACT_AMT_CREDIT_SUM_SUM</text:p>
          </table:table-cell>
          <table:table-cell office:value-type="float" office:value="0.0094314056004479" calcext:value-type="float">
            <text:p>0.0094314056004479</text:p>
          </table:table-cell>
          <table:table-cell table:formula="of:=[.A154]" office:value-type="string" office:string-value="BUREAU_ACT_AMT_CREDIT_SUM_SUM" calcext:value-type="string">
            <text:p>BUREAU_ACT_AMT_CREDIT_SUM_SUM</text:p>
          </table:table-cell>
          <table:table-cell table:formula="of:=ROUND([.B154];2)" office:value-type="float" office:value="0.01" calcext:value-type="float">
            <text:p>0.01</text:p>
          </table:table-cell>
        </table:table-row>
        <table:table-row table:style-name="ro9">
          <table:table-cell office:value-type="string" calcext:value-type="string">
            <text:p>BUREAU_BUREAU_CREDIT_DEBT_RATIO_MIN</text:p>
          </table:table-cell>
          <table:table-cell office:value-type="float" office:value="0.00939123185522557" calcext:value-type="float">
            <text:p>0.00939123185522557</text:p>
          </table:table-cell>
          <table:table-cell table:formula="of:=[.A155]" office:value-type="string" office:string-value="BUREAU_BUREAU_CREDIT_DEBT_RATIO_MIN" calcext:value-type="string">
            <text:p>BUREAU_BUREAU_CREDIT_DEBT_RATIO_MIN</text:p>
          </table:table-cell>
          <table:table-cell table:formula="of:=ROUND([.B155];2)" office:value-type="float" office:value="0.01" calcext:value-type="float">
            <text:p>0.01</text:p>
          </table:table-cell>
        </table:table-row>
        <table:table-row table:style-name="ro9">
          <table:table-cell office:value-type="string" calcext:value-type="string">
            <text:p>CNT_FAM_MEMBERS</text:p>
          </table:table-cell>
          <table:table-cell office:value-type="float" office:value="0.0093077843965315" calcext:value-type="float">
            <text:p>0.0093077843965315</text:p>
          </table:table-cell>
          <table:table-cell table:formula="of:=[.A156]" office:value-type="string" office:string-value="CNT_FAM_MEMBERS" calcext:value-type="string">
            <text:p>CNT_FAM_MEMBERS</text:p>
          </table:table-cell>
          <table:table-cell table:formula="of:=ROUND([.B156];2)" office:value-type="float" office:value="0.01" calcext:value-type="float">
            <text:p>0.01</text:p>
          </table:table-cell>
        </table:table-row>
        <table:table-row table:style-name="ro9">
          <table:table-cell office:value-type="string" calcext:value-type="string">
            <text:p>BUREAU_BUREAU_IS_DPD_OVER120_SUM</text:p>
          </table:table-cell>
          <table:table-cell office:value-type="float" office:value="0.00919641392505492" calcext:value-type="float">
            <text:p>0.00919641392505492</text:p>
          </table:table-cell>
          <table:table-cell table:formula="of:=[.A157]" office:value-type="string" office:string-value="BUREAU_BUREAU_IS_DPD_OVER120_SUM" calcext:value-type="string">
            <text:p>BUREAU_BUREAU_IS_DPD_OVER120_SUM</text:p>
          </table:table-cell>
          <table:table-cell table:formula="of:=ROUND([.B157];2)" office:value-type="float" office:value="0.01" calcext:value-type="float">
            <text:p>0.01</text:p>
          </table:table-cell>
        </table:table-row>
        <table:table-row table:style-name="ro9">
          <table:table-cell office:value-type="string" calcext:value-type="string">
            <text:p>OBS_30_CNT_SOCIAL_CIRCLE</text:p>
          </table:table-cell>
          <table:table-cell office:value-type="float" office:value="0.0091306657027761" calcext:value-type="float">
            <text:p>0.0091306657027761</text:p>
          </table:table-cell>
          <table:table-cell table:formula="of:=[.A158]" office:value-type="string" office:string-value="OBS_30_CNT_SOCIAL_CIRCLE" calcext:value-type="string">
            <text:p>OBS_30_CNT_SOCIAL_CIRCLE</text:p>
          </table:table-cell>
          <table:table-cell table:formula="of:=ROUND([.B158];2)" office:value-type="float" office:value="0.01" calcext:value-type="float">
            <text:p>0.01</text:p>
          </table:table-cell>
        </table:table-row>
        <table:table-row table:style-name="ro9">
          <table:table-cell office:value-type="string" calcext:value-type="string">
            <text:p>YEARS_BEGINEXPLUATATION_MODE</text:p>
          </table:table-cell>
          <table:table-cell office:value-type="float" office:value="0.00903644735430115" calcext:value-type="float">
            <text:p>0.00903644735430115</text:p>
          </table:table-cell>
          <table:table-cell table:formula="of:=[.A159]" office:value-type="string" office:string-value="YEARS_BEGINEXPLUATATION_MODE" calcext:value-type="string">
            <text:p>YEARS_BEGINEXPLUATATION_MODE</text:p>
          </table:table-cell>
          <table:table-cell table:formula="of:=ROUND([.B159];2)" office:value-type="float" office:value="0.01" calcext:value-type="float">
            <text:p>0.01</text:p>
          </table:table-cell>
        </table:table-row>
        <table:table-row table:style-name="ro9">
          <table:table-cell office:value-type="string" calcext:value-type="string">
            <text:p>OBS_60_CNT_SOCIAL_CIRCLE</text:p>
          </table:table-cell>
          <table:table-cell office:value-type="float" office:value="0.00902214363021506" calcext:value-type="float">
            <text:p>0.00902214363021506</text:p>
          </table:table-cell>
          <table:table-cell table:formula="of:=[.A160]" office:value-type="string" office:string-value="OBS_60_CNT_SOCIAL_CIRCLE" calcext:value-type="string">
            <text:p>OBS_60_CNT_SOCIAL_CIRCLE</text:p>
          </table:table-cell>
          <table:table-cell table:formula="of:=ROUND([.B160];2)" office:value-type="float" office:value="0.01" calcext:value-type="float">
            <text:p>0.01</text:p>
          </table:table-cell>
        </table:table-row>
        <table:table-row table:style-name="ro9">
          <table:table-cell office:value-type="string" calcext:value-type="string">
            <text:p>APPS_INCOME_BIRTH_RATIO</text:p>
          </table:table-cell>
          <table:table-cell office:value-type="float" office:value="0.00892336854266204" calcext:value-type="float">
            <text:p>0.00892336854266204</text:p>
          </table:table-cell>
          <table:table-cell table:formula="of:=[.A161]" office:value-type="string" office:string-value="APPS_INCOME_BIRTH_RATIO" calcext:value-type="string">
            <text:p>APPS_INCOME_BIRTH_RATIO</text:p>
          </table:table-cell>
          <table:table-cell table:formula="of:=ROUND([.B161];2)" office:value-type="float" office:value="0.01" calcext:value-type="float">
            <text:p>0.01</text:p>
          </table:table-cell>
        </table:table-row>
        <table:table-row table:style-name="ro9">
          <table:table-cell office:value-type="string" calcext:value-type="string">
            <text:p>BUREAU_ACT_AMT_ANNUITY_MAX</text:p>
          </table:table-cell>
          <table:table-cell office:value-type="float" office:value="0.00889266012239917" calcext:value-type="float">
            <text:p>0.00889266012239917</text:p>
          </table:table-cell>
          <table:table-cell table:formula="of:=[.A162]" office:value-type="string" office:string-value="BUREAU_ACT_AMT_ANNUITY_MAX" calcext:value-type="string">
            <text:p>BUREAU_ACT_AMT_ANNUITY_MAX</text:p>
          </table:table-cell>
          <table:table-cell table:formula="of:=ROUND([.B162];2)" office:value-type="float" office:value="0.01" calcext:value-type="float">
            <text:p>0.01</text:p>
          </table:table-cell>
        </table:table-row>
        <table:table-row table:style-name="ro9">
          <table:table-cell office:value-type="string" calcext:value-type="string">
            <text:p>BUREAU_ACT_AMT_ANNUITY_MEAN</text:p>
          </table:table-cell>
          <table:table-cell office:value-type="float" office:value="0.00856197263934997" calcext:value-type="float">
            <text:p>0.00856197263934997</text:p>
          </table:table-cell>
          <table:table-cell table:formula="of:=[.A163]" office:value-type="string" office:string-value="BUREAU_ACT_AMT_ANNUITY_MEAN" calcext:value-type="string">
            <text:p>BUREAU_ACT_AMT_ANNUITY_MEAN</text:p>
          </table:table-cell>
          <table:table-cell table:formula="of:=ROUND([.B163];2)" office:value-type="float" office:value="0.01" calcext:value-type="float">
            <text:p>0.01</text:p>
          </table:table-cell>
        </table:table-row>
        <table:table-row table:style-name="ro9">
          <table:table-cell office:value-type="string" calcext:value-type="string">
            <text:p>PREV_AMT_CREDIT_MAX</text:p>
          </table:table-cell>
          <table:table-cell office:value-type="float" office:value="0.00843906024924306" calcext:value-type="float">
            <text:p>0.00843906024924306</text:p>
          </table:table-cell>
          <table:table-cell table:formula="of:=[.A164]" office:value-type="string" office:string-value="PREV_AMT_CREDIT_MAX" calcext:value-type="string">
            <text:p>PREV_AMT_CREDIT_MAX</text:p>
          </table:table-cell>
          <table:table-cell table:formula="of:=ROUND([.B164];2)" office:value-type="float" office:value="0.01" calcext:value-type="float">
            <text:p>0.01</text:p>
          </table:table-cell>
        </table:table-row>
        <table:table-row table:style-name="ro9">
          <table:table-cell office:value-type="string" calcext:value-type="string">
            <text:p>PREV_AMT_CREDIT_SUM</text:p>
          </table:table-cell>
          <table:table-cell office:value-type="float" office:value="0.00830773462594591" calcext:value-type="float">
            <text:p>0.00830773462594591</text:p>
          </table:table-cell>
          <table:table-cell table:formula="of:=[.A165]" office:value-type="string" office:string-value="PREV_AMT_CREDIT_SUM" calcext:value-type="string">
            <text:p>PREV_AMT_CREDIT_SUM</text:p>
          </table:table-cell>
          <table:table-cell table:formula="of:=ROUND([.B165];2)" office:value-type="float" office:value="0.01" calcext:value-type="float">
            <text:p>0.01</text:p>
          </table:table-cell>
        </table:table-row>
        <table:table-row table:style-name="ro9">
          <table:table-cell office:value-type="string" calcext:value-type="string">
            <text:p>BUREAU_CREDIT_DAY_OVERDUE_MEAN</text:p>
          </table:table-cell>
          <table:table-cell office:value-type="float" office:value="0.00811845370660206" calcext:value-type="float">
            <text:p>0.00811845370660206</text:p>
          </table:table-cell>
          <table:table-cell table:formula="of:=[.A166]" office:value-type="string" office:string-value="BUREAU_CREDIT_DAY_OVERDUE_MEAN" calcext:value-type="string">
            <text:p>BUREAU_CREDIT_DAY_OVERDUE_MEAN</text:p>
          </table:table-cell>
          <table:table-cell table:formula="of:=ROUND([.B166];2)" office:value-type="float" office:value="0.01" calcext:value-type="float">
            <text:p>0.01</text:p>
          </table:table-cell>
        </table:table-row>
        <table:table-row table:style-name="ro9">
          <table:table-cell office:value-type="string" calcext:value-type="string">
            <text:p>BUREAU_BUREAU_ENDDATE_FACT_DIFF_MEAN</text:p>
          </table:table-cell>
          <table:table-cell office:value-type="float" office:value="0.0077341021999899" calcext:value-type="float">
            <text:p>0.0077341021999899</text:p>
          </table:table-cell>
          <table:table-cell table:formula="of:=[.A167]" office:value-type="string" office:string-value="BUREAU_BUREAU_ENDDATE_FACT_DIFF_MEAN" calcext:value-type="string">
            <text:p>BUREAU_BUREAU_ENDDATE_FACT_DIFF_MEAN</text:p>
          </table:table-cell>
          <table:table-cell table:formula="of:=ROUND([.B167];2)" office:value-type="float" office:value="0.01" calcext:value-type="float">
            <text:p>0.01</text:p>
          </table:table-cell>
        </table:table-row>
        <table:table-row table:style-name="ro9">
          <table:table-cell office:value-type="string" calcext:value-type="string">
            <text:p>BUREAU_CREDIT_DAY_OVERDUE_MIN</text:p>
          </table:table-cell>
          <table:table-cell office:value-type="float" office:value="0.00757306734530179" calcext:value-type="float">
            <text:p>0.00757306734530179</text:p>
          </table:table-cell>
          <table:table-cell table:formula="of:=[.A168]" office:value-type="string" office:string-value="BUREAU_CREDIT_DAY_OVERDUE_MIN" calcext:value-type="string">
            <text:p>BUREAU_CREDIT_DAY_OVERDUE_MIN</text:p>
          </table:table-cell>
          <table:table-cell table:formula="of:=ROUND([.B168];2)" office:value-type="float" office:value="0.01" calcext:value-type="float">
            <text:p>0.01</text:p>
          </table:table-cell>
        </table:table-row>
        <table:table-row table:style-name="ro9">
          <table:table-cell office:value-type="string" calcext:value-type="string">
            <text:p>BUREAU_ACT_AMT_ANNUITY_SUM</text:p>
          </table:table-cell>
          <table:table-cell office:value-type="float" office:value="0.00752945239432417" calcext:value-type="float">
            <text:p>0.00752945239432417</text:p>
          </table:table-cell>
          <table:table-cell table:formula="of:=[.A169]" office:value-type="string" office:string-value="BUREAU_ACT_AMT_ANNUITY_SUM" calcext:value-type="string">
            <text:p>BUREAU_ACT_AMT_ANNUITY_SUM</text:p>
          </table:table-cell>
          <table:table-cell table:formula="of:=ROUND([.B169];2)" office:value-type="float" office:value="0.01" calcext:value-type="float">
            <text:p>0.01</text:p>
          </table:table-cell>
        </table:table-row>
        <table:table-row table:style-name="ro9">
          <table:table-cell office:value-type="string" calcext:value-type="string">
            <text:p>BUREAU_ACT_BUREAU_CREDIT_FACT_DIFF_MIN</text:p>
          </table:table-cell>
          <table:table-cell office:value-type="float" office:value="0.00739024697736932" calcext:value-type="float">
            <text:p>0.00739024697736932</text:p>
          </table:table-cell>
          <table:table-cell table:formula="of:=[.A170]" office:value-type="string" office:string-value="BUREAU_ACT_BUREAU_CREDIT_FACT_DIFF_MIN" calcext:value-type="string">
            <text:p>BUREAU_ACT_BUREAU_CREDIT_FACT_DIFF_MIN</text:p>
          </table:table-cell>
          <table:table-cell table:formula="of:=ROUND([.B170];2)" office:value-type="float" office:value="0.01" calcext:value-type="float">
            <text:p>0.01</text:p>
          </table:table-cell>
        </table:table-row>
        <table:table-row table:style-name="ro9">
          <table:table-cell office:value-type="string" calcext:value-type="string">
            <text:p>BUREAU_AMT_CREDIT_SUM_OVERDUE_MEAN</text:p>
          </table:table-cell>
          <table:table-cell office:value-type="float" office:value="0.00715026547811314" calcext:value-type="float">
            <text:p>0.00715026547811314</text:p>
          </table:table-cell>
          <table:table-cell table:formula="of:=[.A171]" office:value-type="string" office:string-value="BUREAU_AMT_CREDIT_SUM_OVERDUE_MEAN" calcext:value-type="string">
            <text:p>BUREAU_AMT_CREDIT_SUM_OVERDUE_MEAN</text:p>
          </table:table-cell>
          <table:table-cell table:formula="of:=ROUND([.B171];2)" office:value-type="float" office:value="0.01" calcext:value-type="float">
            <text:p>0.01</text:p>
          </table:table-cell>
        </table:table-row>
        <table:table-row table:style-name="ro9">
          <table:table-cell office:value-type="string" calcext:value-type="string">
            <text:p>BUREAU_AMT_CREDIT_SUM_DEBT_SUM</text:p>
          </table:table-cell>
          <table:table-cell office:value-type="float" office:value="0.00714384577109716" calcext:value-type="float">
            <text:p>0.00714384577109716</text:p>
          </table:table-cell>
          <table:table-cell table:formula="of:=[.A172]" office:value-type="string" office:string-value="BUREAU_AMT_CREDIT_SUM_DEBT_SUM" calcext:value-type="string">
            <text:p>BUREAU_AMT_CREDIT_SUM_DEBT_SUM</text:p>
          </table:table-cell>
          <table:table-cell table:formula="of:=ROUND([.B172];2)" office:value-type="float" office:value="0.01" calcext:value-type="float">
            <text:p>0.01</text:p>
          </table:table-cell>
        </table:table-row>
        <table:table-row table:style-name="ro9">
          <table:table-cell office:value-type="string" calcext:value-type="string">
            <text:p>PREV_AMT_ANNUITY_SUM</text:p>
          </table:table-cell>
          <table:table-cell office:value-type="float" office:value="0.00673576374101755" calcext:value-type="float">
            <text:p>0.00673576374101755</text:p>
          </table:table-cell>
          <table:table-cell table:formula="of:=[.A173]" office:value-type="string" office:string-value="PREV_AMT_ANNUITY_SUM" calcext:value-type="string">
            <text:p>PREV_AMT_ANNUITY_SUM</text:p>
          </table:table-cell>
          <table:table-cell table:formula="of:=ROUND([.B173];2)" office:value-type="float" office:value="0.01" calcext:value-type="float">
            <text:p>0.01</text:p>
          </table:table-cell>
        </table:table-row>
        <table:table-row table:style-name="ro9">
          <table:table-cell office:value-type="string" calcext:value-type="string">
            <text:p>BUREAU_ACT_BUREAU_IS_DPD_OVER120_MEAN</text:p>
          </table:table-cell>
          <table:table-cell office:value-type="float" office:value="0.00654485804402158" calcext:value-type="float">
            <text:p>0.00654485804402158</text:p>
          </table:table-cell>
          <table:table-cell table:formula="of:=[.A174]" office:value-type="string" office:string-value="BUREAU_ACT_BUREAU_IS_DPD_OVER120_MEAN" calcext:value-type="string">
            <text:p>BUREAU_ACT_BUREAU_IS_DPD_OVER120_MEAN</text:p>
          </table:table-cell>
          <table:table-cell table:formula="of:=ROUND([.B174];2)" office:value-type="float" office:value="0.01" calcext:value-type="float">
            <text:p>0.01</text:p>
          </table:table-cell>
        </table:table-row>
        <table:table-row table:style-name="ro9">
          <table:table-cell office:value-type="string" calcext:value-type="string">
            <text:p>BUREAU_ACT_AMT_CREDIT_SUM_OVERDUE_MEAN</text:p>
          </table:table-cell>
          <table:table-cell office:value-type="float" office:value="0.00587841769264682" calcext:value-type="float">
            <text:p>0.00587841769264682</text:p>
          </table:table-cell>
          <table:table-cell table:formula="of:=[.A175]" office:value-type="string" office:string-value="BUREAU_ACT_AMT_CREDIT_SUM_OVERDUE_MEAN" calcext:value-type="string">
            <text:p>BUREAU_ACT_AMT_CREDIT_SUM_OVERDUE_MEAN</text:p>
          </table:table-cell>
          <table:table-cell table:formula="of:=ROUND([.B175];2)" office:value-type="float" office:value="0.01" calcext:value-type="float">
            <text:p>0.01</text:p>
          </table:table-cell>
        </table:table-row>
        <table:table-row table:style-name="ro9">
          <table:table-cell office:value-type="string" calcext:value-type="string">
            <text:p>PREV_PREV_GOODS_APPL_RATIO_MEAN</text:p>
          </table:table-cell>
          <table:table-cell office:value-type="float" office:value="0.00583705006485632" calcext:value-type="float">
            <text:p>0.00583705006485632</text:p>
          </table:table-cell>
          <table:table-cell table:formula="of:=[.A176]" office:value-type="string" office:string-value="PREV_PREV_GOODS_APPL_RATIO_MEAN" calcext:value-type="string">
            <text:p>PREV_PREV_GOODS_APPL_RATIO_MEAN</text:p>
          </table:table-cell>
          <table:table-cell table:formula="of:=ROUND([.B176];2)" office:value-type="float" office:value="0.01" calcext:value-type="float">
            <text:p>0.01</text:p>
          </table:table-cell>
        </table:table-row>
        <table:table-row table:style-name="ro9">
          <table:table-cell office:value-type="string" calcext:value-type="string">
            <text:p>BUREAU_CREDIT_DAY_OVERDUE_MAX</text:p>
          </table:table-cell>
          <table:table-cell office:value-type="float" office:value="0.00549262648777482" calcext:value-type="float">
            <text:p>0.00549262648777482</text:p>
          </table:table-cell>
          <table:table-cell table:formula="of:=[.A177]" office:value-type="string" office:string-value="BUREAU_CREDIT_DAY_OVERDUE_MAX" calcext:value-type="string">
            <text:p>BUREAU_CREDIT_DAY_OVERDUE_MAX</text:p>
          </table:table-cell>
          <table:table-cell table:formula="of:=ROUND([.B177];2)" office:value-type="float" office:value="0.01" calcext:value-type="float">
            <text:p>0.01</text:p>
          </table:table-cell>
        </table:table-row>
        <table:table-row table:style-name="ro9">
          <table:table-cell office:value-type="string" calcext:value-type="string">
            <text:p>PREV_AMT_GOODS_PRICE_SUM</text:p>
          </table:table-cell>
          <table:table-cell office:value-type="float" office:value="0.00466153679908416" calcext:value-type="float">
            <text:p>0.00466153679908416</text:p>
          </table:table-cell>
          <table:table-cell table:formula="of:=[.A178]" office:value-type="string" office:string-value="PREV_AMT_GOODS_PRICE_SUM" calcext:value-type="string">
            <text:p>PREV_AMT_GOODS_PRICE_SUM</text:p>
          </table:table-cell>
          <table:table-cell table:formula="of:=ROUND([.B178];2)" office:value-type="float" office:value="0" calcext:value-type="float">
            <text:p>0</text:p>
          </table:table-cell>
        </table:table-row>
        <table:table-row table:style-name="ro9">
          <table:table-cell office:value-type="string" calcext:value-type="string">
            <text:p>PREV_PREV_GOODS_APPL_RATIO_MAX</text:p>
          </table:table-cell>
          <table:table-cell office:value-type="float" office:value="0.00465717576196065" calcext:value-type="float">
            <text:p>0.00465717576196065</text:p>
          </table:table-cell>
          <table:table-cell table:formula="of:=[.A179]" office:value-type="string" office:string-value="PREV_PREV_GOODS_APPL_RATIO_MAX" calcext:value-type="string">
            <text:p>PREV_PREV_GOODS_APPL_RATIO_MAX</text:p>
          </table:table-cell>
          <table:table-cell table:formula="of:=ROUND([.B179];2)" office:value-type="float" office:value="0" calcext:value-type="float">
            <text:p>0</text:p>
          </table:table-cell>
        </table:table-row>
        <table:table-row table:style-name="ro9">
          <table:table-cell office:value-type="string" calcext:value-type="string">
            <text:p>PREV_AMT_APPLICATION_SUM</text:p>
          </table:table-cell>
          <table:table-cell office:value-type="float" office:value="0.00460679982109472" calcext:value-type="float">
            <text:p>0.00460679982109472</text:p>
          </table:table-cell>
          <table:table-cell table:formula="of:=[.A180]" office:value-type="string" office:string-value="PREV_AMT_APPLICATION_SUM" calcext:value-type="string">
            <text:p>PREV_AMT_APPLICATION_SUM</text:p>
          </table:table-cell>
          <table:table-cell table:formula="of:=ROUND([.B180];2)" office:value-type="float" office:value="0" calcext:value-type="float">
            <text:p>0</text:p>
          </table:table-cell>
        </table:table-row>
        <table:table-row table:style-name="ro9">
          <table:table-cell office:value-type="string" calcext:value-type="string">
            <text:p>PREV_PREV_GOODS_DIFF_SUM</text:p>
          </table:table-cell>
          <table:table-cell office:value-type="float" office:value="0.00449719339598318" calcext:value-type="float">
            <text:p>0.00449719339598318</text:p>
          </table:table-cell>
          <table:table-cell table:formula="of:=[.A181]" office:value-type="string" office:string-value="PREV_PREV_GOODS_DIFF_SUM" calcext:value-type="string">
            <text:p>PREV_PREV_GOODS_DIFF_SUM</text:p>
          </table:table-cell>
          <table:table-cell table:formula="of:=ROUND([.B181];2)" office:value-type="float" office:value="0" calcext:value-type="float">
            <text:p>0</text:p>
          </table:table-cell>
        </table:table-row>
        <table:table-row table:style-name="ro9">
          <table:table-cell office:value-type="string" calcext:value-type="string">
            <text:p>BUREAU_SK_ID_BUREAU_COUNT</text:p>
          </table:table-cell>
          <table:table-cell office:value-type="float" office:value="0.00405609131938984" calcext:value-type="float">
            <text:p>0.00405609131938984</text:p>
          </table:table-cell>
          <table:table-cell table:formula="of:=[.A182]" office:value-type="string" office:string-value="BUREAU_SK_ID_BUREAU_COUNT" calcext:value-type="string">
            <text:p>BUREAU_SK_ID_BUREAU_COUNT</text:p>
          </table:table-cell>
          <table:table-cell table:formula="of:=ROUND([.B182];2)" office:value-type="float" office:value="0" calcext:value-type="float">
            <text:p>0</text:p>
          </table:table-cell>
        </table:table-row>
        <table:table-row table:style-name="ro9">
          <table:table-cell office:value-type="string" calcext:value-type="string">
            <text:p>AMT_INCOME_TOTAL</text:p>
          </table:table-cell>
          <table:table-cell office:value-type="float" office:value="0.00398186560120579" calcext:value-type="float">
            <text:p>0.00398186560120579</text:p>
          </table:table-cell>
          <table:table-cell table:formula="of:=[.A183]" office:value-type="string" office:string-value="AMT_INCOME_TOTAL" calcext:value-type="string">
            <text:p>AMT_INCOME_TOTAL</text:p>
          </table:table-cell>
          <table:table-cell table:formula="of:=ROUND([.B183];2)" office:value-type="float" office:value="0" calcext:value-type="float">
            <text:p>0</text:p>
          </table:table-cell>
        </table:table-row>
        <table:table-row table:style-name="ro9">
          <table:table-cell office:value-type="string" calcext:value-type="string">
            <text:p>PREV_PREV_GOODS_DIFF_MEAN</text:p>
          </table:table-cell>
          <table:table-cell office:value-type="float" office:value="0.00389311643573878" calcext:value-type="float">
            <text:p>0.00389311643573878</text:p>
          </table:table-cell>
          <table:table-cell table:formula="of:=[.A184]" office:value-type="string" office:string-value="PREV_PREV_GOODS_DIFF_MEAN" calcext:value-type="string">
            <text:p>PREV_PREV_GOODS_DIFF_MEAN</text:p>
          </table:table-cell>
          <table:table-cell table:formula="of:=ROUND([.B184];2)" office:value-type="float" office:value="0" calcext:value-type="float">
            <text:p>0</text:p>
          </table:table-cell>
        </table:table-row>
        <table:table-row table:style-name="ro9">
          <table:table-cell office:value-type="string" calcext:value-type="string">
            <text:p>BUREAU_ACT_CREDIT_DAY_OVERDUE_MAX</text:p>
          </table:table-cell>
          <table:table-cell office:value-type="float" office:value="0.00385781066989921" calcext:value-type="float">
            <text:p>0.00385781066989921</text:p>
          </table:table-cell>
          <table:table-cell table:formula="of:=[.A185]" office:value-type="string" office:string-value="BUREAU_ACT_CREDIT_DAY_OVERDUE_MAX" calcext:value-type="string">
            <text:p>BUREAU_ACT_CREDIT_DAY_OVERDUE_MAX</text:p>
          </table:table-cell>
          <table:table-cell table:formula="of:=ROUND([.B185];2)" office:value-type="float" office:value="0" calcext:value-type="float">
            <text:p>0</text:p>
          </table:table-cell>
        </table:table-row>
        <table:table-row table:style-name="ro9">
          <table:table-cell office:value-type="string" calcext:value-type="string">
            <text:p>BUREAU_ACT_BUREAU_CREDIT_ENDDATE_DIFF_MAX</text:p>
          </table:table-cell>
          <table:table-cell office:value-type="float" office:value="0.00350924251924271" calcext:value-type="float">
            <text:p>0.00350924251924271</text:p>
          </table:table-cell>
          <table:table-cell table:formula="of:=[.A186]" office:value-type="string" office:string-value="BUREAU_ACT_BUREAU_CREDIT_ENDDATE_DIFF_MAX" calcext:value-type="string">
            <text:p>BUREAU_ACT_BUREAU_CREDIT_ENDDATE_DIFF_MAX</text:p>
          </table:table-cell>
          <table:table-cell table:formula="of:=ROUND([.B186];2)" office:value-type="float" office:value="0" calcext:value-type="float">
            <text:p>0</text:p>
          </table:table-cell>
        </table:table-row>
        <table:table-row table:style-name="ro9">
          <table:table-cell office:value-type="string" calcext:value-type="string">
            <text:p>NONLIVINGAPARTMENTS_AVG</text:p>
          </table:table-cell>
          <table:table-cell office:value-type="float" office:value="0.00317610752072608" calcext:value-type="float">
            <text:p>0.00317610752072608</text:p>
          </table:table-cell>
          <table:table-cell table:formula="of:=[.A187]" office:value-type="string" office:string-value="NONLIVINGAPARTMENTS_AVG" calcext:value-type="string">
            <text:p>NONLIVINGAPARTMENTS_AVG</text:p>
          </table:table-cell>
          <table:table-cell table:formula="of:=ROUND([.B187];2)" office:value-type="float" office:value="0" calcext:value-type="float">
            <text:p>0</text:p>
          </table:table-cell>
        </table:table-row>
        <table:table-row table:style-name="ro9">
          <table:table-cell office:value-type="string" calcext:value-type="string">
            <text:p>BUREAU_BUREAU_CREDIT_FACT_DIFF_MAX</text:p>
          </table:table-cell>
          <table:table-cell office:value-type="float" office:value="0.00316448652053484" calcext:value-type="float">
            <text:p>0.00316448652053484</text:p>
          </table:table-cell>
          <table:table-cell table:formula="of:=[.A188]" office:value-type="string" office:string-value="BUREAU_BUREAU_CREDIT_FACT_DIFF_MAX" calcext:value-type="string">
            <text:p>BUREAU_BUREAU_CREDIT_FACT_DIFF_MAX</text:p>
          </table:table-cell>
          <table:table-cell table:formula="of:=ROUND([.B188];2)" office:value-type="float" office:value="0" calcext:value-type="float">
            <text:p>0</text:p>
          </table:table-cell>
        </table:table-row>
        <table:table-row table:style-name="ro9">
          <table:table-cell office:value-type="string" calcext:value-type="string">
            <text:p>BUREAU_ACT_CREDIT_DAY_OVERDUE_MEAN</text:p>
          </table:table-cell>
          <table:table-cell office:value-type="float" office:value="0.00276769223237144" calcext:value-type="float">
            <text:p>0.00276769223237144</text:p>
          </table:table-cell>
          <table:table-cell table:formula="of:=[.A189]" office:value-type="string" office:string-value="BUREAU_ACT_CREDIT_DAY_OVERDUE_MEAN" calcext:value-type="string">
            <text:p>BUREAU_ACT_CREDIT_DAY_OVERDUE_MEAN</text:p>
          </table:table-cell>
          <table:table-cell table:formula="of:=ROUND([.B189];2)" office:value-type="float" office:value="0" calcext:value-type="float">
            <text:p>0</text:p>
          </table:table-cell>
        </table:table-row>
        <table:table-row table:style-name="ro9">
          <table:table-cell office:value-type="string" calcext:value-type="string">
            <text:p>NONLIVINGAPARTMENTS_MEDI</text:p>
          </table:table-cell>
          <table:table-cell office:value-type="float" office:value="0.00275714860210834" calcext:value-type="float">
            <text:p>0.00275714860210834</text:p>
          </table:table-cell>
          <table:table-cell table:formula="of:=[.A190]" office:value-type="string" office:string-value="NONLIVINGAPARTMENTS_MEDI" calcext:value-type="string">
            <text:p>NONLIVINGAPARTMENTS_MEDI</text:p>
          </table:table-cell>
          <table:table-cell table:formula="of:=ROUND([.B190];2)" office:value-type="float" office:value="0" calcext:value-type="float">
            <text:p>0</text:p>
          </table:table-cell>
        </table:table-row>
        <table:table-row table:style-name="ro9">
          <table:table-cell office:value-type="string" calcext:value-type="string">
            <text:p>AMT_REQ_CREDIT_BUREAU_DAY</text:p>
          </table:table-cell>
          <table:table-cell office:value-type="float" office:value="0.00270440137804183" calcext:value-type="float">
            <text:p>0.00270440137804183</text:p>
          </table:table-cell>
          <table:table-cell table:formula="of:=[.A191]" office:value-type="string" office:string-value="AMT_REQ_CREDIT_BUREAU_DAY" calcext:value-type="string">
            <text:p>AMT_REQ_CREDIT_BUREAU_DAY</text:p>
          </table:table-cell>
          <table:table-cell table:formula="of:=ROUND([.B191];2)" office:value-type="float" office:value="0" calcext:value-type="float">
            <text:p>0</text:p>
          </table:table-cell>
        </table:table-row>
        <table:table-row table:style-name="ro9">
          <table:table-cell office:value-type="string" calcext:value-type="string">
            <text:p>BUREAU_AMT_CREDIT_MAX_OVERDUE_MAX</text:p>
          </table:table-cell>
          <table:table-cell office:value-type="float" office:value="0.00253976704270231" calcext:value-type="float">
            <text:p>0.00253976704270231</text:p>
          </table:table-cell>
          <table:table-cell table:formula="of:=[.A192]" office:value-type="string" office:string-value="BUREAU_AMT_CREDIT_MAX_OVERDUE_MAX" calcext:value-type="string">
            <text:p>BUREAU_AMT_CREDIT_MAX_OVERDUE_MAX</text:p>
          </table:table-cell>
          <table:table-cell table:formula="of:=ROUND([.B192];2)" office:value-type="float" office:value="0" calcext:value-type="float">
            <text:p>0</text:p>
          </table:table-cell>
        </table:table-row>
        <table:table-row table:style-name="ro9">
          <table:table-cell office:value-type="string" calcext:value-type="string">
            <text:p>BUREAU_AMT_CREDIT_MAX_OVERDUE_MEAN</text:p>
          </table:table-cell>
          <table:table-cell office:value-type="float" office:value="0.00243485908351596" calcext:value-type="float">
            <text:p>0.00243485908351596</text:p>
          </table:table-cell>
          <table:table-cell table:formula="of:=[.A193]" office:value-type="string" office:string-value="BUREAU_AMT_CREDIT_MAX_OVERDUE_MEAN" calcext:value-type="string">
            <text:p>BUREAU_AMT_CREDIT_MAX_OVERDUE_MEAN</text:p>
          </table:table-cell>
          <table:table-cell table:formula="of:=ROUND([.B193];2)" office:value-type="float" office:value="0" calcext:value-type="float">
            <text:p>0</text:p>
          </table:table-cell>
        </table:table-row>
        <table:table-row table:style-name="ro9">
          <table:table-cell office:value-type="string" calcext:value-type="string">
            <text:p>BUREAU_AMT_CREDIT_SUM_DEBT_MAX</text:p>
          </table:table-cell>
          <table:table-cell office:value-type="float" office:value="0.00217317532377698" calcext:value-type="float">
            <text:p>0.00217317532377698</text:p>
          </table:table-cell>
          <table:table-cell table:formula="of:=[.A194]" office:value-type="string" office:string-value="BUREAU_AMT_CREDIT_SUM_DEBT_MAX" calcext:value-type="string">
            <text:p>BUREAU_AMT_CREDIT_SUM_DEBT_MAX</text:p>
          </table:table-cell>
          <table:table-cell table:formula="of:=ROUND([.B194];2)" office:value-type="float" office:value="0" calcext:value-type="float">
            <text:p>0</text:p>
          </table:table-cell>
        </table:table-row>
        <table:table-row table:style-name="ro9">
          <table:table-cell office:value-type="string" calcext:value-type="string">
            <text:p>AMT_REQ_CREDIT_BUREAU_QRT</text:p>
          </table:table-cell>
          <table:table-cell office:value-type="float" office:value="0.00202192743534573" calcext:value-type="float">
            <text:p>0.00202192743534573</text:p>
          </table:table-cell>
          <table:table-cell table:formula="of:=[.A195]" office:value-type="string" office:string-value="AMT_REQ_CREDIT_BUREAU_QRT" calcext:value-type="string">
            <text:p>AMT_REQ_CREDIT_BUREAU_QRT</text:p>
          </table:table-cell>
          <table:table-cell table:formula="of:=ROUND([.B195];2)" office:value-type="float" office:value="0" calcext:value-type="float">
            <text:p>0</text:p>
          </table:table-cell>
        </table:table-row>
        <table:table-row table:style-name="ro9">
          <table:table-cell office:value-type="string" calcext:value-type="string">
            <text:p>BUREAU_AMT_ANNUITY_SUM</text:p>
          </table:table-cell>
          <table:table-cell office:value-type="float" office:value="0.00197501763772462" calcext:value-type="float">
            <text:p>0.00197501763772462</text:p>
          </table:table-cell>
          <table:table-cell table:formula="of:=[.A196]" office:value-type="string" office:string-value="BUREAU_AMT_ANNUITY_SUM" calcext:value-type="string">
            <text:p>BUREAU_AMT_ANNUITY_SUM</text:p>
          </table:table-cell>
          <table:table-cell table:formula="of:=ROUND([.B196];2)" office:value-type="float" office:value="0" calcext:value-type="float">
            <text:p>0</text:p>
          </table:table-cell>
        </table:table-row>
        <table:table-row table:style-name="ro9">
          <table:table-cell office:value-type="string" calcext:value-type="string">
            <text:p>BUREAU_ACT_CREDIT_DAY_OVERDUE_MIN</text:p>
          </table:table-cell>
          <table:table-cell office:value-type="float" office:value="0.00187624625213088" calcext:value-type="float">
            <text:p>0.00187624625213088</text:p>
          </table:table-cell>
          <table:table-cell table:formula="of:=[.A197]" office:value-type="string" office:string-value="BUREAU_ACT_CREDIT_DAY_OVERDUE_MIN" calcext:value-type="string">
            <text:p>BUREAU_ACT_CREDIT_DAY_OVERDUE_MIN</text:p>
          </table:table-cell>
          <table:table-cell table:formula="of:=ROUND([.B197];2)" office:value-type="float" office:value="0" calcext:value-type="float">
            <text:p>0</text:p>
          </table:table-cell>
        </table:table-row>
        <table:table-row table:style-name="ro9">
          <table:table-cell office:value-type="string" calcext:value-type="string">
            <text:p>NONLIVINGAPARTMENTS_MODE</text:p>
          </table:table-cell>
          <table:table-cell office:value-type="float" office:value="0.00155656084590372" calcext:value-type="float">
            <text:p>0.00155656084590372</text:p>
          </table:table-cell>
          <table:table-cell table:formula="of:=[.A198]" office:value-type="string" office:string-value="NONLIVINGAPARTMENTS_MODE" calcext:value-type="string">
            <text:p>NONLIVINGAPARTMENTS_MODE</text:p>
          </table:table-cell>
          <table:table-cell table:formula="of:=ROUND([.B198];2)" office:value-type="float" office:value="0" calcext:value-type="float">
            <text:p>0</text:p>
          </table:table-cell>
        </table:table-row>
        <table:table-row table:style-name="ro9">
          <table:table-cell office:value-type="string" calcext:value-type="string">
            <text:p>BUREAU_BUREAU_CREDIT_DEBT_RATIO_MEAN</text:p>
          </table:table-cell>
          <table:table-cell office:value-type="float" office:value="0.00151987876721105" calcext:value-type="float">
            <text:p>0.00151987876721105</text:p>
          </table:table-cell>
          <table:table-cell table:formula="of:=[.A199]" office:value-type="string" office:string-value="BUREAU_BUREAU_CREDIT_DEBT_RATIO_MEAN" calcext:value-type="string">
            <text:p>BUREAU_BUREAU_CREDIT_DEBT_RATIO_MEAN</text:p>
          </table:table-cell>
          <table:table-cell table:formula="of:=ROUND([.B199];2)" office:value-type="float" office:value="0" calcext:value-type="float">
            <text:p>0</text:p>
          </table:table-cell>
        </table:table-row>
        <table:table-row table:style-name="ro9">
          <table:table-cell office:value-type="string" calcext:value-type="string">
            <text:p>PREV_PREV_GOODS_DIFF_MAX</text:p>
          </table:table-cell>
          <table:table-cell office:value-type="float" office:value="0.00145879339141186" calcext:value-type="float">
            <text:p>0.00145879339141186</text:p>
          </table:table-cell>
          <table:table-cell table:formula="of:=[.A200]" office:value-type="string" office:string-value="PREV_PREV_GOODS_DIFF_MAX" calcext:value-type="string">
            <text:p>PREV_PREV_GOODS_DIFF_MAX</text:p>
          </table:table-cell>
          <table:table-cell table:formula="of:=ROUND([.B200];2)" office:value-type="float" office:value="0" calcext:value-type="float">
            <text:p>0</text:p>
          </table:table-cell>
        </table:table-row>
        <table:table-row table:style-name="ro9">
          <table:table-cell office:value-type="string" calcext:value-type="string">
            <text:p>BUREAU_AMT_ANNUITY_MEAN</text:p>
          </table:table-cell>
          <table:table-cell office:value-type="float" office:value="0.00139143780642675" calcext:value-type="float">
            <text:p>0.00139143780642675</text:p>
          </table:table-cell>
          <table:table-cell table:formula="of:=[.A201]" office:value-type="string" office:string-value="BUREAU_AMT_ANNUITY_MEAN" calcext:value-type="string">
            <text:p>BUREAU_AMT_ANNUITY_MEAN</text:p>
          </table:table-cell>
          <table:table-cell table:formula="of:=ROUND([.B201];2)" office:value-type="float" office:value="0" calcext:value-type="float">
            <text:p>0</text:p>
          </table:table-cell>
        </table:table-row>
        <table:table-row table:style-name="ro9">
          <table:table-cell office:value-type="string" calcext:value-type="string">
            <text:p>BUREAU_AMT_ANNUITY_MAX</text:p>
          </table:table-cell>
          <table:table-cell office:value-type="float" office:value="0.00112027896528805" calcext:value-type="float">
            <text:p>0.00112027896528805</text:p>
          </table:table-cell>
          <table:table-cell table:formula="of:=[.A202]" office:value-type="string" office:string-value="BUREAU_AMT_ANNUITY_MAX" calcext:value-type="string">
            <text:p>BUREAU_AMT_ANNUITY_MAX</text:p>
          </table:table-cell>
          <table:table-cell table:formula="of:=ROUND([.B202];2)" office:value-type="float" office:value="0" calcext:value-type="float">
            <text:p>0</text:p>
          </table:table-cell>
        </table:table-row>
        <table:table-row table:style-name="ro9">
          <table:table-cell office:value-type="string" calcext:value-type="string">
            <text:p>AMT_REQ_CREDIT_BUREAU_HOUR</text:p>
          </table:table-cell>
          <table:table-cell office:value-type="float" office:value="0.000930424609694674" calcext:value-type="float">
            <text:p>0.000930424609694674</text:p>
          </table:table-cell>
          <table:table-cell table:formula="of:=[.A203]" office:value-type="string" office:string-value="AMT_REQ_CREDIT_BUREAU_HOUR" calcext:value-type="string">
            <text:p>AMT_REQ_CREDIT_BUREAU_HOUR</text:p>
          </table:table-cell>
          <table:table-cell table:formula="of:=ROUND([.B203];2)" office:value-type="float" office:value="0" calcext:value-type="float">
            <text:p>0</text:p>
          </table:table-cell>
        </table:table-row>
        <table:table-row table:style-name="ro9">
          <table:table-cell office:value-type="string" calcext:value-type="string">
            <text:p>BUREAU_ACT_AMT_CREDIT_SUM_DEBT_SUM</text:p>
          </table:table-cell>
          <table:table-cell office:value-type="float" office:value="0.000793587352224432" calcext:value-type="float">
            <text:p>0.000793587352224432</text:p>
          </table:table-cell>
          <table:table-cell table:formula="of:=[.A204]" office:value-type="string" office:string-value="BUREAU_ACT_AMT_CREDIT_SUM_DEBT_SUM" calcext:value-type="string">
            <text:p>BUREAU_ACT_AMT_CREDIT_SUM_DEBT_SUM</text:p>
          </table:table-cell>
          <table:table-cell table:formula="of:=ROUND([.B204];2)" office:value-type="float" office:value="0" calcext:value-type="float">
            <text:p>0</text:p>
          </table:table-cell>
        </table:table-row>
        <table:table-row table:style-name="ro9">
          <table:table-cell office:value-type="string" calcext:value-type="string">
            <text:p>AMT_REQ_CREDIT_BUREAU_WEEK</text:p>
          </table:table-cell>
          <table:table-cell office:value-type="float" office:value="0.000787711748903686" calcext:value-type="float">
            <text:p>0.000787711748903686</text:p>
          </table:table-cell>
          <table:table-cell table:formula="of:=[.A205]" office:value-type="string" office:string-value="AMT_REQ_CREDIT_BUREAU_WEEK" calcext:value-type="string">
            <text:p>AMT_REQ_CREDIT_BUREAU_WEEK</text:p>
          </table:table-cell>
          <table:table-cell table:formula="of:=ROUND([.B205];2)" office:value-type="float" office:value="0" calcext:value-type="float">
            <text:p>0</text:p>
          </table:table-cell>
        </table:table-row>
        <table:table-row table:style-name="ro9">
          <table:table-cell office:value-type="string" calcext:value-type="string">
            <text:p>BUREAU_ACT_BUREAU_CREDIT_DEBT_RATIO_MAX</text:p>
          </table:table-cell>
          <table:table-cell office:value-type="float" office:value="0.000651094889826366" calcext:value-type="float">
            <text:p>0.000651094889826366</text:p>
          </table:table-cell>
          <table:table-cell table:formula="of:=[.A206]" office:value-type="string" office:string-value="BUREAU_ACT_BUREAU_CREDIT_DEBT_RATIO_MAX" calcext:value-type="string">
            <text:p>BUREAU_ACT_BUREAU_CREDIT_DEBT_RATIO_MAX</text:p>
          </table:table-cell>
          <table:table-cell table:formula="of:=ROUND([.B206];2)" office:value-type="float" office:value="0" calcext:value-type="float">
            <text:p>0</text:p>
          </table:table-cell>
        </table:table-row>
        <table:table-row table:style-name="ro9">
          <table:table-cell office:value-type="string" calcext:value-type="string">
            <text:p>BUREAU_AMT_CREDIT_SUM_DEBT_MEAN</text:p>
          </table:table-cell>
          <table:table-cell office:value-type="float" office:value="0.000637389210670605" calcext:value-type="float">
            <text:p>0.000637389210670605</text:p>
          </table:table-cell>
          <table:table-cell table:formula="of:=[.A207]" office:value-type="string" office:string-value="BUREAU_AMT_CREDIT_SUM_DEBT_MEAN" calcext:value-type="string">
            <text:p>BUREAU_AMT_CREDIT_SUM_DEBT_MEAN</text:p>
          </table:table-cell>
          <table:table-cell table:formula="of:=ROUND([.B207];2)" office:value-type="float" office:value="0" calcext:value-type="float">
            <text:p>0</text:p>
          </table:table-cell>
        </table:table-row>
        <table:table-row table:style-name="ro9">
          <table:table-cell office:value-type="string" calcext:value-type="string">
            <text:p>BUREAU_BUREAU_ENDDATE_FACT_DIFF_MIN</text:p>
          </table:table-cell>
          <table:table-cell office:value-type="float" office:value="0.00049450674002608" calcext:value-type="float">
            <text:p>0.00049450674002608</text:p>
          </table:table-cell>
          <table:table-cell table:formula="of:=[.A208]" office:value-type="string" office:string-value="BUREAU_BUREAU_ENDDATE_FACT_DIFF_MIN" calcext:value-type="string">
            <text:p>BUREAU_BUREAU_ENDDATE_FACT_DIFF_MIN</text:p>
          </table:table-cell>
          <table:table-cell table:formula="of:=ROUND([.B208];2)" office:value-type="float" office:value="0" calcext:value-type="float">
            <text:p>0</text:p>
          </table:table-cell>
        </table:table-row>
        <table:table-row table:style-name="ro9">
          <table:table-cell office:value-type="string" calcext:value-type="string">
            <text:p>BUREAU_BUREAU_CREDIT_DEBT_RATIO_MAX</text:p>
          </table:table-cell>
          <table:table-cell office:value-type="float" office:value="0.000467945388121117" calcext:value-type="float">
            <text:p>0.000467945388121117</text:p>
          </table:table-cell>
          <table:table-cell table:formula="of:=[.A209]" office:value-type="string" office:string-value="BUREAU_BUREAU_CREDIT_DEBT_RATIO_MAX" calcext:value-type="string">
            <text:p>BUREAU_BUREAU_CREDIT_DEBT_RATIO_MAX</text:p>
          </table:table-cell>
          <table:table-cell table:formula="of:=ROUND([.B209];2)" office:value-type="float" office:value="0" calcext:value-type="float">
            <text:p>0</text:p>
          </table:table-cell>
        </table:table-row>
        <table:table-row table:style-name="ro9">
          <table:table-cell office:value-type="string" calcext:value-type="string">
            <text:p>BUREAU_ACT_BUREAU_CREDIT_DEBT_RATIO_MEAN</text:p>
          </table:table-cell>
          <table:table-cell office:value-type="float" office:value="0.0000110319020917484" calcext:value-type="float">
            <text:p>1.10319020917484E-05</text:p>
          </table:table-cell>
          <table:table-cell table:formula="of:=[.A210]" office:value-type="string" office:string-value="BUREAU_ACT_BUREAU_CREDIT_DEBT_RATIO_MEAN" calcext:value-type="string">
            <text:p>BUREAU_ACT_BUREAU_CREDIT_DEBT_RATIO_MEAN</text:p>
          </table:table-cell>
          <table:table-cell table:formula="of:=ROUND([.B210];2)" office:value-type="float" office:value="0" calcext:value-type="float">
            <text:p>0</text:p>
          </table:table-cell>
        </table:table-row>
      </table:table>
      <table:named-expressions/>
      <table:database-ranges>
        <table:database-range table:name="__Anonymous_Sheet_DB__0" table:target-range-address="HomeCredit_columns_description.B1:HomeCredit_columns_description.G220" table:display-filter-buttons="true"/>
        <table:database-range table:name="__Anonymous_Sheet_DB__1" table:target-range-address="most_important_features.A1:most_important_features.F51" table:display-filter-buttons="true">
          <table:filter>
            <table:filter-and>
              <table:filter-condition table:value="#N/A" table:operator="=" table:field-number="1"/>
              <table:filter-condition table:value="app_train_orig " table:operator="=" table:field-number="3">
                <table:filter-set-item table:value="app_train_orig "/>
                <table:filter-set-item table:value="bureau"/>
                <table:filter-set-item table:value="bureau_act"/>
                <table:filter-set-item table:value="previous_application_df "/>
              </table:filter-condition>
            </table:filter-and>
          </table:filter>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27">00/00/0000</text:date>, <text:time style:data-style-name="N2" text:time-value="08:36:52.412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1.2$Windows_X86_64 LibreOffice_project/db4def46b0453cc22e2d0305797cf981b68ef5ac</meta:generator>
    <dc:date>2025-02-27T22:34:21.191000000</dc:date>
    <meta:editing-duration>PT7H48M29S</meta:editing-duration>
    <meta:editing-cycles>11</meta:editing-cycles>
    <meta:document-statistic meta:table-count="5" meta:cell-count="2711" meta:object-count="0"/>
  </office:meta>
</office:document-meta>
</file>